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Open Sans" svg:font-family="'Open Sans', 'Helvetica Neue', Helvetica, Arial, sans-serif"/>
    <style:font-face style:name="OpenSymbol" svg:font-family="OpenSymbol"/>
    <style:font-face style:name="Tahoma" svg:font-family="Tahoma"/>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393cm" table:align="left"/>
    </style:style>
    <style:style style:name="Table1.A" style:family="table-column">
      <style:table-column-properties style:column-width="0.683cm"/>
    </style:style>
    <style:style style:name="Table1.B" style:family="table-column">
      <style:table-column-properties style:column-width="8.71cm"/>
    </style:style>
    <style:style style:name="Table1.A1" style:family="table-cell">
      <style:table-cell-properties style:vertical-align="middle" fo:background-color="#ffffff" fo:padding="0.049cm" fo:border="none">
        <style:background-image/>
      </style:table-cell-properties>
    </style:style>
    <style:style style:name="Table1.B1" style:family="table-cell">
      <style:table-cell-properties style:vertical-align="middle" fo:padding="0.049cm" fo:border="none"/>
    </style:style>
    <style:style style:name="Table2" style:family="table">
      <style:table-properties style:width="4.426cm" table:align="left"/>
    </style:style>
    <style:style style:name="Table2.A" style:family="table-column">
      <style:table-column-properties style:column-width="0.683cm"/>
    </style:style>
    <style:style style:name="Table2.B" style:family="table-column">
      <style:table-column-properties style:column-width="3.743cm"/>
    </style:style>
    <style:style style:name="Table2.A1" style:family="table-cell">
      <style:table-cell-properties style:vertical-align="middle" fo:background-color="#ffffff" fo:padding="0.049cm" fo:border="none">
        <style:background-image/>
      </style:table-cell-properties>
    </style:style>
    <style:style style:name="Table2.B1" style:family="table-cell">
      <style:table-cell-properties style:vertical-align="middle" fo:padding="0.049cm" fo:border="none"/>
    </style:style>
    <style:style style:name="Table3" style:family="table">
      <style:table-properties style:width="1.02cm" table:align="left"/>
    </style:style>
    <style:style style:name="Table3.A" style:family="table-column">
      <style:table-column-properties style:column-width="0.683cm"/>
    </style:style>
    <style:style style:name="Table3.B" style:family="table-column">
      <style:table-column-properties style:column-width="0.337cm"/>
    </style:style>
    <style:style style:name="Table3.A1" style:family="table-cell">
      <style:table-cell-properties style:vertical-align="middle" fo:background-color="#ffffff" fo:padding="0.049cm" fo:border="none">
        <style:background-image/>
      </style:table-cell-properties>
    </style:style>
    <style:style style:name="Table3.B1" style:family="table-cell">
      <style:table-cell-properties style:vertical-align="middle" fo:padding="0.049cm" fo:border="none"/>
    </style:style>
    <style:style style:name="Table4" style:family="table">
      <style:table-properties style:width="5.433cm" table:align="left"/>
    </style:style>
    <style:style style:name="Table4.A" style:family="table-column">
      <style:table-column-properties style:column-width="0.683cm"/>
    </style:style>
    <style:style style:name="Table4.B" style:family="table-column">
      <style:table-column-properties style:column-width="4.75cm"/>
    </style:style>
    <style:style style:name="Table4.A1" style:family="table-cell">
      <style:table-cell-properties style:vertical-align="middle" fo:background-color="#ffffff" fo:padding="0.049cm" fo:border="none">
        <style:background-image/>
      </style:table-cell-properties>
    </style:style>
    <style:style style:name="Table4.B1" style:family="table-cell">
      <style:table-cell-properties style:vertical-align="middle" fo:padding="0.049cm" fo:border="none"/>
    </style:style>
    <style:style style:name="Table5" style:family="table">
      <style:table-properties style:width="4.247cm" table:align="left"/>
    </style:style>
    <style:style style:name="Table5.A" style:family="table-column">
      <style:table-column-properties style:column-width="0.683cm"/>
    </style:style>
    <style:style style:name="Table5.B" style:family="table-column">
      <style:table-column-properties style:column-width="3.565cm"/>
    </style:style>
    <style:style style:name="Table5.A1" style:family="table-cell">
      <style:table-cell-properties style:vertical-align="middle" fo:background-color="#ffffff" fo:padding="0.049cm" fo:border="none">
        <style:background-image/>
      </style:table-cell-properties>
    </style:style>
    <style:style style:name="Table5.B1" style:family="table-cell">
      <style:table-cell-properties style:vertical-align="middle" fo:padding="0.049cm" fo:border="none"/>
    </style:style>
    <style:style style:name="Table6" style:family="table">
      <style:table-properties style:width="2.219cm" table:align="left"/>
    </style:style>
    <style:style style:name="Table6.A" style:family="table-column">
      <style:table-column-properties style:column-width="0.683cm"/>
    </style:style>
    <style:style style:name="Table6.B" style:family="table-column">
      <style:table-column-properties style:column-width="1.536cm"/>
    </style:style>
    <style:style style:name="Table6.A1" style:family="table-cell">
      <style:table-cell-properties style:vertical-align="middle" fo:background-color="#ffffff" fo:padding="0.049cm" fo:border="none">
        <style:background-image/>
      </style:table-cell-properties>
    </style:style>
    <style:style style:name="Table6.B1" style:family="table-cell">
      <style:table-cell-properties style:vertical-align="middle" fo:padding="0.049cm" fo:border="none"/>
    </style:style>
    <style:style style:name="Table7" style:family="table">
      <style:table-properties style:width="1.02cm" table:align="left"/>
    </style:style>
    <style:style style:name="Table7.A" style:family="table-column">
      <style:table-column-properties style:column-width="0.683cm"/>
    </style:style>
    <style:style style:name="Table7.B" style:family="table-column">
      <style:table-column-properties style:column-width="0.337cm"/>
    </style:style>
    <style:style style:name="Table7.A1" style:family="table-cell">
      <style:table-cell-properties style:vertical-align="middle" fo:background-color="#ffffff" fo:padding="0.049cm" fo:border="none">
        <style:background-image/>
      </style:table-cell-properties>
    </style:style>
    <style:style style:name="Table7.B1" style:family="table-cell">
      <style:table-cell-properties style:vertical-align="middle" fo:padding="0.049cm" fo:border="none"/>
    </style:style>
    <style:style style:name="Table8" style:family="table">
      <style:table-properties style:width="9.178cm" table:align="left"/>
    </style:style>
    <style:style style:name="Table8.A" style:family="table-column">
      <style:table-column-properties style:column-width="0.683cm"/>
    </style:style>
    <style:style style:name="Table8.B" style:family="table-column">
      <style:table-column-properties style:column-width="8.495cm"/>
    </style:style>
    <style:style style:name="Table8.A1" style:family="table-cell">
      <style:table-cell-properties style:vertical-align="middle" fo:background-color="#ffffff" fo:padding="0.049cm" fo:border="none">
        <style:background-image/>
      </style:table-cell-properties>
    </style:style>
    <style:style style:name="Table8.B1" style:family="table-cell">
      <style:table-cell-properties style:vertical-align="middle" fo:padding="0.049cm" fo:border="none"/>
    </style:style>
    <style:style style:name="Table9" style:family="table">
      <style:table-properties style:width="8.888cm" table:align="left"/>
    </style:style>
    <style:style style:name="Table9.A" style:family="table-column">
      <style:table-column-properties style:column-width="0.683cm"/>
    </style:style>
    <style:style style:name="Table9.B" style:family="table-column">
      <style:table-column-properties style:column-width="8.206cm"/>
    </style:style>
    <style:style style:name="Table9.A1" style:family="table-cell">
      <style:table-cell-properties style:vertical-align="middle" fo:background-color="#ffffff" fo:padding="0.049cm" fo:border="none">
        <style:background-image/>
      </style:table-cell-properties>
    </style:style>
    <style:style style:name="Table9.B1" style:family="table-cell">
      <style:table-cell-properties style:vertical-align="middle" fo:padding="0.049cm" fo:border="none"/>
    </style:style>
    <style:style style:name="Table10" style:family="table">
      <style:table-properties style:width="4.941cm" table:align="left"/>
    </style:style>
    <style:style style:name="Table10.A" style:family="table-column">
      <style:table-column-properties style:column-width="0.683cm"/>
    </style:style>
    <style:style style:name="Table10.B" style:family="table-column">
      <style:table-column-properties style:column-width="4.258cm"/>
    </style:style>
    <style:style style:name="Table10.A1" style:family="table-cell">
      <style:table-cell-properties style:vertical-align="middle" fo:background-color="#ffffff" fo:padding="0.049cm" fo:border="none">
        <style:background-image/>
      </style:table-cell-properties>
    </style:style>
    <style:style style:name="Table10.B1" style:family="table-cell">
      <style:table-cell-properties style:vertical-align="middle" fo:padding="0.049cm" fo:border="none"/>
    </style:style>
    <style:style style:name="Table11" style:family="table">
      <style:table-properties style:width="7.373cm" table:align="left"/>
    </style:style>
    <style:style style:name="Table11.A" style:family="table-column">
      <style:table-column-properties style:column-width="0.683cm"/>
    </style:style>
    <style:style style:name="Table11.B" style:family="table-column">
      <style:table-column-properties style:column-width="6.69cm"/>
    </style:style>
    <style:style style:name="Table11.A1" style:family="table-cell">
      <style:table-cell-properties style:vertical-align="middle" fo:background-color="#ffffff" fo:padding="0.049cm" fo:border="none">
        <style:background-image/>
      </style:table-cell-properties>
    </style:style>
    <style:style style:name="Table11.B1" style:family="table-cell">
      <style:table-cell-properties style:vertical-align="middle" fo:padding="0.049cm" fo:border="none"/>
    </style:style>
    <style:style style:name="Table12" style:family="table">
      <style:table-properties style:width="7.622cm" table:align="left"/>
    </style:style>
    <style:style style:name="Table12.A" style:family="table-column">
      <style:table-column-properties style:column-width="0.683cm"/>
    </style:style>
    <style:style style:name="Table12.B" style:family="table-column">
      <style:table-column-properties style:column-width="6.939cm"/>
    </style:style>
    <style:style style:name="Table12.A1" style:family="table-cell">
      <style:table-cell-properties style:vertical-align="middle" fo:background-color="#ffffff" fo:padding="0.049cm" fo:border="none">
        <style:background-image/>
      </style:table-cell-properties>
    </style:style>
    <style:style style:name="Table12.B1" style:family="table-cell">
      <style:table-cell-properties style:vertical-align="middle" fo:padding="0.049cm" fo:border="none"/>
    </style:style>
    <style:style style:name="Table13" style:family="table">
      <style:table-properties style:width="2.219cm" table:align="left"/>
    </style:style>
    <style:style style:name="Table13.A" style:family="table-column">
      <style:table-column-properties style:column-width="0.683cm"/>
    </style:style>
    <style:style style:name="Table13.B" style:family="table-column">
      <style:table-column-properties style:column-width="1.536cm"/>
    </style:style>
    <style:style style:name="Table13.A1" style:family="table-cell">
      <style:table-cell-properties style:vertical-align="middle" fo:background-color="#ffffff" fo:padding="0.049cm" fo:border="none">
        <style:background-image/>
      </style:table-cell-properties>
    </style:style>
    <style:style style:name="Table13.B1" style:family="table-cell">
      <style:table-cell-properties style:vertical-align="middle" fo:padding="0.049cm" fo:border="none"/>
    </style:style>
    <style:style style:name="Table14" style:family="table">
      <style:table-properties style:width="1.161cm" table:align="left"/>
    </style:style>
    <style:style style:name="Table14.A" style:family="table-column">
      <style:table-column-properties style:column-width="0.683cm"/>
    </style:style>
    <style:style style:name="Table14.B" style:family="table-column">
      <style:table-column-properties style:column-width="0.478cm"/>
    </style:style>
    <style:style style:name="Table14.A1" style:family="table-cell">
      <style:table-cell-properties style:vertical-align="middle" fo:background-color="#ffffff" fo:padding="0.049cm" fo:border="none">
        <style:background-image/>
      </style:table-cell-properties>
    </style:style>
    <style:style style:name="Table14.B1" style:family="table-cell">
      <style:table-cell-properties style:vertical-align="middle" fo:padding="0.049cm" fo:border="none"/>
    </style:style>
    <style:style style:name="Table15" style:family="table">
      <style:table-properties style:width="5.981cm" table:align="left"/>
    </style:style>
    <style:style style:name="Table15.A" style:family="table-column">
      <style:table-column-properties style:column-width="0.452cm"/>
    </style:style>
    <style:style style:name="Table15.B" style:family="table-column">
      <style:table-column-properties style:column-width="5.53cm"/>
    </style:style>
    <style:style style:name="Table15.A1" style:family="table-cell">
      <style:table-cell-properties style:vertical-align="middle" fo:background-color="#ffffff" fo:padding="0.049cm" fo:border="none">
        <style:background-image/>
      </style:table-cell-properties>
    </style:style>
    <style:style style:name="Table15.B1" style:family="table-cell">
      <style:table-cell-properties style:vertical-align="middle" fo:padding="0.049cm" fo:border="none"/>
    </style:style>
    <style:style style:name="Table16" style:family="table">
      <style:table-properties style:width="5.011cm" table:align="left"/>
    </style:style>
    <style:style style:name="Table16.A" style:family="table-column">
      <style:table-column-properties style:column-width="0.452cm"/>
    </style:style>
    <style:style style:name="Table16.B" style:family="table-column">
      <style:table-column-properties style:column-width="4.56cm"/>
    </style:style>
    <style:style style:name="Table16.A1" style:family="table-cell">
      <style:table-cell-properties style:vertical-align="middle" fo:background-color="#ffffff" fo:padding="0.049cm" fo:border="none">
        <style:background-image/>
      </style:table-cell-properties>
    </style:style>
    <style:style style:name="Table16.B1" style:family="table-cell">
      <style:table-cell-properties style:vertical-align="middle" fo:padding="0.049cm" fo:border="none"/>
    </style:style>
    <style:style style:name="Table17" style:family="table">
      <style:table-properties style:width="2.752cm" table:align="left"/>
    </style:style>
    <style:style style:name="Table17.A" style:family="table-column">
      <style:table-column-properties style:column-width="0.452cm"/>
    </style:style>
    <style:style style:name="Table17.B" style:family="table-column">
      <style:table-column-properties style:column-width="2.3cm"/>
    </style:style>
    <style:style style:name="Table17.A1" style:family="table-cell">
      <style:table-cell-properties style:vertical-align="middle" fo:background-color="#ffffff" fo:padding="0.049cm" fo:border="none">
        <style:background-image/>
      </style:table-cell-properties>
    </style:style>
    <style:style style:name="Table17.B1" style:family="table-cell">
      <style:table-cell-properties style:vertical-align="middle" fo:padding="0.049cm" fo:border="none"/>
    </style:style>
    <style:style style:name="Table18" style:family="table">
      <style:table-properties style:width="4.002cm" table:align="left"/>
    </style:style>
    <style:style style:name="Table18.A" style:family="table-column">
      <style:table-column-properties style:column-width="0.452cm"/>
    </style:style>
    <style:style style:name="Table18.B" style:family="table-column">
      <style:table-column-properties style:column-width="3.551cm"/>
    </style:style>
    <style:style style:name="Table18.A1" style:family="table-cell">
      <style:table-cell-properties style:vertical-align="middle" fo:background-color="#ffffff" fo:padding="0.049cm" fo:border="none">
        <style:background-image/>
      </style:table-cell-properties>
    </style:style>
    <style:style style:name="Table18.B1" style:family="table-cell">
      <style:table-cell-properties style:vertical-align="middle" fo:padding="0.049cm" fo:border="none"/>
    </style:style>
    <style:style style:name="Table19" style:family="table">
      <style:table-properties style:width="4.627cm" table:align="left"/>
    </style:style>
    <style:style style:name="Table19.A" style:family="table-column">
      <style:table-column-properties style:column-width="0.452cm"/>
    </style:style>
    <style:style style:name="Table19.B" style:family="table-column">
      <style:table-column-properties style:column-width="4.175cm"/>
    </style:style>
    <style:style style:name="Table19.A1" style:family="table-cell">
      <style:table-cell-properties style:vertical-align="middle" fo:background-color="#ffffff" fo:padding="0.049cm" fo:border="none">
        <style:background-image/>
      </style:table-cell-properties>
    </style:style>
    <style:style style:name="Table19.B1" style:family="table-cell">
      <style:table-cell-properties style:vertical-align="middle" fo:padding="0.049cm" fo:border="none"/>
    </style:style>
    <style:style style:name="Table20" style:family="table">
      <style:table-properties style:width="3.57cm" table:align="left"/>
    </style:style>
    <style:style style:name="Table20.A" style:family="table-column">
      <style:table-column-properties style:column-width="0.452cm"/>
    </style:style>
    <style:style style:name="Table20.B" style:family="table-column">
      <style:table-column-properties style:column-width="3.119cm"/>
    </style:style>
    <style:style style:name="Table20.A1" style:family="table-cell">
      <style:table-cell-properties style:vertical-align="middle" fo:background-color="#ffffff" fo:padding="0.049cm" fo:border="none">
        <style:background-image/>
      </style:table-cell-properties>
    </style:style>
    <style:style style:name="Table20.B1" style:family="table-cell">
      <style:table-cell-properties style:vertical-align="middle" fo:padding="0.049cm" fo:border="none"/>
    </style:style>
    <style:style style:name="Table21" style:family="table">
      <style:table-properties style:width="0.93cm" table:align="left"/>
    </style:style>
    <style:style style:name="Table21.A" style:family="table-column">
      <style:table-column-properties style:column-width="0.452cm"/>
    </style:style>
    <style:style style:name="Table21.B" style:family="table-column">
      <style:table-column-properties style:column-width="0.478cm"/>
    </style:style>
    <style:style style:name="Table21.A1" style:family="table-cell">
      <style:table-cell-properties style:vertical-align="middle" fo:background-color="#ffffff" fo:padding="0.049cm" fo:border="none">
        <style:background-image/>
      </style:table-cell-properties>
    </style:style>
    <style:style style:name="Table21.B1" style:family="table-cell">
      <style:table-cell-properties style:vertical-align="middle" fo:padding="0.049cm" fo:border="none"/>
    </style:style>
    <style:style style:name="Table22" style:family="table">
      <style:table-properties style:width="4.778cm" table:align="left"/>
    </style:style>
    <style:style style:name="Table22.A" style:family="table-column">
      <style:table-column-properties style:column-width="0.452cm"/>
    </style:style>
    <style:style style:name="Table22.B" style:family="table-column">
      <style:table-column-properties style:column-width="4.327cm"/>
    </style:style>
    <style:style style:name="Table22.A1" style:family="table-cell">
      <style:table-cell-properties style:vertical-align="middle" fo:background-color="#ffffff" fo:padding="0.049cm" fo:border="none">
        <style:background-image/>
      </style:table-cell-properties>
    </style:style>
    <style:style style:name="Table22.B1" style:family="table-cell">
      <style:table-cell-properties style:vertical-align="middle" fo:padding="0.049cm" fo:border="none"/>
    </style:style>
    <style:style style:name="Table23" style:family="table">
      <style:table-properties style:width="2.334cm" table:align="left"/>
    </style:style>
    <style:style style:name="Table23.A" style:family="table-column">
      <style:table-column-properties style:column-width="0.452cm"/>
    </style:style>
    <style:style style:name="Table23.B" style:family="table-column">
      <style:table-column-properties style:column-width="1.882cm"/>
    </style:style>
    <style:style style:name="Table23.A1" style:family="table-cell">
      <style:table-cell-properties style:vertical-align="middle" fo:background-color="#ffffff" fo:padding="0.049cm" fo:border="none">
        <style:background-image/>
      </style:table-cell-properties>
    </style:style>
    <style:style style:name="Table23.B1" style:family="table-cell">
      <style:table-cell-properties style:vertical-align="middle" fo:padding="0.049cm" fo:border="none"/>
    </style:style>
    <style:style style:name="Table24" style:family="table">
      <style:table-properties style:width="6.428cm" table:align="left"/>
    </style:style>
    <style:style style:name="Table24.A" style:family="table-column">
      <style:table-column-properties style:column-width="0.452cm"/>
    </style:style>
    <style:style style:name="Table24.B" style:family="table-column">
      <style:table-column-properties style:column-width="5.976cm"/>
    </style:style>
    <style:style style:name="Table24.A1" style:family="table-cell">
      <style:table-cell-properties style:vertical-align="middle" fo:background-color="#ffffff" fo:padding="0.049cm" fo:border="none">
        <style:background-image/>
      </style:table-cell-properties>
    </style:style>
    <style:style style:name="Table24.B1" style:family="table-cell">
      <style:table-cell-properties style:vertical-align="middle" fo:padding="0.049cm" fo:border="none"/>
    </style:style>
    <style:style style:name="Table25" style:family="table">
      <style:table-properties style:width="3.392cm" table:align="left"/>
    </style:style>
    <style:style style:name="Table25.A" style:family="table-column">
      <style:table-column-properties style:column-width="0.452cm"/>
    </style:style>
    <style:style style:name="Table25.B" style:family="table-column">
      <style:table-column-properties style:column-width="2.94cm"/>
    </style:style>
    <style:style style:name="Table25.A1" style:family="table-cell">
      <style:table-cell-properties style:vertical-align="middle" fo:background-color="#ffffff" fo:padding="0.049cm" fo:border="none">
        <style:background-image/>
      </style:table-cell-properties>
    </style:style>
    <style:style style:name="Table25.B1" style:family="table-cell">
      <style:table-cell-properties style:vertical-align="middle" fo:padding="0.049cm" fo:border="none"/>
    </style:style>
    <style:style style:name="Table26" style:family="table">
      <style:table-properties style:width="1.988cm" table:align="left"/>
    </style:style>
    <style:style style:name="Table26.A" style:family="table-column">
      <style:table-column-properties style:column-width="0.452cm"/>
    </style:style>
    <style:style style:name="Table26.B" style:family="table-column">
      <style:table-column-properties style:column-width="1.536cm"/>
    </style:style>
    <style:style style:name="Table26.A1" style:family="table-cell">
      <style:table-cell-properties style:vertical-align="middle" fo:background-color="#ffffff" fo:padding="0.049cm" fo:border="none">
        <style:background-image/>
      </style:table-cell-properties>
    </style:style>
    <style:style style:name="Table26.B1" style:family="table-cell">
      <style:table-cell-properties style:vertical-align="middle" fo:padding="0.049cm" fo:border="none"/>
    </style:style>
    <style:style style:name="Table27" style:family="table">
      <style:table-properties style:width="5.082cm" table:align="left"/>
    </style:style>
    <style:style style:name="Table27.A" style:family="table-column">
      <style:table-column-properties style:column-width="0.452cm"/>
    </style:style>
    <style:style style:name="Table27.B" style:family="table-column">
      <style:table-column-properties style:column-width="4.63cm"/>
    </style:style>
    <style:style style:name="Table27.A1" style:family="table-cell">
      <style:table-cell-properties style:vertical-align="middle" fo:background-color="#ffffff" fo:padding="0.049cm" fo:border="none">
        <style:background-image/>
      </style:table-cell-properties>
    </style:style>
    <style:style style:name="Table27.B1" style:family="table-cell">
      <style:table-cell-properties style:vertical-align="middle" fo:padding="0.049cm" fo:border="none"/>
    </style:style>
    <style:style style:name="Table28" style:family="table">
      <style:table-properties style:width="0.93cm" table:align="left"/>
    </style:style>
    <style:style style:name="Table28.A" style:family="table-column">
      <style:table-column-properties style:column-width="0.452cm"/>
    </style:style>
    <style:style style:name="Table28.B" style:family="table-column">
      <style:table-column-properties style:column-width="0.478cm"/>
    </style:style>
    <style:style style:name="Table28.A1" style:family="table-cell">
      <style:table-cell-properties style:vertical-align="middle" fo:background-color="#ffffff" fo:padding="0.049cm" fo:border="none">
        <style:background-image/>
      </style:table-cell-properties>
    </style:style>
    <style:style style:name="Table28.B1" style:family="table-cell">
      <style:table-cell-properties style:vertical-align="middle" fo:padding="0.049cm" fo:border="none"/>
    </style:style>
    <style:style style:name="Table29" style:family="table">
      <style:table-properties style:width="5.761cm" table:align="left"/>
    </style:style>
    <style:style style:name="Table29.A" style:family="table-column">
      <style:table-column-properties style:column-width="0.452cm"/>
    </style:style>
    <style:style style:name="Table29.B" style:family="table-column">
      <style:table-column-properties style:column-width="5.309cm"/>
    </style:style>
    <style:style style:name="Table29.A1" style:family="table-cell">
      <style:table-cell-properties style:vertical-align="middle" fo:background-color="#ffffff" fo:padding="0.049cm" fo:border="none">
        <style:background-image/>
      </style:table-cell-properties>
    </style:style>
    <style:style style:name="Table29.B1" style:family="table-cell">
      <style:table-cell-properties style:vertical-align="middle" fo:padding="0.049cm" fo:border="none"/>
    </style:style>
    <style:style style:name="Table30" style:family="table">
      <style:table-properties style:width="10.126cm" table:align="left"/>
    </style:style>
    <style:style style:name="Table30.A" style:family="table-column">
      <style:table-column-properties style:column-width="0.452cm"/>
    </style:style>
    <style:style style:name="Table30.B" style:family="table-column">
      <style:table-column-properties style:column-width="9.675cm"/>
    </style:style>
    <style:style style:name="Table30.A1" style:family="table-cell">
      <style:table-cell-properties style:vertical-align="middle" fo:background-color="#ffffff" fo:padding="0.049cm" fo:border="none">
        <style:background-image/>
      </style:table-cell-properties>
    </style:style>
    <style:style style:name="Table30.B1" style:family="table-cell">
      <style:table-cell-properties style:vertical-align="middle" fo:padding="0.049cm" fo:border="none"/>
    </style:style>
    <style:style style:name="Table31" style:family="table">
      <style:table-properties style:width="9.257cm" table:align="left"/>
    </style:style>
    <style:style style:name="Table31.A" style:family="table-column">
      <style:table-column-properties style:column-width="0.452cm"/>
    </style:style>
    <style:style style:name="Table31.B" style:family="table-column">
      <style:table-column-properties style:column-width="8.805cm"/>
    </style:style>
    <style:style style:name="Table31.A1" style:family="table-cell">
      <style:table-cell-properties style:vertical-align="middle" fo:background-color="#ffffff" fo:padding="0.049cm" fo:border="none">
        <style:background-image/>
      </style:table-cell-properties>
    </style:style>
    <style:style style:name="Table31.B1" style:family="table-cell">
      <style:table-cell-properties style:vertical-align="middle" fo:padding="0.049cm" fo:border="none"/>
    </style:style>
    <style:style style:name="Table32" style:family="table">
      <style:table-properties style:width="1.988cm" table:align="left"/>
    </style:style>
    <style:style style:name="Table32.A" style:family="table-column">
      <style:table-column-properties style:column-width="0.452cm"/>
    </style:style>
    <style:style style:name="Table32.B" style:family="table-column">
      <style:table-column-properties style:column-width="1.536cm"/>
    </style:style>
    <style:style style:name="Table32.A1" style:family="table-cell">
      <style:table-cell-properties style:vertical-align="middle" fo:background-color="#ffffff" fo:padding="0.049cm" fo:border="none">
        <style:background-image/>
      </style:table-cell-properties>
    </style:style>
    <style:style style:name="Table32.B1" style:family="table-cell">
      <style:table-cell-properties style:vertical-align="middle" fo:padding="0.049cm" fo:border="none"/>
    </style:style>
    <style:style style:name="Table33" style:family="table">
      <style:table-properties style:width="0.93cm" table:align="left"/>
    </style:style>
    <style:style style:name="Table33.A" style:family="table-column">
      <style:table-column-properties style:column-width="0.452cm"/>
    </style:style>
    <style:style style:name="Table33.B" style:family="table-column">
      <style:table-column-properties style:column-width="0.478cm"/>
    </style:style>
    <style:style style:name="Table33.A1" style:family="table-cell">
      <style:table-cell-properties style:vertical-align="middle" fo:background-color="#ffffff" fo:padding="0.049cm" fo:border="none">
        <style:background-image/>
      </style:table-cell-properties>
    </style:style>
    <style:style style:name="Table33.B1" style:family="table-cell">
      <style:table-cell-properties style:vertical-align="middle" fo:padding="0.049cm" fo:border="none"/>
    </style:style>
    <style:style style:name="Table34" style:family="table">
      <style:table-properties style:width="5.242cm" table:align="left"/>
    </style:style>
    <style:style style:name="Table34.A" style:family="table-column">
      <style:table-column-properties style:column-width="0.683cm"/>
    </style:style>
    <style:style style:name="Table34.B" style:family="table-column">
      <style:table-column-properties style:column-width="4.56cm"/>
    </style:style>
    <style:style style:name="Table34.A1" style:family="table-cell">
      <style:table-cell-properties style:vertical-align="middle" fo:background-color="#ffffff" fo:padding="0.049cm" fo:border="none">
        <style:background-image/>
      </style:table-cell-properties>
    </style:style>
    <style:style style:name="Table34.B1" style:family="table-cell">
      <style:table-cell-properties style:vertical-align="middle" fo:padding="0.049cm" fo:border="none"/>
    </style:style>
    <style:style style:name="Table35" style:family="table">
      <style:table-properties style:width="10.276cm" table:align="left"/>
    </style:style>
    <style:style style:name="Table35.A" style:family="table-column">
      <style:table-column-properties style:column-width="0.683cm"/>
    </style:style>
    <style:style style:name="Table35.B" style:family="table-column">
      <style:table-column-properties style:column-width="9.594cm"/>
    </style:style>
    <style:style style:name="Table35.A1" style:family="table-cell">
      <style:table-cell-properties style:vertical-align="middle" fo:background-color="#ffffff" fo:padding="0.049cm" fo:border="none">
        <style:background-image/>
      </style:table-cell-properties>
    </style:style>
    <style:style style:name="Table35.B1" style:family="table-cell">
      <style:table-cell-properties style:vertical-align="middle" fo:padding="0.049cm" fo:border="none"/>
    </style:style>
    <style:style style:name="Table36" style:family="table">
      <style:table-properties style:width="10.128cm" table:align="left"/>
    </style:style>
    <style:style style:name="Table36.A" style:family="table-column">
      <style:table-column-properties style:column-width="0.683cm"/>
    </style:style>
    <style:style style:name="Table36.B" style:family="table-column">
      <style:table-column-properties style:column-width="9.446cm"/>
    </style:style>
    <style:style style:name="Table36.A1" style:family="table-cell">
      <style:table-cell-properties style:vertical-align="middle" fo:background-color="#ffffff" fo:padding="0.049cm" fo:border="none">
        <style:background-image/>
      </style:table-cell-properties>
    </style:style>
    <style:style style:name="Table36.B1" style:family="table-cell">
      <style:table-cell-properties style:vertical-align="middle" fo:padding="0.049cm" fo:border="none"/>
    </style:style>
    <style:style style:name="Table37" style:family="table">
      <style:table-properties style:width="1.02cm" table:align="left"/>
    </style:style>
    <style:style style:name="Table37.A" style:family="table-column">
      <style:table-column-properties style:column-width="0.683cm"/>
    </style:style>
    <style:style style:name="Table37.B" style:family="table-column">
      <style:table-column-properties style:column-width="0.337cm"/>
    </style:style>
    <style:style style:name="Table37.A1" style:family="table-cell">
      <style:table-cell-properties style:vertical-align="middle" fo:background-color="#ffffff" fo:padding="0.049cm" fo:border="none">
        <style:background-image/>
      </style:table-cell-properties>
    </style:style>
    <style:style style:name="Table37.B1" style:family="table-cell">
      <style:table-cell-properties style:vertical-align="middle" fo:padding="0.049cm" fo:border="none"/>
    </style:style>
    <style:style style:name="Table38" style:family="table">
      <style:table-properties style:width="9.178cm" table:align="left"/>
    </style:style>
    <style:style style:name="Table38.A" style:family="table-column">
      <style:table-column-properties style:column-width="0.683cm"/>
    </style:style>
    <style:style style:name="Table38.B" style:family="table-column">
      <style:table-column-properties style:column-width="8.495cm"/>
    </style:style>
    <style:style style:name="Table38.A1" style:family="table-cell">
      <style:table-cell-properties style:vertical-align="middle" fo:background-color="#ffffff" fo:padding="0.049cm" fo:border="none">
        <style:background-image/>
      </style:table-cell-properties>
    </style:style>
    <style:style style:name="Table38.B1" style:family="table-cell">
      <style:table-cell-properties style:vertical-align="middle" fo:padding="0.049cm" fo:border="none"/>
    </style:style>
    <style:style style:name="Table39" style:family="table">
      <style:table-properties style:width="4.747cm" table:align="left"/>
    </style:style>
    <style:style style:name="Table39.A" style:family="table-column">
      <style:table-column-properties style:column-width="0.683cm"/>
    </style:style>
    <style:style style:name="Table39.B" style:family="table-column">
      <style:table-column-properties style:column-width="4.064cm"/>
    </style:style>
    <style:style style:name="Table39.A1" style:family="table-cell">
      <style:table-cell-properties style:vertical-align="middle" fo:background-color="#ffffff" fo:padding="0.049cm" fo:border="none">
        <style:background-image/>
      </style:table-cell-properties>
    </style:style>
    <style:style style:name="Table39.B1" style:family="table-cell">
      <style:table-cell-properties style:vertical-align="middle" fo:padding="0.049cm" fo:border="none"/>
    </style:style>
    <style:style style:name="Table40" style:family="table">
      <style:table-properties style:width="9.208cm" table:align="left"/>
    </style:style>
    <style:style style:name="Table40.A" style:family="table-column">
      <style:table-column-properties style:column-width="0.683cm"/>
    </style:style>
    <style:style style:name="Table40.B" style:family="table-column">
      <style:table-column-properties style:column-width="8.525cm"/>
    </style:style>
    <style:style style:name="Table40.A1" style:family="table-cell">
      <style:table-cell-properties style:vertical-align="middle" fo:background-color="#ffffff" fo:padding="0.049cm" fo:border="none">
        <style:background-image/>
      </style:table-cell-properties>
    </style:style>
    <style:style style:name="Table40.B1" style:family="table-cell">
      <style:table-cell-properties style:vertical-align="middle" fo:padding="0.049cm" fo:border="none"/>
    </style:style>
    <style:style style:name="Table41" style:family="table">
      <style:table-properties style:width="7.054cm" table:align="left"/>
    </style:style>
    <style:style style:name="Table41.A" style:family="table-column">
      <style:table-column-properties style:column-width="0.683cm"/>
    </style:style>
    <style:style style:name="Table41.B" style:family="table-column">
      <style:table-column-properties style:column-width="6.371cm"/>
    </style:style>
    <style:style style:name="Table41.A1" style:family="table-cell">
      <style:table-cell-properties style:vertical-align="middle" fo:background-color="#ffffff" fo:padding="0.049cm" fo:border="none">
        <style:background-image/>
      </style:table-cell-properties>
    </style:style>
    <style:style style:name="Table41.B1" style:family="table-cell">
      <style:table-cell-properties style:vertical-align="middle" fo:padding="0.049cm" fo:border="none"/>
    </style:style>
    <style:style style:name="Table42" style:family="table">
      <style:table-properties style:width="2.219cm" table:align="left"/>
    </style:style>
    <style:style style:name="Table42.A" style:family="table-column">
      <style:table-column-properties style:column-width="0.683cm"/>
    </style:style>
    <style:style style:name="Table42.B" style:family="table-column">
      <style:table-column-properties style:column-width="1.536cm"/>
    </style:style>
    <style:style style:name="Table42.A1" style:family="table-cell">
      <style:table-cell-properties style:vertical-align="middle" fo:background-color="#ffffff" fo:padding="0.049cm" fo:border="none">
        <style:background-image/>
      </style:table-cell-properties>
    </style:style>
    <style:style style:name="Table42.B1" style:family="table-cell">
      <style:table-cell-properties style:vertical-align="middle" fo:padding="0.049cm" fo:border="none"/>
    </style:style>
    <style:style style:name="Table43" style:family="table">
      <style:table-properties style:width="1.161cm" table:align="left"/>
    </style:style>
    <style:style style:name="Table43.A" style:family="table-column">
      <style:table-column-properties style:column-width="0.683cm"/>
    </style:style>
    <style:style style:name="Table43.B" style:family="table-column">
      <style:table-column-properties style:column-width="0.478cm"/>
    </style:style>
    <style:style style:name="Table43.A1" style:family="table-cell">
      <style:table-cell-properties style:vertical-align="middle" fo:background-color="#ffffff" fo:padding="0.049cm" fo:border="none">
        <style:background-image/>
      </style:table-cell-properties>
    </style:style>
    <style:style style:name="Table43.B1" style:family="table-cell">
      <style:table-cell-properties style:vertical-align="middle" fo:padding="0.049cm" fo:border="none"/>
    </style:style>
    <style:style style:name="Table44" style:family="table">
      <style:table-properties style:width="4.509cm" table:align="left"/>
    </style:style>
    <style:style style:name="Table44.A" style:family="table-column">
      <style:table-column-properties style:column-width="0.683cm"/>
    </style:style>
    <style:style style:name="Table44.B" style:family="table-column">
      <style:table-column-properties style:column-width="3.826cm"/>
    </style:style>
    <style:style style:name="Table44.A1" style:family="table-cell">
      <style:table-cell-properties style:vertical-align="middle" fo:background-color="#ffffff" fo:padding="0.049cm" fo:border="none">
        <style:background-image/>
      </style:table-cell-properties>
    </style:style>
    <style:style style:name="Table44.B1" style:family="table-cell">
      <style:table-cell-properties style:vertical-align="middle" fo:padding="0.049cm" fo:border="none"/>
    </style:style>
    <style:style style:name="Table45" style:family="table">
      <style:table-properties style:width="1.02cm" table:align="left"/>
    </style:style>
    <style:style style:name="Table45.A" style:family="table-column">
      <style:table-column-properties style:column-width="0.683cm"/>
    </style:style>
    <style:style style:name="Table45.B" style:family="table-column">
      <style:table-column-properties style:column-width="0.337cm"/>
    </style:style>
    <style:style style:name="Table45.A1" style:family="table-cell">
      <style:table-cell-properties style:vertical-align="middle" fo:background-color="#ffffff" fo:padding="0.049cm" fo:border="none">
        <style:background-image/>
      </style:table-cell-properties>
    </style:style>
    <style:style style:name="Table45.B1" style:family="table-cell">
      <style:table-cell-properties style:vertical-align="middle" fo:padding="0.049cm" fo:border="none"/>
    </style:style>
    <style:style style:name="Table46" style:family="table">
      <style:table-properties style:width="2.604cm" table:align="left"/>
    </style:style>
    <style:style style:name="Table46.A" style:family="table-column">
      <style:table-column-properties style:column-width="0.683cm"/>
    </style:style>
    <style:style style:name="Table46.B" style:family="table-column">
      <style:table-column-properties style:column-width="1.921cm"/>
    </style:style>
    <style:style style:name="Table46.A1" style:family="table-cell">
      <style:table-cell-properties style:vertical-align="middle" fo:background-color="#ffffff" fo:padding="0.049cm" fo:border="none">
        <style:background-image/>
      </style:table-cell-properties>
    </style:style>
    <style:style style:name="Table46.B1" style:family="table-cell">
      <style:table-cell-properties style:vertical-align="middle" fo:padding="0.049cm" fo:border="none"/>
    </style:style>
    <style:style style:name="Table47" style:family="table">
      <style:table-properties style:width="9.178cm" table:align="left"/>
    </style:style>
    <style:style style:name="Table47.A" style:family="table-column">
      <style:table-column-properties style:column-width="0.683cm"/>
    </style:style>
    <style:style style:name="Table47.B" style:family="table-column">
      <style:table-column-properties style:column-width="8.495cm"/>
    </style:style>
    <style:style style:name="Table47.A1" style:family="table-cell">
      <style:table-cell-properties style:vertical-align="middle" fo:background-color="#ffffff" fo:padding="0.049cm" fo:border="none">
        <style:background-image/>
      </style:table-cell-properties>
    </style:style>
    <style:style style:name="Table47.B1" style:family="table-cell">
      <style:table-cell-properties style:vertical-align="middle" fo:padding="0.049cm" fo:border="none"/>
    </style:style>
    <style:style style:name="Table48" style:family="table">
      <style:table-properties style:width="5.944cm" table:align="left"/>
    </style:style>
    <style:style style:name="Table48.A" style:family="table-column">
      <style:table-column-properties style:column-width="0.683cm"/>
    </style:style>
    <style:style style:name="Table48.B" style:family="table-column">
      <style:table-column-properties style:column-width="5.262cm"/>
    </style:style>
    <style:style style:name="Table48.A1" style:family="table-cell">
      <style:table-cell-properties style:vertical-align="middle" fo:background-color="#ffffff" fo:padding="0.049cm" fo:border="none">
        <style:background-image/>
      </style:table-cell-properties>
    </style:style>
    <style:style style:name="Table48.B1" style:family="table-cell">
      <style:table-cell-properties style:vertical-align="middle" fo:padding="0.049cm" fo:border="none"/>
    </style:style>
    <style:style style:name="Table49" style:family="table">
      <style:table-properties style:width="5.865cm" table:align="left"/>
    </style:style>
    <style:style style:name="Table49.A" style:family="table-column">
      <style:table-column-properties style:column-width="0.683cm"/>
    </style:style>
    <style:style style:name="Table49.B" style:family="table-column">
      <style:table-column-properties style:column-width="5.182cm"/>
    </style:style>
    <style:style style:name="Table49.A1" style:family="table-cell">
      <style:table-cell-properties style:vertical-align="middle" fo:background-color="#ffffff" fo:padding="0.049cm" fo:border="none">
        <style:background-image/>
      </style:table-cell-properties>
    </style:style>
    <style:style style:name="Table49.B1" style:family="table-cell">
      <style:table-cell-properties style:vertical-align="middle" fo:padding="0.049cm" fo:border="none"/>
    </style:style>
    <style:style style:name="Table50" style:family="table">
      <style:table-properties style:width="4.937cm" table:align="left"/>
    </style:style>
    <style:style style:name="Table50.A" style:family="table-column">
      <style:table-column-properties style:column-width="0.683cm"/>
    </style:style>
    <style:style style:name="Table50.B" style:family="table-column">
      <style:table-column-properties style:column-width="4.255cm"/>
    </style:style>
    <style:style style:name="Table50.A1" style:family="table-cell">
      <style:table-cell-properties style:vertical-align="middle" fo:background-color="#ffffff" fo:padding="0.049cm" fo:border="none">
        <style:background-image/>
      </style:table-cell-properties>
    </style:style>
    <style:style style:name="Table50.B1" style:family="table-cell">
      <style:table-cell-properties style:vertical-align="middle" fo:padding="0.049cm" fo:border="none"/>
    </style:style>
    <style:style style:name="Table51" style:family="table">
      <style:table-properties style:width="4.778cm" table:align="left"/>
    </style:style>
    <style:style style:name="Table51.A" style:family="table-column">
      <style:table-column-properties style:column-width="0.683cm"/>
    </style:style>
    <style:style style:name="Table51.B" style:family="table-column">
      <style:table-column-properties style:column-width="4.096cm"/>
    </style:style>
    <style:style style:name="Table51.A1" style:family="table-cell">
      <style:table-cell-properties style:vertical-align="middle" fo:background-color="#ffffff" fo:padding="0.049cm" fo:border="none">
        <style:background-image/>
      </style:table-cell-properties>
    </style:style>
    <style:style style:name="Table51.B1" style:family="table-cell">
      <style:table-cell-properties style:vertical-align="middle" fo:padding="0.049cm" fo:border="none"/>
    </style:style>
    <style:style style:name="Table52" style:family="table">
      <style:table-properties style:width="5.632cm" table:align="left"/>
    </style:style>
    <style:style style:name="Table52.A" style:family="table-column">
      <style:table-column-properties style:column-width="0.683cm"/>
    </style:style>
    <style:style style:name="Table52.B" style:family="table-column">
      <style:table-column-properties style:column-width="4.949cm"/>
    </style:style>
    <style:style style:name="Table52.A1" style:family="table-cell">
      <style:table-cell-properties style:vertical-align="middle" fo:background-color="#ffffff" fo:padding="0.049cm" fo:border="none">
        <style:background-image/>
      </style:table-cell-properties>
    </style:style>
    <style:style style:name="Table52.B1" style:family="table-cell">
      <style:table-cell-properties style:vertical-align="middle" fo:padding="0.049cm" fo:border="none"/>
    </style:style>
    <style:style style:name="Table53" style:family="table">
      <style:table-properties style:width="5.632cm" table:align="left"/>
    </style:style>
    <style:style style:name="Table53.A" style:family="table-column">
      <style:table-column-properties style:column-width="0.683cm"/>
    </style:style>
    <style:style style:name="Table53.B" style:family="table-column">
      <style:table-column-properties style:column-width="4.949cm"/>
    </style:style>
    <style:style style:name="Table53.A1" style:family="table-cell">
      <style:table-cell-properties style:vertical-align="middle" fo:background-color="#ffffff" fo:padding="0.049cm" fo:border="none">
        <style:background-image/>
      </style:table-cell-properties>
    </style:style>
    <style:style style:name="Table53.B1" style:family="table-cell">
      <style:table-cell-properties style:vertical-align="middle" fo:padding="0.049cm" fo:border="none"/>
    </style:style>
    <style:style style:name="Table54" style:family="table">
      <style:table-properties style:width="2.219cm" table:align="left"/>
    </style:style>
    <style:style style:name="Table54.A" style:family="table-column">
      <style:table-column-properties style:column-width="0.683cm"/>
    </style:style>
    <style:style style:name="Table54.B" style:family="table-column">
      <style:table-column-properties style:column-width="1.536cm"/>
    </style:style>
    <style:style style:name="Table54.A1" style:family="table-cell">
      <style:table-cell-properties style:vertical-align="middle" fo:background-color="#ffffff" fo:padding="0.049cm" fo:border="none">
        <style:background-image/>
      </style:table-cell-properties>
    </style:style>
    <style:style style:name="Table54.B1" style:family="table-cell">
      <style:table-cell-properties style:vertical-align="middle" fo:padding="0.049cm" fo:border="none"/>
    </style:style>
    <style:style style:name="Table55" style:family="table">
      <style:table-properties style:width="1.161cm" table:align="left"/>
    </style:style>
    <style:style style:name="Table55.A" style:family="table-column">
      <style:table-column-properties style:column-width="0.683cm"/>
    </style:style>
    <style:style style:name="Table55.B" style:family="table-column">
      <style:table-column-properties style:column-width="0.478cm"/>
    </style:style>
    <style:style style:name="Table55.A1" style:family="table-cell">
      <style:table-cell-properties style:vertical-align="middle" fo:background-color="#ffffff" fo:padding="0.049cm" fo:border="none">
        <style:background-image/>
      </style:table-cell-properties>
    </style:style>
    <style:style style:name="Table55.B1" style:family="table-cell">
      <style:table-cell-properties style:vertical-align="middle" fo:padding="0.049cm" fo:border="none"/>
    </style:style>
    <style:style style:name="Table56" style:family="table">
      <style:table-properties style:width="1.02cm" table:align="left"/>
    </style:style>
    <style:style style:name="Table56.A" style:family="table-column">
      <style:table-column-properties style:column-width="0.683cm"/>
    </style:style>
    <style:style style:name="Table56.B" style:family="table-column">
      <style:table-column-properties style:column-width="0.337cm"/>
    </style:style>
    <style:style style:name="Table56.A1" style:family="table-cell">
      <style:table-cell-properties style:vertical-align="middle" fo:background-color="#ffffff" fo:padding="0.049cm" fo:border="none">
        <style:background-image/>
      </style:table-cell-properties>
    </style:style>
    <style:style style:name="Table56.B1" style:family="table-cell">
      <style:table-cell-properties style:vertical-align="middle" fo:padding="0.049cm" fo:border="none"/>
    </style:style>
    <style:style style:name="Table57" style:family="table">
      <style:table-properties style:width="4.374cm" table:align="left"/>
    </style:style>
    <style:style style:name="Table57.A" style:family="table-column">
      <style:table-column-properties style:column-width="0.683cm"/>
    </style:style>
    <style:style style:name="Table57.B" style:family="table-column">
      <style:table-column-properties style:column-width="3.692cm"/>
    </style:style>
    <style:style style:name="Table57.A1" style:family="table-cell">
      <style:table-cell-properties style:vertical-align="middle" fo:background-color="#ffffff" fo:padding="0.049cm" fo:border="none">
        <style:background-image/>
      </style:table-cell-properties>
    </style:style>
    <style:style style:name="Table57.B1" style:family="table-cell">
      <style:table-cell-properties style:vertical-align="middle" fo:padding="0.049cm" fo:border="none"/>
    </style:style>
    <style:style style:name="Table58" style:family="table">
      <style:table-properties style:width="2.575cm" table:align="left"/>
    </style:style>
    <style:style style:name="Table58.A" style:family="table-column">
      <style:table-column-properties style:column-width="0.452cm"/>
    </style:style>
    <style:style style:name="Table58.B" style:family="table-column">
      <style:table-column-properties style:column-width="2.124cm"/>
    </style:style>
    <style:style style:name="Table58.A1" style:family="table-cell">
      <style:table-cell-properties style:vertical-align="middle" fo:background-color="#ffffff" fo:padding="0.049cm" fo:border="none">
        <style:background-image/>
      </style:table-cell-properties>
    </style:style>
    <style:style style:name="Table58.B1" style:family="table-cell">
      <style:table-cell-properties style:vertical-align="middle" fo:padding="0.049cm" fo:border="none"/>
    </style:style>
    <style:style style:name="Table59" style:family="table">
      <style:table-properties style:width="4.531cm" table:align="left"/>
    </style:style>
    <style:style style:name="Table59.A" style:family="table-column">
      <style:table-column-properties style:column-width="0.452cm"/>
    </style:style>
    <style:style style:name="Table59.B" style:family="table-column">
      <style:table-column-properties style:column-width="4.08cm"/>
    </style:style>
    <style:style style:name="Table59.A1" style:family="table-cell">
      <style:table-cell-properties style:vertical-align="middle" fo:background-color="#ffffff" fo:padding="0.049cm" fo:border="none">
        <style:background-image/>
      </style:table-cell-properties>
    </style:style>
    <style:style style:name="Table59.B1" style:family="table-cell">
      <style:table-cell-properties style:vertical-align="middle" fo:padding="0.049cm" fo:border="none"/>
    </style:style>
    <style:style style:name="Table60" style:family="table">
      <style:table-properties style:width="4.505cm" table:align="left"/>
    </style:style>
    <style:style style:name="Table60.A" style:family="table-column">
      <style:table-column-properties style:column-width="0.452cm"/>
    </style:style>
    <style:style style:name="Table60.B" style:family="table-column">
      <style:table-column-properties style:column-width="4.053cm"/>
    </style:style>
    <style:style style:name="Table60.A1" style:family="table-cell">
      <style:table-cell-properties style:vertical-align="middle" fo:background-color="#ffffff" fo:padding="0.049cm" fo:border="none">
        <style:background-image/>
      </style:table-cell-properties>
    </style:style>
    <style:style style:name="Table60.B1" style:family="table-cell">
      <style:table-cell-properties style:vertical-align="middle" fo:padding="0.049cm" fo:border="none"/>
    </style:style>
    <style:style style:name="Table61" style:family="table">
      <style:table-properties style:width="4.558cm" table:align="left"/>
    </style:style>
    <style:style style:name="Table61.A" style:family="table-column">
      <style:table-column-properties style:column-width="0.452cm"/>
    </style:style>
    <style:style style:name="Table61.B" style:family="table-column">
      <style:table-column-properties style:column-width="4.106cm"/>
    </style:style>
    <style:style style:name="Table61.A1" style:family="table-cell">
      <style:table-cell-properties style:vertical-align="middle" fo:background-color="#ffffff" fo:padding="0.049cm" fo:border="none">
        <style:background-image/>
      </style:table-cell-properties>
    </style:style>
    <style:style style:name="Table61.B1" style:family="table-cell">
      <style:table-cell-properties style:vertical-align="middle" fo:padding="0.049cm" fo:border="none"/>
    </style:style>
    <style:style style:name="Table62" style:family="table">
      <style:table-properties style:width="0.788cm" table:align="left"/>
    </style:style>
    <style:style style:name="Table62.A" style:family="table-column">
      <style:table-column-properties style:column-width="0.452cm"/>
    </style:style>
    <style:style style:name="Table62.B" style:family="table-column">
      <style:table-column-properties style:column-width="0.337cm"/>
    </style:style>
    <style:style style:name="Table62.A1" style:family="table-cell">
      <style:table-cell-properties style:vertical-align="middle" fo:background-color="#ffffff" fo:padding="0.049cm" fo:border="none">
        <style:background-image/>
      </style:table-cell-properties>
    </style:style>
    <style:style style:name="Table62.B1" style:family="table-cell">
      <style:table-cell-properties style:vertical-align="middle" fo:padding="0.049cm" fo:border="none"/>
    </style:style>
    <style:style style:name="Table63" style:family="table">
      <style:table-properties style:width="3.623cm" table:align="left"/>
    </style:style>
    <style:style style:name="Table63.A" style:family="table-column">
      <style:table-column-properties style:column-width="0.503cm"/>
    </style:style>
    <style:style style:name="Table63.B" style:family="table-column">
      <style:table-column-properties style:column-width="3.12cm"/>
    </style:style>
    <style:style style:name="Table63.A1" style:family="table-cell">
      <style:table-cell-properties style:vertical-align="middle" fo:background-color="#ffffff" fo:padding="0.049cm" fo:border="none">
        <style:background-image/>
      </style:table-cell-properties>
    </style:style>
    <style:style style:name="Table63.B1" style:family="table-cell">
      <style:table-cell-properties style:vertical-align="middle" fo:padding="0.049cm" fo:border="none"/>
    </style:style>
    <style:style style:name="Table64" style:family="table">
      <style:table-properties style:width="3.732cm" table:align="left"/>
    </style:style>
    <style:style style:name="Table64.A" style:family="table-column">
      <style:table-column-properties style:column-width="0.452cm"/>
    </style:style>
    <style:style style:name="Table64.B" style:family="table-column">
      <style:table-column-properties style:column-width="3.281cm"/>
    </style:style>
    <style:style style:name="Table64.A1" style:family="table-cell">
      <style:table-cell-properties style:vertical-align="middle" fo:background-color="#ffffff" fo:padding="0.049cm" fo:border="none">
        <style:background-image/>
      </style:table-cell-properties>
    </style:style>
    <style:style style:name="Table64.B1" style:family="table-cell">
      <style:table-cell-properties style:vertical-align="middle" fo:padding="0.049cm" fo:border="none"/>
    </style:style>
    <style:style style:name="Table65" style:family="table">
      <style:table-properties style:width="5.242cm" table:align="left"/>
    </style:style>
    <style:style style:name="Table65.A" style:family="table-column">
      <style:table-column-properties style:column-width="0.683cm"/>
    </style:style>
    <style:style style:name="Table65.B" style:family="table-column">
      <style:table-column-properties style:column-width="4.56cm"/>
    </style:style>
    <style:style style:name="Table65.A1" style:family="table-cell">
      <style:table-cell-properties style:vertical-align="middle" fo:background-color="#ffffff" fo:padding="0.049cm" fo:border="none">
        <style:background-image/>
      </style:table-cell-properties>
    </style:style>
    <style:style style:name="Table65.B1" style:family="table-cell">
      <style:table-cell-properties style:vertical-align="middle" fo:padding="0.049cm" fo:border="none"/>
    </style:style>
    <style:style style:name="Table66" style:family="table">
      <style:table-properties style:width="1.02cm" table:align="left"/>
    </style:style>
    <style:style style:name="Table66.A" style:family="table-column">
      <style:table-column-properties style:column-width="0.683cm"/>
    </style:style>
    <style:style style:name="Table66.B" style:family="table-column">
      <style:table-column-properties style:column-width="0.337cm"/>
    </style:style>
    <style:style style:name="Table66.A1" style:family="table-cell">
      <style:table-cell-properties style:vertical-align="middle" fo:background-color="#ffffff" fo:padding="0.049cm" fo:border="none">
        <style:background-image/>
      </style:table-cell-properties>
    </style:style>
    <style:style style:name="Table66.B1" style:family="table-cell">
      <style:table-cell-properties style:vertical-align="middle" fo:padding="0.049cm" fo:border="none"/>
    </style:style>
    <style:style style:name="Table67" style:family="table">
      <style:table-properties style:width="9.178cm" table:align="left"/>
    </style:style>
    <style:style style:name="Table67.A" style:family="table-column">
      <style:table-column-properties style:column-width="0.683cm"/>
    </style:style>
    <style:style style:name="Table67.B" style:family="table-column">
      <style:table-column-properties style:column-width="8.495cm"/>
    </style:style>
    <style:style style:name="Table67.A1" style:family="table-cell">
      <style:table-cell-properties style:vertical-align="middle" fo:background-color="#ffffff" fo:padding="0.049cm" fo:border="none">
        <style:background-image/>
      </style:table-cell-properties>
    </style:style>
    <style:style style:name="Table67.B1" style:family="table-cell">
      <style:table-cell-properties style:vertical-align="middle" fo:padding="0.049cm" fo:border="none"/>
    </style:style>
    <style:style style:name="Table68" style:family="table">
      <style:table-properties style:width="6.188cm" table:align="left"/>
    </style:style>
    <style:style style:name="Table68.A" style:family="table-column">
      <style:table-column-properties style:column-width="0.683cm"/>
    </style:style>
    <style:style style:name="Table68.B" style:family="table-column">
      <style:table-column-properties style:column-width="5.505cm"/>
    </style:style>
    <style:style style:name="Table68.A1" style:family="table-cell">
      <style:table-cell-properties style:vertical-align="middle" fo:background-color="#ffffff" fo:padding="0.049cm" fo:border="none">
        <style:background-image/>
      </style:table-cell-properties>
    </style:style>
    <style:style style:name="Table68.B1" style:family="table-cell">
      <style:table-cell-properties style:vertical-align="middle" fo:padding="0.049cm" fo:border="none"/>
    </style:style>
    <style:style style:name="Table69" style:family="table">
      <style:table-properties style:width="5.519cm" table:align="left"/>
    </style:style>
    <style:style style:name="Table69.A" style:family="table-column">
      <style:table-column-properties style:column-width="0.683cm"/>
    </style:style>
    <style:style style:name="Table69.B" style:family="table-column">
      <style:table-column-properties style:column-width="4.837cm"/>
    </style:style>
    <style:style style:name="Table69.A1" style:family="table-cell">
      <style:table-cell-properties style:vertical-align="middle" fo:background-color="#ffffff" fo:padding="0.049cm" fo:border="none">
        <style:background-image/>
      </style:table-cell-properties>
    </style:style>
    <style:style style:name="Table69.B1" style:family="table-cell">
      <style:table-cell-properties style:vertical-align="middle" fo:padding="0.049cm" fo:border="none"/>
    </style:style>
    <style:style style:name="Table70" style:family="table">
      <style:table-properties style:width="10.931cm" table:align="left"/>
    </style:style>
    <style:style style:name="Table70.A" style:family="table-column">
      <style:table-column-properties style:column-width="0.683cm"/>
    </style:style>
    <style:style style:name="Table70.B" style:family="table-column">
      <style:table-column-properties style:column-width="10.248cm"/>
    </style:style>
    <style:style style:name="Table70.A1" style:family="table-cell">
      <style:table-cell-properties style:vertical-align="middle" fo:background-color="#ffffff" fo:padding="0.049cm" fo:border="none">
        <style:background-image/>
      </style:table-cell-properties>
    </style:style>
    <style:style style:name="Table70.B1" style:family="table-cell">
      <style:table-cell-properties style:vertical-align="middle" fo:padding="0.049cm" fo:border="none"/>
    </style:style>
    <style:style style:name="Table71" style:family="table">
      <style:table-properties style:width="6.378cm" table:align="left"/>
    </style:style>
    <style:style style:name="Table71.A" style:family="table-column">
      <style:table-column-properties style:column-width="0.683cm"/>
    </style:style>
    <style:style style:name="Table71.B" style:family="table-column">
      <style:table-column-properties style:column-width="5.696cm"/>
    </style:style>
    <style:style style:name="Table71.A1" style:family="table-cell">
      <style:table-cell-properties style:vertical-align="middle" fo:background-color="#ffffff" fo:padding="0.049cm" fo:border="none">
        <style:background-image/>
      </style:table-cell-properties>
    </style:style>
    <style:style style:name="Table71.B1" style:family="table-cell">
      <style:table-cell-properties style:vertical-align="middle" fo:padding="0.049cm" fo:border="none"/>
    </style:style>
    <style:style style:name="Table72" style:family="table">
      <style:table-properties style:width="10.259cm" table:align="left"/>
    </style:style>
    <style:style style:name="Table72.A" style:family="table-column">
      <style:table-column-properties style:column-width="0.683cm"/>
    </style:style>
    <style:style style:name="Table72.B" style:family="table-column">
      <style:table-column-properties style:column-width="9.576cm"/>
    </style:style>
    <style:style style:name="Table72.A1" style:family="table-cell">
      <style:table-cell-properties style:vertical-align="middle" fo:background-color="#ffffff" fo:padding="0.049cm" fo:border="none">
        <style:background-image/>
      </style:table-cell-properties>
    </style:style>
    <style:style style:name="Table72.B1" style:family="table-cell">
      <style:table-cell-properties style:vertical-align="middle" fo:padding="0.049cm" fo:border="none"/>
    </style:style>
    <style:style style:name="Table73" style:family="table">
      <style:table-properties style:width="6.378cm" table:align="left"/>
    </style:style>
    <style:style style:name="Table73.A" style:family="table-column">
      <style:table-column-properties style:column-width="0.683cm"/>
    </style:style>
    <style:style style:name="Table73.B" style:family="table-column">
      <style:table-column-properties style:column-width="5.696cm"/>
    </style:style>
    <style:style style:name="Table73.A1" style:family="table-cell">
      <style:table-cell-properties style:vertical-align="middle" fo:background-color="#ffffff" fo:padding="0.049cm" fo:border="none">
        <style:background-image/>
      </style:table-cell-properties>
    </style:style>
    <style:style style:name="Table73.B1" style:family="table-cell">
      <style:table-cell-properties style:vertical-align="middle" fo:padding="0.049cm" fo:border="none"/>
    </style:style>
    <style:style style:name="Table74" style:family="table">
      <style:table-properties style:width="10.259cm" table:align="left"/>
    </style:style>
    <style:style style:name="Table74.A" style:family="table-column">
      <style:table-column-properties style:column-width="0.683cm"/>
    </style:style>
    <style:style style:name="Table74.B" style:family="table-column">
      <style:table-column-properties style:column-width="9.576cm"/>
    </style:style>
    <style:style style:name="Table74.A1" style:family="table-cell">
      <style:table-cell-properties style:vertical-align="middle" fo:background-color="#ffffff" fo:padding="0.049cm" fo:border="none">
        <style:background-image/>
      </style:table-cell-properties>
    </style:style>
    <style:style style:name="Table74.B1" style:family="table-cell">
      <style:table-cell-properties style:vertical-align="middle" fo:padding="0.049cm" fo:border="none"/>
    </style:style>
    <style:style style:name="Table75" style:family="table">
      <style:table-properties style:width="3.277cm" table:align="left"/>
    </style:style>
    <style:style style:name="Table75.A" style:family="table-column">
      <style:table-column-properties style:column-width="0.683cm"/>
    </style:style>
    <style:style style:name="Table75.B" style:family="table-column">
      <style:table-column-properties style:column-width="2.595cm"/>
    </style:style>
    <style:style style:name="Table75.A1" style:family="table-cell">
      <style:table-cell-properties style:vertical-align="middle" fo:background-color="#ffffff" fo:padding="0.049cm" fo:border="none">
        <style:background-image/>
      </style:table-cell-properties>
    </style:style>
    <style:style style:name="Table75.B1" style:family="table-cell">
      <style:table-cell-properties style:vertical-align="middle" fo:padding="0.049cm" fo:border="none"/>
    </style:style>
    <style:style style:name="Table76" style:family="table">
      <style:table-properties style:width="2.219cm" table:align="left"/>
    </style:style>
    <style:style style:name="Table76.A" style:family="table-column">
      <style:table-column-properties style:column-width="0.683cm"/>
    </style:style>
    <style:style style:name="Table76.B" style:family="table-column">
      <style:table-column-properties style:column-width="1.536cm"/>
    </style:style>
    <style:style style:name="Table76.A1" style:family="table-cell">
      <style:table-cell-properties style:vertical-align="middle" fo:background-color="#ffffff" fo:padding="0.049cm" fo:border="none">
        <style:background-image/>
      </style:table-cell-properties>
    </style:style>
    <style:style style:name="Table76.B1" style:family="table-cell">
      <style:table-cell-properties style:vertical-align="middle" fo:padding="0.049cm" fo:border="none"/>
    </style:style>
    <style:style style:name="Table77" style:family="table">
      <style:table-properties style:width="1.161cm" table:align="left"/>
    </style:style>
    <style:style style:name="Table77.A" style:family="table-column">
      <style:table-column-properties style:column-width="0.683cm"/>
    </style:style>
    <style:style style:name="Table77.B" style:family="table-column">
      <style:table-column-properties style:column-width="0.478cm"/>
    </style:style>
    <style:style style:name="Table77.A1" style:family="table-cell">
      <style:table-cell-properties style:vertical-align="middle" fo:background-color="#ffffff" fo:padding="0.049cm" fo:border="none">
        <style:background-image/>
      </style:table-cell-properties>
    </style:style>
    <style:style style:name="Table77.B1" style:family="table-cell">
      <style:table-cell-properties style:vertical-align="middle" fo:padding="0.049cm" fo:border="none"/>
    </style:style>
    <style:style style:name="Table78" style:family="table">
      <style:table-properties style:width="5.242cm" table:align="left"/>
    </style:style>
    <style:style style:name="Table78.A" style:family="table-column">
      <style:table-column-properties style:column-width="0.683cm"/>
    </style:style>
    <style:style style:name="Table78.B" style:family="table-column">
      <style:table-column-properties style:column-width="4.56cm"/>
    </style:style>
    <style:style style:name="Table78.A1" style:family="table-cell">
      <style:table-cell-properties style:vertical-align="middle" fo:background-color="#ffffff" fo:padding="0.049cm" fo:border="none">
        <style:background-image/>
      </style:table-cell-properties>
    </style:style>
    <style:style style:name="Table78.B1" style:family="table-cell">
      <style:table-cell-properties style:vertical-align="middle" fo:padding="0.049cm" fo:border="none"/>
    </style:style>
    <style:style style:name="Table79" style:family="table">
      <style:table-properties style:width="4.754cm" table:align="left"/>
    </style:style>
    <style:style style:name="Table79.A" style:family="table-column">
      <style:table-column-properties style:column-width="0.683cm"/>
    </style:style>
    <style:style style:name="Table79.B" style:family="table-column">
      <style:table-column-properties style:column-width="4.071cm"/>
    </style:style>
    <style:style style:name="Table79.A1" style:family="table-cell">
      <style:table-cell-properties style:vertical-align="middle" fo:background-color="#ffffff" fo:padding="0.049cm" fo:border="none">
        <style:background-image/>
      </style:table-cell-properties>
    </style:style>
    <style:style style:name="Table79.B1" style:family="table-cell">
      <style:table-cell-properties style:vertical-align="middle" fo:padding="0.049cm" fo:border="none"/>
    </style:style>
    <style:style style:name="Table80" style:family="table">
      <style:table-properties style:width="2.219cm" table:align="left"/>
    </style:style>
    <style:style style:name="Table80.A" style:family="table-column">
      <style:table-column-properties style:column-width="0.683cm"/>
    </style:style>
    <style:style style:name="Table80.B" style:family="table-column">
      <style:table-column-properties style:column-width="1.536cm"/>
    </style:style>
    <style:style style:name="Table80.A1" style:family="table-cell">
      <style:table-cell-properties style:vertical-align="middle" fo:background-color="#ffffff" fo:padding="0.049cm" fo:border="none">
        <style:background-image/>
      </style:table-cell-properties>
    </style:style>
    <style:style style:name="Table80.B1" style:family="table-cell">
      <style:table-cell-properties style:vertical-align="middle" fo:padding="0.049cm" fo:border="none"/>
    </style:style>
    <style:style style:name="Table81" style:family="table">
      <style:table-properties style:width="5.814cm" table:align="left"/>
    </style:style>
    <style:style style:name="Table81.A" style:family="table-column">
      <style:table-column-properties style:column-width="0.683cm"/>
    </style:style>
    <style:style style:name="Table81.B" style:family="table-column">
      <style:table-column-properties style:column-width="5.131cm"/>
    </style:style>
    <style:style style:name="Table81.A1" style:family="table-cell">
      <style:table-cell-properties style:vertical-align="middle" fo:background-color="#ffffff" fo:padding="0.049cm" fo:border="none">
        <style:background-image/>
      </style:table-cell-properties>
    </style:style>
    <style:style style:name="Table81.B1" style:family="table-cell">
      <style:table-cell-properties style:vertical-align="middle" fo:padding="0.049cm" fo:border="none"/>
    </style:style>
    <style:style style:name="Table82" style:family="table">
      <style:table-properties style:width="2.219cm" table:align="left"/>
    </style:style>
    <style:style style:name="Table82.A" style:family="table-column">
      <style:table-column-properties style:column-width="0.683cm"/>
    </style:style>
    <style:style style:name="Table82.B" style:family="table-column">
      <style:table-column-properties style:column-width="1.536cm"/>
    </style:style>
    <style:style style:name="Table82.A1" style:family="table-cell">
      <style:table-cell-properties style:vertical-align="middle" fo:background-color="#ffffff" fo:padding="0.049cm" fo:border="none">
        <style:background-image/>
      </style:table-cell-properties>
    </style:style>
    <style:style style:name="Table82.B1" style:family="table-cell">
      <style:table-cell-properties style:vertical-align="middle" fo:padding="0.049cm" fo:border="none"/>
    </style:style>
    <style:style style:name="Table83" style:family="table">
      <style:table-properties style:width="9.178cm" table:align="left"/>
    </style:style>
    <style:style style:name="Table83.A" style:family="table-column">
      <style:table-column-properties style:column-width="0.683cm"/>
    </style:style>
    <style:style style:name="Table83.B" style:family="table-column">
      <style:table-column-properties style:column-width="8.495cm"/>
    </style:style>
    <style:style style:name="Table83.A1" style:family="table-cell">
      <style:table-cell-properties style:vertical-align="middle" fo:background-color="#ffffff" fo:padding="0.049cm" fo:border="none">
        <style:background-image/>
      </style:table-cell-properties>
    </style:style>
    <style:style style:name="Table83.B1" style:family="table-cell">
      <style:table-cell-properties style:vertical-align="middle" fo:padding="0.049cm" fo:border="none"/>
    </style:style>
    <style:style style:name="Table84" style:family="table">
      <style:table-properties style:width="4.561cm" table:align="left"/>
    </style:style>
    <style:style style:name="Table84.A" style:family="table-column">
      <style:table-column-properties style:column-width="0.683cm"/>
    </style:style>
    <style:style style:name="Table84.B" style:family="table-column">
      <style:table-column-properties style:column-width="3.879cm"/>
    </style:style>
    <style:style style:name="Table84.A1" style:family="table-cell">
      <style:table-cell-properties style:vertical-align="middle" fo:background-color="#ffffff" fo:padding="0.049cm" fo:border="none">
        <style:background-image/>
      </style:table-cell-properties>
    </style:style>
    <style:style style:name="Table84.B1" style:family="table-cell">
      <style:table-cell-properties style:vertical-align="middle" fo:padding="0.049cm" fo:border="none"/>
    </style:style>
    <style:style style:name="Table85" style:family="table">
      <style:table-properties style:width="3.277cm" table:align="left"/>
    </style:style>
    <style:style style:name="Table85.A" style:family="table-column">
      <style:table-column-properties style:column-width="0.683cm"/>
    </style:style>
    <style:style style:name="Table85.B" style:family="table-column">
      <style:table-column-properties style:column-width="2.595cm"/>
    </style:style>
    <style:style style:name="Table85.A1" style:family="table-cell">
      <style:table-cell-properties style:vertical-align="middle" fo:background-color="#ffffff" fo:padding="0.049cm" fo:border="none">
        <style:background-image/>
      </style:table-cell-properties>
    </style:style>
    <style:style style:name="Table85.B1" style:family="table-cell">
      <style:table-cell-properties style:vertical-align="middle" fo:padding="0.049cm" fo:border="none"/>
    </style:style>
    <style:style style:name="Table86" style:family="table">
      <style:table-properties style:width="3.623cm" table:align="left"/>
    </style:style>
    <style:style style:name="Table86.A" style:family="table-column">
      <style:table-column-properties style:column-width="0.683cm"/>
    </style:style>
    <style:style style:name="Table86.B" style:family="table-column">
      <style:table-column-properties style:column-width="2.94cm"/>
    </style:style>
    <style:style style:name="Table86.A1" style:family="table-cell">
      <style:table-cell-properties style:vertical-align="middle" fo:background-color="#ffffff" fo:padding="0.049cm" fo:border="none">
        <style:background-image/>
      </style:table-cell-properties>
    </style:style>
    <style:style style:name="Table86.B1" style:family="table-cell">
      <style:table-cell-properties style:vertical-align="middle" fo:padding="0.049cm" fo:border="none"/>
    </style:style>
    <style:style style:name="Table87" style:family="table">
      <style:table-properties style:width="2.219cm" table:align="left"/>
    </style:style>
    <style:style style:name="Table87.A" style:family="table-column">
      <style:table-column-properties style:column-width="0.683cm"/>
    </style:style>
    <style:style style:name="Table87.B" style:family="table-column">
      <style:table-column-properties style:column-width="1.536cm"/>
    </style:style>
    <style:style style:name="Table87.A1" style:family="table-cell">
      <style:table-cell-properties style:vertical-align="middle" fo:background-color="#ffffff" fo:padding="0.049cm" fo:border="none">
        <style:background-image/>
      </style:table-cell-properties>
    </style:style>
    <style:style style:name="Table87.B1" style:family="table-cell">
      <style:table-cell-properties style:vertical-align="middle" fo:padding="0.049cm" fo:border="none"/>
    </style:style>
    <style:style style:name="Table88" style:family="table">
      <style:table-properties style:width="1.161cm" table:align="left"/>
    </style:style>
    <style:style style:name="Table88.A" style:family="table-column">
      <style:table-column-properties style:column-width="0.683cm"/>
    </style:style>
    <style:style style:name="Table88.B" style:family="table-column">
      <style:table-column-properties style:column-width="0.478cm"/>
    </style:style>
    <style:style style:name="Table88.A1" style:family="table-cell">
      <style:table-cell-properties style:vertical-align="middle" fo:background-color="#ffffff" fo:padding="0.049cm" fo:border="none">
        <style:background-image/>
      </style:table-cell-properties>
    </style:style>
    <style:style style:name="Table88.B1" style:family="table-cell">
      <style:table-cell-properties style:vertical-align="middle" fo:padding="0.049cm" fo:border="none"/>
    </style:style>
    <style:style style:name="Table89" style:family="table">
      <style:table-properties style:width="6.846cm" table:align="left"/>
    </style:style>
    <style:style style:name="Table89.A" style:family="table-column">
      <style:table-column-properties style:column-width="0.683cm"/>
    </style:style>
    <style:style style:name="Table89.B" style:family="table-column">
      <style:table-column-properties style:column-width="6.163cm"/>
    </style:style>
    <style:style style:name="Table89.A1" style:family="table-cell">
      <style:table-cell-properties style:vertical-align="middle" fo:background-color="#ffffff" fo:padding="0.049cm" fo:border="none">
        <style:background-image/>
      </style:table-cell-properties>
    </style:style>
    <style:style style:name="Table89.B1" style:family="table-cell">
      <style:table-cell-properties style:vertical-align="middle" fo:padding="0.049cm" fo:border="none"/>
    </style:style>
    <style:style style:name="Table90" style:family="table">
      <style:table-properties style:width="1.161cm" table:align="left"/>
    </style:style>
    <style:style style:name="Table90.A" style:family="table-column">
      <style:table-column-properties style:column-width="0.683cm"/>
    </style:style>
    <style:style style:name="Table90.B" style:family="table-column">
      <style:table-column-properties style:column-width="0.478cm"/>
    </style:style>
    <style:style style:name="Table90.A1" style:family="table-cell">
      <style:table-cell-properties style:vertical-align="middle" fo:background-color="#ffffff" fo:padding="0.049cm" fo:border="none">
        <style:background-image/>
      </style:table-cell-properties>
    </style:style>
    <style:style style:name="Table90.B1" style:family="table-cell">
      <style:table-cell-properties style:vertical-align="middle" fo:padding="0.049cm" fo:border="none"/>
    </style:style>
    <style:style style:name="Table91" style:family="table">
      <style:table-properties style:width="6.937cm" table:align="left"/>
    </style:style>
    <style:style style:name="Table91.A" style:family="table-column">
      <style:table-column-properties style:column-width="0.683cm"/>
    </style:style>
    <style:style style:name="Table91.B" style:family="table-column">
      <style:table-column-properties style:column-width="6.255cm"/>
    </style:style>
    <style:style style:name="Table91.A1" style:family="table-cell">
      <style:table-cell-properties style:vertical-align="middle" fo:background-color="#ffffff" fo:padding="0.049cm" fo:border="none">
        <style:background-image/>
      </style:table-cell-properties>
    </style:style>
    <style:style style:name="Table91.B1" style:family="table-cell">
      <style:table-cell-properties style:vertical-align="middle" fo:padding="0.049cm" fo:border="none"/>
    </style:style>
    <style:style style:name="Table92" style:family="table">
      <style:table-properties style:width="4.336cm" table:align="left"/>
    </style:style>
    <style:style style:name="Table92.A" style:family="table-column">
      <style:table-column-properties style:column-width="0.683cm"/>
    </style:style>
    <style:style style:name="Table92.B" style:family="table-column">
      <style:table-column-properties style:column-width="3.653cm"/>
    </style:style>
    <style:style style:name="Table92.A1" style:family="table-cell">
      <style:table-cell-properties style:vertical-align="middle" fo:background-color="#ffffff" fo:padding="0.049cm" fo:border="none">
        <style:background-image/>
      </style:table-cell-properties>
    </style:style>
    <style:style style:name="Table92.B1" style:family="table-cell">
      <style:table-cell-properties style:vertical-align="middle" fo:padding="0.049cm" fo:border="none"/>
    </style:style>
    <style:style style:name="Table93" style:family="table">
      <style:table-properties style:width="12.751cm" table:align="left"/>
    </style:style>
    <style:style style:name="Table93.A" style:family="table-column">
      <style:table-column-properties style:column-width="0.683cm"/>
    </style:style>
    <style:style style:name="Table93.B" style:family="table-column">
      <style:table-column-properties style:column-width="12.069cm"/>
    </style:style>
    <style:style style:name="Table93.A1" style:family="table-cell">
      <style:table-cell-properties style:vertical-align="middle" fo:background-color="#ffffff" fo:padding="0.049cm" fo:border="none">
        <style:background-image/>
      </style:table-cell-properties>
    </style:style>
    <style:style style:name="Table93.B1" style:family="table-cell">
      <style:table-cell-properties style:vertical-align="middle" fo:padding="0.049cm" fo:border="none"/>
    </style:style>
    <style:style style:name="Table94" style:family="table">
      <style:table-properties style:width="4.336cm" table:align="left"/>
    </style:style>
    <style:style style:name="Table94.A" style:family="table-column">
      <style:table-column-properties style:column-width="0.683cm"/>
    </style:style>
    <style:style style:name="Table94.B" style:family="table-column">
      <style:table-column-properties style:column-width="3.653cm"/>
    </style:style>
    <style:style style:name="Table94.A1" style:family="table-cell">
      <style:table-cell-properties style:vertical-align="middle" fo:background-color="#ffffff" fo:padding="0.049cm" fo:border="none">
        <style:background-image/>
      </style:table-cell-properties>
    </style:style>
    <style:style style:name="Table94.B1" style:family="table-cell">
      <style:table-cell-properties style:vertical-align="middle" fo:padding="0.049cm" fo:border="none"/>
    </style:style>
    <style:style style:name="Table95" style:family="table">
      <style:table-properties style:width="7.417cm" table:align="left"/>
    </style:style>
    <style:style style:name="Table95.A" style:family="table-column">
      <style:table-column-properties style:column-width="0.683cm"/>
    </style:style>
    <style:style style:name="Table95.B" style:family="table-column">
      <style:table-column-properties style:column-width="6.735cm"/>
    </style:style>
    <style:style style:name="Table95.A1" style:family="table-cell">
      <style:table-cell-properties style:vertical-align="middle" fo:background-color="#ffffff" fo:padding="0.049cm" fo:border="none">
        <style:background-image/>
      </style:table-cell-properties>
    </style:style>
    <style:style style:name="Table95.B1" style:family="table-cell">
      <style:table-cell-properties style:vertical-align="middle" fo:padding="0.049cm" fo:border="none"/>
    </style:style>
    <style:style style:name="Table96" style:family="table">
      <style:table-properties style:width="4.336cm" table:align="left"/>
    </style:style>
    <style:style style:name="Table96.A" style:family="table-column">
      <style:table-column-properties style:column-width="0.683cm"/>
    </style:style>
    <style:style style:name="Table96.B" style:family="table-column">
      <style:table-column-properties style:column-width="3.653cm"/>
    </style:style>
    <style:style style:name="Table96.A1" style:family="table-cell">
      <style:table-cell-properties style:vertical-align="middle" fo:background-color="#ffffff" fo:padding="0.049cm" fo:border="none">
        <style:background-image/>
      </style:table-cell-properties>
    </style:style>
    <style:style style:name="Table96.B1" style:family="table-cell">
      <style:table-cell-properties style:vertical-align="middle" fo:padding="0.049cm" fo:border="none"/>
    </style:style>
    <style:style style:name="Table97" style:family="table">
      <style:table-properties style:width="12.966cm" table:align="left"/>
    </style:style>
    <style:style style:name="Table97.A" style:family="table-column">
      <style:table-column-properties style:column-width="0.683cm"/>
    </style:style>
    <style:style style:name="Table97.B" style:family="table-column">
      <style:table-column-properties style:column-width="12.284cm"/>
    </style:style>
    <style:style style:name="Table97.A1" style:family="table-cell">
      <style:table-cell-properties style:vertical-align="middle" fo:background-color="#ffffff" fo:padding="0.049cm" fo:border="none">
        <style:background-image/>
      </style:table-cell-properties>
    </style:style>
    <style:style style:name="Table97.B1" style:family="table-cell">
      <style:table-cell-properties style:vertical-align="middle" fo:padding="0.049cm" fo:border="none"/>
    </style:style>
    <style:style style:name="Table98" style:family="table">
      <style:table-properties style:width="4.336cm" table:align="left"/>
    </style:style>
    <style:style style:name="Table98.A" style:family="table-column">
      <style:table-column-properties style:column-width="0.683cm"/>
    </style:style>
    <style:style style:name="Table98.B" style:family="table-column">
      <style:table-column-properties style:column-width="3.653cm"/>
    </style:style>
    <style:style style:name="Table98.A1" style:family="table-cell">
      <style:table-cell-properties style:vertical-align="middle" fo:background-color="#ffffff" fo:padding="0.049cm" fo:border="none">
        <style:background-image/>
      </style:table-cell-properties>
    </style:style>
    <style:style style:name="Table98.B1" style:family="table-cell">
      <style:table-cell-properties style:vertical-align="middle" fo:padding="0.049cm" fo:border="none"/>
    </style:style>
    <style:style style:name="Table99" style:family="table">
      <style:table-properties style:width="1.161cm" table:align="left"/>
    </style:style>
    <style:style style:name="Table99.A" style:family="table-column">
      <style:table-column-properties style:column-width="0.683cm"/>
    </style:style>
    <style:style style:name="Table99.B" style:family="table-column">
      <style:table-column-properties style:column-width="0.478cm"/>
    </style:style>
    <style:style style:name="Table99.A1" style:family="table-cell">
      <style:table-cell-properties style:vertical-align="middle" fo:background-color="#ffffff" fo:padding="0.049cm" fo:border="none">
        <style:background-image/>
      </style:table-cell-properties>
    </style:style>
    <style:style style:name="Table99.B1" style:family="table-cell">
      <style:table-cell-properties style:vertical-align="middle" fo:padding="0.049cm" fo:border="none"/>
    </style:style>
    <style:style style:name="Table100" style:family="table">
      <style:table-properties style:width="8.396cm" table:align="left"/>
    </style:style>
    <style:style style:name="Table100.A" style:family="table-column">
      <style:table-column-properties style:column-width="0.683cm"/>
    </style:style>
    <style:style style:name="Table100.B" style:family="table-column">
      <style:table-column-properties style:column-width="7.713cm"/>
    </style:style>
    <style:style style:name="Table100.A1" style:family="table-cell">
      <style:table-cell-properties style:vertical-align="middle" fo:background-color="#ffffff" fo:padding="0.049cm" fo:border="none">
        <style:background-image/>
      </style:table-cell-properties>
    </style:style>
    <style:style style:name="Table100.B1" style:family="table-cell">
      <style:table-cell-properties style:vertical-align="middle" fo:padding="0.049cm" fo:border="none"/>
    </style:style>
    <style:style style:name="Table101" style:family="table">
      <style:table-properties style:width="1.161cm" table:align="left"/>
    </style:style>
    <style:style style:name="Table101.A" style:family="table-column">
      <style:table-column-properties style:column-width="0.683cm"/>
    </style:style>
    <style:style style:name="Table101.B" style:family="table-column">
      <style:table-column-properties style:column-width="0.478cm"/>
    </style:style>
    <style:style style:name="Table101.A1" style:family="table-cell">
      <style:table-cell-properties style:vertical-align="middle" fo:background-color="#ffffff" fo:padding="0.049cm" fo:border="none">
        <style:background-image/>
      </style:table-cell-properties>
    </style:style>
    <style:style style:name="Table101.B1" style:family="table-cell">
      <style:table-cell-properties style:vertical-align="middle" fo:padding="0.049cm" fo:border="none"/>
    </style:style>
    <style:style style:name="Table102" style:family="table">
      <style:table-properties style:width="7.202cm" table:align="left"/>
    </style:style>
    <style:style style:name="Table102.A" style:family="table-column">
      <style:table-column-properties style:column-width="0.683cm"/>
    </style:style>
    <style:style style:name="Table102.B" style:family="table-column">
      <style:table-column-properties style:column-width="6.519cm"/>
    </style:style>
    <style:style style:name="Table102.A1" style:family="table-cell">
      <style:table-cell-properties style:vertical-align="middle" fo:background-color="#ffffff" fo:padding="0.049cm" fo:border="none">
        <style:background-image/>
      </style:table-cell-properties>
    </style:style>
    <style:style style:name="Table102.B1" style:family="table-cell">
      <style:table-cell-properties style:vertical-align="middle" fo:padding="0.049cm" fo:border="none"/>
    </style:style>
    <style:style style:name="Table103" style:family="table">
      <style:table-properties style:width="4.336cm" table:align="left"/>
    </style:style>
    <style:style style:name="Table103.A" style:family="table-column">
      <style:table-column-properties style:column-width="0.683cm"/>
    </style:style>
    <style:style style:name="Table103.B" style:family="table-column">
      <style:table-column-properties style:column-width="3.653cm"/>
    </style:style>
    <style:style style:name="Table103.A1" style:family="table-cell">
      <style:table-cell-properties style:vertical-align="middle" fo:background-color="#ffffff" fo:padding="0.049cm" fo:border="none">
        <style:background-image/>
      </style:table-cell-properties>
    </style:style>
    <style:style style:name="Table103.B1" style:family="table-cell">
      <style:table-cell-properties style:vertical-align="middle" fo:padding="0.049cm" fo:border="none"/>
    </style:style>
    <style:style style:name="Table104" style:family="table">
      <style:table-properties style:width="15.034cm" table:align="left"/>
    </style:style>
    <style:style style:name="Table104.A" style:family="table-column">
      <style:table-column-properties style:column-width="0.683cm"/>
    </style:style>
    <style:style style:name="Table104.B" style:family="table-column">
      <style:table-column-properties style:column-width="14.351cm"/>
    </style:style>
    <style:style style:name="Table104.A1" style:family="table-cell">
      <style:table-cell-properties style:vertical-align="middle" fo:background-color="#ffffff" fo:padding="0.049cm" fo:border="none">
        <style:background-image/>
      </style:table-cell-properties>
    </style:style>
    <style:style style:name="Table104.B1" style:family="table-cell">
      <style:table-cell-properties style:vertical-align="middle" fo:padding="0.049cm" fo:border="none"/>
    </style:style>
    <style:style style:name="Table105" style:family="table">
      <style:table-properties style:width="4.336cm" table:align="left"/>
    </style:style>
    <style:style style:name="Table105.A" style:family="table-column">
      <style:table-column-properties style:column-width="0.683cm"/>
    </style:style>
    <style:style style:name="Table105.B" style:family="table-column">
      <style:table-column-properties style:column-width="3.653cm"/>
    </style:style>
    <style:style style:name="Table105.A1" style:family="table-cell">
      <style:table-cell-properties style:vertical-align="middle" fo:background-color="#ffffff" fo:padding="0.049cm" fo:border="none">
        <style:background-image/>
      </style:table-cell-properties>
    </style:style>
    <style:style style:name="Table105.B1" style:family="table-cell">
      <style:table-cell-properties style:vertical-align="middle" fo:padding="0.049cm" fo:border="none"/>
    </style:style>
    <style:style style:name="Table106" style:family="table">
      <style:table-properties style:width="7.417cm" table:align="left"/>
    </style:style>
    <style:style style:name="Table106.A" style:family="table-column">
      <style:table-column-properties style:column-width="0.683cm"/>
    </style:style>
    <style:style style:name="Table106.B" style:family="table-column">
      <style:table-column-properties style:column-width="6.735cm"/>
    </style:style>
    <style:style style:name="Table106.A1" style:family="table-cell">
      <style:table-cell-properties style:vertical-align="middle" fo:background-color="#ffffff" fo:padding="0.049cm" fo:border="none">
        <style:background-image/>
      </style:table-cell-properties>
    </style:style>
    <style:style style:name="Table106.B1" style:family="table-cell">
      <style:table-cell-properties style:vertical-align="middle" fo:padding="0.049cm" fo:border="none"/>
    </style:style>
    <style:style style:name="Table107" style:family="table">
      <style:table-properties style:width="4.336cm" table:align="left"/>
    </style:style>
    <style:style style:name="Table107.A" style:family="table-column">
      <style:table-column-properties style:column-width="0.683cm"/>
    </style:style>
    <style:style style:name="Table107.B" style:family="table-column">
      <style:table-column-properties style:column-width="3.653cm"/>
    </style:style>
    <style:style style:name="Table107.A1" style:family="table-cell">
      <style:table-cell-properties style:vertical-align="middle" fo:background-color="#ffffff" fo:padding="0.049cm" fo:border="none">
        <style:background-image/>
      </style:table-cell-properties>
    </style:style>
    <style:style style:name="Table107.B1" style:family="table-cell">
      <style:table-cell-properties style:vertical-align="middle" fo:padding="0.049cm" fo:border="none"/>
    </style:style>
    <style:style style:name="Table108" style:family="table">
      <style:table-properties style:width="15.249cm" table:align="left"/>
    </style:style>
    <style:style style:name="Table108.A" style:family="table-column">
      <style:table-column-properties style:column-width="0.683cm"/>
    </style:style>
    <style:style style:name="Table108.B" style:family="table-column">
      <style:table-column-properties style:column-width="14.566cm"/>
    </style:style>
    <style:style style:name="Table108.A1" style:family="table-cell">
      <style:table-cell-properties style:vertical-align="middle" fo:background-color="#ffffff" fo:padding="0.049cm" fo:border="none">
        <style:background-image/>
      </style:table-cell-properties>
    </style:style>
    <style:style style:name="Table108.B1" style:family="table-cell">
      <style:table-cell-properties style:vertical-align="middle" fo:padding="0.049cm" fo:border="none"/>
    </style:style>
    <style:style style:name="Table109" style:family="table">
      <style:table-properties style:width="4.336cm" table:align="left"/>
    </style:style>
    <style:style style:name="Table109.A" style:family="table-column">
      <style:table-column-properties style:column-width="0.683cm"/>
    </style:style>
    <style:style style:name="Table109.B" style:family="table-column">
      <style:table-column-properties style:column-width="3.653cm"/>
    </style:style>
    <style:style style:name="Table109.A1" style:family="table-cell">
      <style:table-cell-properties style:vertical-align="middle" fo:background-color="#ffffff" fo:padding="0.049cm" fo:border="none">
        <style:background-image/>
      </style:table-cell-properties>
    </style:style>
    <style:style style:name="Table109.B1" style:family="table-cell">
      <style:table-cell-properties style:vertical-align="middle" fo:padding="0.049cm" fo:border="none"/>
    </style:style>
    <style:style style:name="Table110" style:family="table">
      <style:table-properties style:width="1.161cm" table:align="left"/>
    </style:style>
    <style:style style:name="Table110.A" style:family="table-column">
      <style:table-column-properties style:column-width="0.683cm"/>
    </style:style>
    <style:style style:name="Table110.B" style:family="table-column">
      <style:table-column-properties style:column-width="0.478cm"/>
    </style:style>
    <style:style style:name="Table110.A1" style:family="table-cell">
      <style:table-cell-properties style:vertical-align="middle" fo:background-color="#ffffff" fo:padding="0.049cm" fo:border="none">
        <style:background-image/>
      </style:table-cell-properties>
    </style:style>
    <style:style style:name="Table110.B1" style:family="table-cell">
      <style:table-cell-properties style:vertical-align="middle" fo:padding="0.049cm" fo:border="none"/>
    </style:style>
    <style:style style:name="Table111" style:family="table">
      <style:table-properties style:width="4.613cm" table:align="left"/>
    </style:style>
    <style:style style:name="Table111.A" style:family="table-column">
      <style:table-column-properties style:column-width="0.683cm"/>
    </style:style>
    <style:style style:name="Table111.B" style:family="table-column">
      <style:table-column-properties style:column-width="3.93cm"/>
    </style:style>
    <style:style style:name="Table111.A1" style:family="table-cell">
      <style:table-cell-properties style:vertical-align="middle" fo:background-color="#ffffff" fo:padding="0.049cm" fo:border="none">
        <style:background-image/>
      </style:table-cell-properties>
    </style:style>
    <style:style style:name="Table111.B1" style:family="table-cell">
      <style:table-cell-properties style:vertical-align="middle" fo:padding="0.049cm" fo:border="none"/>
    </style:style>
    <style:style style:name="Table112" style:family="table">
      <style:table-properties style:width="1.161cm" table:align="left"/>
    </style:style>
    <style:style style:name="Table112.A" style:family="table-column">
      <style:table-column-properties style:column-width="0.683cm"/>
    </style:style>
    <style:style style:name="Table112.B" style:family="table-column">
      <style:table-column-properties style:column-width="0.478cm"/>
    </style:style>
    <style:style style:name="Table112.A1" style:family="table-cell">
      <style:table-cell-properties style:vertical-align="middle" fo:background-color="#ffffff" fo:padding="0.049cm" fo:border="none">
        <style:background-image/>
      </style:table-cell-properties>
    </style:style>
    <style:style style:name="Table112.B1" style:family="table-cell">
      <style:table-cell-properties style:vertical-align="middle" fo:padding="0.049cm" fo:border="none"/>
    </style:style>
    <style:style style:name="Table113" style:family="table">
      <style:table-properties style:width="10.95cm" table:align="left"/>
    </style:style>
    <style:style style:name="Table113.A" style:family="table-column">
      <style:table-column-properties style:column-width="0.683cm"/>
    </style:style>
    <style:style style:name="Table113.B" style:family="table-column">
      <style:table-column-properties style:column-width="10.268cm"/>
    </style:style>
    <style:style style:name="Table113.A1" style:family="table-cell">
      <style:table-cell-properties style:vertical-align="middle" fo:background-color="#ffffff" fo:padding="0.049cm" fo:border="none">
        <style:background-image/>
      </style:table-cell-properties>
    </style:style>
    <style:style style:name="Table113.B1" style:family="table-cell">
      <style:table-cell-properties style:vertical-align="middle" fo:padding="0.049cm" fo:border="none"/>
    </style:style>
    <style:style style:name="Table114" style:family="table">
      <style:table-properties style:width="4.336cm" table:align="left"/>
    </style:style>
    <style:style style:name="Table114.A" style:family="table-column">
      <style:table-column-properties style:column-width="0.683cm"/>
    </style:style>
    <style:style style:name="Table114.B" style:family="table-column">
      <style:table-column-properties style:column-width="3.653cm"/>
    </style:style>
    <style:style style:name="Table114.A1" style:family="table-cell">
      <style:table-cell-properties style:vertical-align="middle" fo:background-color="#ffffff" fo:padding="0.049cm" fo:border="none">
        <style:background-image/>
      </style:table-cell-properties>
    </style:style>
    <style:style style:name="Table114.B1" style:family="table-cell">
      <style:table-cell-properties style:vertical-align="middle" fo:padding="0.049cm" fo:border="none"/>
    </style:style>
    <style:style style:name="Table115" style:family="table">
      <style:table-properties style:width="15.228cm" table:align="left"/>
    </style:style>
    <style:style style:name="Table115.A" style:family="table-column">
      <style:table-column-properties style:column-width="0.683cm"/>
    </style:style>
    <style:style style:name="Table115.B" style:family="table-column">
      <style:table-column-properties style:column-width="14.545cm"/>
    </style:style>
    <style:style style:name="Table115.A1" style:family="table-cell">
      <style:table-cell-properties style:vertical-align="middle" fo:background-color="#ffffff" fo:padding="0.049cm" fo:border="none">
        <style:background-image/>
      </style:table-cell-properties>
    </style:style>
    <style:style style:name="Table115.B1" style:family="table-cell">
      <style:table-cell-properties style:vertical-align="middle" fo:padding="0.049cm" fo:border="none"/>
    </style:style>
    <style:style style:name="Table116" style:family="table">
      <style:table-properties style:width="16.242cm" table:align="left"/>
    </style:style>
    <style:style style:name="Table116.A" style:family="table-column">
      <style:table-column-properties style:column-width="0.683cm"/>
    </style:style>
    <style:style style:name="Table116.B" style:family="table-column">
      <style:table-column-properties style:column-width="15.559cm"/>
    </style:style>
    <style:style style:name="Table116.A1" style:family="table-cell">
      <style:table-cell-properties style:vertical-align="middle" fo:background-color="#ffffff" fo:padding="0.049cm" fo:border="none">
        <style:background-image/>
      </style:table-cell-properties>
    </style:style>
    <style:style style:name="Table116.B1" style:family="table-cell">
      <style:table-cell-properties style:vertical-align="middle" fo:padding="0.049cm" fo:border="none"/>
    </style:style>
    <style:style style:name="Table117" style:family="table">
      <style:table-properties style:width="15.783cm" table:align="left"/>
    </style:style>
    <style:style style:name="Table117.A" style:family="table-column">
      <style:table-column-properties style:column-width="0.683cm"/>
    </style:style>
    <style:style style:name="Table117.B" style:family="table-column">
      <style:table-column-properties style:column-width="15.101cm"/>
    </style:style>
    <style:style style:name="Table117.A1" style:family="table-cell">
      <style:table-cell-properties style:vertical-align="middle" fo:background-color="#ffffff" fo:padding="0.049cm" fo:border="none">
        <style:background-image/>
      </style:table-cell-properties>
    </style:style>
    <style:style style:name="Table117.B1" style:family="table-cell">
      <style:table-cell-properties style:vertical-align="middle" fo:padding="0.049cm" fo:border="none"/>
    </style:style>
    <style:style style:name="Table118" style:family="table">
      <style:table-properties style:width="10.62cm" table:align="left"/>
    </style:style>
    <style:style style:name="Table118.A" style:family="table-column">
      <style:table-column-properties style:column-width="0.683cm"/>
    </style:style>
    <style:style style:name="Table118.B" style:family="table-column">
      <style:table-column-properties style:column-width="9.938cm"/>
    </style:style>
    <style:style style:name="Table118.A1" style:family="table-cell">
      <style:table-cell-properties style:vertical-align="middle" fo:background-color="#ffffff" fo:padding="0.049cm" fo:border="none">
        <style:background-image/>
      </style:table-cell-properties>
    </style:style>
    <style:style style:name="Table118.B1" style:family="table-cell">
      <style:table-cell-properties style:vertical-align="middle" fo:padding="0.049cm" fo:border="none"/>
    </style:style>
    <style:style style:name="Table119" style:family="table">
      <style:table-properties style:width="9.952cm" table:align="left"/>
    </style:style>
    <style:style style:name="Table119.A" style:family="table-column">
      <style:table-column-properties style:column-width="0.683cm"/>
    </style:style>
    <style:style style:name="Table119.B" style:family="table-column">
      <style:table-column-properties style:column-width="9.269cm"/>
    </style:style>
    <style:style style:name="Table119.A1" style:family="table-cell">
      <style:table-cell-properties style:vertical-align="middle" fo:background-color="#ffffff" fo:padding="0.049cm" fo:border="none">
        <style:background-image/>
      </style:table-cell-properties>
    </style:style>
    <style:style style:name="Table119.B1" style:family="table-cell">
      <style:table-cell-properties style:vertical-align="middle" fo:padding="0.049cm" fo:border="none"/>
    </style:style>
    <style:style style:name="Table120" style:family="table">
      <style:table-properties style:width="4.336cm" table:align="left"/>
    </style:style>
    <style:style style:name="Table120.A" style:family="table-column">
      <style:table-column-properties style:column-width="0.683cm"/>
    </style:style>
    <style:style style:name="Table120.B" style:family="table-column">
      <style:table-column-properties style:column-width="3.653cm"/>
    </style:style>
    <style:style style:name="Table120.A1" style:family="table-cell">
      <style:table-cell-properties style:vertical-align="middle" fo:background-color="#ffffff" fo:padding="0.049cm" fo:border="none">
        <style:background-image/>
      </style:table-cell-properties>
    </style:style>
    <style:style style:name="Table120.B1" style:family="table-cell">
      <style:table-cell-properties style:vertical-align="middle" fo:padding="0.049cm" fo:border="none"/>
    </style:style>
    <style:style style:name="Table121" style:family="table">
      <style:table-properties style:width="1.161cm" table:align="left"/>
    </style:style>
    <style:style style:name="Table121.A" style:family="table-column">
      <style:table-column-properties style:column-width="0.683cm"/>
    </style:style>
    <style:style style:name="Table121.B" style:family="table-column">
      <style:table-column-properties style:column-width="0.478cm"/>
    </style:style>
    <style:style style:name="Table121.A1" style:family="table-cell">
      <style:table-cell-properties style:vertical-align="middle" fo:background-color="#ffffff" fo:padding="0.049cm" fo:border="none">
        <style:background-image/>
      </style:table-cell-properties>
    </style:style>
    <style:style style:name="Table121.B1" style:family="table-cell">
      <style:table-cell-properties style:vertical-align="middle" fo:padding="0.049cm" fo:border="none"/>
    </style:style>
    <style:style style:name="Table122" style:family="table">
      <style:table-properties style:width="45.263cm" table:align="left" fo:background-color="transparent">
        <style:background-image/>
      </style:table-properties>
    </style:style>
    <style:style style:name="Table122.A" style:family="table-column">
      <style:table-column-properties style:column-width="40.425cm"/>
    </style:style>
    <style:style style:name="Table122.B" style:family="table-column">
      <style:table-column-properties style:column-width="4.838cm"/>
    </style:style>
    <style:style style:name="Table122.A1" style:family="table-cell">
      <style:table-cell-properties style:vertical-align="middle" fo:padding="0.049cm" fo:border="none"/>
    </style:style>
    <style:style style:name="Table123" style:family="table">
      <style:table-properties style:width="5.225cm" table:align="left"/>
    </style:style>
    <style:style style:name="Table123.A" style:family="table-column">
      <style:table-column-properties style:column-width="0.452cm"/>
    </style:style>
    <style:style style:name="Table123.B" style:family="table-column">
      <style:table-column-properties style:column-width="4.773cm"/>
    </style:style>
    <style:style style:name="Table123.A1" style:family="table-cell">
      <style:table-cell-properties style:vertical-align="middle" fo:background-color="#ffffff" fo:padding="0.049cm" fo:border="none">
        <style:background-image/>
      </style:table-cell-properties>
    </style:style>
    <style:style style:name="Table123.B1" style:family="table-cell">
      <style:table-cell-properties style:vertical-align="middle" fo:padding="0.049cm" fo:border="none"/>
    </style:style>
    <style:style style:name="Table124" style:family="table">
      <style:table-properties style:width="5.51cm" table:align="left"/>
    </style:style>
    <style:style style:name="Table124.A" style:family="table-column">
      <style:table-column-properties style:column-width="0.452cm"/>
    </style:style>
    <style:style style:name="Table124.B" style:family="table-column">
      <style:table-column-properties style:column-width="5.059cm"/>
    </style:style>
    <style:style style:name="Table124.A1" style:family="table-cell">
      <style:table-cell-properties style:vertical-align="middle" fo:background-color="#ffffff" fo:padding="0.049cm" fo:border="none">
        <style:background-image/>
      </style:table-cell-properties>
    </style:style>
    <style:style style:name="Table124.B1" style:family="table-cell">
      <style:table-cell-properties style:vertical-align="middle" fo:padding="0.049cm" fo:border="none"/>
    </style:style>
    <style:style style:name="Table125" style:family="table">
      <style:table-properties style:width="4.057cm" table:align="left"/>
    </style:style>
    <style:style style:name="Table125.A" style:family="table-column">
      <style:table-column-properties style:column-width="0.452cm"/>
    </style:style>
    <style:style style:name="Table125.B" style:family="table-column">
      <style:table-column-properties style:column-width="3.605cm"/>
    </style:style>
    <style:style style:name="Table125.A1" style:family="table-cell">
      <style:table-cell-properties style:vertical-align="middle" fo:background-color="#ffffff" fo:padding="0.049cm" fo:border="none">
        <style:background-image/>
      </style:table-cell-properties>
    </style:style>
    <style:style style:name="Table125.B1" style:family="table-cell">
      <style:table-cell-properties style:vertical-align="middle" fo:padding="0.049cm" fo:border="none"/>
    </style:style>
    <style:style style:name="Table126" style:family="table">
      <style:table-properties style:width="4.325cm" table:align="left"/>
    </style:style>
    <style:style style:name="Table126.A" style:family="table-column">
      <style:table-column-properties style:column-width="0.452cm"/>
    </style:style>
    <style:style style:name="Table126.B" style:family="table-column">
      <style:table-column-properties style:column-width="3.874cm"/>
    </style:style>
    <style:style style:name="Table126.A1" style:family="table-cell">
      <style:table-cell-properties style:vertical-align="middle" fo:background-color="#ffffff" fo:padding="0.049cm" fo:border="none">
        <style:background-image/>
      </style:table-cell-properties>
    </style:style>
    <style:style style:name="Table126.B1" style:family="table-cell">
      <style:table-cell-properties style:vertical-align="middle" fo:padding="0.049cm" fo:border="none"/>
    </style:style>
    <style:style style:name="Table127" style:family="table">
      <style:table-properties style:width="9.216cm" table:align="left"/>
    </style:style>
    <style:style style:name="Table127.A" style:family="table-column">
      <style:table-column-properties style:column-width="0.452cm"/>
    </style:style>
    <style:style style:name="Table127.B" style:family="table-column">
      <style:table-column-properties style:column-width="8.765cm"/>
    </style:style>
    <style:style style:name="Table127.A1" style:family="table-cell">
      <style:table-cell-properties style:vertical-align="middle" fo:background-color="#ffffff" fo:padding="0.049cm" fo:border="none">
        <style:background-image/>
      </style:table-cell-properties>
    </style:style>
    <style:style style:name="Table127.B1" style:family="table-cell">
      <style:table-cell-properties style:vertical-align="middle" fo:padding="0.049cm" fo:border="none"/>
    </style:style>
    <style:style style:name="Table128" style:family="table">
      <style:table-properties style:width="5.72cm" table:align="left"/>
    </style:style>
    <style:style style:name="Table128.A" style:family="table-column">
      <style:table-column-properties style:column-width="0.452cm"/>
    </style:style>
    <style:style style:name="Table128.B" style:family="table-column">
      <style:table-column-properties style:column-width="5.269cm"/>
    </style:style>
    <style:style style:name="Table128.A1" style:family="table-cell">
      <style:table-cell-properties style:vertical-align="middle" fo:background-color="#ffffff" fo:padding="0.049cm" fo:border="none">
        <style:background-image/>
      </style:table-cell-properties>
    </style:style>
    <style:style style:name="Table128.B1" style:family="table-cell">
      <style:table-cell-properties style:vertical-align="middle" fo:padding="0.049cm" fo:border="none"/>
    </style:style>
    <style:style style:name="Table129" style:family="table">
      <style:table-properties style:width="10.359cm" table:align="left"/>
    </style:style>
    <style:style style:name="Table129.A" style:family="table-column">
      <style:table-column-properties style:column-width="0.452cm"/>
    </style:style>
    <style:style style:name="Table129.B" style:family="table-column">
      <style:table-column-properties style:column-width="9.908cm"/>
    </style:style>
    <style:style style:name="Table129.A1" style:family="table-cell">
      <style:table-cell-properties style:vertical-align="middle" fo:background-color="#ffffff" fo:padding="0.049cm" fo:border="none">
        <style:background-image/>
      </style:table-cell-properties>
    </style:style>
    <style:style style:name="Table129.B1" style:family="table-cell">
      <style:table-cell-properties style:vertical-align="middle" fo:padding="0.049cm" fo:border="none"/>
    </style:style>
    <style:style style:name="Table130" style:family="table">
      <style:table-properties style:width="1.988cm" table:align="left"/>
    </style:style>
    <style:style style:name="Table130.A" style:family="table-column">
      <style:table-column-properties style:column-width="0.452cm"/>
    </style:style>
    <style:style style:name="Table130.B" style:family="table-column">
      <style:table-column-properties style:column-width="1.536cm"/>
    </style:style>
    <style:style style:name="Table130.A1" style:family="table-cell">
      <style:table-cell-properties style:vertical-align="middle" fo:background-color="#ffffff" fo:padding="0.049cm" fo:border="none">
        <style:background-image/>
      </style:table-cell-properties>
    </style:style>
    <style:style style:name="Table130.B1" style:family="table-cell">
      <style:table-cell-properties style:vertical-align="middle" fo:padding="0.049cm" fo:border="none"/>
    </style:style>
    <style:style style:name="Table131" style:family="table">
      <style:table-properties style:width="0.93cm" table:align="left"/>
    </style:style>
    <style:style style:name="Table131.A" style:family="table-column">
      <style:table-column-properties style:column-width="0.452cm"/>
    </style:style>
    <style:style style:name="Table131.B" style:family="table-column">
      <style:table-column-properties style:column-width="0.478cm"/>
    </style:style>
    <style:style style:name="Table131.A1" style:family="table-cell">
      <style:table-cell-properties style:vertical-align="middle" fo:background-color="#ffffff" fo:padding="0.049cm" fo:border="none">
        <style:background-image/>
      </style:table-cell-properties>
    </style:style>
    <style:style style:name="Table131.B1" style:family="table-cell">
      <style:table-cell-properties style:vertical-align="middle" fo:padding="0.049cm" fo:border="none"/>
    </style:style>
    <style:style style:name="Table132" style:family="table">
      <style:table-properties style:width="4.057cm" table:align="left"/>
    </style:style>
    <style:style style:name="Table132.A" style:family="table-column">
      <style:table-column-properties style:column-width="0.452cm"/>
    </style:style>
    <style:style style:name="Table132.B" style:family="table-column">
      <style:table-column-properties style:column-width="3.605cm"/>
    </style:style>
    <style:style style:name="Table132.A1" style:family="table-cell">
      <style:table-cell-properties style:vertical-align="middle" fo:background-color="#ffffff" fo:padding="0.049cm" fo:border="none">
        <style:background-image/>
      </style:table-cell-properties>
    </style:style>
    <style:style style:name="Table132.B1" style:family="table-cell">
      <style:table-cell-properties style:vertical-align="middle" fo:padding="0.049cm" fo:border="none"/>
    </style:style>
    <style:style style:name="Table133" style:family="table">
      <style:table-properties style:width="9.216cm" table:align="left"/>
    </style:style>
    <style:style style:name="Table133.A" style:family="table-column">
      <style:table-column-properties style:column-width="0.452cm"/>
    </style:style>
    <style:style style:name="Table133.B" style:family="table-column">
      <style:table-column-properties style:column-width="8.765cm"/>
    </style:style>
    <style:style style:name="Table133.A1" style:family="table-cell">
      <style:table-cell-properties style:vertical-align="middle" fo:background-color="#ffffff" fo:padding="0.049cm" fo:border="none">
        <style:background-image/>
      </style:table-cell-properties>
    </style:style>
    <style:style style:name="Table133.B1" style:family="table-cell">
      <style:table-cell-properties style:vertical-align="middle" fo:padding="0.049cm" fo:border="none"/>
    </style:style>
    <style:style style:name="Table134" style:family="table">
      <style:table-properties style:width="6.234cm" table:align="left"/>
    </style:style>
    <style:style style:name="Table134.A" style:family="table-column">
      <style:table-column-properties style:column-width="0.452cm"/>
    </style:style>
    <style:style style:name="Table134.B" style:family="table-column">
      <style:table-column-properties style:column-width="5.782cm"/>
    </style:style>
    <style:style style:name="Table134.A1" style:family="table-cell">
      <style:table-cell-properties style:vertical-align="middle" fo:background-color="#ffffff" fo:padding="0.049cm" fo:border="none">
        <style:background-image/>
      </style:table-cell-properties>
    </style:style>
    <style:style style:name="Table134.B1" style:family="table-cell">
      <style:table-cell-properties style:vertical-align="middle" fo:padding="0.049cm" fo:border="none"/>
    </style:style>
    <style:style style:name="Table135" style:family="table">
      <style:table-properties style:width="5.059cm" table:align="left"/>
    </style:style>
    <style:style style:name="Table135.A" style:family="table-column">
      <style:table-column-properties style:column-width="0.452cm"/>
    </style:style>
    <style:style style:name="Table135.B" style:family="table-column">
      <style:table-column-properties style:column-width="4.607cm"/>
    </style:style>
    <style:style style:name="Table135.A1" style:family="table-cell">
      <style:table-cell-properties style:vertical-align="middle" fo:background-color="#ffffff" fo:padding="0.049cm" fo:border="none">
        <style:background-image/>
      </style:table-cell-properties>
    </style:style>
    <style:style style:name="Table135.B1" style:family="table-cell">
      <style:table-cell-properties style:vertical-align="middle" fo:padding="0.049cm" fo:border="none"/>
    </style:style>
    <style:style style:name="Table136" style:family="table">
      <style:table-properties style:width="9.042cm" table:align="left"/>
    </style:style>
    <style:style style:name="Table136.A" style:family="table-column">
      <style:table-column-properties style:column-width="0.452cm"/>
    </style:style>
    <style:style style:name="Table136.B" style:family="table-column">
      <style:table-column-properties style:column-width="8.59cm"/>
    </style:style>
    <style:style style:name="Table136.A1" style:family="table-cell">
      <style:table-cell-properties style:vertical-align="middle" fo:background-color="#ffffff" fo:padding="0.049cm" fo:border="none">
        <style:background-image/>
      </style:table-cell-properties>
    </style:style>
    <style:style style:name="Table136.B1" style:family="table-cell">
      <style:table-cell-properties style:vertical-align="middle" fo:padding="0.049cm" fo:border="none"/>
    </style:style>
    <style:style style:name="Table137" style:family="table">
      <style:table-properties style:width="3.558cm" table:align="left"/>
    </style:style>
    <style:style style:name="Table137.A" style:family="table-column">
      <style:table-column-properties style:column-width="0.452cm"/>
    </style:style>
    <style:style style:name="Table137.B" style:family="table-column">
      <style:table-column-properties style:column-width="3.106cm"/>
    </style:style>
    <style:style style:name="Table137.A1" style:family="table-cell">
      <style:table-cell-properties style:vertical-align="middle" fo:background-color="#ffffff" fo:padding="0.049cm" fo:border="none">
        <style:background-image/>
      </style:table-cell-properties>
    </style:style>
    <style:style style:name="Table137.B1" style:family="table-cell">
      <style:table-cell-properties style:vertical-align="middle" fo:padding="0.049cm" fo:border="none"/>
    </style:style>
    <style:style style:name="Table138" style:family="table">
      <style:table-properties style:width="9.74cm" table:align="left"/>
    </style:style>
    <style:style style:name="Table138.A" style:family="table-column">
      <style:table-column-properties style:column-width="0.452cm"/>
    </style:style>
    <style:style style:name="Table138.B" style:family="table-column">
      <style:table-column-properties style:column-width="9.289cm"/>
    </style:style>
    <style:style style:name="Table138.A1" style:family="table-cell">
      <style:table-cell-properties style:vertical-align="middle" fo:background-color="#ffffff" fo:padding="0.049cm" fo:border="none">
        <style:background-image/>
      </style:table-cell-properties>
    </style:style>
    <style:style style:name="Table138.B1" style:family="table-cell">
      <style:table-cell-properties style:vertical-align="middle" fo:padding="0.049cm" fo:border="none"/>
    </style:style>
    <style:style style:name="Table139" style:family="table">
      <style:table-properties style:width="1.988cm" table:align="left"/>
    </style:style>
    <style:style style:name="Table139.A" style:family="table-column">
      <style:table-column-properties style:column-width="0.452cm"/>
    </style:style>
    <style:style style:name="Table139.B" style:family="table-column">
      <style:table-column-properties style:column-width="1.536cm"/>
    </style:style>
    <style:style style:name="Table139.A1" style:family="table-cell">
      <style:table-cell-properties style:vertical-align="middle" fo:background-color="#ffffff" fo:padding="0.049cm" fo:border="none">
        <style:background-image/>
      </style:table-cell-properties>
    </style:style>
    <style:style style:name="Table139.B1" style:family="table-cell">
      <style:table-cell-properties style:vertical-align="middle" fo:padding="0.049cm" fo:border="none"/>
    </style:style>
    <style:style style:name="Table140" style:family="table">
      <style:table-properties style:width="0.93cm" table:align="left"/>
    </style:style>
    <style:style style:name="Table140.A" style:family="table-column">
      <style:table-column-properties style:column-width="0.452cm"/>
    </style:style>
    <style:style style:name="Table140.B" style:family="table-column">
      <style:table-column-properties style:column-width="0.478cm"/>
    </style:style>
    <style:style style:name="Table140.A1" style:family="table-cell">
      <style:table-cell-properties style:vertical-align="middle" fo:background-color="#ffffff" fo:padding="0.049cm" fo:border="none">
        <style:background-image/>
      </style:table-cell-properties>
    </style:style>
    <style:style style:name="Table140.B1" style:family="table-cell">
      <style:table-cell-properties style:vertical-align="middle" fo:padding="0.049cm" fo:border="none"/>
    </style:style>
    <style:style style:name="Table141" style:family="table">
      <style:table-properties style:width="4.288cm" table:align="left"/>
    </style:style>
    <style:style style:name="Table141.A" style:family="table-column">
      <style:table-column-properties style:column-width="0.683cm"/>
    </style:style>
    <style:style style:name="Table141.B" style:family="table-column">
      <style:table-column-properties style:column-width="3.605cm"/>
    </style:style>
    <style:style style:name="Table141.A1" style:family="table-cell">
      <style:table-cell-properties style:vertical-align="middle" fo:background-color="#ffffff" fo:padding="0.049cm" fo:border="none">
        <style:background-image/>
      </style:table-cell-properties>
    </style:style>
    <style:style style:name="Table141.B1" style:family="table-cell">
      <style:table-cell-properties style:vertical-align="middle" fo:padding="0.049cm" fo:border="none"/>
    </style:style>
    <style:style style:name="Table142" style:family="table">
      <style:table-properties style:width="6.309cm" table:align="left"/>
    </style:style>
    <style:style style:name="Table142.A" style:family="table-column">
      <style:table-column-properties style:column-width="0.683cm"/>
    </style:style>
    <style:style style:name="Table142.B" style:family="table-column">
      <style:table-column-properties style:column-width="5.627cm"/>
    </style:style>
    <style:style style:name="Table142.A1" style:family="table-cell">
      <style:table-cell-properties style:vertical-align="middle" fo:background-color="#ffffff" fo:padding="0.049cm" fo:border="none">
        <style:background-image/>
      </style:table-cell-properties>
    </style:style>
    <style:style style:name="Table142.B1" style:family="table-cell">
      <style:table-cell-properties style:vertical-align="middle" fo:padding="0.049cm" fo:border="none"/>
    </style:style>
    <style:style style:name="Table143" style:family="table">
      <style:table-properties style:width="9.075cm" table:align="left"/>
    </style:style>
    <style:style style:name="Table143.A" style:family="table-column">
      <style:table-column-properties style:column-width="0.683cm"/>
    </style:style>
    <style:style style:name="Table143.B" style:family="table-column">
      <style:table-column-properties style:column-width="8.393cm"/>
    </style:style>
    <style:style style:name="Table143.A1" style:family="table-cell">
      <style:table-cell-properties style:vertical-align="middle" fo:background-color="#ffffff" fo:padding="0.049cm" fo:border="none">
        <style:background-image/>
      </style:table-cell-properties>
    </style:style>
    <style:style style:name="Table143.B1" style:family="table-cell">
      <style:table-cell-properties style:vertical-align="middle" fo:padding="0.049cm" fo:border="none"/>
    </style:style>
    <style:style style:name="Table144" style:family="table">
      <style:table-properties style:width="9.262cm" table:align="left"/>
    </style:style>
    <style:style style:name="Table144.A" style:family="table-column">
      <style:table-column-properties style:column-width="0.683cm"/>
    </style:style>
    <style:style style:name="Table144.B" style:family="table-column">
      <style:table-column-properties style:column-width="8.58cm"/>
    </style:style>
    <style:style style:name="Table144.A1" style:family="table-cell">
      <style:table-cell-properties style:vertical-align="middle" fo:background-color="#ffffff" fo:padding="0.049cm" fo:border="none">
        <style:background-image/>
      </style:table-cell-properties>
    </style:style>
    <style:style style:name="Table144.B1" style:family="table-cell">
      <style:table-cell-properties style:vertical-align="middle" fo:padding="0.049cm" fo:border="none"/>
    </style:style>
    <style:style style:name="Table145" style:family="table">
      <style:table-properties style:width="7.551cm" table:align="left"/>
    </style:style>
    <style:style style:name="Table145.A" style:family="table-column">
      <style:table-column-properties style:column-width="0.683cm"/>
    </style:style>
    <style:style style:name="Table145.B" style:family="table-column">
      <style:table-column-properties style:column-width="6.869cm"/>
    </style:style>
    <style:style style:name="Table145.A1" style:family="table-cell">
      <style:table-cell-properties style:vertical-align="middle" fo:background-color="#ffffff" fo:padding="0.049cm" fo:border="none">
        <style:background-image/>
      </style:table-cell-properties>
    </style:style>
    <style:style style:name="Table145.B1" style:family="table-cell">
      <style:table-cell-properties style:vertical-align="middle" fo:padding="0.049cm" fo:border="none"/>
    </style:style>
    <style:style style:name="Table146" style:family="table">
      <style:table-properties style:width="8.364cm" table:align="left"/>
    </style:style>
    <style:style style:name="Table146.A" style:family="table-column">
      <style:table-column-properties style:column-width="0.683cm"/>
    </style:style>
    <style:style style:name="Table146.B" style:family="table-column">
      <style:table-column-properties style:column-width="7.682cm"/>
    </style:style>
    <style:style style:name="Table146.A1" style:family="table-cell">
      <style:table-cell-properties style:vertical-align="middle" fo:background-color="#ffffff" fo:padding="0.049cm" fo:border="none">
        <style:background-image/>
      </style:table-cell-properties>
    </style:style>
    <style:style style:name="Table146.B1" style:family="table-cell">
      <style:table-cell-properties style:vertical-align="middle" fo:padding="0.049cm" fo:border="none"/>
    </style:style>
    <style:style style:name="Table147" style:family="table">
      <style:table-properties style:width="5.394cm" table:align="left"/>
    </style:style>
    <style:style style:name="Table147.A" style:family="table-column">
      <style:table-column-properties style:column-width="0.683cm"/>
    </style:style>
    <style:style style:name="Table147.B" style:family="table-column">
      <style:table-column-properties style:column-width="4.711cm"/>
    </style:style>
    <style:style style:name="Table147.A1" style:family="table-cell">
      <style:table-cell-properties style:vertical-align="middle" fo:background-color="#ffffff" fo:padding="0.049cm" fo:border="none">
        <style:background-image/>
      </style:table-cell-properties>
    </style:style>
    <style:style style:name="Table147.B1" style:family="table-cell">
      <style:table-cell-properties style:vertical-align="middle" fo:padding="0.049cm" fo:border="none"/>
    </style:style>
    <style:style style:name="Table148" style:family="table">
      <style:table-properties style:width="9.798cm" table:align="left"/>
    </style:style>
    <style:style style:name="Table148.A" style:family="table-column">
      <style:table-column-properties style:column-width="0.683cm"/>
    </style:style>
    <style:style style:name="Table148.B" style:family="table-column">
      <style:table-column-properties style:column-width="9.116cm"/>
    </style:style>
    <style:style style:name="Table148.A1" style:family="table-cell">
      <style:table-cell-properties style:vertical-align="middle" fo:background-color="#ffffff" fo:padding="0.049cm" fo:border="none">
        <style:background-image/>
      </style:table-cell-properties>
    </style:style>
    <style:style style:name="Table148.B1" style:family="table-cell">
      <style:table-cell-properties style:vertical-align="middle" fo:padding="0.049cm" fo:border="none"/>
    </style:style>
    <style:style style:name="Table149" style:family="table">
      <style:table-properties style:width="4.336cm" table:align="left"/>
    </style:style>
    <style:style style:name="Table149.A" style:family="table-column">
      <style:table-column-properties style:column-width="0.683cm"/>
    </style:style>
    <style:style style:name="Table149.B" style:family="table-column">
      <style:table-column-properties style:column-width="3.653cm"/>
    </style:style>
    <style:style style:name="Table149.A1" style:family="table-cell">
      <style:table-cell-properties style:vertical-align="middle" fo:background-color="#ffffff" fo:padding="0.049cm" fo:border="none">
        <style:background-image/>
      </style:table-cell-properties>
    </style:style>
    <style:style style:name="Table149.B1" style:family="table-cell">
      <style:table-cell-properties style:vertical-align="middle" fo:padding="0.049cm" fo:border="none"/>
    </style:style>
    <style:style style:name="Table150" style:family="table">
      <style:table-properties style:width="3.277cm" table:align="left"/>
    </style:style>
    <style:style style:name="Table150.A" style:family="table-column">
      <style:table-column-properties style:column-width="0.683cm"/>
    </style:style>
    <style:style style:name="Table150.B" style:family="table-column">
      <style:table-column-properties style:column-width="2.595cm"/>
    </style:style>
    <style:style style:name="Table150.A1" style:family="table-cell">
      <style:table-cell-properties style:vertical-align="middle" fo:background-color="#ffffff" fo:padding="0.049cm" fo:border="none">
        <style:background-image/>
      </style:table-cell-properties>
    </style:style>
    <style:style style:name="Table150.B1" style:family="table-cell">
      <style:table-cell-properties style:vertical-align="middle" fo:padding="0.049cm" fo:border="none"/>
    </style:style>
    <style:style style:name="Table151" style:family="table">
      <style:table-properties style:width="2.219cm" table:align="left"/>
    </style:style>
    <style:style style:name="Table151.A" style:family="table-column">
      <style:table-column-properties style:column-width="0.683cm"/>
    </style:style>
    <style:style style:name="Table151.B" style:family="table-column">
      <style:table-column-properties style:column-width="1.536cm"/>
    </style:style>
    <style:style style:name="Table151.A1" style:family="table-cell">
      <style:table-cell-properties style:vertical-align="middle" fo:background-color="#ffffff" fo:padding="0.049cm" fo:border="none">
        <style:background-image/>
      </style:table-cell-properties>
    </style:style>
    <style:style style:name="Table151.B1" style:family="table-cell">
      <style:table-cell-properties style:vertical-align="middle" fo:padding="0.049cm" fo:border="none"/>
    </style:style>
    <style:style style:name="Table152" style:family="table">
      <style:table-properties style:width="1.161cm" table:align="left"/>
    </style:style>
    <style:style style:name="Table152.A" style:family="table-column">
      <style:table-column-properties style:column-width="0.683cm"/>
    </style:style>
    <style:style style:name="Table152.B" style:family="table-column">
      <style:table-column-properties style:column-width="0.478cm"/>
    </style:style>
    <style:style style:name="Table152.A1" style:family="table-cell">
      <style:table-cell-properties style:vertical-align="middle" fo:background-color="#ffffff" fo:padding="0.049cm" fo:border="none">
        <style:background-image/>
      </style:table-cell-properties>
    </style:style>
    <style:style style:name="Table152.B1" style:family="table-cell">
      <style:table-cell-properties style:vertical-align="middle" fo:padding="0.049cm" fo:border="none"/>
    </style:style>
    <style:style style:name="Table153" style:family="table">
      <style:table-properties style:width="4.221cm" table:align="left"/>
    </style:style>
    <style:style style:name="Table153.A" style:family="table-column">
      <style:table-column-properties style:column-width="0.683cm"/>
    </style:style>
    <style:style style:name="Table153.B" style:family="table-column">
      <style:table-column-properties style:column-width="3.538cm"/>
    </style:style>
    <style:style style:name="Table153.A1" style:family="table-cell">
      <style:table-cell-properties style:vertical-align="middle" fo:background-color="#ffffff" fo:padding="0.049cm" fo:border="none">
        <style:background-image/>
      </style:table-cell-properties>
    </style:style>
    <style:style style:name="Table153.B1" style:family="table-cell">
      <style:table-cell-properties style:vertical-align="middle" fo:padding="0.049cm" fo:border="none"/>
    </style:style>
    <style:style style:name="Table154" style:family="table">
      <style:table-properties style:width="1.293cm" table:align="left"/>
    </style:style>
    <style:style style:name="Table154.A" style:family="table-column">
      <style:table-column-properties style:column-width="0.683cm"/>
    </style:style>
    <style:style style:name="Table154.B" style:family="table-column">
      <style:table-column-properties style:column-width="0.61cm"/>
    </style:style>
    <style:style style:name="Table154.A1" style:family="table-cell">
      <style:table-cell-properties style:vertical-align="middle" fo:background-color="#ffffff" fo:padding="0.049cm" fo:border="none">
        <style:background-image/>
      </style:table-cell-properties>
    </style:style>
    <style:style style:name="Table154.B1" style:family="table-cell">
      <style:table-cell-properties style:vertical-align="middle" fo:padding="0.049cm" fo:border="none"/>
    </style:style>
    <style:style style:name="Table155" style:family="table">
      <style:table-properties style:width="3.517cm" table:align="left"/>
    </style:style>
    <style:style style:name="Table155.A" style:family="table-column">
      <style:table-column-properties style:column-width="0.683cm"/>
    </style:style>
    <style:style style:name="Table155.B" style:family="table-column">
      <style:table-column-properties style:column-width="2.835cm"/>
    </style:style>
    <style:style style:name="Table155.A1" style:family="table-cell">
      <style:table-cell-properties style:vertical-align="middle" fo:background-color="#ffffff" fo:padding="0.049cm" fo:border="none">
        <style:background-image/>
      </style:table-cell-properties>
    </style:style>
    <style:style style:name="Table155.B1" style:family="table-cell">
      <style:table-cell-properties style:vertical-align="middle" fo:padding="0.049cm" fo:border="none"/>
    </style:style>
    <style:style style:name="Table156" style:family="table">
      <style:table-properties style:width="2.88cm" table:align="left"/>
    </style:style>
    <style:style style:name="Table156.A" style:family="table-column">
      <style:table-column-properties style:column-width="0.683cm"/>
    </style:style>
    <style:style style:name="Table156.B" style:family="table-column">
      <style:table-column-properties style:column-width="2.198cm"/>
    </style:style>
    <style:style style:name="Table156.A1" style:family="table-cell">
      <style:table-cell-properties style:vertical-align="middle" fo:background-color="#ffffff" fo:padding="0.049cm" fo:border="none">
        <style:background-image/>
      </style:table-cell-properties>
    </style:style>
    <style:style style:name="Table156.B1" style:family="table-cell">
      <style:table-cell-properties style:vertical-align="middle" fo:padding="0.049cm" fo:border="none"/>
    </style:style>
    <style:style style:name="Table157" style:family="table">
      <style:table-properties style:width="6.034cm" table:align="left"/>
    </style:style>
    <style:style style:name="Table157.A" style:family="table-column">
      <style:table-column-properties style:column-width="0.683cm"/>
    </style:style>
    <style:style style:name="Table157.B" style:family="table-column">
      <style:table-column-properties style:column-width="5.352cm"/>
    </style:style>
    <style:style style:name="Table157.A1" style:family="table-cell">
      <style:table-cell-properties style:vertical-align="middle" fo:background-color="#ffffff" fo:padding="0.049cm" fo:border="none">
        <style:background-image/>
      </style:table-cell-properties>
    </style:style>
    <style:style style:name="Table157.B1" style:family="table-cell">
      <style:table-cell-properties style:vertical-align="middle" fo:padding="0.049cm" fo:border="none"/>
    </style:style>
    <style:style style:name="Table158" style:family="table">
      <style:table-properties style:width="2.88cm" table:align="left"/>
    </style:style>
    <style:style style:name="Table158.A" style:family="table-column">
      <style:table-column-properties style:column-width="0.683cm"/>
    </style:style>
    <style:style style:name="Table158.B" style:family="table-column">
      <style:table-column-properties style:column-width="2.198cm"/>
    </style:style>
    <style:style style:name="Table158.A1" style:family="table-cell">
      <style:table-cell-properties style:vertical-align="middle" fo:background-color="#ffffff" fo:padding="0.049cm" fo:border="none">
        <style:background-image/>
      </style:table-cell-properties>
    </style:style>
    <style:style style:name="Table158.B1" style:family="table-cell">
      <style:table-cell-properties style:vertical-align="middle" fo:padding="0.049cm" fo:border="none"/>
    </style:style>
    <style:style style:name="Table159" style:family="table">
      <style:table-properties style:width="5.092cm" table:align="left"/>
    </style:style>
    <style:style style:name="Table159.A" style:family="table-column">
      <style:table-column-properties style:column-width="0.683cm"/>
    </style:style>
    <style:style style:name="Table159.B" style:family="table-column">
      <style:table-column-properties style:column-width="4.41cm"/>
    </style:style>
    <style:style style:name="Table159.A1" style:family="table-cell">
      <style:table-cell-properties style:vertical-align="middle" fo:background-color="#ffffff" fo:padding="0.049cm" fo:border="none">
        <style:background-image/>
      </style:table-cell-properties>
    </style:style>
    <style:style style:name="Table159.B1" style:family="table-cell">
      <style:table-cell-properties style:vertical-align="middle" fo:padding="0.049cm" fo:border="none"/>
    </style:style>
    <style:style style:name="Table160" style:family="table">
      <style:table-properties style:width="9.499cm" table:align="left"/>
    </style:style>
    <style:style style:name="Table160.A" style:family="table-column">
      <style:table-column-properties style:column-width="0.683cm"/>
    </style:style>
    <style:style style:name="Table160.B" style:family="table-column">
      <style:table-column-properties style:column-width="8.816cm"/>
    </style:style>
    <style:style style:name="Table160.A1" style:family="table-cell">
      <style:table-cell-properties style:vertical-align="middle" fo:background-color="#ffffff" fo:padding="0.049cm" fo:border="none">
        <style:background-image/>
      </style:table-cell-properties>
    </style:style>
    <style:style style:name="Table160.B1" style:family="table-cell">
      <style:table-cell-properties style:vertical-align="middle" fo:padding="0.049cm" fo:border="none"/>
    </style:style>
    <style:style style:name="Table161" style:family="table">
      <style:table-properties style:width="2.88cm" table:align="left"/>
    </style:style>
    <style:style style:name="Table161.A" style:family="table-column">
      <style:table-column-properties style:column-width="0.683cm"/>
    </style:style>
    <style:style style:name="Table161.B" style:family="table-column">
      <style:table-column-properties style:column-width="2.198cm"/>
    </style:style>
    <style:style style:name="Table161.A1" style:family="table-cell">
      <style:table-cell-properties style:vertical-align="middle" fo:background-color="#ffffff" fo:padding="0.049cm" fo:border="none">
        <style:background-image/>
      </style:table-cell-properties>
    </style:style>
    <style:style style:name="Table161.B1" style:family="table-cell">
      <style:table-cell-properties style:vertical-align="middle" fo:padding="0.049cm" fo:border="none"/>
    </style:style>
    <style:style style:name="Table162" style:family="table">
      <style:table-properties style:width="7.493cm" table:align="left"/>
    </style:style>
    <style:style style:name="Table162.A" style:family="table-column">
      <style:table-column-properties style:column-width="0.683cm"/>
    </style:style>
    <style:style style:name="Table162.B" style:family="table-column">
      <style:table-column-properties style:column-width="6.81cm"/>
    </style:style>
    <style:style style:name="Table162.A1" style:family="table-cell">
      <style:table-cell-properties style:vertical-align="middle" fo:background-color="#ffffff" fo:padding="0.049cm" fo:border="none">
        <style:background-image/>
      </style:table-cell-properties>
    </style:style>
    <style:style style:name="Table162.B1" style:family="table-cell">
      <style:table-cell-properties style:vertical-align="middle" fo:padding="0.049cm" fo:border="none"/>
    </style:style>
    <style:style style:name="Table163" style:family="table">
      <style:table-properties style:width="10.537cm" table:align="left"/>
    </style:style>
    <style:style style:name="Table163.A" style:family="table-column">
      <style:table-column-properties style:column-width="0.683cm"/>
    </style:style>
    <style:style style:name="Table163.B" style:family="table-column">
      <style:table-column-properties style:column-width="9.855cm"/>
    </style:style>
    <style:style style:name="Table163.A1" style:family="table-cell">
      <style:table-cell-properties style:vertical-align="middle" fo:background-color="#ffffff" fo:padding="0.049cm" fo:border="none">
        <style:background-image/>
      </style:table-cell-properties>
    </style:style>
    <style:style style:name="Table163.B1" style:family="table-cell">
      <style:table-cell-properties style:vertical-align="middle" fo:padding="0.049cm" fo:border="none"/>
    </style:style>
    <style:style style:name="Table164" style:family="table">
      <style:table-properties style:width="2.88cm" table:align="left"/>
    </style:style>
    <style:style style:name="Table164.A" style:family="table-column">
      <style:table-column-properties style:column-width="0.683cm"/>
    </style:style>
    <style:style style:name="Table164.B" style:family="table-column">
      <style:table-column-properties style:column-width="2.198cm"/>
    </style:style>
    <style:style style:name="Table164.A1" style:family="table-cell">
      <style:table-cell-properties style:vertical-align="middle" fo:background-color="#ffffff" fo:padding="0.049cm" fo:border="none">
        <style:background-image/>
      </style:table-cell-properties>
    </style:style>
    <style:style style:name="Table164.B1" style:family="table-cell">
      <style:table-cell-properties style:vertical-align="middle" fo:padding="0.049cm" fo:border="none"/>
    </style:style>
    <style:style style:name="Table165" style:family="table">
      <style:table-properties style:width="6.606cm" table:align="left"/>
    </style:style>
    <style:style style:name="Table165.A" style:family="table-column">
      <style:table-column-properties style:column-width="0.683cm"/>
    </style:style>
    <style:style style:name="Table165.B" style:family="table-column">
      <style:table-column-properties style:column-width="5.923cm"/>
    </style:style>
    <style:style style:name="Table165.A1" style:family="table-cell">
      <style:table-cell-properties style:vertical-align="middle" fo:background-color="#ffffff" fo:padding="0.049cm" fo:border="none">
        <style:background-image/>
      </style:table-cell-properties>
    </style:style>
    <style:style style:name="Table165.B1" style:family="table-cell">
      <style:table-cell-properties style:vertical-align="middle" fo:padding="0.049cm" fo:border="none"/>
    </style:style>
    <style:style style:name="Table166" style:family="table">
      <style:table-properties style:width="2.88cm" table:align="left"/>
    </style:style>
    <style:style style:name="Table166.A" style:family="table-column">
      <style:table-column-properties style:column-width="0.683cm"/>
    </style:style>
    <style:style style:name="Table166.B" style:family="table-column">
      <style:table-column-properties style:column-width="2.198cm"/>
    </style:style>
    <style:style style:name="Table166.A1" style:family="table-cell">
      <style:table-cell-properties style:vertical-align="middle" fo:background-color="#ffffff" fo:padding="0.049cm" fo:border="none">
        <style:background-image/>
      </style:table-cell-properties>
    </style:style>
    <style:style style:name="Table166.B1" style:family="table-cell">
      <style:table-cell-properties style:vertical-align="middle" fo:padding="0.049cm" fo:border="none"/>
    </style:style>
    <style:style style:name="Table167" style:family="table">
      <style:table-properties style:width="7.698cm" table:align="left"/>
    </style:style>
    <style:style style:name="Table167.A" style:family="table-column">
      <style:table-column-properties style:column-width="0.683cm"/>
    </style:style>
    <style:style style:name="Table167.B" style:family="table-column">
      <style:table-column-properties style:column-width="7.015cm"/>
    </style:style>
    <style:style style:name="Table167.A1" style:family="table-cell">
      <style:table-cell-properties style:vertical-align="middle" fo:background-color="#ffffff" fo:padding="0.049cm" fo:border="none">
        <style:background-image/>
      </style:table-cell-properties>
    </style:style>
    <style:style style:name="Table167.B1" style:family="table-cell">
      <style:table-cell-properties style:vertical-align="middle" fo:padding="0.049cm" fo:border="none"/>
    </style:style>
    <style:style style:name="Table168" style:family="table">
      <style:table-properties style:width="2.748cm" table:align="left"/>
    </style:style>
    <style:style style:name="Table168.A" style:family="table-column">
      <style:table-column-properties style:column-width="0.683cm"/>
    </style:style>
    <style:style style:name="Table168.B" style:family="table-column">
      <style:table-column-properties style:column-width="2.066cm"/>
    </style:style>
    <style:style style:name="Table168.A1" style:family="table-cell">
      <style:table-cell-properties style:vertical-align="middle" fo:background-color="#ffffff" fo:padding="0.049cm" fo:border="none">
        <style:background-image/>
      </style:table-cell-properties>
    </style:style>
    <style:style style:name="Table168.B1" style:family="table-cell">
      <style:table-cell-properties style:vertical-align="middle" fo:padding="0.049cm" fo:border="none"/>
    </style:style>
    <style:style style:name="Table169" style:family="table">
      <style:table-properties style:width="1.161cm" table:align="left"/>
    </style:style>
    <style:style style:name="Table169.A" style:family="table-column">
      <style:table-column-properties style:column-width="0.683cm"/>
    </style:style>
    <style:style style:name="Table169.B" style:family="table-column">
      <style:table-column-properties style:column-width="0.478cm"/>
    </style:style>
    <style:style style:name="Table169.A1" style:family="table-cell">
      <style:table-cell-properties style:vertical-align="middle" fo:background-color="#ffffff" fo:padding="0.049cm" fo:border="none">
        <style:background-image/>
      </style:table-cell-properties>
    </style:style>
    <style:style style:name="Table169.B1" style:family="table-cell">
      <style:table-cell-properties style:vertical-align="middle" fo:padding="0.049cm" fo:border="none"/>
    </style:style>
    <style:style style:name="Table170" style:family="table">
      <style:table-properties style:width="0.49cm" table:align="left" fo:background-color="transparent">
        <style:background-image/>
      </style:table-properties>
    </style:style>
    <style:style style:name="Table170.A" style:family="table-column">
      <style:table-column-properties style:column-width="0.219cm"/>
    </style:style>
    <style:style style:name="Table170.B" style:family="table-column">
      <style:table-column-properties style:column-width="0.272cm"/>
    </style:style>
    <style:style style:name="Table170.A1" style:family="table-cell">
      <style:table-cell-properties style:vertical-align="middle" fo:padding="0.049cm" fo:border="none"/>
    </style:style>
    <style:style style:name="P1" style:family="paragraph" style:parent-style-name="Text_20_body">
      <style:text-properties fo:font-size="2pt" style:font-size-asian="2pt" style:font-size-complex="2pt"/>
    </style:style>
    <style:style style:name="P2" style:family="paragraph" style:parent-style-name="Text_20_body">
      <style:paragraph-properties fo:text-align="end" style:justify-single-word="false"/>
      <style:text-properties fo:color="#999999"/>
    </style:style>
    <style:style style:name="P3" style:family="paragraph" style:parent-style-name="Text_20_body">
      <style:paragraph-properties fo:margin-top="0cm" fo:margin-bottom="0cm" fo:line-height="100%" fo:text-align="center" style:justify-single-word="false" fo:orphans="2" fo:widows="2" fo:background-color="#ffffff" fo:padding="0cm" fo:border="none">
        <style:background-image/>
      </style:paragraph-properties>
      <style:text-properties fo:font-variant="normal" fo:text-transform="none" fo:color="#666666" style:font-name="Open Sans" fo:font-size="10.5pt" fo:letter-spacing="normal" fo:font-style="normal" fo:font-weight="normal"/>
    </style:style>
    <style:style style:name="P4" style:family="paragraph" style:parent-style-name="Table_20_Contents">
      <style:paragraph-properties fo:margin-top="0cm" fo:margin-bottom="0cm" fo:text-align="start" style:justify-single-word="false" fo:padding="0cm" fo:border="none"/>
      <style:text-properties fo:font-variant="normal" fo:text-transform="none" fo:color="#000000"/>
    </style:style>
    <style:style style:name="P5" style:family="paragraph" style:parent-style-name="Heading_20_3">
      <style:paragraph-properties fo:margin-top="0cm" fo:margin-bottom="0cm" fo:line-height="110%" fo:padding="0cm" fo:border="none"/>
      <style:text-properties fo:color="#ffffff" style:font-name="inherit" fo:font-size="12pt" fo:font-weight="normal" fo:background-color="#aaaaaa"/>
    </style:style>
    <style:style style:name="P6" style:family="paragraph" style:parent-style-name="Heading_20_3">
      <style:paragraph-properties fo:margin-top="0cm" fo:margin-bottom="0cm" fo:line-height="110%" fo:padding="0cm" fo:border="none"/>
      <style:text-properties fo:color="#ffffff" style:font-name="inherit" fo:font-size="12pt" fo:font-weight="normal" fo:background-color="#aaaaaa" style:font-name-asian="inherit" style:font-size-asian="12pt" style:font-weight-asian="normal" style:font-name-complex="inherit" style:font-size-complex="12pt" style:font-weight-complex="normal"/>
    </style:style>
    <style:style style:name="P7" style:family="paragraph" style:parent-style-name="Heading_20_3">
      <style:paragraph-properties fo:margin-top="0cm" fo:margin-bottom="0cm" fo:line-height="110%" fo:padding="0cm" fo:border="none"/>
      <style:text-properties fo:font-variant="normal" fo:text-transform="none" fo:color="#ffffff" style:font-name="inherit" fo:font-size="12pt" fo:letter-spacing="normal" fo:font-style="normal" fo:font-weight="normal" fo:background-color="#aaaaaa"/>
    </style:style>
    <style:style style:name="P8" style:family="paragraph" style:parent-style-name="Text_20_body">
      <style:paragraph-properties fo:margin-top="0cm" fo:margin-bottom="0.661cm" fo:padding="0cm" fo:border="none"/>
    </style:style>
    <style:style style:name="P9" style:family="paragraph" style:parent-style-name="Text_20_body">
      <style:paragraph-properties fo:margin-top="0cm" fo:margin-bottom="0.661cm" fo:padding="0cm" fo:border="none"/>
      <style:text-properties fo:color="#ffffff" fo:background-color="#000066"/>
    </style:style>
    <style:style style:name="P10" style:family="paragraph" style:parent-style-name="Standard">
      <style:paragraph-properties fo:margin-top="0cm" fo:margin-bottom="0.661cm" fo:padding="0cm" fo:border="none"/>
      <style:text-properties fo:font-size="2pt" style:font-size-asian="2pt" style:font-size-complex="2pt"/>
    </style:style>
    <style:style style:name="P11" style:family="paragraph" style:parent-style-name="Standard">
      <style:paragraph-properties fo:margin-top="0cm" fo:margin-bottom="0.661cm" fo:orphans="2" fo:widows="2" fo:padding="0cm" fo:border="none"/>
    </style:style>
    <style:style style:name="P12" style:family="paragraph" style:parent-style-name="Heading_20_2">
      <style:paragraph-properties fo:margin-top="0cm" fo:margin-bottom="0.661cm" fo:padding="0cm" fo:border="none"/>
    </style:style>
    <style:style style:name="P13" style:family="paragraph" style:parent-style-name="Text_20_body">
      <style:paragraph-properties fo:margin-top="0cm" fo:margin-bottom="0.661cm" fo:padding="0.074cm" fo:border-left="none" fo:border-right="none" fo:border-top="none" fo:border-bottom="0.002cm solid #000000" style:join-border="false"/>
    </style:style>
    <style:style style:name="P14" style:family="paragraph" style:parent-style-name="Standard">
      <style:paragraph-properties fo:padding="0.074cm" fo:border-left="none" fo:border-right="none" fo:border-top="none" fo:border-bottom="0.002cm solid #000000" style:join-border="false"/>
    </style:style>
    <style:style style:name="P15" style:family="paragraph" style:parent-style-name="Preformatted_20_Text">
      <style:paragraph-properties fo:margin-left="0.556cm" fo:margin-right="0cm" fo:margin-top="0cm" fo:margin-bottom="0cm" fo:line-height="100%" fo:text-indent="0cm" style:auto-text-indent="false" fo:background-color="transparent" fo:padding-left="0.106cm" fo:padding-right="0cm" fo:padding-top="0.049cm" fo:padding-bottom="0.049cm" fo:border-left="0.002cm solid #cccccc" fo:border-right="none" fo:border-top="0.002cm solid #cccccc" fo:border-bottom="0.002cm solid #cccccc">
        <style:background-image/>
      </style:paragraph-properties>
      <style:text-properties fo:color="#000000" style:font-name="Tahoma" fo:background-color="#ffffff"/>
    </style:style>
    <style:style style:name="P16" style:family="paragraph" style:parent-style-name="Preformatted_20_Text">
      <style:paragraph-properties fo:margin-left="0.556cm" fo:margin-right="0cm" fo:margin-top="0cm" fo:margin-bottom="0cm" fo:line-height="100%" fo:text-indent="0cm" style:auto-text-indent="false" fo:background-color="transparent" fo:padding-left="0.106cm" fo:padding-right="0cm" fo:padding-top="0.049cm" fo:padding-bottom="0.049cm" fo:border-left="0.002cm solid #cccccc" fo:border-right="none" fo:border-top="0.002cm solid #cccccc" fo:border-bottom="0.002cm solid #cccccc">
        <style:background-image/>
      </style:paragraph-properties>
      <style:text-properties fo:color="#000000" fo:background-color="#ffffff"/>
    </style:style>
    <style:style style:name="P17" style:family="paragraph" style:parent-style-name="Heading_20_2">
      <style:text-properties fo:font-variant="normal" fo:text-transform="none" fo:color="#444444" style:font-name="inherit" fo:font-size="33.75pt" fo:letter-spacing="normal" fo:font-style="normal" fo:font-weight="normal"/>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orphans="2" fo:widows="2"/>
      <style:text-properties fo:font-size="2pt" style:font-size-asian="2pt" style:font-size-complex="2pt"/>
    </style:style>
    <style:style style:name="P20" style:family="paragraph" style:parent-style-name="Table_20_Contents">
      <style:paragraph-properties fo:margin-left="0cm" fo:margin-right="0cm" fo:margin-top="0cm" fo:margin-bottom="0cm" fo:text-align="end" style:justify-single-word="false" fo:text-indent="0cm" style:auto-text-indent="false" fo:padding="0cm" fo:border="none"/>
    </style:style>
    <style:style style:name="P21"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22" style:family="paragraph" style:parent-style-name="Table_20_Contents">
      <style:paragraph-properties fo:margin-left="0cm" fo:margin-right="0cm" fo:margin-top="0cm" fo:margin-bottom="0cm" fo:line-height="110%" fo:text-align="start" style:justify-single-word="false" fo:text-indent="0cm" style:auto-text-indent="false" fo:padding="0cm" fo:border="none"/>
    </style:style>
    <style:style style:name="P23" style:family="paragraph" style:parent-style-name="Standard">
      <style:paragraph-properties fo:margin-left="0cm" fo:margin-right="0cm" fo:margin-top="0cm" fo:margin-bottom="0.661cm" fo:orphans="2" fo:widows="2" fo:text-indent="0cm" style:auto-text-indent="false" fo:padding="0cm" fo:border="none"/>
    </style:style>
    <style:style style:name="P24" style:family="paragraph" style:parent-style-name="Table_20_Contents">
      <style:paragraph-properties fo:margin-top="0cm" fo:margin-bottom="0.499cm" fo:line-height="100%" fo:padding-left="0cm" fo:padding-right="0cm" fo:padding-top="0.212cm" fo:padding-bottom="0cm" fo:border-left="none" fo:border-right="none" fo:border-top="0.002cm solid #dddddd" fo:border-bottom="none"/>
      <style:text-properties fo:color="#000000" fo:background-color="#ffffff"/>
    </style:style>
    <style:style style:name="P25" style:family="paragraph" style:parent-style-name="Table_20_Contents">
      <style:paragraph-properties fo:line-height="184%" fo:padding-left="0cm" fo:padding-right="0cm" fo:padding-top="0.212cm" fo:padding-bottom="0cm" fo:border-left="none" fo:border-right="none" fo:border-top="0.002cm solid #dddddd" fo:border-bottom="none"/>
    </style:style>
    <style:style style:name="P26" style:family="paragraph" style:parent-style-name="Heading_20_3">
      <style:paragraph-properties fo:margin-top="0cm" fo:margin-bottom="0.661cm" fo:padding="0cm" fo:border="none"/>
      <style:text-properties fo:color="#ffffff" style:font-name="inherit" fo:font-size="12pt" fo:font-weight="normal" fo:background-color="#aaaaaa"/>
    </style:style>
    <style:style style:name="P27" style:family="paragraph" style:parent-style-name="Preformatted_20_Text">
      <style:paragraph-properties fo:margin-left="0.556cm" fo:margin-right="0cm" fo:margin-top="0cm" fo:margin-bottom="0cm" fo:line-height="100%" fo:text-indent="0cm" style:auto-text-indent="false" fo:background-color="transparent" fo:padding-left="0.106cm" fo:padding-right="0cm" fo:padding-top="0.049cm" fo:padding-bottom="0.049cm" fo:border-left="0.002cm solid #cccccc" fo:border-right="none" fo:border-top="0.002cm solid #cccccc" fo:border-bottom="0.002cm solid #cccccc">
        <style:background-image/>
      </style:paragraph-properties>
      <style:text-properties fo:color="#000000" style:font-name="Tahoma" fo:background-color="#ffffff"/>
    </style:style>
    <style:style style:name="P28" style:family="paragraph" style:parent-style-name="Preformatted_20_Text">
      <style:paragraph-properties fo:margin-left="0.556cm" fo:margin-right="0cm" fo:margin-top="0cm" fo:margin-bottom="0cm" fo:line-height="100%" fo:text-indent="0cm" style:auto-text-indent="false" fo:background-color="transparent" fo:padding-left="0.106cm" fo:padding-right="0cm" fo:padding-top="0.049cm" fo:padding-bottom="0.049cm" fo:border-left="0.002cm solid #cccccc" fo:border-right="none" fo:border-top="0.002cm solid #cccccc" fo:border-bottom="0.002cm solid #cccccc">
        <style:background-image/>
      </style:paragraph-properties>
      <style:text-properties fo:color="#000000" style:font-name="Courier New1" fo:background-color="#ffffff"/>
    </style:style>
    <style:style style:name="P29"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30" style:family="paragraph" style:parent-style-name="Preformatted_20_Text">
      <style:paragraph-properties fo:background-color="#ffffff">
        <style:background-image/>
      </style:paragraph-properties>
      <style:text-properties fo:color="#000000"/>
    </style:style>
    <style:style style:name="P31" style:family="paragraph" style:parent-style-name="Preformatted_20_Text">
      <style:paragraph-properties fo:background-color="#ffffff">
        <style:background-image/>
      </style:paragraph-properties>
      <style:text-properties fo:color="#000000" style:font-name="Courier New1"/>
    </style:style>
    <style:style style:name="P32" style:family="paragraph" style:parent-style-name="Text_20_body" style:list-style-name="L1">
      <style:paragraph-properties fo:margin-top="0cm" fo:margin-bottom="0cm" fo:orphans="2" fo:widows="2" fo:background-color="#ffffff" fo:padding="0.397cm" fo:border="0.002cm solid #dddddd">
        <style:background-image/>
      </style:paragraph-properties>
      <style:text-properties fo:font-variant="normal" fo:text-transform="none" fo:color="#666666" style:font-name="Open Sans" fo:font-size="10.5pt" fo:letter-spacing="normal" fo:font-style="normal" fo:font-weight="normal"/>
    </style:style>
    <style:style style:name="P33" style:family="paragraph" style:parent-style-name="Text_20_body" style:list-style-name="L1">
      <style:paragraph-properties fo:margin-top="0cm" fo:margin-bottom="0cm" fo:line-height="100%" fo:text-align="center" style:justify-single-word="false" fo:orphans="2" fo:widows="2" fo:background-color="#ffffff" fo:padding="0.397cm" fo:border="0.002cm solid #dddddd">
        <style:background-image/>
      </style:paragraph-properties>
      <style:text-properties fo:font-variant="normal" fo:text-transform="none" fo:color="#666666" style:font-name="Open Sans" fo:font-size="10.5pt" fo:letter-spacing="normal" fo:font-style="normal" fo:font-weight="normal"/>
    </style:style>
    <style:style style:name="P34" style:family="paragraph" style:parent-style-name="Text_20_body" style:list-style-name="L3">
      <style:paragraph-properties fo:margin-top="0cm" fo:margin-bottom="0cm" fo:background-color="#ffffff" fo:padding="0.397cm" fo:border="0.002cm solid #dddddd">
        <style:background-image/>
      </style:paragraph-properties>
      <style:text-properties fo:background-color="#ffffff"/>
    </style:style>
    <style:style style:name="P35" style:family="paragraph" style:parent-style-name="Text_20_body" style:list-style-name="L4">
      <style:paragraph-properties fo:margin-top="0cm" fo:margin-bottom="0cm" fo:background-color="#ffffff" fo:padding="0.397cm" fo:border="0.002cm solid #dddddd">
        <style:background-image/>
      </style:paragraph-properties>
      <style:text-properties fo:background-color="#ffffff"/>
    </style:style>
    <style:style style:name="P36" style:family="paragraph" style:parent-style-name="Text_20_body" style:list-style-name="L5">
      <style:paragraph-properties fo:margin-top="0cm" fo:margin-bottom="0cm" fo:background-color="#ffffff" fo:padding="0.397cm" fo:border="0.002cm solid #dddddd">
        <style:background-image/>
      </style:paragraph-properties>
      <style:text-properties fo:background-color="#ffffff"/>
    </style:style>
    <style:style style:name="P37" style:family="paragraph" style:parent-style-name="Text_20_body" style:list-style-name="L6">
      <style:paragraph-properties fo:margin-top="0cm" fo:margin-bottom="0cm" fo:background-color="#ffffff" fo:padding="0.397cm" fo:border="0.002cm solid #dddddd">
        <style:background-image/>
      </style:paragraph-properties>
      <style:text-properties fo:background-color="#ffffff"/>
    </style:style>
    <style:style style:name="P38" style:family="paragraph" style:parent-style-name="Text_20_body" style:list-style-name="L7">
      <style:paragraph-properties fo:margin-top="0cm" fo:margin-bottom="0cm" fo:background-color="#ffffff" fo:padding="0.397cm" fo:border="0.002cm solid #dddddd">
        <style:background-image/>
      </style:paragraph-properties>
      <style:text-properties fo:background-color="#ffffff"/>
    </style:style>
    <style:style style:name="P39" style:family="paragraph" style:parent-style-name="Text_20_body" style:list-style-name="L8">
      <style:paragraph-properties fo:margin-top="0cm" fo:margin-bottom="0cm" fo:background-color="#ffffff" fo:padding="0.397cm" fo:border="0.002cm solid #dddddd">
        <style:background-image/>
      </style:paragraph-properties>
      <style:text-properties fo:background-color="#ffffff"/>
    </style:style>
    <style:style style:name="P40" style:family="paragraph" style:parent-style-name="Text_20_body" style:list-style-name="L9">
      <style:paragraph-properties fo:margin-top="0cm" fo:margin-bottom="0cm" fo:background-color="#ffffff" fo:padding="0.397cm" fo:border="0.002cm solid #dddddd">
        <style:background-image/>
      </style:paragraph-properties>
      <style:text-properties fo:background-color="#ffffff"/>
    </style:style>
    <style:style style:name="P41" style:family="paragraph" style:parent-style-name="Text_20_body" style:list-style-name="L10">
      <style:paragraph-properties fo:margin-top="0cm" fo:margin-bottom="0cm" fo:background-color="#ffffff" fo:padding="0.397cm" fo:border="0.002cm solid #dddddd">
        <style:background-image/>
      </style:paragraph-properties>
      <style:text-properties fo:background-color="#ffffff"/>
    </style:style>
    <style:style style:name="P42" style:family="paragraph" style:parent-style-name="Text_20_body" style:list-style-name="L11">
      <style:paragraph-properties fo:margin-top="0cm" fo:margin-bottom="0cm" fo:background-color="#ffffff" fo:padding="0.397cm" fo:border="0.002cm solid #dddddd">
        <style:background-image/>
      </style:paragraph-properties>
      <style:text-properties fo:background-color="#ffffff"/>
    </style:style>
    <style:style style:name="P43" style:family="paragraph" style:parent-style-name="Text_20_body" style:list-style-name="L12">
      <style:paragraph-properties fo:margin-top="0cm" fo:margin-bottom="0cm" fo:background-color="#ffffff" fo:padding="0.397cm" fo:border="0.002cm solid #dddddd">
        <style:background-image/>
      </style:paragraph-properties>
      <style:text-properties fo:background-color="#ffffff"/>
    </style:style>
    <style:style style:name="P44" style:family="paragraph" style:parent-style-name="Text_20_body" style:list-style-name="L13">
      <style:paragraph-properties fo:margin-top="0cm" fo:margin-bottom="0cm" fo:background-color="#ffffff" fo:padding="0.397cm" fo:border="0.002cm solid #dddddd">
        <style:background-image/>
      </style:paragraph-properties>
      <style:text-properties fo:background-color="#ffffff"/>
    </style:style>
    <style:style style:name="P45" style:family="paragraph" style:parent-style-name="Text_20_body" style:list-style-name="L14">
      <style:paragraph-properties fo:margin-top="0cm" fo:margin-bottom="0cm" fo:background-color="#ffffff" fo:padding="0.397cm" fo:border="0.002cm solid #dddddd">
        <style:background-image/>
      </style:paragraph-properties>
      <style:text-properties fo:background-color="#ffffff"/>
    </style:style>
    <style:style style:name="P46" style:family="paragraph" style:parent-style-name="Text_20_body" style:list-style-name="L15">
      <style:paragraph-properties fo:margin-top="0cm" fo:margin-bottom="0cm" fo:background-color="#ffffff" fo:padding="0.397cm" fo:border="0.002cm solid #dddddd">
        <style:background-image/>
      </style:paragraph-properties>
      <style:text-properties fo:background-color="#ffffff"/>
    </style:style>
    <style:style style:name="P47" style:family="paragraph" style:parent-style-name="Text_20_body" style:list-style-name="L16">
      <style:paragraph-properties fo:margin-top="0cm" fo:margin-bottom="0cm" fo:background-color="#ffffff" fo:padding="0.397cm" fo:border="0.002cm solid #dddddd">
        <style:background-image/>
      </style:paragraph-properties>
      <style:text-properties fo:background-color="#ffffff"/>
    </style:style>
    <style:style style:name="P48" style:family="paragraph" style:parent-style-name="Text_20_body" style:list-style-name="L17">
      <style:paragraph-properties fo:margin-top="0cm" fo:margin-bottom="0cm" fo:background-color="#ffffff" fo:padding="0.397cm" fo:border="0.002cm solid #dddddd">
        <style:background-image/>
      </style:paragraph-properties>
      <style:text-properties fo:background-color="#ffffff"/>
    </style:style>
    <style:style style:name="P49" style:family="paragraph" style:parent-style-name="Text_20_body" style:list-style-name="L18">
      <style:paragraph-properties fo:margin-top="0cm" fo:margin-bottom="0cm" fo:background-color="#ffffff" fo:padding="0.397cm" fo:border="0.002cm solid #dddddd">
        <style:background-image/>
      </style:paragraph-properties>
      <style:text-properties fo:background-color="#ffffff"/>
    </style:style>
    <style:style style:name="P50" style:family="paragraph" style:parent-style-name="Text_20_body" style:list-style-name="L19">
      <style:paragraph-properties fo:margin-top="0cm" fo:margin-bottom="0cm" fo:background-color="#ffffff" fo:padding="0.397cm" fo:border="0.002cm solid #dddddd">
        <style:background-image/>
      </style:paragraph-properties>
      <style:text-properties fo:background-color="#ffffff"/>
    </style:style>
    <style:style style:name="P51" style:family="paragraph" style:parent-style-name="Text_20_body" style:list-style-name="L20">
      <style:paragraph-properties fo:margin-top="0cm" fo:margin-bottom="0cm" fo:background-color="#ffffff" fo:padding="0.397cm" fo:border="0.002cm solid #dddddd">
        <style:background-image/>
      </style:paragraph-properties>
      <style:text-properties fo:background-color="#ffffff"/>
    </style:style>
    <style:style style:name="P52" style:family="paragraph" style:parent-style-name="Text_20_body" style:list-style-name="L21">
      <style:paragraph-properties fo:margin-top="0cm" fo:margin-bottom="0cm" fo:background-color="#ffffff" fo:padding="0.397cm" fo:border="0.002cm solid #dddddd">
        <style:background-image/>
      </style:paragraph-properties>
      <style:text-properties fo:background-color="#ffffff"/>
    </style:style>
    <style:style style:name="P53" style:family="paragraph" style:parent-style-name="Text_20_body" style:list-style-name="L23">
      <style:paragraph-properties fo:margin-top="0cm" fo:margin-bottom="0cm" fo:background-color="#ffffff" fo:padding="0.397cm" fo:border="0.002cm solid #dddddd">
        <style:background-image/>
      </style:paragraph-properties>
      <style:text-properties fo:background-color="#ffffff"/>
    </style:style>
    <style:style style:name="P54" style:family="paragraph" style:parent-style-name="Text_20_body" style:list-style-name="L24">
      <style:paragraph-properties fo:margin-top="0cm" fo:margin-bottom="0cm" fo:background-color="#ffffff" fo:padding="0.397cm" fo:border="0.002cm solid #dddddd">
        <style:background-image/>
      </style:paragraph-properties>
      <style:text-properties fo:background-color="#ffffff"/>
    </style:style>
    <style:style style:name="P55" style:family="paragraph" style:parent-style-name="Text_20_body" style:list-style-name="L25">
      <style:paragraph-properties fo:margin-top="0cm" fo:margin-bottom="0cm" fo:background-color="#ffffff" fo:padding="0.397cm" fo:border="0.002cm solid #dddddd">
        <style:background-image/>
      </style:paragraph-properties>
      <style:text-properties fo:background-color="#ffffff"/>
    </style:style>
    <style:style style:name="P56" style:family="paragraph" style:parent-style-name="Text_20_body" style:list-style-name="L26">
      <style:paragraph-properties fo:margin-top="0cm" fo:margin-bottom="0cm" fo:background-color="#ffffff" fo:padding="0.397cm" fo:border="0.002cm solid #dddddd">
        <style:background-image/>
      </style:paragraph-properties>
      <style:text-properties fo:background-color="#ffffff"/>
    </style:style>
    <style:style style:name="P57" style:family="paragraph" style:parent-style-name="Text_20_body" style:list-style-name="L27">
      <style:paragraph-properties fo:margin-top="0cm" fo:margin-bottom="0cm" fo:background-color="#ffffff" fo:padding="0.397cm" fo:border="0.002cm solid #dddddd">
        <style:background-image/>
      </style:paragraph-properties>
      <style:text-properties fo:background-color="#ffffff"/>
    </style:style>
    <style:style style:name="P58" style:family="paragraph" style:parent-style-name="Text_20_body" style:list-style-name="L28">
      <style:paragraph-properties fo:margin-top="0cm" fo:margin-bottom="0cm" fo:background-color="#ffffff" fo:padding="0.397cm" fo:border="0.002cm solid #dddddd">
        <style:background-image/>
      </style:paragraph-properties>
      <style:text-properties fo:background-color="#ffffff"/>
    </style:style>
    <style:style style:name="P59" style:family="paragraph" style:parent-style-name="Text_20_body" style:list-style-name="L29">
      <style:paragraph-properties fo:margin-top="0cm" fo:margin-bottom="0cm" fo:background-color="#ffffff" fo:padding="0.397cm" fo:border="0.002cm solid #dddddd">
        <style:background-image/>
      </style:paragraph-properties>
      <style:text-properties fo:background-color="#ffffff"/>
    </style:style>
    <style:style style:name="P60" style:family="paragraph" style:parent-style-name="Text_20_body" style:list-style-name="L30">
      <style:paragraph-properties fo:margin-top="0cm" fo:margin-bottom="0cm" fo:background-color="#ffffff" fo:padding="0.397cm" fo:border="0.002cm solid #dddddd">
        <style:background-image/>
      </style:paragraph-properties>
      <style:text-properties fo:background-color="#ffffff"/>
    </style:style>
    <style:style style:name="P61" style:family="paragraph" style:parent-style-name="Text_20_body" style:list-style-name="L31">
      <style:paragraph-properties fo:margin-top="0cm" fo:margin-bottom="0cm" fo:background-color="#ffffff" fo:padding="0.397cm" fo:border="0.002cm solid #dddddd">
        <style:background-image/>
      </style:paragraph-properties>
      <style:text-properties fo:background-color="#ffffff"/>
    </style:style>
    <style:style style:name="P62" style:family="paragraph" style:parent-style-name="Text_20_body" style:list-style-name="L33">
      <style:paragraph-properties fo:margin-top="0cm" fo:margin-bottom="0cm" fo:background-color="#ffffff" fo:padding="0.397cm" fo:border="0.002cm solid #dddddd">
        <style:background-image/>
      </style:paragraph-properties>
      <style:text-properties fo:background-color="#ffffff"/>
    </style:style>
    <style:style style:name="P63" style:family="paragraph" style:parent-style-name="Text_20_body" style:list-style-name="L34">
      <style:paragraph-properties fo:margin-top="0cm" fo:margin-bottom="0cm" fo:background-color="#ffffff" fo:padding="0.397cm" fo:border="0.002cm solid #dddddd">
        <style:background-image/>
      </style:paragraph-properties>
      <style:text-properties fo:background-color="#ffffff"/>
    </style:style>
    <style:style style:name="P64" style:family="paragraph" style:parent-style-name="Text_20_body" style:list-style-name="L35">
      <style:paragraph-properties fo:margin-top="0cm" fo:margin-bottom="0cm" fo:background-color="#ffffff" fo:padding="0.397cm" fo:border="0.002cm solid #dddddd">
        <style:background-image/>
      </style:paragraph-properties>
      <style:text-properties fo:background-color="#ffffff"/>
    </style:style>
    <style:style style:name="P65" style:family="paragraph" style:parent-style-name="Text_20_body" style:list-style-name="L36">
      <style:paragraph-properties fo:margin-top="0cm" fo:margin-bottom="0cm" fo:background-color="#ffffff" fo:padding="0.397cm" fo:border="0.002cm solid #dddddd">
        <style:background-image/>
      </style:paragraph-properties>
      <style:text-properties fo:background-color="#ffffff"/>
    </style:style>
    <style:style style:name="P66" style:family="paragraph" style:parent-style-name="Text_20_body" style:list-style-name="L37">
      <style:paragraph-properties fo:margin-top="0cm" fo:margin-bottom="0cm" fo:background-color="#ffffff" fo:padding="0.397cm" fo:border="0.002cm solid #dddddd">
        <style:background-image/>
      </style:paragraph-properties>
      <style:text-properties fo:background-color="#ffffff"/>
    </style:style>
    <style:style style:name="P67" style:family="paragraph" style:parent-style-name="Text_20_body" style:list-style-name="L38">
      <style:paragraph-properties fo:margin-top="0cm" fo:margin-bottom="0cm" fo:background-color="#ffffff" fo:padding="0.397cm" fo:border="0.002cm solid #dddddd">
        <style:background-image/>
      </style:paragraph-properties>
      <style:text-properties fo:background-color="#ffffff"/>
    </style:style>
    <style:style style:name="P68" style:family="paragraph" style:parent-style-name="Text_20_body" style:list-style-name="L39">
      <style:paragraph-properties fo:margin-top="0cm" fo:margin-bottom="0cm" fo:background-color="#ffffff" fo:padding="0.397cm" fo:border="0.002cm solid #dddddd">
        <style:background-image/>
      </style:paragraph-properties>
      <style:text-properties fo:background-color="#ffffff"/>
    </style:style>
    <style:style style:name="P69" style:family="paragraph" style:parent-style-name="Text_20_body" style:list-style-name="L2">
      <style:paragraph-properties fo:margin-top="0cm" fo:margin-bottom="0cm" fo:line-height="100%" fo:text-align="center" style:justify-single-word="false" fo:orphans="2" fo:widows="2" fo:background-color="#ffffff" fo:padding="0cm" fo:border="none">
        <style:background-image/>
      </style:paragraph-properties>
      <style:text-properties fo:font-variant="normal" fo:text-transform="none" fo:color="#666666" style:font-name="Open Sans" fo:font-size="10.5pt" fo:letter-spacing="normal" fo:font-style="normal" fo:font-weight="normal"/>
    </style:style>
    <style:style style:name="P70" style:family="paragraph" style:parent-style-name="Text_20_body" style:list-style-name="L1">
      <style:paragraph-properties fo:margin-top="0cm" fo:margin-bottom="0cm" fo:line-height="100%" fo:text-align="center" style:justify-single-word="false" fo:orphans="2" fo:widows="2" fo:background-color="#ffffff" fo:padding="0cm" fo:border="none">
        <style:background-image/>
      </style:paragraph-properties>
      <style:text-properties fo:font-variant="normal" fo:text-transform="none" fo:color="#666666" style:font-name="Open Sans" fo:font-size="10.5pt" fo:letter-spacing="normal" fo:font-style="normal" fo:font-weight="normal"/>
    </style:style>
    <style:style style:name="P71" style:family="paragraph" style:parent-style-name="Text_20_body" style:list-style-name="L22">
      <style:paragraph-properties fo:margin-top="0cm" fo:margin-bottom="0cm" fo:line-height="100%" fo:text-align="center" style:justify-single-word="false" fo:orphans="2" fo:widows="2" fo:background-color="#ffffff" fo:padding="0cm" fo:border="none">
        <style:background-image/>
      </style:paragraph-properties>
      <style:text-properties fo:font-variant="normal" fo:text-transform="none" fo:color="#666666" style:font-name="Open Sans" fo:font-size="10.5pt" fo:letter-spacing="normal" fo:font-style="normal" fo:font-weight="normal"/>
    </style:style>
    <style:style style:name="P72" style:family="paragraph" style:parent-style-name="Text_20_body" style:list-style-name="L32">
      <style:paragraph-properties fo:margin-top="0cm" fo:margin-bottom="0cm" fo:line-height="100%" fo:text-align="center" style:justify-single-word="false" fo:orphans="2" fo:widows="2" fo:background-color="#ffffff" fo:padding="0cm" fo:border="none">
        <style:background-image/>
      </style:paragraph-properties>
      <style:text-properties fo:font-variant="normal" fo:text-transform="none" fo:color="#666666" style:font-name="Open Sans" fo:font-size="10.5pt" fo:letter-spacing="normal" fo:font-style="normal" fo:font-weight="normal"/>
    </style:style>
    <style:style style:name="P73" style:family="paragraph">
      <style:paragraph-properties fo:text-align="start"/>
      <style:text-properties style:font-name="inherit"/>
    </style:style>
    <style:style style:name="P74" style:family="paragraph">
      <style:paragraph-properties fo:text-align="start"/>
      <style:text-properties style:text-line-through-style="none" style:font-name="inherit" fo:font-size="3pt" fo:font-style="normal" style:text-underline-style="none"/>
    </style:style>
    <style:style style:name="P75" style:family="paragraph">
      <style:paragraph-properties fo:text-align="center"/>
      <style:text-properties fo:color="#ffffff" style:font-name="inherit" fo:font-size="10pt" fo:font-weight="normal"/>
    </style:style>
    <style:style style:name="T1" style:family="text">
      <style:text-properties fo:color="#ffffff" fo:font-size="9pt" fo:background-color="#bbbbbb"/>
    </style:style>
    <style:style style:name="T2" style:family="text">
      <style:text-properties fo:font-variant="normal" fo:text-transform="none" fo:color="#c7254e"/>
    </style:style>
    <style:style style:name="T3" style:family="text">
      <style:text-properties fo:font-variant="normal" fo:text-transform="none" fo:color="#c7254e" style:font-name="Tahoma" fo:font-style="normal" fo:font-weight="normal"/>
    </style:style>
    <style:style style:name="T4" style:family="text">
      <style:text-properties fo:font-variant="normal" fo:text-transform="none" fo:color="#000000" style:font-name="Tahoma" fo:font-style="normal" fo:font-weight="normal"/>
    </style:style>
    <style:style style:name="T5" style:family="text">
      <style:text-properties fo:font-variant="normal" fo:text-transform="none" fo:color="#770088" style:font-name="Tahoma" fo:font-style="normal" fo:font-weight="normal"/>
    </style:style>
    <style:style style:name="T6" style:family="text">
      <style:text-properties fo:font-variant="normal" fo:text-transform="none" fo:color="#009900" style:font-name="Tahoma" fo:font-style="normal" fo:font-weight="normal"/>
    </style:style>
    <style:style style:name="T7" style:family="text">
      <style:text-properties fo:font-variant="normal" fo:text-transform="none" fo:color="#3f5fbf" style:font-name="Tahoma" fo:font-style="normal" fo:font-weight="normal"/>
    </style:style>
    <style:style style:name="T8" style:family="text">
      <style:text-properties fo:font-variant="normal" fo:text-transform="none" fo:color="#2a00ff" style:font-name="Tahoma" fo:font-style="normal" fo:font-weight="normal"/>
    </style:style>
    <style:style style:name="T9" style:family="text">
      <style:text-properties fo:font-variant="normal" fo:text-transform="none" fo:color="#444444" style:font-name="inherit" fo:font-size="33.75pt" fo:letter-spacing="normal" fo:font-style="normal" fo:font-weight="normal" fo:background-color="#ffffff"/>
    </style:style>
    <style:style style:name="T10" style:family="text">
      <style:text-properties fo:font-variant="normal" fo:text-transform="none" fo:color="#666666" style:font-name="Open Sans" fo:font-size="10.5pt" fo:letter-spacing="normal" fo:font-style="normal" fo:font-weight="bold" fo:background-color="#ffffff"/>
    </style:style>
    <style:style style:name="T11" style:family="text">
      <style:text-properties fo:font-variant="normal" fo:text-transform="none" fo:color="#ffffff" style:font-name="Open Sans" fo:font-size="10.5pt" fo:letter-spacing="normal" fo:font-style="normal" fo:font-weight="normal" fo:background-color="#000066"/>
    </style:style>
    <style:style style:name="T12" style:family="text">
      <style:text-properties fo:font-weight="bold" fo:background-color="#ffffff"/>
    </style:style>
    <style:style style:name="T13" style:family="text">
      <style:text-properties fo:color="#000080" fo:font-weight="bold"/>
    </style:style>
    <style:style style:name="T14" style:family="text">
      <style:text-properties fo:color="#000080" style:font-name="Courier New1" fo:font-weight="bold"/>
    </style:style>
    <style:style style:name="T15" style:family="text">
      <style:text-properties style:font-name="Courier New1"/>
    </style:style>
    <style:style style:name="T16" style:family="text">
      <style:text-properties fo:color="#008000" style:font-name="Courier New1" fo:font-weight="bold"/>
    </style:style>
    <style:style style:name="T17" style:family="text">
      <style:text-properties fo:color="#008000" fo:font-weight="bold"/>
    </style:style>
    <style:style style:name="T18" style:family="text">
      <style:text-properties fo:color="#660e7a" fo:font-style="italic"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left="0.049cm" fo:padding-right="0cm" fo:padding-top="0cm" fo:padding-bottom="0cm" fo:border-left="0.002cm solid #000000" fo:border-right="none" fo:border-top="none" fo:border-bottom="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cm" fo:margin-right="0.106cm" fo:margin-top="0.132cm" fo:margin-bottom="0cm" style:vertical-pos="top" style:vertical-rel="baseline" style:horizontal-pos="from-left" style:horizontal-rel="paragraph" draw:wrap-influence-on-position="once-concurrent" style:flow-with-text="false"/>
    </style:style>
    <style:style style:name="gr2" style:family="graphic">
      <style:graphic-properties fo:margin-top="0.106cm" fo:margin-bottom="0cm" style:vertical-pos="top" style:vertical-rel="baseline" style:horizontal-pos="from-left" style:horizontal-rel="paragraph" draw:wrap-influence-on-position="once-concurrent" style:flow-with-text="false"/>
    </style:style>
    <style:style style:name="gr3"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MainTest" form:apply-filter="true" form:enctype="multipart/formdata" form:method="post" form:control-implementation="ooo:com.sun.star.form.component.Form" office:target-frame="" xlink:href="https://recruitment.lhsystems.pl/mainTest/rating" xlink:type="simple">
          <form:radio form:name="ans_92080" form:control-implementation="ooo:com.sun.star.form.component.RadioButton" xml:id="control1" form:id="control1"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0" form:control-implementation="ooo:com.sun.star.form.component.RadioButton" xml:id="control2" form:id="control2"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0" form:control-implementation="ooo:com.sun.star.form.component.RadioButton" xml:id="control3" form:id="control3"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0" form:control-implementation="ooo:com.sun.star.form.component.RadioButton" xml:id="control4" form:id="control4" form:current-selected="true"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1" form:control-implementation="ooo:com.sun.star.form.component.RadioButton" xml:id="control5" form:id="control5"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1" form:control-implementation="ooo:com.sun.star.form.component.RadioButton" xml:id="control6" form:id="control6" form:current-selected="true"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1" form:control-implementation="ooo:com.sun.star.form.component.RadioButton" xml:id="control7" form:id="control7"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1" form:control-implementation="ooo:com.sun.star.form.component.RadioButton" xml:id="control8" form:id="control8"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1" form:control-implementation="ooo:com.sun.star.form.component.RadioButton" xml:id="control9" form:id="control9"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checkbox form:name="ans_92082" form:control-implementation="ooo:com.sun.star.form.component.CheckBox" xml:id="control10" form:id="control10" form:value="A"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82" form:control-implementation="ooo:com.sun.star.form.component.CheckBox" xml:id="control11" form:id="control11" form:value="B"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82" form:control-implementation="ooo:com.sun.star.form.component.CheckBox" xml:id="control12" form:id="control12" form:value="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82" form:control-implementation="ooo:com.sun.star.form.component.CheckBox" xml:id="control13" form:id="control13" form:valu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82" form:control-implementation="ooo:com.sun.star.form.component.CheckBox" xml:id="control14" form:id="control14" form:value="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ans_92083" form:control-implementation="ooo:com.sun.star.form.component.RadioButton" xml:id="control15" form:id="control15"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3" form:control-implementation="ooo:com.sun.star.form.component.RadioButton" xml:id="control16" form:id="control16"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3" form:control-implementation="ooo:com.sun.star.form.component.RadioButton" xml:id="control17" form:id="control17"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3" form:control-implementation="ooo:com.sun.star.form.component.RadioButton" xml:id="control18" form:id="control18"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3" form:control-implementation="ooo:com.sun.star.form.component.RadioButton" xml:id="control19" form:id="control19" form:current-selected="true"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4" form:control-implementation="ooo:com.sun.star.form.component.RadioButton" xml:id="control20" form:id="control20"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4" form:control-implementation="ooo:com.sun.star.form.component.RadioButton" xml:id="control21" form:id="control21"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4" form:control-implementation="ooo:com.sun.star.form.component.RadioButton" xml:id="control22" form:id="control22"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4" form:control-implementation="ooo:com.sun.star.form.component.RadioButton" xml:id="control23" form:id="control23" form:current-selected="true"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5" form:control-implementation="ooo:com.sun.star.form.component.RadioButton" xml:id="control24" form:id="control24"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5" form:control-implementation="ooo:com.sun.star.form.component.RadioButton" xml:id="control25" form:id="control25" form:current-selected="true"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5" form:control-implementation="ooo:com.sun.star.form.component.RadioButton" xml:id="control26" form:id="control26"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5" form:control-implementation="ooo:com.sun.star.form.component.RadioButton" xml:id="control27" form:id="control27"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6" form:control-implementation="ooo:com.sun.star.form.component.RadioButton" xml:id="control28" form:id="control28"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6" form:control-implementation="ooo:com.sun.star.form.component.RadioButton" xml:id="control29" form:id="control29" form:current-selected="true"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7" form:control-implementation="ooo:com.sun.star.form.component.RadioButton" xml:id="control30" form:id="control30"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7" form:control-implementation="ooo:com.sun.star.form.component.RadioButton" xml:id="control31" form:id="control31"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7" form:control-implementation="ooo:com.sun.star.form.component.RadioButton" xml:id="control32" form:id="control32"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7" form:control-implementation="ooo:com.sun.star.form.component.RadioButton" xml:id="control33" form:id="control33"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7" form:control-implementation="ooo:com.sun.star.form.component.RadioButton" xml:id="control34" form:id="control34"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7" form:control-implementation="ooo:com.sun.star.form.component.RadioButton" xml:id="control35" form:id="control35" form:current-selected="true" form:value="F"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8" form:control-implementation="ooo:com.sun.star.form.component.RadioButton" xml:id="control36" form:id="control36"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8" form:control-implementation="ooo:com.sun.star.form.component.RadioButton" xml:id="control37" form:id="control37"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8" form:control-implementation="ooo:com.sun.star.form.component.RadioButton" xml:id="control38" form:id="control38"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8" form:control-implementation="ooo:com.sun.star.form.component.RadioButton" xml:id="control39" form:id="control39" form:current-selected="true"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88" form:control-implementation="ooo:com.sun.star.form.component.RadioButton" xml:id="control40" form:id="control40"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checkbox form:name="ans_92089" form:control-implementation="ooo:com.sun.star.form.component.CheckBox" xml:id="control41" form:id="control41" form:value="A"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89" form:control-implementation="ooo:com.sun.star.form.component.CheckBox" xml:id="control42" form:id="control42" form:value="B"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89" form:control-implementation="ooo:com.sun.star.form.component.CheckBox" xml:id="control43" form:id="control43" form:value="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89" form:control-implementation="ooo:com.sun.star.form.component.CheckBox" xml:id="control44" form:id="control44" form:valu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89" form:control-implementation="ooo:com.sun.star.form.component.CheckBox" xml:id="control45" form:id="control45" form:value="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ans_92090" form:control-implementation="ooo:com.sun.star.form.component.RadioButton" xml:id="control46" form:id="control46"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0" form:control-implementation="ooo:com.sun.star.form.component.RadioButton" xml:id="control47" form:id="control47" form:current-selected="true"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0" form:control-implementation="ooo:com.sun.star.form.component.RadioButton" xml:id="control48" form:id="control48"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0" form:control-implementation="ooo:com.sun.star.form.component.RadioButton" xml:id="control49" form:id="control49"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0" form:control-implementation="ooo:com.sun.star.form.component.RadioButton" xml:id="control50" form:id="control50"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1" form:control-implementation="ooo:com.sun.star.form.component.RadioButton" xml:id="control51" form:id="control51"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1" form:control-implementation="ooo:com.sun.star.form.component.RadioButton" xml:id="control52" form:id="control52" form:current-selected="true"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2" form:control-implementation="ooo:com.sun.star.form.component.RadioButton" xml:id="control53" form:id="control53"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2" form:control-implementation="ooo:com.sun.star.form.component.RadioButton" xml:id="control54" form:id="control54"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2" form:control-implementation="ooo:com.sun.star.form.component.RadioButton" xml:id="control55" form:id="control55"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2" form:control-implementation="ooo:com.sun.star.form.component.RadioButton" xml:id="control56" form:id="control56" form:current-selected="true"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2" form:control-implementation="ooo:com.sun.star.form.component.RadioButton" xml:id="control57" form:id="control57"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2" form:control-implementation="ooo:com.sun.star.form.component.RadioButton" xml:id="control58" form:id="control58" form:value="F"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checkbox form:name="ans_92093" form:control-implementation="ooo:com.sun.star.form.component.CheckBox" xml:id="control59" form:id="control59" form:value="A"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3" form:control-implementation="ooo:com.sun.star.form.component.CheckBox" xml:id="control60" form:id="control60" form:value="B"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3" form:control-implementation="ooo:com.sun.star.form.component.CheckBox" xml:id="control61" form:id="control61" form:value="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3" form:control-implementation="ooo:com.sun.star.form.component.CheckBox" xml:id="control62" form:id="control62" form:valu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3" form:control-implementation="ooo:com.sun.star.form.component.CheckBox" xml:id="control63" form:id="control63" form:value="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ans_92094" form:control-implementation="ooo:com.sun.star.form.component.RadioButton" xml:id="control64" form:id="control64"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4" form:control-implementation="ooo:com.sun.star.form.component.RadioButton" xml:id="control65" form:id="control65"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4" form:control-implementation="ooo:com.sun.star.form.component.RadioButton" xml:id="control66" form:id="control66" form:current-selected="true"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4" form:control-implementation="ooo:com.sun.star.form.component.RadioButton" xml:id="control67" form:id="control67"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4" form:control-implementation="ooo:com.sun.star.form.component.RadioButton" xml:id="control68" form:id="control68"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5" form:control-implementation="ooo:com.sun.star.form.component.RadioButton" xml:id="control69" form:id="control69"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5" form:control-implementation="ooo:com.sun.star.form.component.RadioButton" xml:id="control70" form:id="control70"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5" form:control-implementation="ooo:com.sun.star.form.component.RadioButton" xml:id="control71" form:id="control71" form:current-selected="true"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5" form:control-implementation="ooo:com.sun.star.form.component.RadioButton" xml:id="control72" form:id="control72"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5" form:control-implementation="ooo:com.sun.star.form.component.RadioButton" xml:id="control73" form:id="control73"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6" form:control-implementation="ooo:com.sun.star.form.component.RadioButton" xml:id="control74" form:id="control74"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6" form:control-implementation="ooo:com.sun.star.form.component.RadioButton" xml:id="control75" form:id="control75"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6" form:control-implementation="ooo:com.sun.star.form.component.RadioButton" xml:id="control76" form:id="control76"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6" form:control-implementation="ooo:com.sun.star.form.component.RadioButton" xml:id="control77" form:id="control77"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6" form:control-implementation="ooo:com.sun.star.form.component.RadioButton" xml:id="control78" form:id="control78" form:current-selected="true"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checkbox form:name="ans_92097" form:control-implementation="ooo:com.sun.star.form.component.CheckBox" xml:id="control79" form:id="control79" form:value="A"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7" form:control-implementation="ooo:com.sun.star.form.component.CheckBox" xml:id="control80" form:id="control80" form:value="B"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7" form:control-implementation="ooo:com.sun.star.form.component.CheckBox" xml:id="control81" form:id="control81" form:value="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7" form:control-implementation="ooo:com.sun.star.form.component.CheckBox" xml:id="control82" form:id="control82" form:valu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7" form:control-implementation="ooo:com.sun.star.form.component.CheckBox" xml:id="control83" form:id="control83" form:value="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7" form:control-implementation="ooo:com.sun.star.form.component.CheckBox" xml:id="control84" form:id="control84" form:value="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ans_92098" form:control-implementation="ooo:com.sun.star.form.component.RadioButton" xml:id="control85" form:id="control85"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8" form:control-implementation="ooo:com.sun.star.form.component.RadioButton" xml:id="control86" form:id="control86" form:current-selected="true"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8" form:control-implementation="ooo:com.sun.star.form.component.RadioButton" xml:id="control87" form:id="control87"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098" form:control-implementation="ooo:com.sun.star.form.component.RadioButton" xml:id="control88" form:id="control88"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ainTest" form:apply-filter="true" form:enctype="multipart/formdata" form:method="post" form:control-implementation="ooo:com.sun.star.form.component.Form" office:target-frame="" xlink:href="https://recruitment.lhsystems.pl/mainTest/rating" xlink:type="simple">
          <form:radio form:name="ans_92108" form:control-implementation="ooo:com.sun.star.form.component.RadioButton" xml:id="control89" form:id="control89" form:current-selected="true"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8" form:control-implementation="ooo:com.sun.star.form.component.RadioButton" xml:id="control90" form:id="control90"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8" form:control-implementation="ooo:com.sun.star.form.component.RadioButton" xml:id="control91" form:id="control91"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8" form:control-implementation="ooo:com.sun.star.form.component.RadioButton" xml:id="control92" form:id="control92"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area form:name="unnamed0" form:control-implementation="ooo:com.sun.star.form.component.TextField" xml:id="control93" form:id="control93"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
              <form:property form:property-name="VScroll" office:value-type="boolean" office:boolean-value="true"/>
            </form:properties>
          </form:textarea>
          <form:button form:name="unnamed1" form:control-implementation="ooo:com.sun.star.form.component.CommandButton" xml:id="control94" form:id="control94" form:label="Validate" office:target-frame="" xlink:href="" form:image-data="" form:delay-for-repeat="PT0.50S" form:image-position="center">
            <form:properties>
              <form:property form:property-name="DefaultControl" office:value-type="string" office:string-value="com.sun.star.form.control.CommandButton"/>
            </form:properties>
          </form:button>
          <form:checkbox form:name="ans_92107" form:control-implementation="ooo:com.sun.star.form.component.CheckBox" xml:id="control95" form:id="control95" form:value="A"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7" form:control-implementation="ooo:com.sun.star.form.component.CheckBox" xml:id="control96" form:id="control96" form:value="B"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7" form:control-implementation="ooo:com.sun.star.form.component.CheckBox" xml:id="control97" form:id="control97" form:value="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7" form:control-implementation="ooo:com.sun.star.form.component.CheckBox" xml:id="control98" form:id="control98" form:valu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7" form:control-implementation="ooo:com.sun.star.form.component.CheckBox" xml:id="control99" form:id="control99" form:value="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7" form:control-implementation="ooo:com.sun.star.form.component.CheckBox" xml:id="control100" form:id="control100" form:value="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7" form:control-implementation="ooo:com.sun.star.form.component.CheckBox" xml:id="control101" form:id="control101" form:value="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7" form:control-implementation="ooo:com.sun.star.form.component.CheckBox" xml:id="control102" form:id="control102" form:value="H"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ans_92103" form:control-implementation="ooo:com.sun.star.form.component.RadioButton" xml:id="control103" form:id="control103" form:current-selected="true"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3" form:control-implementation="ooo:com.sun.star.form.component.RadioButton" xml:id="control104" form:id="control104"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3" form:control-implementation="ooo:com.sun.star.form.component.RadioButton" xml:id="control105" form:id="control105"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3" form:control-implementation="ooo:com.sun.star.form.component.RadioButton" xml:id="control106" form:id="control106"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3" form:control-implementation="ooo:com.sun.star.form.component.RadioButton" xml:id="control107" form:id="control107"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4" form:control-implementation="ooo:com.sun.star.form.component.RadioButton" xml:id="control108" form:id="control108" form:current-selected="true"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4" form:control-implementation="ooo:com.sun.star.form.component.RadioButton" xml:id="control109" form:id="control109"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4" form:control-implementation="ooo:com.sun.star.form.component.RadioButton" xml:id="control110" form:id="control110"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4" form:control-implementation="ooo:com.sun.star.form.component.RadioButton" xml:id="control111" form:id="control111"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0" form:control-implementation="ooo:com.sun.star.form.component.RadioButton" xml:id="control112" form:id="control112" form:current-selected="true"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0" form:control-implementation="ooo:com.sun.star.form.component.RadioButton" xml:id="control113" form:id="control113"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0" form:control-implementation="ooo:com.sun.star.form.component.RadioButton" xml:id="control114" form:id="control114"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0" form:control-implementation="ooo:com.sun.star.form.component.RadioButton" xml:id="control115" form:id="control115"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6" form:control-implementation="ooo:com.sun.star.form.component.RadioButton" xml:id="control116" form:id="control116" form:current-selected="true"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6" form:control-implementation="ooo:com.sun.star.form.component.RadioButton" xml:id="control117" form:id="control117"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6" form:control-implementation="ooo:com.sun.star.form.component.RadioButton" xml:id="control118" form:id="control118"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6" form:control-implementation="ooo:com.sun.star.form.component.RadioButton" xml:id="control119" form:id="control119"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5" form:control-implementation="ooo:com.sun.star.form.component.RadioButton" xml:id="control120" form:id="control120" form:value="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5" form:control-implementation="ooo:com.sun.star.form.component.RadioButton" xml:id="control121" form:id="control121" form:value="F"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5" form:control-implementation="ooo:com.sun.star.form.component.RadioButton" xml:id="control122" form:id="control122"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5" form:control-implementation="ooo:com.sun.star.form.component.RadioButton" xml:id="control123" form:id="control123"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5" form:control-implementation="ooo:com.sun.star.form.component.RadioButton" xml:id="control124" form:id="control124"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5" form:control-implementation="ooo:com.sun.star.form.component.RadioButton" xml:id="control125" form:id="control125" form:current-selected="true"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checkbox form:name="ans_92099" form:control-implementation="ooo:com.sun.star.form.component.CheckBox" xml:id="control126" form:id="control126" form:value="A"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9" form:control-implementation="ooo:com.sun.star.form.component.CheckBox" xml:id="control127" form:id="control127" form:value="B"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099" form:control-implementation="ooo:com.sun.star.form.component.CheckBox" xml:id="control128" form:id="control128" form:value="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ans_92102" form:control-implementation="ooo:com.sun.star.form.component.RadioButton" xml:id="control129" form:id="control129" form:current-selected="true"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2" form:control-implementation="ooo:com.sun.star.form.component.RadioButton" xml:id="control130" form:id="control130"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2" form:control-implementation="ooo:com.sun.star.form.component.RadioButton" xml:id="control131" form:id="control131"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02" form:control-implementation="ooo:com.sun.star.form.component.RadioButton" xml:id="control132" form:id="control132"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form:form form:name="MainTest" form:apply-filter="true" form:enctype="multipart/formdata" form:method="post" form:control-implementation="ooo:com.sun.star.form.component.Form" office:target-frame="" xlink:href="https://recruitment.lhsystems.pl/mainTest/rating" xlink:type="simple">
          <form:checkbox form:name="ans_92110" form:control-implementation="ooo:com.sun.star.form.component.CheckBox" xml:id="control133" form:id="control133" form:value="A"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0" form:control-implementation="ooo:com.sun.star.form.component.CheckBox" xml:id="control134" form:id="control134" form:value="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0" form:control-implementation="ooo:com.sun.star.form.component.CheckBox" xml:id="control135" form:id="control135" form:value="F"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0" form:control-implementation="ooo:com.sun.star.form.component.CheckBox" xml:id="control136" form:id="control136" form:value="B"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0" form:control-implementation="ooo:com.sun.star.form.component.CheckBox" xml:id="control137" form:id="control137" form:value="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0" form:control-implementation="ooo:com.sun.star.form.component.CheckBox" xml:id="control138" form:id="control138" form:value="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0" form:control-implementation="ooo:com.sun.star.form.component.CheckBox" xml:id="control139" form:id="control139" form:valu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4" form:control-implementation="ooo:com.sun.star.form.component.CheckBox" xml:id="control140" form:id="control140" form:value="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4" form:control-implementation="ooo:com.sun.star.form.component.CheckBox" xml:id="control141" form:id="control141" form:value="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4" form:control-implementation="ooo:com.sun.star.form.component.CheckBox" xml:id="control142" form:id="control142" form:value="B"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4" form:control-implementation="ooo:com.sun.star.form.component.CheckBox" xml:id="control143" form:id="control143" form:valu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4" form:control-implementation="ooo:com.sun.star.form.component.CheckBox" xml:id="control144" form:id="control144" form:value="A"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radio form:name="ans_92115" form:control-implementation="ooo:com.sun.star.form.component.RadioButton" xml:id="control145" form:id="control145" form:value="B"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15" form:control-implementation="ooo:com.sun.star.form.component.RadioButton" xml:id="control146" form:id="control146" form:value="D"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15" form:control-implementation="ooo:com.sun.star.form.component.RadioButton" xml:id="control147" form:id="control147" form:value="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ans_92115" form:control-implementation="ooo:com.sun.star.form.component.RadioButton" xml:id="control148" form:id="control148" form:current-selected="true" form:value="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checkbox form:name="ans_92111" form:control-implementation="ooo:com.sun.star.form.component.CheckBox" xml:id="control149" form:id="control149" form:value="A"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1" form:control-implementation="ooo:com.sun.star.form.component.CheckBox" xml:id="control150" form:id="control150" form:value="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1" form:control-implementation="ooo:com.sun.star.form.component.CheckBox" xml:id="control151" form:id="control151" form:valu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1" form:control-implementation="ooo:com.sun.star.form.component.CheckBox" xml:id="control152" form:id="control152" form:value="B"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3" form:control-implementation="ooo:com.sun.star.form.component.CheckBox" xml:id="control153" form:id="control153" form:value="A"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3" form:control-implementation="ooo:com.sun.star.form.component.CheckBox" xml:id="control154" form:id="control154" form:valu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3" form:control-implementation="ooo:com.sun.star.form.component.CheckBox" xml:id="control155" form:id="control155" form:value="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3" form:control-implementation="ooo:com.sun.star.form.component.CheckBox" xml:id="control156" form:id="control156" form:value="B"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9" form:control-implementation="ooo:com.sun.star.form.component.CheckBox" xml:id="control157" form:id="control157" form:value="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9" form:control-implementation="ooo:com.sun.star.form.component.CheckBox" xml:id="control158" form:id="control158" form:value="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9" form:control-implementation="ooo:com.sun.star.form.component.CheckBox" xml:id="control159" form:id="control159" form:valu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9" form:control-implementation="ooo:com.sun.star.form.component.CheckBox" xml:id="control160" form:id="control160" form:value="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9" form:control-implementation="ooo:com.sun.star.form.component.CheckBox" xml:id="control161" form:id="control161" form:value="A"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09" form:control-implementation="ooo:com.sun.star.form.component.CheckBox" xml:id="control162" form:id="control162" form:value="B"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2" form:control-implementation="ooo:com.sun.star.form.component.CheckBox" xml:id="control163" form:id="control163" form:value="A"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2" form:control-implementation="ooo:com.sun.star.form.component.CheckBox" xml:id="control164" form:id="control164" form:value="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2" form:control-implementation="ooo:com.sun.star.form.component.CheckBox" xml:id="control165" form:id="control165" form:valu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2" form:control-implementation="ooo:com.sun.star.form.component.CheckBox" xml:id="control166" form:id="control166" form:value="F"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2" form:control-implementation="ooo:com.sun.star.form.component.CheckBox" xml:id="control167" form:id="control167" form:value="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ns_92112" form:control-implementation="ooo:com.sun.star.form.component.CheckBox" xml:id="control168" form:id="control168" form:value="B"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 svg:x="0.106cm" svg:y="0cm" svg:width="0.041cm" draw:z-index="137">
        <draw:text-box fo:min-height="0.37cm">
          <text:p text:style-name="P1"/>
        </draw:text-box>
      </draw:frame>
      <text:list xml:id="list6073722224888468681" text:style-name="L1">
        <text:list-item>
          <text:p text:style-name="P32"/>
        </text:list-item>
      </text:list>
      <text:list xml:id="list2551265988102154713" text:style-name="L2">
        <text:list-item>
          <text:p text:style-name="P69"><text:span text:style-name="T1">1/4</text:span>Progress</text:p>
        </text:list-item>
        <text:list-item>
          <text:p text:style-name="P69"><text:span text:style-name="T1">Java SE Software Developer Test</text:span>Description</text:p>
        </text:list-item>
      </text:list>
      <text:list xml:id="list43446826" text:continue-list="list6073722224888468681" text:style-name="L1">
        <text:list-item>
          <text:p text:style-name="P32"/>
        </text:list-item>
        <text:list-item>
          <text:p text:style-name="P70"><text:span text:style-name="T1">Java SE Software Developer AF-N/N</text:span>Quiz name</text:p>
        </text:list-item>
        <text:list-item>
          <text:p text:style-name="P70"><text:span text:style-name="T1">1/4</text:span>Progress</text:p>
        </text:list-item>
        <text:list-item>
          <text:p text:style-name="P70"><text:span text:style-name="T1">Java SE Software Developer Test</text:span>Description</text:p>
        </text:list-item>
      </text:list>
      <text:p text:style-name="P3"/>
      <text:p text:style-name="P3"/>
      <text:list xml:id="list43448559" text:continue-numbering="true" text:style-name="L1">
        <text:list-item>
          <text:p text:style-name="P32">Set</text:p>
        </text:list-item>
        <text:list-item>
          <text:p text:style-name="P32">Quiz name</text:p>
        </text:list-item>
        <text:list-item>
          <text:p text:style-name="P32">Progress</text:p>
        </text:list-item>
        <text:list-item>
          <text:p text:style-name="P33">Description</text:p>
        </text:list-item>
      </text:list>
      <text:section text:style-name="Sect1" text:name="answers">
        <text:h text:style-name="P5" text:outline-level="3">1. Which of the statements regarding the "join()" method of Thread class is correct?</text:h>
        <text:list xml:id="list3666896678042395297" text:style-name="L3">
          <text:list-item>
            <text:p text:style-name="P34"><text:bookmark text:name="ans_A_92080"/><draw:control text:anchor-type="as-char" draw:z-index="0" draw:style-name="gr1" draw:text-style-name="P73" svg:width="0.345cm" svg:height="0.345cm" draw:control="control1"/> The thread calling the join() method must hold the lock of the other thread object.</text:p>
          </text:list-item>
          <text:list-item>
            <text:p text:style-name="P34"><text:bookmark text:name="ans_B_92080"/><draw:control text:anchor-type="as-char" draw:z-index="1" draw:style-name="gr1" draw:text-style-name="P73" svg:width="0.345cm" svg:height="0.345cm" draw:control="control2"/> The thread object on which join() has to be called must be sleeping.</text:p>
          </text:list-item>
          <text:list-item>
            <text:p text:style-name="P34"><text:bookmark text:name="ans_C_92080"/><draw:control text:anchor-type="as-char" draw:z-index="2" draw:style-name="gr1" draw:text-style-name="P73" svg:width="0.345cm" svg:height="0.345cm" draw:control="control3"/> The thread object on which join() has to be called must be waiting for a lock.</text:p>
          </text:list-item>
          <text:list-item>
            <text:p text:style-name="P34"><text:bookmark text:name="ans_D_92080"/><draw:control text:anchor-type="as-char" draw:z-index="3" draw:style-name="gr1" draw:text-style-name="P73" svg:width="0.345cm" svg:height="0.345cm" draw:control="control4"/> None of these.</text:p>
          </text:list-item>
        </text:list>
        <text:h text:style-name="P5" text:outline-level="3">2. Consider the following program. What will it print when run? </text:h>
        <text:section text:style-name="Sect2" text:name="highlighter_293152">
          <table:table table:name="Table1" table:style-name="Table1">
            <table:table-column table:style-name="Table1.A"/>
            <table:table-column table:style-name="Table1.B"/>
            <table:table-row>
              <table:table-cell table:style-name="Table1.A1" office:value-type="string">
                <text:p text:style-name="P20"><text:span text:style-name="Source_20_Text"><text:span text:style-name="T3">01</text:span></text:span></text:p>
              </table:table-cell>
              <table:table-cell table:style-name="Table1.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TestClass </text:span></text:span><text:span text:style-name="Source_20_Text"><text:span text:style-name="T5">implements</text:span></text:span><text:span text:style-name="T4"> </text:span><text:span text:style-name="Source_20_Text"><text:span text:style-name="T4">Runnable {</text:span></text:span></text:p>
              </table:table-cell>
            </table:table-row>
          </table:table>
          <table:table table:name="Table2" table:style-name="Table2">
            <table:table-column table:style-name="Table2.A"/>
            <table:table-column table:style-name="Table2.B"/>
            <table:table-row>
              <table:table-cell table:style-name="Table2.A1" office:value-type="string">
                <text:p text:style-name="P20"><text:span text:style-name="Source_20_Text"><text:span text:style-name="T3">02</text:span></text:span></text:p>
              </table:table-cell>
              <table:table-cell table:style-name="Table2.B1" office:value-type="string">
                <text:p text:style-name="P21"><text:span text:style-name="Source_20_Text"><text:span text:style-name="T2">    </text:span></text:span><text:span text:style-name="Source_20_Text"><text:span text:style-name="T5">volatile</text:span></text:span><text:span text:style-name="T4"> </text:span><text:span text:style-name="Source_20_Text"><text:span text:style-name="T5">int</text:span></text:span><text:span text:style-name="T4"> </text:span><text:span text:style-name="Source_20_Text"><text:span text:style-name="T4">x;</text:span></text:span></text:p>
              </table:table-cell>
            </table:table-row>
          </table:table>
          <table:table table:name="Table3" table:style-name="Table3">
            <table:table-column table:style-name="Table3.A"/>
            <table:table-column table:style-name="Table3.B"/>
            <table:table-row>
              <table:table-cell table:style-name="Table3.A1" office:value-type="string">
                <text:p text:style-name="P20"><text:span text:style-name="Source_20_Text"><text:span text:style-name="T3">03</text:span></text:span></text:p>
              </table:table-cell>
              <table:table-cell table:style-name="Table3.B1" office:value-type="string">
                <text:p text:style-name="P4"> </text:p>
              </table:table-cell>
            </table:table-row>
          </table:table>
          <table:table table:name="Table4" table:style-name="Table4">
            <table:table-column table:style-name="Table4.A"/>
            <table:table-column table:style-name="Table4.B"/>
            <table:table-row>
              <table:table-cell table:style-name="Table4.A1" office:value-type="string">
                <text:p text:style-name="P20"><text:span text:style-name="Source_20_Text"><text:span text:style-name="T3">04</text:span></text:span></text:p>
              </table:table-cell>
              <table:table-cell table:style-name="Table4.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void</text:span></text:span><text:span text:style-name="T4"> </text:span><text:span text:style-name="Source_20_Text"><text:span text:style-name="T4">run() {</text:span></text:span></text:p>
              </table:table-cell>
            </table:table-row>
          </table:table>
          <table:table table:name="Table5" table:style-name="Table5">
            <table:table-column table:style-name="Table5.A"/>
            <table:table-column table:style-name="Table5.B"/>
            <table:table-row>
              <table:table-cell table:style-name="Table5.A1" office:value-type="string">
                <text:p text:style-name="P20"><text:span text:style-name="Source_20_Text"><text:span text:style-name="T3">05</text:span></text:span></text:p>
              </table:table-cell>
              <table:table-cell table:style-name="Table5.B1" office:value-type="string">
                <text:p text:style-name="P21"><text:span text:style-name="Source_20_Text"><text:span text:style-name="T2">        </text:span></text:span><text:span text:style-name="Source_20_Text"><text:span text:style-name="T4">x = </text:span></text:span><text:span text:style-name="Source_20_Text"><text:span text:style-name="T6">5</text:span></text:span><text:span text:style-name="Source_20_Text"><text:span text:style-name="T4">;</text:span></text:span></text:p>
              </table:table-cell>
            </table:table-row>
          </table:table>
          <table:table table:name="Table6" table:style-name="Table6">
            <table:table-column table:style-name="Table6.A"/>
            <table:table-column table:style-name="Table6.B"/>
            <table:table-row>
              <table:table-cell table:style-name="Table6.A1" office:value-type="string">
                <text:p text:style-name="P20"><text:span text:style-name="Source_20_Text"><text:span text:style-name="T3">06</text:span></text:span></text:p>
              </table:table-cell>
              <table:table-cell table:style-name="Table6.B1" office:value-type="string">
                <text:p text:style-name="P21"><text:span text:style-name="Source_20_Text"><text:span text:style-name="T2">    </text:span></text:span><text:span text:style-name="Source_20_Text"><text:span text:style-name="T4">}</text:span></text:span></text:p>
              </table:table-cell>
            </table:table-row>
          </table:table>
          <table:table table:name="Table7" table:style-name="Table7">
            <table:table-column table:style-name="Table7.A"/>
            <table:table-column table:style-name="Table7.B"/>
            <table:table-row>
              <table:table-cell table:style-name="Table7.A1" office:value-type="string">
                <text:p text:style-name="P20"><text:span text:style-name="Source_20_Text"><text:span text:style-name="T3">07</text:span></text:span></text:p>
              </table:table-cell>
              <table:table-cell table:style-name="Table7.B1" office:value-type="string">
                <text:p text:style-name="P4"> </text:p>
              </table:table-cell>
            </table:table-row>
          </table:table>
          <table:table table:name="Table8" table:style-name="Table8">
            <table:table-column table:style-name="Table8.A"/>
            <table:table-column table:style-name="Table8.B"/>
            <table:table-row>
              <table:table-cell table:style-name="Table8.A1" office:value-type="string">
                <text:p text:style-name="P20"><text:span text:style-name="Source_20_Text"><text:span text:style-name="T3">08</text:span></text:span></text:p>
              </table:table-cell>
              <table:table-cell table:style-name="Table8.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ain(String[] args) {</text:span></text:span></text:p>
              </table:table-cell>
            </table:table-row>
          </table:table>
          <table:table table:name="Table9" table:style-name="Table9">
            <table:table-column table:style-name="Table9.A"/>
            <table:table-column table:style-name="Table9.B"/>
            <table:table-row>
              <table:table-cell table:style-name="Table9.A1" office:value-type="string">
                <text:p text:style-name="P20"><text:span text:style-name="Source_20_Text"><text:span text:style-name="T3">09</text:span></text:span></text:p>
              </table:table-cell>
              <table:table-cell table:style-name="Table9.B1" office:value-type="string">
                <text:p text:style-name="P21"><text:span text:style-name="Source_20_Text"><text:span text:style-name="T2">        </text:span></text:span><text:span text:style-name="Source_20_Text"><text:span text:style-name="T4">TestClass tc = </text:span></text:span><text:span text:style-name="Source_20_Text"><text:span text:style-name="T5">new</text:span></text:span><text:span text:style-name="T4"> </text:span><text:span text:style-name="Source_20_Text"><text:span text:style-name="T4">TestClass();</text:span></text:span></text:p>
              </table:table-cell>
            </table:table-row>
          </table:table>
          <table:table table:name="Table10" table:style-name="Table10">
            <table:table-column table:style-name="Table10.A"/>
            <table:table-column table:style-name="Table10.B"/>
            <table:table-row>
              <table:table-cell table:style-name="Table10.A1" office:value-type="string">
                <text:p text:style-name="P20"><text:span text:style-name="Source_20_Text"><text:span text:style-name="T3">10</text:span></text:span></text:p>
              </table:table-cell>
              <table:table-cell table:style-name="Table10.B1" office:value-type="string">
                <text:p text:style-name="P21"><text:span text:style-name="Source_20_Text"><text:span text:style-name="T2">        </text:span></text:span><text:span text:style-name="Source_20_Text"><text:span text:style-name="T4">tc.x = </text:span></text:span><text:span text:style-name="Source_20_Text"><text:span text:style-name="T6">10</text:span></text:span><text:span text:style-name="Source_20_Text"><text:span text:style-name="T4">;</text:span></text:span></text:p>
              </table:table-cell>
            </table:table-row>
          </table:table>
          <table:table table:name="Table11" table:style-name="Table11">
            <table:table-column table:style-name="Table11.A"/>
            <table:table-column table:style-name="Table11.B"/>
            <table:table-row>
              <table:table-cell table:style-name="Table11.A1" office:value-type="string">
                <text:p text:style-name="P20"><text:span text:style-name="Source_20_Text"><text:span text:style-name="T3">11</text:span></text:span></text:p>
              </table:table-cell>
              <table:table-cell table:style-name="Table11.B1" office:value-type="string">
                <text:p text:style-name="P21"><text:span text:style-name="Source_20_Text"><text:span text:style-name="T2">        </text:span></text:span><text:span text:style-name="Source_20_Text"><text:span text:style-name="T5">new</text:span></text:span><text:span text:style-name="T4"> </text:span><text:span text:style-name="Source_20_Text"><text:span text:style-name="T4">Thread(tc).start();</text:span></text:span></text:p>
              </table:table-cell>
            </table:table-row>
          </table:table>
          <table:table table:name="Table12" table:style-name="Table12">
            <table:table-column table:style-name="Table12.A"/>
            <table:table-column table:style-name="Table12.B"/>
            <table:table-row>
              <table:table-cell table:style-name="Table12.A1" office:value-type="string">
                <text:p text:style-name="P20"><text:span text:style-name="Source_20_Text"><text:span text:style-name="T3">12</text:span></text:span></text:p>
              </table:table-cell>
              <table:table-cell table:style-name="Table12.B1" office:value-type="string">
                <text:p text:style-name="P21"><text:span text:style-name="Source_20_Text"><text:span text:style-name="T2">        </text:span></text:span><text:span text:style-name="Source_20_Text"><text:span text:style-name="T4">System.out.println(tc.x);</text:span></text:span></text:p>
              </table:table-cell>
            </table:table-row>
          </table:table>
          <table:table table:name="Table13" table:style-name="Table13">
            <table:table-column table:style-name="Table13.A"/>
            <table:table-column table:style-name="Table13.B"/>
            <table:table-row>
              <table:table-cell table:style-name="Table13.A1" office:value-type="string">
                <text:p text:style-name="P20"><text:span text:style-name="Source_20_Text"><text:span text:style-name="T3">13</text:span></text:span></text:p>
              </table:table-cell>
              <table:table-cell table:style-name="Table13.B1" office:value-type="string">
                <text:p text:style-name="P21"><text:span text:style-name="Source_20_Text"><text:span text:style-name="T2">    </text:span></text:span><text:span text:style-name="Source_20_Text"><text:span text:style-name="T4">}</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P20"><text:span text:style-name="Source_20_Text"><text:span text:style-name="T3">14</text:span></text:span></text:p>
              </table:table-cell>
              <table:table-cell table:style-name="Table14.B1" office:value-type="string">
                <text:p text:style-name="P22"><text:span text:style-name="Source_20_Text"><text:span text:style-name="T4">}</text:span></text:span></text:p>
              </table:table-cell>
            </table:table-row>
          </table:table>
        </text:section>
        <text:list xml:id="list4178890843712631785" text:style-name="L4">
          <text:list-item>
            <text:p text:style-name="P35"><text:bookmark text:name="ans_A_92081"/><draw:control text:anchor-type="as-char" draw:z-index="4" draw:style-name="gr1" draw:text-style-name="P73" svg:width="0.345cm" svg:height="0.345cm" draw:control="control5"/> 5</text:p>
          </text:list-item>
          <text:list-item>
            <text:p text:style-name="P35"><text:bookmark text:name="ans_B_92081"/><draw:control text:anchor-type="as-char" draw:z-index="5" draw:style-name="gr1" draw:text-style-name="P73" svg:width="0.345cm" svg:height="0.345cm" draw:control="control6"/> 10</text:p>
          </text:list-item>
          <text:list-item>
            <text:p text:style-name="P35"><text:bookmark text:name="ans_C_92081"/><draw:control text:anchor-type="as-char" draw:z-index="6" draw:style-name="gr1" draw:text-style-name="P73" svg:width="0.345cm" svg:height="0.345cm" draw:control="control7"/> It will not compile.</text:p>
          </text:list-item>
          <text:list-item>
            <text:p text:style-name="P35"><text:bookmark text:name="ans_D_92081"/><draw:control text:anchor-type="as-char" draw:z-index="7" draw:style-name="gr1" draw:text-style-name="P73" svg:width="0.345cm" svg:height="0.345cm" draw:control="control8"/> Exception at Runtime.</text:p>
          </text:list-item>
          <text:list-item>
            <text:p text:style-name="P35"><text:bookmark text:name="ans_E_92081"/><text:soft-page-break/><draw:control text:anchor-type="as-char" draw:z-index="8" draw:style-name="gr1" draw:text-style-name="P73" svg:width="0.345cm" svg:height="0.345cm" draw:control="control9"/> The output cannot be determined.</text:p>
          </text:list-item>
        </text:list>
        <text:h text:style-name="P5" text:outline-level="3">3. Given the following definition of class, which member variables are accessible from OUTSIDE the package com.lufthansa.test? Please select 2 options. </text:h>
        <text:section text:style-name="Sect2" text:name="highlighter_600416">
          <table:table table:name="Table15" table:style-name="Table15">
            <table:table-column table:style-name="Table15.A"/>
            <table:table-column table:style-name="Table15.B"/>
            <table:table-row>
              <table:table-cell table:style-name="Table15.A1" office:value-type="string">
                <text:p text:style-name="P20"><text:span text:style-name="Source_20_Text"><text:span text:style-name="T3">1</text:span></text:span></text:p>
              </table:table-cell>
              <table:table-cell table:style-name="Table15.B1" office:value-type="string">
                <text:p text:style-name="P21"><text:span text:style-name="Source_20_Text"><text:span text:style-name="T5">package</text:span></text:span><text:span text:style-name="T4"> </text:span><text:span text:style-name="Source_20_Text"><text:span text:style-name="T4">com.lufthansa.test;</text:span></text:span></text:p>
              </table:table-cell>
            </table:table-row>
          </table:table>
          <table:table table:name="Table16" table:style-name="Table16">
            <table:table-column table:style-name="Table16.A"/>
            <table:table-column table:style-name="Table16.B"/>
            <table:table-row>
              <table:table-cell table:style-name="Table16.A1" office:value-type="string">
                <text:p text:style-name="P20"><text:span text:style-name="Source_20_Text"><text:span text:style-name="T3">2</text:span></text:span></text:p>
              </table:table-cell>
              <table:table-cell table:style-name="Table16.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TestClass {</text:span></text:span></text:p>
              </table:table-cell>
            </table:table-row>
          </table:table>
          <table:table table:name="Table17" table:style-name="Table17">
            <table:table-column table:style-name="Table17.A"/>
            <table:table-column table:style-name="Table17.B"/>
            <table:table-row>
              <table:table-cell table:style-name="Table17.A1" office:value-type="string">
                <text:p text:style-name="P20"><text:span text:style-name="Source_20_Text"><text:span text:style-name="T3">3</text:span></text:span></text:p>
              </table:table-cell>
              <table:table-cell table:style-name="Table17.B1" office:value-type="string">
                <text:p text:style-name="P21"><text:span text:style-name="Source_20_Text"><text:span text:style-name="T2">    </text:span></text:span><text:span text:style-name="Source_20_Text"><text:span text:style-name="T5">int</text:span></text:span><text:span text:style-name="T4"> </text:span><text:span text:style-name="Source_20_Text"><text:span text:style-name="T4">a;</text:span></text:span></text:p>
              </table:table-cell>
            </table:table-row>
          </table:table>
          <table:table table:name="Table18" table:style-name="Table18">
            <table:table-column table:style-name="Table18.A"/>
            <table:table-column table:style-name="Table18.B"/>
            <table:table-row>
              <table:table-cell table:style-name="Table18.A1" office:value-type="string">
                <text:p text:style-name="P20"><text:span text:style-name="Source_20_Text"><text:span text:style-name="T3">4</text:span></text:span></text:p>
              </table:table-cell>
              <table:table-cell table:style-name="Table18.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int</text:span></text:span><text:span text:style-name="T4"> </text:span><text:span text:style-name="Source_20_Text"><text:span text:style-name="T4">b;</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P20"><text:span text:style-name="Source_20_Text"><text:span text:style-name="T3">5</text:span></text:span></text:p>
              </table:table-cell>
              <table:table-cell table:style-name="Table19.B1" office:value-type="string">
                <text:p text:style-name="P21"><text:span text:style-name="Source_20_Text"><text:span text:style-name="T2">    </text:span></text:span><text:span text:style-name="Source_20_Text"><text:span text:style-name="T5">protected</text:span></text:span><text:span text:style-name="T4"> </text:span><text:span text:style-name="Source_20_Text"><text:span text:style-name="T5">int</text:span></text:span><text:span text:style-name="T4"> </text:span><text:span text:style-name="Source_20_Text"><text:span text:style-name="T4">c;</text:span></text:span></text:p>
              </table:table-cell>
            </table:table-row>
          </table:table>
          <table:table table:name="Table20" table:style-name="Table20">
            <table:table-column table:style-name="Table20.A"/>
            <table:table-column table:style-name="Table20.B"/>
            <table:table-row>
              <table:table-cell table:style-name="Table20.A1" office:value-type="string">
                <text:p text:style-name="P20"><text:span text:style-name="Source_20_Text"><text:span text:style-name="T3">6</text:span></text:span></text:p>
              </table:table-cell>
              <table:table-cell table:style-name="Table20.B1" office:value-type="string">
                <text:p text:style-name="P21"><text:span text:style-name="Source_20_Text"><text:span text:style-name="T2">    </text:span></text:span><text:span text:style-name="Source_20_Text"><text:span text:style-name="T5">private</text:span></text:span><text:span text:style-name="T4"> </text:span><text:span text:style-name="Source_20_Text"><text:span text:style-name="T4">d;</text:span></text:span></text:p>
              </table:table-cell>
            </table:table-row>
          </table:table>
          <table:table table:name="Table21" table:style-name="Table21">
            <table:table-column table:style-name="Table21.A"/>
            <table:table-column table:style-name="Table21.B"/>
            <table:table-row>
              <table:table-cell table:style-name="Table21.A1" office:value-type="string">
                <text:p text:style-name="P20"><text:span text:style-name="Source_20_Text"><text:span text:style-name="T3">7</text:span></text:span></text:p>
              </table:table-cell>
              <table:table-cell table:style-name="Table21.B1" office:value-type="string">
                <text:p text:style-name="P22"><text:span text:style-name="Source_20_Text"><text:span text:style-name="T4">}</text:span></text:span></text:p>
              </table:table-cell>
            </table:table-row>
          </table:table>
        </text:section>
        <text:list xml:id="list3022224337041169368" text:style-name="L5">
          <text:list-item>
            <text:p text:style-name="P36"><text:bookmark text:name="ans_A_92082"/><draw:control text:anchor-type="as-char" draw:z-index="9" draw:style-name="gr2" draw:text-style-name="P73" svg:width="0.345cm" svg:height="0.345cm" draw:control="control10"/> Member variable a.</text:p>
          </text:list-item>
          <text:list-item>
            <text:p text:style-name="P36"><text:bookmark text:name="ans_B_92082"/><draw:control text:anchor-type="as-char" draw:z-index="10" draw:style-name="gr2" draw:text-style-name="P73" svg:width="0.345cm" svg:height="0.345cm" draw:control="control11"/> Member variable b.</text:p>
          </text:list-item>
          <text:list-item>
            <text:p text:style-name="P36"><text:bookmark text:name="ans_C_92082"/><draw:control text:anchor-type="as-char" draw:z-index="11" draw:style-name="gr2" draw:text-style-name="P73" svg:width="0.345cm" svg:height="0.345cm" draw:control="control12"/> Member variable c.</text:p>
          </text:list-item>
          <text:list-item>
            <text:p text:style-name="P36"><text:bookmark text:name="ans_D_92082"/><draw:control text:anchor-type="as-char" draw:z-index="12" draw:style-name="gr2" draw:text-style-name="P73" svg:width="0.345cm" svg:height="0.345cm" draw:control="control13"/> Member variable c, but only for subclasses.</text:p>
          </text:list-item>
          <text:list-item>
            <text:p text:style-name="P36"><text:bookmark text:name="ans_E_92082"/><draw:control text:anchor-type="as-char" draw:z-index="13" draw:style-name="gr2" draw:text-style-name="P73" svg:width="0.345cm" svg:height="0.345cm" draw:control="control14"/> Member variable d.</text:p>
          </text:list-item>
        </text:list>
        <text:h text:style-name="P5" text:outline-level="3">4. This class is supposed to keep an accurate count of number of times the increment method is called. Several classes share an instance of this class and call its increment method. What should be inserted at //1 and //2? </text:h>
        <text:section text:style-name="Sect2" text:name="highlighter_35481">
          <table:table table:name="Table22" table:style-name="Table22">
            <table:table-column table:style-name="Table22.A"/>
            <table:table-column table:style-name="Table22.B"/>
            <table:table-row>
              <table:table-cell table:style-name="Table22.A1" office:value-type="string">
                <text:p text:style-name="P20"><text:span text:style-name="Source_20_Text"><text:span text:style-name="T3">1</text:span></text:span></text:p>
              </table:table-cell>
              <table:table-cell table:style-name="Table22.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Counter {</text:span></text:span></text:p>
              </table:table-cell>
            </table:table-row>
          </table:table>
          <table:table table:name="Table23" table:style-name="Table23">
            <table:table-column table:style-name="Table23.A"/>
            <table:table-column table:style-name="Table23.B"/>
            <table:table-row>
              <table:table-cell table:style-name="Table23.A1" office:value-type="string">
                <text:p text:style-name="P20"><text:span text:style-name="Source_20_Text"><text:span text:style-name="T3">2</text:span></text:span></text:p>
              </table:table-cell>
              <table:table-cell table:style-name="Table23.B1" office:value-type="string">
                <text:p text:style-name="P21"><text:span text:style-name="Source_20_Text"><text:span text:style-name="T2">    </text:span></text:span><text:span text:style-name="Source_20_Text"><text:span text:style-name="T7">//1</text:span></text:span></text:p>
              </table:table-cell>
            </table:table-row>
          </table:table>
          <table:table table:name="Table24" table:style-name="Table24">
            <table:table-column table:style-name="Table24.A"/>
            <table:table-column table:style-name="Table24.B"/>
            <table:table-row>
              <table:table-cell table:style-name="Table24.A1" office:value-type="string">
                <text:p text:style-name="P20"><text:span text:style-name="Source_20_Text"><text:span text:style-name="T3">3</text:span></text:span></text:p>
              </table:table-cell>
              <table:table-cell table:style-name="Table24.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void</text:span></text:span><text:span text:style-name="T4"> </text:span><text:span text:style-name="Source_20_Text"><text:span text:style-name="T4">increment() {</text:span></text:span></text:p>
              </table:table-cell>
            </table:table-row>
          </table:table>
          <table:table table:name="Table25" table:style-name="Table25">
            <table:table-column table:style-name="Table25.A"/>
            <table:table-column table:style-name="Table25.B"/>
            <table:table-row>
              <table:table-cell table:style-name="Table25.A1" office:value-type="string">
                <text:p text:style-name="P20"><text:span text:style-name="Source_20_Text"><text:span text:style-name="T3">4</text:span></text:span></text:p>
              </table:table-cell>
              <table:table-cell table:style-name="Table25.B1" office:value-type="string">
                <text:p text:style-name="P21"><text:span text:style-name="Source_20_Text"><text:span text:style-name="T2">        </text:span></text:span><text:span text:style-name="Source_20_Text"><text:span text:style-name="T7">//2</text:span></text:span></text:p>
              </table:table-cell>
            </table:table-row>
          </table:table>
          <table:table table:name="Table26" table:style-name="Table26">
            <table:table-column table:style-name="Table26.A"/>
            <table:table-column table:style-name="Table26.B"/>
            <table:table-row>
              <table:table-cell table:style-name="Table26.A1" office:value-type="string">
                <text:p text:style-name="P20"><text:span text:style-name="Source_20_Text"><text:span text:style-name="T3">5</text:span></text:span></text:p>
              </table:table-cell>
              <table:table-cell table:style-name="Table26.B1" office:value-type="string">
                <text:p text:style-name="P21"><text:span text:style-name="Source_20_Text"><text:span text:style-name="T2">    </text:span></text:span><text:span text:style-name="Source_20_Text"><text:span text:style-name="T4">}</text:span></text:span></text:p>
              </table:table-cell>
            </table:table-row>
          </table:table>
          <table:table table:name="Table27" table:style-name="Table27">
            <table:table-column table:style-name="Table27.A"/>
            <table:table-column table:style-name="Table27.B"/>
            <table:table-row>
              <table:table-cell table:style-name="Table27.A1" office:value-type="string">
                <text:p text:style-name="P20"><text:span text:style-name="Source_20_Text"><text:span text:style-name="T3">6</text:span></text:span></text:p>
              </table:table-cell>
              <table:table-cell table:style-name="Table27.B1" office:value-type="string">
                <text:p text:style-name="P21"><text:span text:style-name="Source_20_Text"><text:span text:style-name="T2">    </text:span></text:span><text:span text:style-name="Source_20_Text"><text:span text:style-name="T7">//other valid code</text:span></text:span></text:p>
              </table:table-cell>
            </table:table-row>
          </table:table>
          <table:table table:name="Table28" table:style-name="Table28">
            <table:table-column table:style-name="Table28.A"/>
            <table:table-column table:style-name="Table28.B"/>
            <table:table-row>
              <table:table-cell table:style-name="Table28.A1" office:value-type="string">
                <text:p text:style-name="P20"><text:span text:style-name="Source_20_Text"><text:span text:style-name="T3">7</text:span></text:span></text:p>
              </table:table-cell>
              <table:table-cell table:style-name="Table28.B1" office:value-type="string">
                <text:p text:style-name="P22"><text:span text:style-name="Source_20_Text"><text:span text:style-name="T4">}</text:span></text:span></text:p>
              </table:table-cell>
            </table:table-row>
          </table:table>
        </text:section>
        <text:list xml:id="list1677249535645581283" text:style-name="L6">
          <text:list-item>
            <text:p text:style-name="P37"><text:bookmark text:name="ans_A_92083"/><draw:control text:anchor-type="as-char" draw:z-index="14" draw:style-name="gr1" draw:text-style-name="P73" svg:width="0.345cm" svg:height="0.345cm" draw:control="control15"/> int count; at //1 AtomicInteger.increment(count) ; at //2</text:p>
          </text:list-item>
          <text:list-item>
            <text:p text:style-name="P37"><text:bookmark text:name="ans_B_92083"/><draw:control text:anchor-type="as-char" draw:z-index="15" draw:style-name="gr1" draw:text-style-name="P73" svg:width="0.345cm" svg:height="0.345cm" draw:control="control16"/> synchronized int count; at //1 count++ at //2 synchronized keyword cannot be applied to variables.</text:p>
          </text:list-item>
          <text:list-item>
            <text:p text:style-name="P37"><text:bookmark text:name="ans_C_92083"/><draw:control text:anchor-type="as-char" draw:z-index="16" draw:style-name="gr1" draw:text-style-name="P73" svg:width="0.345cm" svg:height="0.345cm" draw:control="control17"/> AtomicInteger count = 0; at //1 count++; at //2</text:p>
          </text:list-item>
          <text:list-item>
            <text:p text:style-name="P37"><text:bookmark text:name="ans_D_92083"/><draw:control text:anchor-type="as-char" draw:z-index="17" draw:style-name="gr1" draw:text-style-name="P73" svg:width="0.345cm" svg:height="0.345cm" draw:control="control18"/> AtomicInteger count = new AtomicInteger(0) ; at //1 count++; at //2</text:p>
          </text:list-item>
          <text:list-item>
            <text:p text:style-name="P37"><text:bookmark text:name="ans_E_92083"/><draw:control text:anchor-type="as-char" draw:z-index="18" draw:style-name="gr1" draw:text-style-name="P73" svg:width="0.345cm" svg:height="0.345cm" draw:control="control19"/> AtomicInteger count = new AtomicInteger(0) ; at //1 count.incrementAndGet() ; at //2</text:p>
          </text:list-item>
        </text:list>
        <text:h text:style-name="P5" text:outline-level="3">5. Which design pattern does the following class use? </text:h>
        <text:section text:style-name="Sect2" text:name="highlighter_196174">
          <table:table table:name="Table29" table:style-name="Table29">
            <table:table-column table:style-name="Table29.A"/>
            <table:table-column table:style-name="Table29.B"/>
            <table:table-row>
              <table:table-cell table:style-name="Table29.A1" office:value-type="string">
                <text:p text:style-name="P20"><text:span text:style-name="Source_20_Text"><text:span text:style-name="T3">1</text:span></text:span></text:p>
              </table:table-cell>
              <table:table-cell table:style-name="Table29.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DAOManager {</text:span></text:span></text:p>
              </table:table-cell>
            </table:table-row>
          </table:table>
          <table:table table:name="Table30" table:style-name="Table30">
            <table:table-column table:style-name="Table30.A"/>
            <table:table-column table:style-name="Table30.B"/>
            <text:soft-page-break/>
            <table:table-row>
              <table:table-cell table:style-name="Table30.A1" office:value-type="string">
                <text:p text:style-name="P20"><text:span text:style-name="Source_20_Text"><text:span text:style-name="T3">2</text:span></text:span></text:p>
              </table:table-cell>
              <table:table-cell table:style-name="Table30.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4">StudentDAO getStudentDAO() {</text:span></text:span></text:p>
              </table:table-cell>
            </table:table-row>
          </table:table>
          <table:table table:name="Table31" table:style-name="Table31">
            <table:table-column table:style-name="Table31.A"/>
            <table:table-column table:style-name="Table31.B"/>
            <table:table-row>
              <table:table-cell table:style-name="Table31.A1" office:value-type="string">
                <text:p text:style-name="P20"><text:span text:style-name="Source_20_Text"><text:span text:style-name="T3">3</text:span></text:span></text:p>
              </table:table-cell>
              <table:table-cell table:style-name="Table31.B1" office:value-type="string">
                <text:p text:style-name="P21"><text:span text:style-name="Source_20_Text"><text:span text:style-name="T2">        </text:span></text:span><text:span text:style-name="Source_20_Text"><text:span text:style-name="T5">return</text:span></text:span><text:span text:style-name="T4"> </text:span><text:span text:style-name="Source_20_Text"><text:span text:style-name="T5">new</text:span></text:span><text:span text:style-name="T4"> </text:span><text:span text:style-name="Source_20_Text"><text:span text:style-name="T4">StudentDAOJpaImpl();</text:span></text:span></text:p>
              </table:table-cell>
            </table:table-row>
          </table:table>
          <table:table table:name="Table32" table:style-name="Table32">
            <table:table-column table:style-name="Table32.A"/>
            <table:table-column table:style-name="Table32.B"/>
            <table:table-row>
              <table:table-cell table:style-name="Table32.A1" office:value-type="string">
                <text:p text:style-name="P20"><text:span text:style-name="Source_20_Text"><text:span text:style-name="T3">4</text:span></text:span></text:p>
              </table:table-cell>
              <table:table-cell table:style-name="Table32.B1" office:value-type="string">
                <text:p text:style-name="P21"><text:span text:style-name="Source_20_Text"><text:span text:style-name="T2">    </text:span></text:span><text:span text:style-name="Source_20_Text"><text:span text:style-name="T4">}</text:span></text:span></text:p>
              </table:table-cell>
            </table:table-row>
          </table:table>
          <table:table table:name="Table33" table:style-name="Table33">
            <table:table-column table:style-name="Table33.A"/>
            <table:table-column table:style-name="Table33.B"/>
            <table:table-row>
              <table:table-cell table:style-name="Table33.A1" office:value-type="string">
                <text:p text:style-name="P20"><text:span text:style-name="Source_20_Text"><text:span text:style-name="T3">5</text:span></text:span></text:p>
              </table:table-cell>
              <table:table-cell table:style-name="Table33.B1" office:value-type="string">
                <text:p text:style-name="P22"><text:span text:style-name="Source_20_Text"><text:span text:style-name="T4">}</text:span></text:span></text:p>
              </table:table-cell>
            </table:table-row>
          </table:table>
        </text:section>
        <text:list xml:id="list2474364436263153102" text:style-name="L7">
          <text:list-item>
            <text:p text:style-name="P38"><text:bookmark text:name="ans_A_92084"/><draw:control text:anchor-type="as-char" draw:z-index="19" draw:style-name="gr1" draw:text-style-name="P73" svg:width="0.345cm" svg:height="0.345cm" draw:control="control20"/> Composition</text:p>
          </text:list-item>
          <text:list-item>
            <text:p text:style-name="P38"><text:bookmark text:name="ans_B_92084"/><draw:control text:anchor-type="as-char" draw:z-index="20" draw:style-name="gr1" draw:text-style-name="P73" svg:width="0.345cm" svg:height="0.345cm" draw:control="control21"/> Factory</text:p>
          </text:list-item>
          <text:list-item>
            <text:p text:style-name="P38"><text:bookmark text:name="ans_C_92084"/><draw:control text:anchor-type="as-char" draw:z-index="21" draw:style-name="gr1" draw:text-style-name="P73" svg:width="0.345cm" svg:height="0.345cm" draw:control="control22"/> DAO</text:p>
          </text:list-item>
          <text:list-item>
            <text:p text:style-name="P38"><text:bookmark text:name="ans_D_92084"/><draw:control text:anchor-type="as-char" draw:z-index="22" draw:style-name="gr1" draw:text-style-name="P73" svg:width="0.345cm" svg:height="0.345cm" draw:control="control23"/> Singleton</text:p>
          </text:list-item>
        </text:list>
        <text:h text:style-name="P5" text:outline-level="3">6. You are implementing a special sorting algorithm that can sort objects of different classes. Which of the following class declarations will you use?</text:h>
        <text:list xml:id="list6148114245837316599" text:style-name="L8">
          <text:list-item>
            <text:p text:style-name="P39"><text:bookmark text:name="ans_A_92085"/><draw:control text:anchor-type="as-char" draw:z-index="23" draw:style-name="gr1" draw:text-style-name="P73" svg:width="0.345cm" svg:height="0.345cm" draw:control="control24"/> public class SpecialSorter&lt;&gt;{ ... }</text:p>
          </text:list-item>
          <text:list-item>
            <text:p text:style-name="P39"><text:bookmark text:name="ans_B_92085"/><draw:control text:anchor-type="as-char" draw:z-index="24" draw:style-name="gr1" draw:text-style-name="P73" svg:width="0.345cm" svg:height="0.345cm" draw:control="control25"/> public class SpecialSorter&lt;K&gt;{ ... }</text:p>
          </text:list-item>
          <text:list-item>
            <text:p text:style-name="P39"><text:bookmark text:name="ans_C_92085"/><draw:control text:anchor-type="as-char" draw:z-index="25" draw:style-name="gr1" draw:text-style-name="P73" svg:width="0.345cm" svg:height="0.345cm" draw:control="control26"/> public class &lt;SpecialSorter&gt;{ ... }</text:p>
          </text:list-item>
          <text:list-item>
            <text:p text:style-name="P39"><text:bookmark text:name="ans_D_92085"/><draw:control text:anchor-type="as-char" draw:z-index="26" draw:style-name="gr1" draw:text-style-name="P73" svg:width="0.345cm" svg:height="0.345cm" draw:control="control27"/> public class SpecialSorter(K) { ... }</text:p>
          </text:list-item>
        </text:list>
        <text:h text:style-name="P5" text:outline-level="3">7. An anonymous class can be declared in a static method.</text:h>
        <text:list xml:id="list3938522096199574036" text:style-name="L9">
          <text:list-item>
            <text:p text:style-name="P40"><text:bookmark text:name="ans_A_92086"/><draw:control text:anchor-type="as-char" draw:z-index="27" draw:style-name="gr1" draw:text-style-name="P73" svg:width="0.345cm" svg:height="0.345cm" draw:control="control28"/> True</text:p>
          </text:list-item>
          <text:list-item>
            <text:p text:style-name="P40"><text:bookmark text:name="ans_B_92086"/><draw:control text:anchor-type="as-char" draw:z-index="28" draw:style-name="gr1" draw:text-style-name="P73" svg:width="0.345cm" svg:height="0.345cm" draw:control="control29"/> False</text:p>
          </text:list-item>
        </text:list>
        <text:h text:style-name="P5" text:outline-level="3">8. Which of the following is a valid declaration of Polygon class based on the following description. A polygon is a Shape which ia used by many packages of an application. Polygon contains a list of points, while Shape contains a Color and a boolean flag for the fill value.</text:h>
        <text:list xml:id="list1919493902126405119" text:style-name="L10">
          <text:list-item>
            <text:p text:style-name="P41"><text:bookmark text:name="ans_A_92087"/><draw:control text:anchor-type="as-char" draw:z-index="29" draw:style-name="gr1" draw:text-style-name="P73" svg:width="0.345cm" svg:height="0.345cm" draw:control="control30"/> protected class Polygon implements Shape</text:p>
          </text:list-item>
          <text:list-item>
            <text:p text:style-name="P41"><text:bookmark text:name="ans_B_92087"/><draw:control text:anchor-type="as-char" draw:z-index="30" draw:style-name="gr1" draw:text-style-name="P73" svg:width="0.345cm" svg:height="0.345cm" draw:control="control31"/> public class Polygon extends Shape</text:p>
          </text:list-item>
          <text:list-item>
            <text:p text:style-name="P41"><text:bookmark text:name="ans_C_92087"/><draw:control text:anchor-type="as-char" draw:z-index="31" draw:style-name="gr1" draw:text-style-name="P73" svg:width="0.345cm" svg:height="0.345cm" draw:control="control32"/> public class Polygon implements Shape</text:p>
          </text:list-item>
          <text:list-item>
            <text:p text:style-name="P41"><text:bookmark text:name="ans_D_92087"/><draw:control text:anchor-type="as-char" draw:z-index="32" draw:style-name="gr1" draw:text-style-name="P73" svg:width="0.345cm" svg:height="0.345cm" draw:control="control33"/> public class Shape extends Polygon</text:p>
          </text:list-item>
          <text:list-item>
            <text:p text:style-name="P41"><text:bookmark text:name="ans_E_92087"/><draw:control text:anchor-type="as-char" draw:z-index="33" draw:style-name="gr1" draw:text-style-name="P73" svg:width="0.345cm" svg:height="0.345cm" draw:control="control34"/> protected class Polygon</text:p>
          </text:list-item>
          <text:list-item>
            <text:p text:style-name="P41"><text:bookmark text:name="ans_F_92087"/><draw:control text:anchor-type="as-char" draw:z-index="34" draw:style-name="gr1" draw:text-style-name="P73" svg:width="0.345cm" svg:height="0.345cm" draw:control="control35"/> public class Polygon</text:p>
          </text:list-item>
        </text:list>
        <text:h text:style-name="P5" text:outline-level="3">9. Consider the following program... </text:h>
        <text:section text:style-name="Sect2" text:name="highlighter_274122">
          <table:table table:name="Table34" table:style-name="Table34">
            <table:table-column table:style-name="Table34.A"/>
            <table:table-column table:style-name="Table34.B"/>
            <table:table-row>
              <table:table-cell table:style-name="Table34.A1" office:value-type="string">
                <text:p text:style-name="P20"><text:span text:style-name="Source_20_Text"><text:span text:style-name="T3">01</text:span></text:span></text:p>
              </table:table-cell>
              <table:table-cell table:style-name="Table34.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TestClass {</text:span></text:span></text:p>
              </table:table-cell>
            </table:table-row>
          </table:table>
          <table:table table:name="Table35" table:style-name="Table35">
            <table:table-column table:style-name="Table35.A"/>
            <table:table-column table:style-name="Table35.B"/>
            <table:table-row>
              <table:table-cell table:style-name="Table35.A1" office:value-type="string">
                <text:p text:style-name="P20"><text:span text:style-name="Source_20_Text"><text:span text:style-name="T3">02</text:span></text:span></text:p>
              </table:table-cell>
              <table:table-cell table:style-name="Table35.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int</text:span></text:span><text:span text:style-name="T4"> </text:span><text:span text:style-name="Source_20_Text"><text:span text:style-name="T4">methodA(</text:span></text:span><text:span text:style-name="Source_20_Text"><text:span text:style-name="T5">int</text:span></text:span><text:span text:style-name="T4"> </text:span><text:span text:style-name="Source_20_Text"><text:span text:style-name="T4">a) { </text:span></text:span><text:span text:style-name="Source_20_Text"><text:span text:style-name="T5">return</text:span></text:span><text:span text:style-name="T4"> </text:span><text:span text:style-name="Source_20_Text"><text:span text:style-name="T4">a*</text:span></text:span><text:span text:style-name="Source_20_Text"><text:span text:style-name="T6">2</text:span></text:span><text:span text:style-name="Source_20_Text"><text:span text:style-name="T4">; } </text:span></text:span><text:span text:style-name="Source_20_Text"><text:span text:style-name="T7">//1</text:span></text:span></text:p>
              </table:table-cell>
            </table:table-row>
          </table:table>
          <table:table table:name="Table36" table:style-name="Table36">
            <table:table-column table:style-name="Table36.A"/>
            <table:table-column table:style-name="Table36.B"/>
            <table:table-row>
              <table:table-cell table:style-name="Table36.A1" office:value-type="string">
                <text:p text:style-name="P20"><text:span text:style-name="Source_20_Text"><text:span text:style-name="T3">03</text:span></text:span></text:p>
              </table:table-cell>
              <table:table-cell table:style-name="Table36.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long</text:span></text:span><text:span text:style-name="T4"> </text:span><text:span text:style-name="Source_20_Text"><text:span text:style-name="T4">methodA(</text:span></text:span><text:span text:style-name="Source_20_Text"><text:span text:style-name="T5">int</text:span></text:span><text:span text:style-name="T4"> </text:span><text:span text:style-name="Source_20_Text"><text:span text:style-name="T4">a) { </text:span></text:span><text:span text:style-name="Source_20_Text"><text:span text:style-name="T5">return</text:span></text:span><text:span text:style-name="T4"> </text:span><text:span text:style-name="Source_20_Text"><text:span text:style-name="T4">a; } </text:span></text:span><text:span text:style-name="Source_20_Text"><text:span text:style-name="T7">//2</text:span></text:span></text:p>
              </table:table-cell>
            </table:table-row>
          </table:table>
          <table:table table:name="Table37" table:style-name="Table37">
            <table:table-column table:style-name="Table37.A"/>
            <table:table-column table:style-name="Table37.B"/>
            <table:table-row>
              <table:table-cell table:style-name="Table37.A1" office:value-type="string">
                <text:p text:style-name="P20"><text:span text:style-name="Source_20_Text"><text:span text:style-name="T3">04</text:span></text:span></text:p>
              </table:table-cell>
              <table:table-cell table:style-name="Table37.B1" office:value-type="string">
                <text:p text:style-name="P4"> </text:p>
              </table:table-cell>
            </table:table-row>
          </table:table>
          <table:table table:name="Table38" table:style-name="Table38">
            <table:table-column table:style-name="Table38.A"/>
            <table:table-column table:style-name="Table38.B"/>
            <table:table-row>
              <table:table-cell table:style-name="Table38.A1" office:value-type="string">
                <text:p text:style-name="P20"><text:span text:style-name="Source_20_Text"><text:span text:style-name="T3">05</text:span></text:span></text:p>
              </table:table-cell>
              <table:table-cell table:style-name="Table38.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ain(String[] args) {</text:span></text:span></text:p>
              </table:table-cell>
            </table:table-row>
          </table:table>
          <table:table table:name="Table39" table:style-name="Table39">
            <table:table-column table:style-name="Table39.A"/>
            <table:table-column table:style-name="Table39.B"/>
            <table:table-row>
              <table:table-cell table:style-name="Table39.A1" office:value-type="string">
                <text:p text:style-name="P20"><text:span text:style-name="Source_20_Text"><text:span text:style-name="T3">06</text:span></text:span></text:p>
              </table:table-cell>
              <table:table-cell table:style-name="Table39.B1" office:value-type="string">
                <text:p text:style-name="P21"><text:span text:style-name="Source_20_Text"><text:span text:style-name="T2">        </text:span></text:span><text:span text:style-name="Source_20_Text"><text:span text:style-name="T5">int</text:span></text:span><text:span text:style-name="T4"> </text:span><text:span text:style-name="Source_20_Text"><text:span text:style-name="T4">i = </text:span></text:span><text:span text:style-name="Source_20_Text"><text:span text:style-name="T6">0</text:span></text:span><text:span text:style-name="Source_20_Text"><text:span text:style-name="T4">;</text:span></text:span></text:p>
              </table:table-cell>
            </table:table-row>
          </table:table>
          <table:table table:name="Table40" table:style-name="Table40">
            <table:table-column table:style-name="Table40.A"/>
            <table:table-column table:style-name="Table40.B"/>
            <text:soft-page-break/>
            <table:table-row>
              <table:table-cell table:style-name="Table40.A1" office:value-type="string">
                <text:p text:style-name="P20"><text:span text:style-name="Source_20_Text"><text:span text:style-name="T3">07</text:span></text:span></text:p>
              </table:table-cell>
              <table:table-cell table:style-name="Table40.B1" office:value-type="string">
                <text:p text:style-name="P21"><text:span text:style-name="Source_20_Text"><text:span text:style-name="T2">        </text:span></text:span><text:span text:style-name="Source_20_Text"><text:span text:style-name="T4">i = </text:span></text:span><text:span text:style-name="Source_20_Text"><text:span text:style-name="T5">new</text:span></text:span><text:span text:style-name="T4"> </text:span><text:span text:style-name="Source_20_Text"><text:span text:style-name="T4">TestClass().methodA(</text:span></text:span><text:span text:style-name="Source_20_Text"><text:span text:style-name="T6">2</text:span></text:span><text:span text:style-name="Source_20_Text"><text:span text:style-name="T4">);</text:span></text:span></text:p>
              </table:table-cell>
            </table:table-row>
          </table:table>
          <table:table table:name="Table41" table:style-name="Table41">
            <table:table-column table:style-name="Table41.A"/>
            <table:table-column table:style-name="Table41.B"/>
            <table:table-row>
              <table:table-cell table:style-name="Table41.A1" office:value-type="string">
                <text:p text:style-name="P20"><text:span text:style-name="Source_20_Text"><text:span text:style-name="T3">08</text:span></text:span></text:p>
              </table:table-cell>
              <table:table-cell table:style-name="Table41.B1" office:value-type="string">
                <text:p text:style-name="P21"><text:span text:style-name="Source_20_Text"><text:span text:style-name="T2">        </text:span></text:span><text:span text:style-name="Source_20_Text"><text:span text:style-name="T4">System.out.println(i);</text:span></text:span></text:p>
              </table:table-cell>
            </table:table-row>
          </table:table>
          <table:table table:name="Table42" table:style-name="Table42">
            <table:table-column table:style-name="Table42.A"/>
            <table:table-column table:style-name="Table42.B"/>
            <table:table-row>
              <table:table-cell table:style-name="Table42.A1" office:value-type="string">
                <text:p text:style-name="P20"><text:span text:style-name="Source_20_Text"><text:span text:style-name="T3">09</text:span></text:span></text:p>
              </table:table-cell>
              <table:table-cell table:style-name="Table42.B1" office:value-type="string">
                <text:p text:style-name="P21"><text:span text:style-name="Source_20_Text"><text:span text:style-name="T2">    </text:span></text:span><text:span text:style-name="Source_20_Text"><text:span text:style-name="T4">}</text:span></text:span></text:p>
              </table:table-cell>
            </table:table-row>
          </table:table>
          <table:table table:name="Table43" table:style-name="Table43">
            <table:table-column table:style-name="Table43.A"/>
            <table:table-column table:style-name="Table43.B"/>
            <table:table-row>
              <table:table-cell table:style-name="Table43.A1" office:value-type="string">
                <text:p text:style-name="P20"><text:span text:style-name="Source_20_Text"><text:span text:style-name="T3">10</text:span></text:span></text:p>
              </table:table-cell>
              <table:table-cell table:style-name="Table43.B1" office:value-type="string">
                <text:p text:style-name="P22"><text:span text:style-name="Source_20_Text"><text:span text:style-name="T4">}</text:span></text:span></text:p>
              </table:table-cell>
            </table:table-row>
          </table:table>
        </text:section>
        <text:list xml:id="list621734250019195867" text:style-name="L11">
          <text:list-item>
            <text:p text:style-name="P42"><text:bookmark text:name="ans_A_92088"/><draw:control text:anchor-type="as-char" draw:z-index="35" draw:style-name="gr1" draw:text-style-name="P73" svg:width="0.345cm" svg:height="0.345cm" draw:control="control36"/> //2 correctly overrides the method at //1.</text:p>
          </text:list-item>
          <text:list-item>
            <text:p text:style-name="P42"><text:bookmark text:name="ans_B_92088"/><draw:control text:anchor-type="as-char" draw:z-index="36" draw:style-name="gr1" draw:text-style-name="P73" svg:width="0.345cm" svg:height="0.345cm" draw:control="control37"/> //2 correctly overloads the method at //1.</text:p>
          </text:list-item>
          <text:list-item>
            <text:p text:style-name="P42"><text:bookmark text:name="ans_C_92088"/><draw:control text:anchor-type="as-char" draw:z-index="37" draw:style-name="gr1" draw:text-style-name="P73" svg:width="0.345cm" svg:height="0.345cm" draw:control="control38"/> There is neither overloading nor overriding but the program will compile.</text:p>
          </text:list-item>
          <text:list-item>
            <text:p text:style-name="P42"><text:bookmark text:name="ans_D_92088"/><draw:control text:anchor-type="as-char" draw:z-index="38" draw:style-name="gr1" draw:text-style-name="P73" svg:width="0.345cm" svg:height="0.345cm" draw:control="control39"/> The program will not compile.</text:p>
          </text:list-item>
          <text:list-item>
            <text:p text:style-name="P42"><text:bookmark text:name="ans_E_92088"/><draw:control text:anchor-type="as-char" draw:z-index="39" draw:style-name="gr1" draw:text-style-name="P73" svg:width="0.345cm" svg:height="0.345cm" draw:control="control40"/> The program will compile and print 4.</text:p>
          </text:list-item>
        </text:list>
        <text:h text:style-name="P5" text:outline-level="3">10. Your application requires to store name value pairs such that the order of entries returned while iterating through the structure is deterministic. In other words. if you iterate over the same structure twice, the order of elements returned in both the iterations will be the same. Which of the following classes would you use? Please select 2 options.</text:h>
        <text:list xml:id="list5322217405344806425" text:style-name="L12">
          <text:list-item>
            <text:p text:style-name="P43"><text:bookmark text:name="ans_A_92089"/><draw:control text:anchor-type="as-char" draw:z-index="40" draw:style-name="gr2" draw:text-style-name="P73" svg:width="0.345cm" svg:height="0.345cm" draw:control="control41"/> HashMap</text:p>
          </text:list-item>
          <text:list-item>
            <text:p text:style-name="P43"><text:bookmark text:name="ans_B_92089"/><draw:control text:anchor-type="as-char" draw:z-index="41" draw:style-name="gr2" draw:text-style-name="P73" svg:width="0.345cm" svg:height="0.345cm" draw:control="control42"/> LinkedHashSet</text:p>
          </text:list-item>
          <text:list-item>
            <text:p text:style-name="P43"><text:bookmark text:name="ans_C_92089"/><draw:control text:anchor-type="as-char" draw:z-index="42" draw:style-name="gr2" draw:text-style-name="P73" svg:width="0.345cm" svg:height="0.345cm" draw:control="control43"/> Hashtable</text:p>
          </text:list-item>
          <text:list-item>
            <text:p text:style-name="P43"><text:bookmark text:name="ans_D_92089"/><draw:control text:anchor-type="as-char" draw:z-index="43" draw:style-name="gr2" draw:text-style-name="P73" svg:width="0.345cm" svg:height="0.345cm" draw:control="control44"/> LinkedHashMap</text:p>
          </text:list-item>
          <text:list-item>
            <text:p text:style-name="P43"><text:bookmark text:name="ans_E_92089"/><draw:control text:anchor-type="as-char" draw:z-index="44" draw:style-name="gr2" draw:text-style-name="P73" svg:width="0.345cm" svg:height="0.345cm" draw:control="control45"/> TreeMap</text:p>
          </text:list-item>
        </text:list>
        <text:h text:style-name="P5" text:outline-level="3">11. Which is the first line that will cause compilation to fail in the following program? </text:h>
        <text:section text:style-name="Sect2" text:name="highlighter_830268">
          <table:table table:name="Table44" table:style-name="Table44">
            <table:table-column table:style-name="Table44.A"/>
            <table:table-column table:style-name="Table44.B"/>
            <table:table-row>
              <table:table-cell table:style-name="Table44.A1" office:value-type="string">
                <text:p text:style-name="P20"><text:span text:style-name="Source_20_Text"><text:span text:style-name="T3">01</text:span></text:span></text:p>
              </table:table-cell>
              <table:table-cell table:style-name="Table44.B1" office:value-type="string">
                <text:p text:style-name="P21"><text:span text:style-name="Source_20_Text"><text:span text:style-name="T7">// Filename: A.java</text:span></text:span></text:p>
              </table:table-cell>
            </table:table-row>
          </table:table>
          <table:table table:name="Table45" table:style-name="Table45">
            <table:table-column table:style-name="Table45.A"/>
            <table:table-column table:style-name="Table45.B"/>
            <table:table-row>
              <table:table-cell table:style-name="Table45.A1" office:value-type="string">
                <text:p text:style-name="P20"><text:span text:style-name="Source_20_Text"><text:span text:style-name="T3">02</text:span></text:span></text:p>
              </table:table-cell>
              <table:table-cell table:style-name="Table45.B1" office:value-type="string">
                <text:p text:style-name="P4"> </text:p>
              </table:table-cell>
            </table:table-row>
          </table:table>
          <table:table table:name="Table46" table:style-name="Table46">
            <table:table-column table:style-name="Table46.A"/>
            <table:table-column table:style-name="Table46.B"/>
            <table:table-row>
              <table:table-cell table:style-name="Table46.A1" office:value-type="string">
                <text:p text:style-name="P20"><text:span text:style-name="Source_20_Text"><text:span text:style-name="T3">03</text:span></text:span></text:p>
              </table:table-cell>
              <table:table-cell table:style-name="Table46.B1" office:value-type="string">
                <text:p text:style-name="P21"><text:span text:style-name="Source_20_Text"><text:span text:style-name="T5">class</text:span></text:span><text:span text:style-name="T4"> </text:span><text:span text:style-name="Source_20_Text"><text:span text:style-name="T4">A {</text:span></text:span></text:p>
              </table:table-cell>
            </table:table-row>
          </table:table>
          <table:table table:name="Table47" table:style-name="Table47">
            <table:table-column table:style-name="Table47.A"/>
            <table:table-column table:style-name="Table47.B"/>
            <table:table-row>
              <table:table-cell table:style-name="Table47.A1" office:value-type="string">
                <text:p text:style-name="P20"><text:span text:style-name="Source_20_Text"><text:span text:style-name="T3">04</text:span></text:span></text:p>
              </table:table-cell>
              <table:table-cell table:style-name="Table47.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ain(String[] args) {</text:span></text:span></text:p>
              </table:table-cell>
            </table:table-row>
          </table:table>
          <table:table table:name="Table48" table:style-name="Table48">
            <table:table-column table:style-name="Table48.A"/>
            <table:table-column table:style-name="Table48.B"/>
            <table:table-row>
              <table:table-cell table:style-name="Table48.A1" office:value-type="string">
                <text:p text:style-name="P20"><text:span text:style-name="Source_20_Text"><text:span text:style-name="T3">05</text:span></text:span></text:p>
              </table:table-cell>
              <table:table-cell table:style-name="Table48.B1" office:value-type="string">
                <text:p text:style-name="P21"><text:span text:style-name="Source_20_Text"><text:span text:style-name="T2">        </text:span></text:span><text:span text:style-name="Source_20_Text"><text:span text:style-name="T4">A a = </text:span></text:span><text:span text:style-name="Source_20_Text"><text:span text:style-name="T5">new</text:span></text:span><text:span text:style-name="T4"> </text:span><text:span text:style-name="Source_20_Text"><text:span text:style-name="T4">A();</text:span></text:span></text:p>
              </table:table-cell>
            </table:table-row>
          </table:table>
          <table:table table:name="Table49" table:style-name="Table49">
            <table:table-column table:style-name="Table49.A"/>
            <table:table-column table:style-name="Table49.B"/>
            <table:table-row>
              <table:table-cell table:style-name="Table49.A1" office:value-type="string">
                <text:p text:style-name="P20"><text:span text:style-name="Source_20_Text"><text:span text:style-name="T3">06</text:span></text:span></text:p>
              </table:table-cell>
              <table:table-cell table:style-name="Table49.B1" office:value-type="string">
                <text:p text:style-name="P21"><text:span text:style-name="Source_20_Text"><text:span text:style-name="T2">        </text:span></text:span><text:span text:style-name="Source_20_Text"><text:span text:style-name="T4">B b = </text:span></text:span><text:span text:style-name="Source_20_Text"><text:span text:style-name="T5">new</text:span></text:span><text:span text:style-name="T4"> </text:span><text:span text:style-name="Source_20_Text"><text:span text:style-name="T4">B();</text:span></text:span></text:p>
              </table:table-cell>
            </table:table-row>
          </table:table>
          <table:table table:name="Table50" table:style-name="Table50">
            <table:table-column table:style-name="Table50.A"/>
            <table:table-column table:style-name="Table50.B"/>
            <table:table-row>
              <table:table-cell table:style-name="Table50.A1" office:value-type="string">
                <text:p text:style-name="P20"><text:span text:style-name="Source_20_Text"><text:span text:style-name="T3">07</text:span></text:span></text:p>
              </table:table-cell>
              <table:table-cell table:style-name="Table50.B1" office:value-type="string">
                <text:p text:style-name="P21"><text:span text:style-name="Source_20_Text"><text:span text:style-name="T2">        </text:span></text:span><text:span text:style-name="Source_20_Text"><text:span text:style-name="T4">a = b; </text:span></text:span><text:span text:style-name="Source_20_Text"><text:span text:style-name="T7">//1</text:span></text:span></text:p>
              </table:table-cell>
            </table:table-row>
          </table:table>
          <table:table table:name="Table51" table:style-name="Table51">
            <table:table-column table:style-name="Table51.A"/>
            <table:table-column table:style-name="Table51.B"/>
            <table:table-row>
              <table:table-cell table:style-name="Table51.A1" office:value-type="string">
                <text:p text:style-name="P20"><text:span text:style-name="Source_20_Text"><text:span text:style-name="T3">08</text:span></text:span></text:p>
              </table:table-cell>
              <table:table-cell table:style-name="Table51.B1" office:value-type="string">
                <text:p text:style-name="P21"><text:span text:style-name="Source_20_Text"><text:span text:style-name="T2">        </text:span></text:span><text:span text:style-name="Source_20_Text"><text:span text:style-name="T4">b = a </text:span></text:span><text:span text:style-name="Source_20_Text"><text:span text:style-name="T7">//2</text:span></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0"><text:span text:style-name="Source_20_Text"><text:span text:style-name="T3">09</text:span></text:span></text:p>
              </table:table-cell>
              <table:table-cell table:style-name="Table52.B1" office:value-type="string">
                <text:p text:style-name="P21"><text:span text:style-name="Source_20_Text"><text:span text:style-name="T2">        </text:span></text:span><text:span text:style-name="Source_20_Text"><text:span text:style-name="T4">a = (B) b; </text:span></text:span><text:span text:style-name="Source_20_Text"><text:span text:style-name="T7">//3</text:span></text:span></text:p>
              </table:table-cell>
            </table:table-row>
          </table:table>
          <table:table table:name="Table53" table:style-name="Table53">
            <table:table-column table:style-name="Table53.A"/>
            <table:table-column table:style-name="Table53.B"/>
            <table:table-row>
              <table:table-cell table:style-name="Table53.A1" office:value-type="string">
                <text:p text:style-name="P20"><text:span text:style-name="Source_20_Text"><text:span text:style-name="T3">10</text:span></text:span></text:p>
              </table:table-cell>
              <table:table-cell table:style-name="Table53.B1" office:value-type="string">
                <text:p text:style-name="P21"><text:span text:style-name="Source_20_Text"><text:span text:style-name="T2">        </text:span></text:span><text:span text:style-name="Source_20_Text"><text:span text:style-name="T4">b = (B) a; </text:span></text:span><text:span text:style-name="Source_20_Text"><text:span text:style-name="T7">//4</text:span></text:span></text:p>
              </table:table-cell>
            </table:table-row>
          </table:table>
          <table:table table:name="Table54" table:style-name="Table54">
            <table:table-column table:style-name="Table54.A"/>
            <table:table-column table:style-name="Table54.B"/>
            <table:table-row>
              <table:table-cell table:style-name="Table54.A1" office:value-type="string">
                <text:p text:style-name="P20"><text:span text:style-name="Source_20_Text"><text:span text:style-name="T3">11</text:span></text:span></text:p>
              </table:table-cell>
              <table:table-cell table:style-name="Table54.B1" office:value-type="string">
                <text:p text:style-name="P21"><text:span text:style-name="Source_20_Text"><text:span text:style-name="T2">    </text:span></text:span><text:span text:style-name="Source_20_Text"><text:span text:style-name="T4">}</text:span></text:span></text:p>
              </table:table-cell>
            </table:table-row>
          </table:table>
          <table:table table:name="Table55" table:style-name="Table55">
            <table:table-column table:style-name="Table55.A"/>
            <table:table-column table:style-name="Table55.B"/>
            <table:table-row>
              <table:table-cell table:style-name="Table55.A1" office:value-type="string">
                <text:p text:style-name="P20"><text:span text:style-name="Source_20_Text"><text:span text:style-name="T3">12</text:span></text:span></text:p>
              </table:table-cell>
              <table:table-cell table:style-name="Table55.B1" office:value-type="string">
                <text:p text:style-name="P21"><text:span text:style-name="Source_20_Text"><text:span text:style-name="T4">}</text:span></text:span></text:p>
              </table:table-cell>
            </table:table-row>
          </table:table>
          <table:table table:name="Table56" table:style-name="Table56">
            <table:table-column table:style-name="Table56.A"/>
            <table:table-column table:style-name="Table56.B"/>
            <table:table-row>
              <table:table-cell table:style-name="Table56.A1" office:value-type="string">
                <text:p text:style-name="P20"><text:span text:style-name="Source_20_Text"><text:span text:style-name="T3">13</text:span></text:span></text:p>
              </table:table-cell>
              <table:table-cell table:style-name="Table56.B1" office:value-type="string">
                <text:p text:style-name="P4"> </text:p>
              </table:table-cell>
            </table:table-row>
          </table:table>
          <table:table table:name="Table57" table:style-name="Table57">
            <table:table-column table:style-name="Table57.A"/>
            <table:table-column table:style-name="Table57.B"/>
            <table:table-row>
              <table:table-cell table:style-name="Table57.A1" office:value-type="string">
                <text:p text:style-name="P20"><text:span text:style-name="Source_20_Text"><text:span text:style-name="T3">14</text:span></text:span></text:p>
              </table:table-cell>
              <table:table-cell table:style-name="Table57.B1" office:value-type="string">
                <text:p text:style-name="P22"><text:span text:style-name="Source_20_Text"><text:span text:style-name="T5">class</text:span></text:span><text:span text:style-name="T4"> </text:span><text:span text:style-name="Source_20_Text"><text:span text:style-name="T4">B </text:span></text:span><text:span text:style-name="Source_20_Text"><text:span text:style-name="T5">extends</text:span></text:span><text:span text:style-name="T4"> </text:span><text:span text:style-name="Source_20_Text"><text:span text:style-name="T4">A;</text:span></text:span></text:p>
              </table:table-cell>
            </table:table-row>
          </table:table>
        </text:section>
        <text:list xml:id="list8204544921404363878" text:style-name="L13">
          <text:list-item>
            <text:p text:style-name="P44"><text:bookmark text:name="ans_A_92090"/><draw:control text:anchor-type="as-char" draw:z-index="45" draw:style-name="gr1" draw:text-style-name="P73" svg:width="0.345cm" svg:height="0.345cm" draw:control="control46"/> At //1.</text:p>
          </text:list-item>
          <text:list-item>
            <text:p text:style-name="P44"><text:bookmark text:name="ans_B_92090"/><draw:control text:anchor-type="as-char" draw:z-index="46" draw:style-name="gr1" draw:text-style-name="P73" svg:width="0.345cm" svg:height="0.345cm" draw:control="control47"/> At //2.</text:p>
          </text:list-item>
          <text:list-item>
            <text:p text:style-name="P44"><text:bookmark text:name="ans_C_92090"/><text:soft-page-break/><draw:control text:anchor-type="as-char" draw:z-index="47" draw:style-name="gr1" draw:text-style-name="P73" svg:width="0.345cm" svg:height="0.345cm" draw:control="control48"/> At //3.</text:p>
          </text:list-item>
          <text:list-item>
            <text:p text:style-name="P44"><text:bookmark text:name="ans_D_92090"/><draw:control text:anchor-type="as-char" draw:z-index="48" draw:style-name="gr1" draw:text-style-name="P73" svg:width="0.345cm" svg:height="0.345cm" draw:control="control49"/> At //4.</text:p>
          </text:list-item>
          <text:list-item>
            <text:p text:style-name="P44"><text:bookmark text:name="ans_E_92090"/><draw:control text:anchor-type="as-char" draw:z-index="49" draw:style-name="gr1" draw:text-style-name="P73" svg:width="0.345cm" svg:height="0.345cm" draw:control="control50"/> None of the above.</text:p>
          </text:list-item>
        </text:list>
        <text:h text:style-name="P5" text:outline-level="3">12. Given the following class definitions and declaration: </text:h>
        <text:section text:style-name="Sect2" text:name="highlighter_117543">
          <table:table table:name="Table58" table:style-name="Table58">
            <table:table-column table:style-name="Table58.A"/>
            <table:table-column table:style-name="Table58.B"/>
            <table:table-row>
              <table:table-cell table:style-name="Table58.A1" office:value-type="string">
                <text:p text:style-name="P20"><text:span text:style-name="Source_20_Text"><text:span text:style-name="T3">1</text:span></text:span></text:p>
              </table:table-cell>
              <table:table-cell table:style-name="Table58.B1" office:value-type="string">
                <text:p text:style-name="P21"><text:span text:style-name="Source_20_Text"><text:span text:style-name="T5">class</text:span></text:span><text:span text:style-name="T4"> </text:span><text:span text:style-name="Source_20_Text"><text:span text:style-name="T4">A {}</text:span></text:span></text:p>
              </table:table-cell>
            </table:table-row>
          </table:table>
          <table:table table:name="Table59" table:style-name="Table59">
            <table:table-column table:style-name="Table59.A"/>
            <table:table-column table:style-name="Table59.B"/>
            <table:table-row>
              <table:table-cell table:style-name="Table59.A1" office:value-type="string">
                <text:p text:style-name="P20"><text:span text:style-name="Source_20_Text"><text:span text:style-name="T3">2</text:span></text:span></text:p>
              </table:table-cell>
              <table:table-cell table:style-name="Table59.B1" office:value-type="string">
                <text:p text:style-name="P21"><text:span text:style-name="Source_20_Text"><text:span text:style-name="T5">class</text:span></text:span><text:span text:style-name="T4"> </text:span><text:span text:style-name="Source_20_Text"><text:span text:style-name="T4">B </text:span></text:span><text:span text:style-name="Source_20_Text"><text:span text:style-name="T5">extends</text:span></text:span><text:span text:style-name="T4"> </text:span><text:span text:style-name="Source_20_Text"><text:span text:style-name="T4">A {}</text:span></text:span></text:p>
              </table:table-cell>
            </table:table-row>
          </table:table>
          <table:table table:name="Table60" table:style-name="Table60">
            <table:table-column table:style-name="Table60.A"/>
            <table:table-column table:style-name="Table60.B"/>
            <table:table-row>
              <table:table-cell table:style-name="Table60.A1" office:value-type="string">
                <text:p text:style-name="P20"><text:span text:style-name="Source_20_Text"><text:span text:style-name="T3">3</text:span></text:span></text:p>
              </table:table-cell>
              <table:table-cell table:style-name="Table60.B1" office:value-type="string">
                <text:p text:style-name="P21"><text:span text:style-name="Source_20_Text"><text:span text:style-name="T5">class</text:span></text:span><text:span text:style-name="T4"> </text:span><text:span text:style-name="Source_20_Text"><text:span text:style-name="T4">C </text:span></text:span><text:span text:style-name="Source_20_Text"><text:span text:style-name="T5">extends</text:span></text:span><text:span text:style-name="T4"> </text:span><text:span text:style-name="Source_20_Text"><text:span text:style-name="T4">B {}</text:span></text:span></text:p>
              </table:table-cell>
            </table:table-row>
          </table:table>
          <table:table table:name="Table61" table:style-name="Table61">
            <table:table-column table:style-name="Table61.A"/>
            <table:table-column table:style-name="Table61.B"/>
            <table:table-row>
              <table:table-cell table:style-name="Table61.A1" office:value-type="string">
                <text:p text:style-name="P20"><text:span text:style-name="Source_20_Text"><text:span text:style-name="T3">4</text:span></text:span></text:p>
              </table:table-cell>
              <table:table-cell table:style-name="Table61.B1" office:value-type="string">
                <text:p text:style-name="P21"><text:span text:style-name="Source_20_Text"><text:span text:style-name="T5">class</text:span></text:span><text:span text:style-name="T4"> </text:span><text:span text:style-name="Source_20_Text"><text:span text:style-name="T4">D </text:span></text:span><text:span text:style-name="Source_20_Text"><text:span text:style-name="T5">extends</text:span></text:span><text:span text:style-name="T4"> </text:span><text:span text:style-name="Source_20_Text"><text:span text:style-name="T4">C {}</text:span></text:span></text:p>
              </table:table-cell>
            </table:table-row>
          </table:table>
          <table:table table:name="Table62" table:style-name="Table62">
            <table:table-column table:style-name="Table62.A"/>
            <table:table-column table:style-name="Table62.B"/>
            <table:table-row>
              <table:table-cell table:style-name="Table62.A1" office:value-type="string">
                <text:p text:style-name="P20"><text:span text:style-name="Source_20_Text"><text:span text:style-name="T3">5</text:span></text:span></text:p>
              </table:table-cell>
              <table:table-cell table:style-name="Table62.B1" office:value-type="string">
                <text:p text:style-name="P4"> </text:p>
              </table:table-cell>
            </table:table-row>
          </table:table>
          <table:table table:name="Table63" table:style-name="Table63">
            <table:table-column table:style-name="Table63.A"/>
            <table:table-column table:style-name="Table63.B"/>
            <table:table-row>
              <table:table-cell table:style-name="Table63.A1" office:value-type="string">
                <text:p text:style-name="P20"><text:span text:style-name="Source_20_Text"><text:span text:style-name="T3">6</text:span></text:span></text:p>
              </table:table-cell>
              <table:table-cell table:style-name="Table63.B1" office:value-type="string">
                <text:p text:style-name="P21"><text:span text:style-name="Source_20_Text"><text:span text:style-name="T4">D d = </text:span></text:span><text:span text:style-name="Source_20_Text"><text:span text:style-name="T5">new</text:span></text:span><text:span text:style-name="T4"> </text:span><text:span text:style-name="Source_20_Text"><text:span text:style-name="T4">D();</text:span></text:span></text:p>
              </table:table-cell>
            </table:table-row>
          </table:table>
        </text:section>
        <text:h text:style-name="P6" text:outline-level="3">What will the expression: </text:h>
        <text:section text:style-name="Sect2" text:name="highlighter_803352">
          <table:table table:name="Table64" table:style-name="Table64">
            <table:table-column table:style-name="Table64.A"/>
            <table:table-column table:style-name="Table64.B"/>
            <table:table-row>
              <table:table-cell table:style-name="Table64.A1" office:value-type="string">
                <text:p text:style-name="P20"><text:span text:style-name="Source_20_Text"><text:span text:style-name="T3">1</text:span></text:span></text:p>
              </table:table-cell>
              <table:table-cell table:style-name="Table64.B1" office:value-type="string">
                <text:p text:style-name="P21"><text:span text:style-name="Source_20_Text"><text:span text:style-name="T4">(d </text:span></text:span><text:span text:style-name="Source_20_Text"><text:span text:style-name="T5">instanceof</text:span></text:span><text:span text:style-name="T4"> </text:span><text:span text:style-name="Source_20_Text"><text:span text:style-name="T4">A)</text:span></text:span></text:p>
              </table:table-cell>
            </table:table-row>
          </table:table>
        </text:section>
        <text:h text:style-name="P6" text:outline-level="3">return?</text:h>
        <text:list xml:id="list973673003406693108" text:style-name="L14">
          <text:list-item>
            <text:p text:style-name="P45"><text:bookmark text:name="ans_A_92091"/><draw:control text:anchor-type="as-char" draw:z-index="50" draw:style-name="gr1" draw:text-style-name="P73" svg:width="0.345cm" svg:height="0.345cm" draw:control="control51"/> True</text:p>
          </text:list-item>
          <text:list-item>
            <text:p text:style-name="P45"><text:bookmark text:name="ans_B_92091"/><draw:control text:anchor-type="as-char" draw:z-index="51" draw:style-name="gr1" draw:text-style-name="P73" svg:width="0.345cm" svg:height="0.345cm" draw:control="control52"/> False</text:p>
          </text:list-item>
        </text:list>
        <text:h text:style-name="P5" text:outline-level="3">13. What will the following code print when compiled and run? </text:h>
        <text:section text:style-name="Sect2" text:name="highlighter_353503">
          <table:table table:name="Table65" table:style-name="Table65">
            <table:table-column table:style-name="Table65.A"/>
            <table:table-column table:style-name="Table65.B"/>
            <table:table-row>
              <table:table-cell table:style-name="Table65.A1" office:value-type="string">
                <text:p text:style-name="P20"><text:span text:style-name="Source_20_Text"><text:span text:style-name="T3">01</text:span></text:span></text:p>
              </table:table-cell>
              <table:table-cell table:style-name="Table65.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TestClass {</text:span></text:span></text:p>
              </table:table-cell>
            </table:table-row>
          </table:table>
          <table:table table:name="Table66" table:style-name="Table66">
            <table:table-column table:style-name="Table66.A"/>
            <table:table-column table:style-name="Table66.B"/>
            <table:table-row>
              <table:table-cell table:style-name="Table66.A1" office:value-type="string">
                <text:p text:style-name="P20"><text:span text:style-name="Source_20_Text"><text:span text:style-name="T3">02</text:span></text:span></text:p>
              </table:table-cell>
              <table:table-cell table:style-name="Table66.B1" office:value-type="string">
                <text:p text:style-name="P4"> </text:p>
              </table:table-cell>
            </table:table-row>
          </table:table>
          <table:table table:name="Table67" table:style-name="Table67">
            <table:table-column table:style-name="Table67.A"/>
            <table:table-column table:style-name="Table67.B"/>
            <table:table-row>
              <table:table-cell table:style-name="Table67.A1" office:value-type="string">
                <text:p text:style-name="P20"><text:span text:style-name="Source_20_Text"><text:span text:style-name="T3">03</text:span></text:span></text:p>
              </table:table-cell>
              <table:table-cell table:style-name="Table67.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ain(String[] args) {</text:span></text:span></text:p>
              </table:table-cell>
            </table:table-row>
          </table:table>
          <table:table table:name="Table68" table:style-name="Table68">
            <table:table-column table:style-name="Table68.A"/>
            <table:table-column table:style-name="Table68.B"/>
            <table:table-row>
              <table:table-cell table:style-name="Table68.A1" office:value-type="string">
                <text:p text:style-name="P20"><text:span text:style-name="Source_20_Text"><text:span text:style-name="T3">04</text:span></text:span></text:p>
              </table:table-cell>
              <table:table-cell table:style-name="Table68.B1" office:value-type="string">
                <text:p text:style-name="P21"><text:span text:style-name="Source_20_Text"><text:span text:style-name="T2">        </text:span></text:span><text:span text:style-name="Source_20_Text"><text:span text:style-name="T4">String str = </text:span></text:span><text:span text:style-name="Source_20_Text"><text:span text:style-name="T5">null</text:span></text:span><text:span text:style-name="Source_20_Text"><text:span text:style-name="T4">;</text:span></text:span></text:p>
              </table:table-cell>
            </table:table-row>
          </table:table>
          <table:table table:name="Table69" table:style-name="Table69">
            <table:table-column table:style-name="Table69.A"/>
            <table:table-column table:style-name="Table69.B"/>
            <table:table-row>
              <table:table-cell table:style-name="Table69.A1" office:value-type="string">
                <text:p text:style-name="P20"><text:span text:style-name="Source_20_Text"><text:span text:style-name="T3">05</text:span></text:span></text:p>
              </table:table-cell>
              <table:table-cell table:style-name="Table69.B1" office:value-type="string">
                <text:p text:style-name="P21"><text:span text:style-name="Source_20_Text"><text:span text:style-name="T2">        </text:span></text:span><text:span text:style-name="Source_20_Text"><text:span text:style-name="T5">switch</text:span></text:span><text:span text:style-name="T4"> </text:span><text:span text:style-name="Source_20_Text"><text:span text:style-name="T4">(str) {</text:span></text:span></text:p>
              </table:table-cell>
            </table:table-row>
          </table:table>
          <table:table table:name="Table70" table:style-name="Table70">
            <table:table-column table:style-name="Table70.A"/>
            <table:table-column table:style-name="Table70.B"/>
            <table:table-row>
              <table:table-cell table:style-name="Table70.A1" office:value-type="string">
                <text:p text:style-name="P20"><text:span text:style-name="Source_20_Text"><text:span text:style-name="T3">06</text:span></text:span></text:p>
              </table:table-cell>
              <table:table-cell table:style-name="Table70.B1" office:value-type="string">
                <text:p text:style-name="P21"><text:span text:style-name="Source_20_Text"><text:span text:style-name="T2">            </text:span></text:span><text:span text:style-name="Source_20_Text"><text:span text:style-name="T5">case</text:span></text:span><text:span text:style-name="T4"> </text:span><text:span text:style-name="Source_20_Text"><text:span text:style-name="T8">"null"</text:span></text:span><text:span text:style-name="T4"> </text:span><text:span text:style-name="Source_20_Text"><text:span text:style-name="T4">: System.out.println(</text:span></text:span><text:span text:style-name="Source_20_Text"><text:span text:style-name="T8">"1"</text:span></text:span><text:span text:style-name="Source_20_Text"><text:span text:style-name="T4">);</text:span></text:span></text:p>
              </table:table-cell>
            </table:table-row>
          </table:table>
          <table:table table:name="Table71" table:style-name="Table71">
            <table:table-column table:style-name="Table71.A"/>
            <table:table-column table:style-name="Table71.B"/>
            <table:table-row>
              <table:table-cell table:style-name="Table71.A1" office:value-type="string">
                <text:p text:style-name="P20"><text:span text:style-name="Source_20_Text"><text:span text:style-name="T3">07</text:span></text:span></text:p>
              </table:table-cell>
              <table:table-cell table:style-name="Table71.B1" office:value-type="string">
                <text:p text:style-name="P21"><text:span text:style-name="Source_20_Text"><text:span text:style-name="T2">                </text:span></text:span><text:span text:style-name="Source_20_Text"><text:span text:style-name="T5">break</text:span></text:span><text:span text:style-name="Source_20_Text"><text:span text:style-name="T4">;</text:span></text:span></text:p>
              </table:table-cell>
            </table:table-row>
          </table:table>
          <table:table table:name="Table72" table:style-name="Table72">
            <table:table-column table:style-name="Table72.A"/>
            <table:table-column table:style-name="Table72.B"/>
            <table:table-row>
              <table:table-cell table:style-name="Table72.A1" office:value-type="string">
                <text:p text:style-name="P20"><text:span text:style-name="Source_20_Text"><text:span text:style-name="T3">08</text:span></text:span></text:p>
              </table:table-cell>
              <table:table-cell table:style-name="Table72.B1" office:value-type="string">
                <text:p text:style-name="P21"><text:span text:style-name="Source_20_Text"><text:span text:style-name="T2">            </text:span></text:span><text:span text:style-name="Source_20_Text"><text:span text:style-name="T5">case</text:span></text:span><text:span text:style-name="T4"> </text:span><text:span text:style-name="Source_20_Text"><text:span text:style-name="T8">""</text:span></text:span><text:span text:style-name="T4"> </text:span><text:span text:style-name="Source_20_Text"><text:span text:style-name="T4">: System.out.println(</text:span></text:span><text:span text:style-name="Source_20_Text"><text:span text:style-name="T8">"2"</text:span></text:span><text:span text:style-name="Source_20_Text"><text:span text:style-name="T4">);</text:span></text:span></text:p>
              </table:table-cell>
            </table:table-row>
          </table:table>
          <table:table table:name="Table73" table:style-name="Table73">
            <table:table-column table:style-name="Table73.A"/>
            <table:table-column table:style-name="Table73.B"/>
            <table:table-row>
              <table:table-cell table:style-name="Table73.A1" office:value-type="string">
                <text:p text:style-name="P20"><text:span text:style-name="Source_20_Text"><text:span text:style-name="T3">09</text:span></text:span></text:p>
              </table:table-cell>
              <table:table-cell table:style-name="Table73.B1" office:value-type="string">
                <text:p text:style-name="P21"><text:span text:style-name="Source_20_Text"><text:span text:style-name="T2">                </text:span></text:span><text:span text:style-name="Source_20_Text"><text:span text:style-name="T5">break</text:span></text:span><text:span text:style-name="Source_20_Text"><text:span text:style-name="T4">;</text:span></text:span></text:p>
              </table:table-cell>
            </table:table-row>
          </table:table>
          <table:table table:name="Table74" table:style-name="Table74">
            <table:table-column table:style-name="Table74.A"/>
            <table:table-column table:style-name="Table74.B"/>
            <table:table-row>
              <table:table-cell table:style-name="Table74.A1" office:value-type="string">
                <text:p text:style-name="P20"><text:span text:style-name="Source_20_Text"><text:span text:style-name="T3">10</text:span></text:span></text:p>
              </table:table-cell>
              <table:table-cell table:style-name="Table74.B1" office:value-type="string">
                <text:p text:style-name="P21"><text:span text:style-name="Source_20_Text"><text:span text:style-name="T2">            </text:span></text:span><text:span text:style-name="Source_20_Text"><text:span text:style-name="T5">default</text:span></text:span><text:span text:style-name="T4"> </text:span><text:span text:style-name="Source_20_Text"><text:span text:style-name="T4">: System.out.println(</text:span></text:span><text:span text:style-name="Source_20_Text"><text:span text:style-name="T8">"3"</text:span></text:span><text:span text:style-name="Source_20_Text"><text:span text:style-name="T4">);</text:span></text:span></text:p>
              </table:table-cell>
            </table:table-row>
          </table:table>
          <table:table table:name="Table75" table:style-name="Table75">
            <table:table-column table:style-name="Table75.A"/>
            <table:table-column table:style-name="Table75.B"/>
            <table:table-row>
              <table:table-cell table:style-name="Table75.A1" office:value-type="string">
                <text:p text:style-name="P20"><text:span text:style-name="Source_20_Text"><text:span text:style-name="T3">11</text:span></text:span></text:p>
              </table:table-cell>
              <table:table-cell table:style-name="Table75.B1" office:value-type="string">
                <text:p text:style-name="P21"><text:span text:style-name="Source_20_Text"><text:span text:style-name="T2">        </text:span></text:span><text:span text:style-name="Source_20_Text"><text:span text:style-name="T4">}</text:span></text:span></text:p>
              </table:table-cell>
            </table:table-row>
          </table:table>
          <table:table table:name="Table76" table:style-name="Table76">
            <table:table-column table:style-name="Table76.A"/>
            <table:table-column table:style-name="Table76.B"/>
            <table:table-row>
              <table:table-cell table:style-name="Table76.A1" office:value-type="string">
                <text:p text:style-name="P20"><text:span text:style-name="Source_20_Text"><text:span text:style-name="T3">12</text:span></text:span></text:p>
              </table:table-cell>
              <table:table-cell table:style-name="Table76.B1" office:value-type="string">
                <text:p text:style-name="P21"><text:span text:style-name="Source_20_Text"><text:span text:style-name="T2">    </text:span></text:span><text:span text:style-name="Source_20_Text"><text:span text:style-name="T4">}</text:span></text:span></text:p>
              </table:table-cell>
            </table:table-row>
          </table:table>
          <table:table table:name="Table77" table:style-name="Table77">
            <table:table-column table:style-name="Table77.A"/>
            <table:table-column table:style-name="Table77.B"/>
            <table:table-row>
              <table:table-cell table:style-name="Table77.A1" office:value-type="string">
                <text:p text:style-name="P20"><text:span text:style-name="Source_20_Text"><text:span text:style-name="T3">13</text:span></text:span></text:p>
              </table:table-cell>
              <table:table-cell table:style-name="Table77.B1" office:value-type="string">
                <text:p text:style-name="P22"><text:span text:style-name="Source_20_Text"><text:span text:style-name="T4">}</text:span></text:span></text:p>
              </table:table-cell>
            </table:table-row>
          </table:table>
        </text:section>
        <text:list xml:id="list5384342238947113853" text:style-name="L15">
          <text:list-item>
            <text:p text:style-name="P46"><text:bookmark text:name="ans_A_92092"/><draw:control text:anchor-type="as-char" draw:z-index="52" draw:style-name="gr1" draw:text-style-name="P73" svg:width="0.345cm" svg:height="0.345cm" draw:control="control53"/> 1</text:p>
          </text:list-item>
          <text:list-item>
            <text:p text:style-name="P46"><text:bookmark text:name="ans_B_92092"/><draw:control text:anchor-type="as-char" draw:z-index="53" draw:style-name="gr1" draw:text-style-name="P73" svg:width="0.345cm" svg:height="0.345cm" draw:control="control54"/> 2</text:p>
          </text:list-item>
          <text:list-item>
            <text:p text:style-name="P46"><text:bookmark text:name="ans_C_92092"/><draw:control text:anchor-type="as-char" draw:z-index="54" draw:style-name="gr1" draw:text-style-name="P73" svg:width="0.345cm" svg:height="0.345cm" draw:control="control55"/> 3</text:p>
          </text:list-item>
          <text:list-item>
            <text:p text:style-name="P46"><text:bookmark text:name="ans_D_92092"/><draw:control text:anchor-type="as-char" draw:z-index="55" draw:style-name="gr1" draw:text-style-name="P73" svg:width="0.345cm" svg:height="0.345cm" draw:control="control56"/> a NullPointerException stack trace</text:p>
          </text:list-item>
          <text:list-item>
            <text:p text:style-name="P46"><text:bookmark text:name="ans_E_92092"/><draw:control text:anchor-type="as-char" draw:z-index="56" draw:style-name="gr1" draw:text-style-name="P73" svg:width="0.345cm" svg:height="0.345cm" draw:control="control57"/> The code will not compile.</text:p>
          </text:list-item>
          <text:list-item>
            <text:p text:style-name="P46"><text:bookmark text:name="ans_F_92092"/><draw:control text:anchor-type="as-char" draw:z-index="57" draw:style-name="gr1" draw:text-style-name="P73" svg:width="0.345cm" svg:height="0.345cm" draw:control="control58"/> It will not print anything.</text:p>
          </text:list-item>
        </text:list>
        <text:h text:style-name="P5" text:outline-level="3"><text:soft-page-break/>14. Which of the given options if put at //1 will correctly instantiate objects of various classes defined in the following code? </text:h>
        <text:section text:style-name="Sect2" text:name="highlighter_948137">
          <table:table table:name="Table78" table:style-name="Table78">
            <table:table-column table:style-name="Table78.A"/>
            <table:table-column table:style-name="Table78.B"/>
            <table:table-row>
              <table:table-cell table:style-name="Table78.A1" office:value-type="string">
                <text:p text:style-name="P20"><text:span text:style-name="Source_20_Text"><text:span text:style-name="T3">01</text:span></text:span></text:p>
              </table:table-cell>
              <table:table-cell table:style-name="Table78.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TestClass {</text:span></text:span></text:p>
              </table:table-cell>
            </table:table-row>
          </table:table>
          <table:table table:name="Table79" table:style-name="Table79">
            <table:table-column table:style-name="Table79.A"/>
            <table:table-column table:style-name="Table79.B"/>
            <table:table-row>
              <table:table-cell table:style-name="Table79.A1" office:value-type="string">
                <text:p text:style-name="P20"><text:span text:style-name="Source_20_Text"><text:span text:style-name="T3">02</text:span></text:span></text:p>
              </table:table-cell>
              <table:table-cell table:style-name="Table79.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A{</text:span></text:span></text:p>
              </table:table-cell>
            </table:table-row>
          </table:table>
          <table:table table:name="Table80" table:style-name="Table80">
            <table:table-column table:style-name="Table80.A"/>
            <table:table-column table:style-name="Table80.B"/>
            <table:table-row>
              <table:table-cell table:style-name="Table80.A1" office:value-type="string">
                <text:p text:style-name="P20"><text:span text:style-name="Source_20_Text"><text:span text:style-name="T3">03</text:span></text:span></text:p>
              </table:table-cell>
              <table:table-cell table:style-name="Table80.B1" office:value-type="string">
                <text:p text:style-name="P21"><text:span text:style-name="Source_20_Text"><text:span text:style-name="T2">    </text:span></text:span><text:span text:style-name="Source_20_Text"><text:span text:style-name="T4">}</text:span></text:span></text:p>
              </table:table-cell>
            </table:table-row>
          </table:table>
          <table:table table:name="Table81" table:style-name="Table81">
            <table:table-column table:style-name="Table81.A"/>
            <table:table-column table:style-name="Table81.B"/>
            <table:table-row>
              <table:table-cell table:style-name="Table81.A1" office:value-type="string">
                <text:p text:style-name="P20"><text:span text:style-name="Source_20_Text"><text:span text:style-name="T3">04</text:span></text:span></text:p>
              </table:table-cell>
              <table:table-cell table:style-name="Table81.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class</text:span></text:span><text:span text:style-name="T4"> </text:span><text:span text:style-name="Source_20_Text"><text:span text:style-name="T4">B{</text:span></text:span></text:p>
              </table:table-cell>
            </table:table-row>
          </table:table>
          <table:table table:name="Table82" table:style-name="Table82">
            <table:table-column table:style-name="Table82.A"/>
            <table:table-column table:style-name="Table82.B"/>
            <table:table-row>
              <table:table-cell table:style-name="Table82.A1" office:value-type="string">
                <text:p text:style-name="P20"><text:span text:style-name="Source_20_Text"><text:span text:style-name="T3">05</text:span></text:span></text:p>
              </table:table-cell>
              <table:table-cell table:style-name="Table82.B1" office:value-type="string">
                <text:p text:style-name="P21"><text:span text:style-name="Source_20_Text"><text:span text:style-name="T2">    </text:span></text:span><text:span text:style-name="Source_20_Text"><text:span text:style-name="T4">}</text:span></text:span></text:p>
              </table:table-cell>
            </table:table-row>
          </table:table>
          <table:table table:name="Table83" table:style-name="Table83">
            <table:table-column table:style-name="Table83.A"/>
            <table:table-column table:style-name="Table83.B"/>
            <table:table-row>
              <table:table-cell table:style-name="Table83.A1" office:value-type="string">
                <text:p text:style-name="P20"><text:span text:style-name="Source_20_Text"><text:span text:style-name="T3">06</text:span></text:span></text:p>
              </table:table-cell>
              <table:table-cell table:style-name="Table83.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ain(String[] args) {</text:span></text:span></text:p>
              </table:table-cell>
            </table:table-row>
          </table:table>
          <table:table table:name="Table84" table:style-name="Table84">
            <table:table-column table:style-name="Table84.A"/>
            <table:table-column table:style-name="Table84.B"/>
            <table:table-row>
              <table:table-cell table:style-name="Table84.A1" office:value-type="string">
                <text:p text:style-name="P20"><text:span text:style-name="Source_20_Text"><text:span text:style-name="T3">07</text:span></text:span></text:p>
              </table:table-cell>
              <table:table-cell table:style-name="Table84.B1" office:value-type="string">
                <text:p text:style-name="P21"><text:span text:style-name="Source_20_Text"><text:span text:style-name="T2">        </text:span></text:span><text:span text:style-name="Source_20_Text"><text:span text:style-name="T5">class</text:span></text:span><text:span text:style-name="T4"> </text:span><text:span text:style-name="Source_20_Text"><text:span text:style-name="T4">C{</text:span></text:span></text:p>
              </table:table-cell>
            </table:table-row>
          </table:table>
          <table:table table:name="Table85" table:style-name="Table85">
            <table:table-column table:style-name="Table85.A"/>
            <table:table-column table:style-name="Table85.B"/>
            <table:table-row>
              <table:table-cell table:style-name="Table85.A1" office:value-type="string">
                <text:p text:style-name="P20"><text:span text:style-name="Source_20_Text"><text:span text:style-name="T3">08</text:span></text:span></text:p>
              </table:table-cell>
              <table:table-cell table:style-name="Table85.B1" office:value-type="string">
                <text:p text:style-name="P21"><text:span text:style-name="Source_20_Text"><text:span text:style-name="T2">        </text:span></text:span><text:span text:style-name="Source_20_Text"><text:span text:style-name="T4">}</text:span></text:span></text:p>
              </table:table-cell>
            </table:table-row>
          </table:table>
          <table:table table:name="Table86" table:style-name="Table86">
            <table:table-column table:style-name="Table86.A"/>
            <table:table-column table:style-name="Table86.B"/>
            <table:table-row>
              <table:table-cell table:style-name="Table86.A1" office:value-type="string">
                <text:p text:style-name="P20"><text:span text:style-name="Source_20_Text"><text:span text:style-name="T3">09</text:span></text:span></text:p>
              </table:table-cell>
              <table:table-cell table:style-name="Table86.B1" office:value-type="string">
                <text:p text:style-name="P21"><text:span text:style-name="Source_20_Text"><text:span text:style-name="T2">        </text:span></text:span><text:span text:style-name="Source_20_Text"><text:span text:style-name="T7">//1</text:span></text:span></text:p>
              </table:table-cell>
            </table:table-row>
          </table:table>
          <table:table table:name="Table87" table:style-name="Table87">
            <table:table-column table:style-name="Table87.A"/>
            <table:table-column table:style-name="Table87.B"/>
            <table:table-row>
              <table:table-cell table:style-name="Table87.A1" office:value-type="string">
                <text:p text:style-name="P20"><text:span text:style-name="Source_20_Text"><text:span text:style-name="T3">10</text:span></text:span></text:p>
              </table:table-cell>
              <table:table-cell table:style-name="Table87.B1" office:value-type="string">
                <text:p text:style-name="P21"><text:span text:style-name="Source_20_Text"><text:span text:style-name="T2">    </text:span></text:span><text:span text:style-name="Source_20_Text"><text:span text:style-name="T4">}</text:span></text:span></text:p>
              </table:table-cell>
            </table:table-row>
          </table:table>
          <table:table table:name="Table88" table:style-name="Table88">
            <table:table-column table:style-name="Table88.A"/>
            <table:table-column table:style-name="Table88.B"/>
            <table:table-row>
              <table:table-cell table:style-name="Table88.A1" office:value-type="string">
                <text:p text:style-name="P20"><text:span text:style-name="Source_20_Text"><text:span text:style-name="T3">11</text:span></text:span></text:p>
              </table:table-cell>
              <table:table-cell table:style-name="Table88.B1" office:value-type="string">
                <text:p text:style-name="P21"><text:span text:style-name="Source_20_Text"><text:span text:style-name="T4">}</text:span></text:span></text:p>
              </table:table-cell>
            </table:table-row>
          </table:table>
        </text:section>
        <text:h text:style-name="P6" text:outline-level="3">Please select 2 options.</text:h>
        <text:list xml:id="list353010242479441217" text:style-name="L16">
          <text:list-item>
            <text:p text:style-name="P47"><text:bookmark text:name="ans_A_92093"/><draw:control text:anchor-type="as-char" draw:z-index="58" draw:style-name="gr2" draw:text-style-name="P73" svg:width="0.345cm" svg:height="0.345cm" draw:control="control59"/> new TestClass() .new A() ;</text:p>
          </text:list-item>
          <text:list-item>
            <text:p text:style-name="P47"><text:bookmark text:name="ans_B_92093"/><draw:control text:anchor-type="as-char" draw:z-index="59" draw:style-name="gr2" draw:text-style-name="P73" svg:width="0.345cm" svg:height="0.345cm" draw:control="control60"/> new TestClass() .new B() ;</text:p>
          </text:list-item>
          <text:list-item>
            <text:p text:style-name="P47"><text:bookmark text:name="ans_C_92093"/><draw:control text:anchor-type="as-char" draw:z-index="60" draw:style-name="gr2" draw:text-style-name="P73" svg:width="0.345cm" svg:height="0.345cm" draw:control="control61"/> new TestClass.A() ;</text:p>
          </text:list-item>
          <text:list-item>
            <text:p text:style-name="P47"><text:bookmark text:name="ans_D_92093"/><draw:control text:anchor-type="as-char" draw:z-index="61" draw:style-name="gr2" draw:text-style-name="P73" svg:width="0.345cm" svg:height="0.345cm" draw:control="control62"/> new C() ;</text:p>
          </text:list-item>
          <text:list-item>
            <text:p text:style-name="P47"><text:bookmark text:name="ans_E_92093"/><draw:control text:anchor-type="as-char" draw:z-index="62" draw:style-name="gr2" draw:text-style-name="P73" svg:width="0.345cm" svg:height="0.345cm" draw:control="control63"/> new TestClass.C() ;</text:p>
          </text:list-item>
        </text:list>
        <text:h text:style-name="P5" text:outline-level="3">15. Which of the following is the correct way to start a new thread?</text:h>
        <text:list xml:id="list5511566387305317507" text:style-name="L17">
          <text:list-item>
            <text:p text:style-name="P48"><text:bookmark text:name="ans_A_92094"/><draw:control text:anchor-type="as-char" draw:z-index="63" draw:style-name="gr1" draw:text-style-name="P73" svg:width="0.345cm" svg:height="0.345cm" draw:control="control64"/> A thread starts automatically when instantiated i.e. new Thread() ; or new Thread ( runnable );</text:p>
          </text:list-item>
          <text:list-item>
            <text:p text:style-name="P48"><text:bookmark text:name="ans_B_92094"/><draw:control text:anchor-type="as-char" draw:z-index="64" draw:style-name="gr1" draw:text-style-name="P73" svg:width="0.345cm" svg:height="0.345cm" draw:control="control65"/> Create a new thread and call the method begin( ) on the thread.</text:p>
          </text:list-item>
          <text:list-item>
            <text:p text:style-name="P48"><text:bookmark text:name="ans_C_92094"/><draw:control text:anchor-type="as-char" draw:z-index="65" draw:style-name="gr1" draw:text-style-name="P73" svg:width="0.345cm" svg:height="0.345cm" draw:control="control66"/> Create a new thread and call the method start( ) on the thread.</text:p>
          </text:list-item>
          <text:list-item>
            <text:p text:style-name="P48"><text:bookmark text:name="ans_D_92094"/><draw:control text:anchor-type="as-char" draw:z-index="66" draw:style-name="gr1" draw:text-style-name="P73" svg:width="0.345cm" svg:height="0.345cm" draw:control="control67"/> Create a new thread and call the method run( ) on the thread.</text:p>
          </text:list-item>
          <text:list-item>
            <text:p text:style-name="P48"><text:bookmark text:name="ans_E_92094"/><draw:control text:anchor-type="as-char" draw:z-index="67" draw:style-name="gr1" draw:text-style-name="P73" svg:width="0.345cm" svg:height="0.345cm" draw:control="control68"/> Create a new thread and call the method resume( ) on the thread.</text:p>
          </text:list-item>
        </text:list>
        <text:h text:style-name="P5" text:outline-level="3">16. Which of the following interface is suitable for a class that stores associations of keys to values?</text:h>
        <text:list xml:id="list3601809620104512462" text:style-name="L18">
          <text:list-item>
            <text:p text:style-name="P49"><text:bookmark text:name="ans_A_92095"/><draw:control text:anchor-type="as-char" draw:z-index="68" draw:style-name="gr1" draw:text-style-name="P73" svg:width="0.345cm" svg:height="0.345cm" draw:control="control69"/> Collection</text:p>
          </text:list-item>
          <text:list-item>
            <text:p text:style-name="P49"><text:bookmark text:name="ans_B_92095"/><draw:control text:anchor-type="as-char" draw:z-index="69" draw:style-name="gr1" draw:text-style-name="P73" svg:width="0.345cm" svg:height="0.345cm" draw:control="control70"/> SortedSet</text:p>
          </text:list-item>
          <text:list-item>
            <text:p text:style-name="P49"><text:bookmark text:name="ans_C_92095"/><draw:control text:anchor-type="as-char" draw:z-index="70" draw:style-name="gr1" draw:text-style-name="P73" svg:width="0.345cm" svg:height="0.345cm" draw:control="control71"/> Map</text:p>
          </text:list-item>
          <text:list-item>
            <text:p text:style-name="P49"><text:bookmark text:name="ans_D_92095"/><draw:control text:anchor-type="as-char" draw:z-index="71" draw:style-name="gr1" draw:text-style-name="P73" svg:width="0.345cm" svg:height="0.345cm" draw:control="control72"/> Set</text:p>
          </text:list-item>
          <text:list-item>
            <text:p text:style-name="P49"><text:bookmark text:name="ans_E_92095"/><draw:control text:anchor-type="as-char" draw:z-index="72" draw:style-name="gr1" draw:text-style-name="P73" svg:width="0.345cm" svg:height="0.345cm" draw:control="control73"/> None of the above.</text:p>
          </text:list-item>
        </text:list>
        <text:h text:style-name="P5" text:outline-level="3">17. Which of the following collection implementations are thread-safe?</text:h>
        <text:list xml:id="list4008634174118544728" text:style-name="L19">
          <text:list-item>
            <text:p text:style-name="P50"><text:bookmark text:name="ans_A_92096"/><draw:control text:anchor-type="as-char" draw:z-index="73" draw:style-name="gr1" draw:text-style-name="P73" svg:width="0.345cm" svg:height="0.345cm" draw:control="control74"/> ArrayList</text:p>
          </text:list-item>
          <text:list-item>
            <text:p text:style-name="P50"><text:bookmark text:name="ans_B_92096"/><text:soft-page-break/><draw:control text:anchor-type="as-char" draw:z-index="74" draw:style-name="gr1" draw:text-style-name="P73" svg:width="0.345cm" svg:height="0.345cm" draw:control="control75"/> HashSet</text:p>
          </text:list-item>
          <text:list-item>
            <text:p text:style-name="P50"><text:bookmark text:name="ans_C_92096"/><draw:control text:anchor-type="as-char" draw:z-index="75" draw:style-name="gr1" draw:text-style-name="P73" svg:width="0.345cm" svg:height="0.345cm" draw:control="control76"/> HashMap</text:p>
          </text:list-item>
          <text:list-item>
            <text:p text:style-name="P50"><text:bookmark text:name="ans_D_92096"/><draw:control text:anchor-type="as-char" draw:z-index="76" draw:style-name="gr1" draw:text-style-name="P73" svg:width="0.345cm" svg:height="0.345cm" draw:control="control77"/> TreeSet</text:p>
          </text:list-item>
          <text:list-item>
            <text:p text:style-name="P50"><text:bookmark text:name="ans_E_92096"/><draw:control text:anchor-type="as-char" draw:z-index="77" draw:style-name="gr1" draw:text-style-name="P73" svg:width="0.345cm" svg:height="0.345cm" draw:control="control78"/> None of the Above</text:p>
          </text:list-item>
        </text:list>
        <text:h text:style-name="P5" text:outline-level="3">18. Objects of which of these classes are immutable? Please select 4 options.</text:h>
        <text:list xml:id="list3676879559899373195" text:style-name="L20">
          <text:list-item>
            <text:p text:style-name="P51"><text:bookmark text:name="ans_A_92097"/><draw:control text:anchor-type="as-char" draw:z-index="78" draw:style-name="gr2" draw:text-style-name="P73" svg:width="0.345cm" svg:height="0.345cm" draw:control="control79"/> Character</text:p>
          </text:list-item>
          <text:list-item>
            <text:p text:style-name="P51"><text:bookmark text:name="ans_B_92097"/><draw:control text:anchor-type="as-char" draw:z-index="79" draw:style-name="gr2" draw:text-style-name="P73" svg:width="0.345cm" svg:height="0.345cm" draw:control="control80"/> Byte</text:p>
          </text:list-item>
          <text:list-item>
            <text:p text:style-name="P51"><text:bookmark text:name="ans_C_92097"/><draw:control text:anchor-type="as-char" draw:z-index="80" draw:style-name="gr2" draw:text-style-name="P73" svg:width="0.345cm" svg:height="0.345cm" draw:control="control81"/> Short</text:p>
          </text:list-item>
          <text:list-item>
            <text:p text:style-name="P51"><text:bookmark text:name="ans_D_92097"/><draw:control text:anchor-type="as-char" draw:z-index="81" draw:style-name="gr2" draw:text-style-name="P73" svg:width="0.345cm" svg:height="0.345cm" draw:control="control82"/> Boolean</text:p>
          </text:list-item>
          <text:list-item>
            <text:p text:style-name="P51"><text:bookmark text:name="ans_E_92097"/><draw:control text:anchor-type="as-char" draw:z-index="82" draw:style-name="gr2" draw:text-style-name="P73" svg:width="0.345cm" svg:height="0.345cm" draw:control="control83"/> StringBuffer</text:p>
          </text:list-item>
          <text:list-item>
            <text:p text:style-name="P51"><text:bookmark text:name="ans_F_92097"/><draw:control text:anchor-type="as-char" draw:z-index="83" draw:style-name="gr2" draw:text-style-name="P73" svg:width="0.345cm" svg:height="0.345cm" draw:control="control84"/> StringBuilder</text:p>
          </text:list-item>
        </text:list>
        <text:h text:style-name="P5" text:outline-level="3">19. Give that a class extends from java.lang.Thread, in which method would you write the code that is to be executed in a thread?</text:h>
        <text:list xml:id="list1188706425568664647" text:style-name="L21">
          <text:list-item>
            <text:p text:style-name="P52"><text:bookmark text:name="ans_A_92098"/><draw:control text:anchor-type="as-char" draw:z-index="84" draw:style-name="gr1" draw:text-style-name="P73" svg:width="0.345cm" svg:height="0.345cm" draw:control="control85"/> The constructor</text:p>
          </text:list-item>
          <text:list-item>
            <text:p text:style-name="P52"><text:bookmark text:name="ans_B_92098"/><draw:control text:anchor-type="as-char" draw:z-index="85" draw:style-name="gr1" draw:text-style-name="P73" svg:width="0.345cm" svg:height="0.345cm" draw:control="control86"/> run ()</text:p>
          </text:list-item>
          <text:list-item>
            <text:p text:style-name="P52"><text:bookmark text:name="ans_C_92098"/><draw:control text:anchor-type="as-char" draw:z-index="86" draw:style-name="gr1" draw:text-style-name="P73" svg:width="0.345cm" svg:height="0.345cm" draw:control="control87"/> do ()</text:p>
          </text:list-item>
          <text:list-item>
            <text:p text:style-name="P52"><text:bookmark text:name="ans_D_92098"/><draw:control text:anchor-type="as-char" draw:z-index="87" draw:style-name="gr1" draw:text-style-name="P73" svg:width="0.345cm" svg:height="0.345cm" draw:control="control88"/> start ()</text:p>
          </text:list-item>
        </text:list>
      </text:section>
      <text:p text:style-name="P14"/>
      <text:p text:style-name="Standard">Test2</text:p>
      <text:p text:style-name="Standard"/>
      <text:h text:style-name="P17" text:outline-level="2">Quiz</text:h>
      <text:list xml:id="list5992273687186682503" text:style-name="L22">
        <text:list-item>
          <text:p text:style-name="P71"><text:span text:style-name="T1">Java Set AFD AFN</text:span>Set</text:p>
        </text:list-item>
        <text:list-item>
          <text:p text:style-name="P71"><text:span text:style-name="T1">AF/E Java SE ( 10 pytań)</text:span>Quiz name</text:p>
        </text:list-item>
        <text:list-item>
          <text:p text:style-name="P71"><text:span text:style-name="T1">2/4</text:span>Progress</text:p>
        </text:list-item>
        <text:list-item>
          <text:p text:style-name="P71"><text:span text:style-name="T1">Test kompetencyjny Java zawierający 10 pytań</text:span>Description</text:p>
        </text:list-item>
      </text:list>
      <text:section text:style-name="Sect1" text:name="Section1">
        <text:h text:style-name="P5" text:outline-level="3"><text:bookmark text:name="answers"/>1. What will happen when you attempt to compile and run the following code? </text:h>
        <text:section text:style-name="Sect2" text:name="highlighter_454736">
          <table:table table:name="Table89" table:style-name="Table89">
            <table:table-column table:style-name="Table89.A"/>
            <table:table-column table:style-name="Table89.B"/>
            <table:table-row>
              <table:table-cell table:style-name="Table89.A1" office:value-type="string">
                <text:p text:style-name="P20"><text:span text:style-name="Source_20_Text"><text:span text:style-name="T3">01</text:span></text:span></text:p>
              </table:table-cell>
              <table:table-cell table:style-name="Table89.B1" office:value-type="string">
                <text:p text:style-name="P21"><text:span text:style-name="Source_20_Text"><text:span text:style-name="T5">class</text:span></text:span><text:span text:style-name="T4"> </text:span><text:span text:style-name="Source_20_Text"><text:span text:style-name="T4">MyThread </text:span></text:span><text:span text:style-name="Source_20_Text"><text:span text:style-name="T5">extends</text:span></text:span><text:span text:style-name="T4"> </text:span><text:span text:style-name="Source_20_Text"><text:span text:style-name="T4">Thread</text:span></text:span></text:p>
              </table:table-cell>
            </table:table-row>
          </table:table>
          <table:table table:name="Table90" table:style-name="Table90">
            <table:table-column table:style-name="Table90.A"/>
            <table:table-column table:style-name="Table90.B"/>
            <table:table-row>
              <table:table-cell table:style-name="Table90.A1" office:value-type="string">
                <text:p text:style-name="P20"><text:span text:style-name="Source_20_Text"><text:span text:style-name="T3">02</text:span></text:span></text:p>
              </table:table-cell>
              <table:table-cell table:style-name="Table90.B1" office:value-type="string">
                <text:p text:style-name="P21"><text:span text:style-name="Source_20_Text"><text:span text:style-name="T4">{</text:span></text:span></text:p>
              </table:table-cell>
            </table:table-row>
          </table:table>
          <table:table table:name="Table91" table:style-name="Table91">
            <table:table-column table:style-name="Table91.A"/>
            <table:table-column table:style-name="Table91.B"/>
            <table:table-row>
              <table:table-cell table:style-name="Table91.A1" office:value-type="string">
                <text:p text:style-name="P20"><text:span text:style-name="Source_20_Text"><text:span text:style-name="T3">03</text:span></text:span></text:p>
              </table:table-cell>
              <table:table-cell table:style-name="Table91.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void</text:span></text:span><text:span text:style-name="T4"> </text:span><text:span text:style-name="Source_20_Text"><text:span text:style-name="T4">run()</text:span></text:span></text:p>
              </table:table-cell>
            </table:table-row>
          </table:table>
          <table:table table:name="Table92" table:style-name="Table92">
            <table:table-column table:style-name="Table92.A"/>
            <table:table-column table:style-name="Table92.B"/>
            <table:table-row>
              <table:table-cell table:style-name="Table92.A1" office:value-type="string">
                <text:p text:style-name="P20"><text:span text:style-name="Source_20_Text"><text:span text:style-name="T3">04</text:span></text:span></text:p>
              </table:table-cell>
              <table:table-cell table:style-name="Table92.B1" office:value-type="string">
                <text:p text:style-name="P21"><text:span text:style-name="Source_20_Text"><text:span text:style-name="T2">            </text:span></text:span><text:span text:style-name="Source_20_Text"><text:span text:style-name="T4">{</text:span></text:span></text:p>
              </table:table-cell>
            </table:table-row>
          </table:table>
          <table:table table:name="Table93" table:style-name="Table93">
            <table:table-column table:style-name="Table93.A"/>
            <table:table-column table:style-name="Table93.B"/>
            <table:table-row>
              <table:table-cell table:style-name="Table93.A1" office:value-type="string">
                <text:p text:style-name="P20"><text:span text:style-name="Source_20_Text"><text:span text:style-name="T3">05</text:span></text:span></text:p>
              </table:table-cell>
              <table:table-cell table:style-name="Table93.B1" office:value-type="string">
                <text:p text:style-name="P21"><text:span text:style-name="Source_20_Text"><text:span text:style-name="T2">                 </text:span></text:span><text:span text:style-name="Source_20_Text"><text:span text:style-name="T4">System.out.println(</text:span></text:span><text:span text:style-name="Source_20_Text"><text:span text:style-name="T8">"MyThread: run()"</text:span></text:span><text:span text:style-name="Source_20_Text"><text:span text:style-name="T4">);</text:span></text:span></text:p>
              </table:table-cell>
            </table:table-row>
          </table:table>
          <table:table table:name="Table94" table:style-name="Table94">
            <table:table-column table:style-name="Table94.A"/>
            <table:table-column table:style-name="Table94.B"/>
            <table:table-row>
              <table:table-cell table:style-name="Table94.A1" office:value-type="string">
                <text:p text:style-name="P20"><text:span text:style-name="Source_20_Text"><text:span text:style-name="T3">06</text:span></text:span></text:p>
              </table:table-cell>
              <table:table-cell table:style-name="Table94.B1" office:value-type="string">
                <text:p text:style-name="P21"><text:span text:style-name="Source_20_Text"><text:span text:style-name="T2">            </text:span></text:span><text:span text:style-name="Source_20_Text"><text:span text:style-name="T4">}</text:span></text:span></text:p>
              </table:table-cell>
            </table:table-row>
          </table:table>
          <table:table table:name="Table95" table:style-name="Table95">
            <table:table-column table:style-name="Table95.A"/>
            <table:table-column table:style-name="Table95.B"/>
            <table:table-row>
              <table:table-cell table:style-name="Table95.A1" office:value-type="string">
                <text:p text:style-name="P20"><text:span text:style-name="Source_20_Text"><text:span text:style-name="T3">07</text:span></text:span></text:p>
              </table:table-cell>
              <table:table-cell table:style-name="Table95.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void</text:span></text:span><text:span text:style-name="T4"> </text:span><text:span text:style-name="Source_20_Text"><text:span text:style-name="T4">start()</text:span></text:span></text:p>
              </table:table-cell>
            </table:table-row>
          </table:table>
          <table:table table:name="Table96" table:style-name="Table96">
            <table:table-column table:style-name="Table96.A"/>
            <table:table-column table:style-name="Table96.B"/>
            <table:table-row>
              <table:table-cell table:style-name="Table96.A1" office:value-type="string">
                <text:p text:style-name="P20"><text:span text:style-name="Source_20_Text"><text:span text:style-name="T3">08</text:span></text:span></text:p>
              </table:table-cell>
              <table:table-cell table:style-name="Table96.B1" office:value-type="string">
                <text:p text:style-name="P21"><text:span text:style-name="Source_20_Text"><text:span text:style-name="T2">            </text:span></text:span><text:span text:style-name="Source_20_Text"><text:span text:style-name="T4">{</text:span></text:span></text:p>
              </table:table-cell>
            </table:table-row>
          </table:table>
          <table:table table:name="Table97" table:style-name="Table97">
            <table:table-column table:style-name="Table97.A"/>
            <table:table-column table:style-name="Table97.B"/>
            <table:table-row>
              <table:table-cell table:style-name="Table97.A1" office:value-type="string">
                <text:p text:style-name="P20"><text:span text:style-name="Source_20_Text"><text:span text:style-name="T3">09</text:span></text:span></text:p>
              </table:table-cell>
              <table:table-cell table:style-name="Table97.B1" office:value-type="string">
                <text:p text:style-name="P21"><text:span text:style-name="Source_20_Text"><text:span text:style-name="T2">                 </text:span></text:span><text:span text:style-name="Source_20_Text"><text:span text:style-name="T4">System.out.println(</text:span></text:span><text:span text:style-name="Source_20_Text"><text:span text:style-name="T8">"MyThread: start()"</text:span></text:span><text:span text:style-name="Source_20_Text"><text:span text:style-name="T4">);</text:span></text:span></text:p>
              </table:table-cell>
            </table:table-row>
          </table:table>
          <table:table table:name="Table98" table:style-name="Table98">
            <table:table-column table:style-name="Table98.A"/>
            <table:table-column table:style-name="Table98.B"/>
            <text:soft-page-break/>
            <table:table-row>
              <table:table-cell table:style-name="Table98.A1" office:value-type="string">
                <text:p text:style-name="P20"><text:span text:style-name="Source_20_Text"><text:span text:style-name="T3">10</text:span></text:span></text:p>
              </table:table-cell>
              <table:table-cell table:style-name="Table98.B1" office:value-type="string">
                <text:p text:style-name="P21"><text:span text:style-name="Source_20_Text"><text:span text:style-name="T2">            </text:span></text:span><text:span text:style-name="Source_20_Text"><text:span text:style-name="T4">}</text:span></text:span></text:p>
              </table:table-cell>
            </table:table-row>
          </table:table>
          <table:table table:name="Table99" table:style-name="Table99">
            <table:table-column table:style-name="Table99.A"/>
            <table:table-column table:style-name="Table99.B"/>
            <table:table-row>
              <table:table-cell table:style-name="Table99.A1" office:value-type="string">
                <text:p text:style-name="P20"><text:span text:style-name="Source_20_Text"><text:span text:style-name="T3">11</text:span></text:span></text:p>
              </table:table-cell>
              <table:table-cell table:style-name="Table99.B1" office:value-type="string">
                <text:p text:style-name="P21"><text:span text:style-name="Source_20_Text"><text:span text:style-name="T4">}</text:span></text:span></text:p>
              </table:table-cell>
            </table:table-row>
          </table:table>
          <table:table table:name="Table100" table:style-name="Table100">
            <table:table-column table:style-name="Table100.A"/>
            <table:table-column table:style-name="Table100.B"/>
            <table:table-row>
              <table:table-cell table:style-name="Table100.A1" office:value-type="string">
                <text:p text:style-name="P20"><text:span text:style-name="Source_20_Text"><text:span text:style-name="T3">12</text:span></text:span></text:p>
              </table:table-cell>
              <table:table-cell table:style-name="Table100.B1" office:value-type="string">
                <text:p text:style-name="P21"><text:span text:style-name="Source_20_Text"><text:span text:style-name="T5">class</text:span></text:span><text:span text:style-name="T4"> </text:span><text:span text:style-name="Source_20_Text"><text:span text:style-name="T4">MyRunnable </text:span></text:span><text:span text:style-name="Source_20_Text"><text:span text:style-name="T5">implements</text:span></text:span><text:span text:style-name="T4"> </text:span><text:span text:style-name="Source_20_Text"><text:span text:style-name="T4">Runnable</text:span></text:span></text:p>
              </table:table-cell>
            </table:table-row>
          </table:table>
          <table:table table:name="Table101" table:style-name="Table101">
            <table:table-column table:style-name="Table101.A"/>
            <table:table-column table:style-name="Table101.B"/>
            <table:table-row>
              <table:table-cell table:style-name="Table101.A1" office:value-type="string">
                <text:p text:style-name="P20"><text:span text:style-name="Source_20_Text"><text:span text:style-name="T3">13</text:span></text:span></text:p>
              </table:table-cell>
              <table:table-cell table:style-name="Table101.B1" office:value-type="string">
                <text:p text:style-name="P21"><text:span text:style-name="Source_20_Text"><text:span text:style-name="T4">{</text:span></text:span></text:p>
              </table:table-cell>
            </table:table-row>
          </table:table>
          <table:table table:name="Table102" table:style-name="Table102">
            <table:table-column table:style-name="Table102.A"/>
            <table:table-column table:style-name="Table102.B"/>
            <table:table-row>
              <table:table-cell table:style-name="Table102.A1" office:value-type="string">
                <text:p text:style-name="P20"><text:span text:style-name="Source_20_Text"><text:span text:style-name="T3">14</text:span></text:span></text:p>
              </table:table-cell>
              <table:table-cell table:style-name="Table102.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void</text:span></text:span><text:span text:style-name="T4"> </text:span><text:span text:style-name="Source_20_Text"><text:span text:style-name="T4">run()</text:span></text:span></text:p>
              </table:table-cell>
            </table:table-row>
          </table:table>
          <table:table table:name="Table103" table:style-name="Table103">
            <table:table-column table:style-name="Table103.A"/>
            <table:table-column table:style-name="Table103.B"/>
            <table:table-row>
              <table:table-cell table:style-name="Table103.A1" office:value-type="string">
                <text:p text:style-name="P20"><text:span text:style-name="Source_20_Text"><text:span text:style-name="T3">15</text:span></text:span></text:p>
              </table:table-cell>
              <table:table-cell table:style-name="Table103.B1" office:value-type="string">
                <text:p text:style-name="P21"><text:span text:style-name="Source_20_Text"><text:span text:style-name="T2">            </text:span></text:span><text:span text:style-name="Source_20_Text"><text:span text:style-name="T4">{</text:span></text:span></text:p>
              </table:table-cell>
            </table:table-row>
          </table:table>
          <table:table table:name="Table104" table:style-name="Table104">
            <table:table-column table:style-name="Table104.A"/>
            <table:table-column table:style-name="Table104.B"/>
            <table:table-row>
              <table:table-cell table:style-name="Table104.A1" office:value-type="string">
                <text:p text:style-name="P20"><text:span text:style-name="Source_20_Text"><text:span text:style-name="T3">16</text:span></text:span></text:p>
              </table:table-cell>
              <table:table-cell table:style-name="Table104.B1" office:value-type="string">
                <text:p text:style-name="P21"><text:span text:style-name="Source_20_Text"><text:span text:style-name="T2">                        </text:span></text:span><text:span text:style-name="Source_20_Text"><text:span text:style-name="T4">System.out.println(</text:span></text:span><text:span text:style-name="Source_20_Text"><text:span text:style-name="T8">"MyRunnable: run()"</text:span></text:span><text:span text:style-name="Source_20_Text"><text:span text:style-name="T4">);</text:span></text:span></text:p>
              </table:table-cell>
            </table:table-row>
          </table:table>
          <table:table table:name="Table105" table:style-name="Table105">
            <table:table-column table:style-name="Table105.A"/>
            <table:table-column table:style-name="Table105.B"/>
            <table:table-row>
              <table:table-cell table:style-name="Table105.A1" office:value-type="string">
                <text:p text:style-name="P20"><text:span text:style-name="Source_20_Text"><text:span text:style-name="T3">17</text:span></text:span></text:p>
              </table:table-cell>
              <table:table-cell table:style-name="Table105.B1" office:value-type="string">
                <text:p text:style-name="P21"><text:span text:style-name="Source_20_Text"><text:span text:style-name="T2">            </text:span></text:span><text:span text:style-name="Source_20_Text"><text:span text:style-name="T4">}</text:span></text:span></text:p>
              </table:table-cell>
            </table:table-row>
          </table:table>
          <table:table table:name="Table106" table:style-name="Table106">
            <table:table-column table:style-name="Table106.A"/>
            <table:table-column table:style-name="Table106.B"/>
            <table:table-row>
              <table:table-cell table:style-name="Table106.A1" office:value-type="string">
                <text:p text:style-name="P20"><text:span text:style-name="Source_20_Text"><text:span text:style-name="T3">18</text:span></text:span></text:p>
              </table:table-cell>
              <table:table-cell table:style-name="Table106.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void</text:span></text:span><text:span text:style-name="T4"> </text:span><text:span text:style-name="Source_20_Text"><text:span text:style-name="T4">start()</text:span></text:span></text:p>
              </table:table-cell>
            </table:table-row>
          </table:table>
          <table:table table:name="Table107" table:style-name="Table107">
            <table:table-column table:style-name="Table107.A"/>
            <table:table-column table:style-name="Table107.B"/>
            <table:table-row>
              <table:table-cell table:style-name="Table107.A1" office:value-type="string">
                <text:p text:style-name="P20"><text:span text:style-name="Source_20_Text"><text:span text:style-name="T3">19</text:span></text:span></text:p>
              </table:table-cell>
              <table:table-cell table:style-name="Table107.B1" office:value-type="string">
                <text:p text:style-name="P21"><text:span text:style-name="Source_20_Text"><text:span text:style-name="T2">            </text:span></text:span><text:span text:style-name="Source_20_Text"><text:span text:style-name="T4">{</text:span></text:span></text:p>
              </table:table-cell>
            </table:table-row>
          </table:table>
          <table:table table:name="Table108" table:style-name="Table108">
            <table:table-column table:style-name="Table108.A"/>
            <table:table-column table:style-name="Table108.B"/>
            <table:table-row>
              <table:table-cell table:style-name="Table108.A1" office:value-type="string">
                <text:p text:style-name="P20"><text:span text:style-name="Source_20_Text"><text:span text:style-name="T3">20</text:span></text:span></text:p>
              </table:table-cell>
              <table:table-cell table:style-name="Table108.B1" office:value-type="string">
                <text:p text:style-name="P21"><text:span text:style-name="Source_20_Text"><text:span text:style-name="T2">                        </text:span></text:span><text:span text:style-name="Source_20_Text"><text:span text:style-name="T4">System.out.println(</text:span></text:span><text:span text:style-name="Source_20_Text"><text:span text:style-name="T8">"MyRunnable: start()"</text:span></text:span><text:span text:style-name="Source_20_Text"><text:span text:style-name="T4">);</text:span></text:span></text:p>
              </table:table-cell>
            </table:table-row>
          </table:table>
          <table:table table:name="Table109" table:style-name="Table109">
            <table:table-column table:style-name="Table109.A"/>
            <table:table-column table:style-name="Table109.B"/>
            <table:table-row>
              <table:table-cell table:style-name="Table109.A1" office:value-type="string">
                <text:p text:style-name="P20"><text:span text:style-name="Source_20_Text"><text:span text:style-name="T3">21</text:span></text:span></text:p>
              </table:table-cell>
              <table:table-cell table:style-name="Table109.B1" office:value-type="string">
                <text:p text:style-name="P21"><text:span text:style-name="Source_20_Text"><text:span text:style-name="T2">            </text:span></text:span><text:span text:style-name="Source_20_Text"><text:span text:style-name="T4">}</text:span></text:span></text:p>
              </table:table-cell>
            </table:table-row>
          </table:table>
          <table:table table:name="Table110" table:style-name="Table110">
            <table:table-column table:style-name="Table110.A"/>
            <table:table-column table:style-name="Table110.B"/>
            <table:table-row>
              <table:table-cell table:style-name="Table110.A1" office:value-type="string">
                <text:p text:style-name="P20"><text:span text:style-name="Source_20_Text"><text:span text:style-name="T3">22</text:span></text:span></text:p>
              </table:table-cell>
              <table:table-cell table:style-name="Table110.B1" office:value-type="string">
                <text:p text:style-name="P21"><text:span text:style-name="Source_20_Text"><text:span text:style-name="T4">}</text:span></text:span></text:p>
              </table:table-cell>
            </table:table-row>
          </table:table>
          <table:table table:name="Table111" table:style-name="Table111">
            <table:table-column table:style-name="Table111.A"/>
            <table:table-column table:style-name="Table111.B"/>
            <table:table-row>
              <table:table-cell table:style-name="Table111.A1" office:value-type="string">
                <text:p text:style-name="P20"><text:span text:style-name="Source_20_Text"><text:span text:style-name="T3">23</text:span></text:span></text:p>
              </table:table-cell>
              <table:table-cell table:style-name="Table111.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MyTest </text:span></text:span></text:p>
              </table:table-cell>
            </table:table-row>
          </table:table>
          <table:table table:name="Table112" table:style-name="Table112">
            <table:table-column table:style-name="Table112.A"/>
            <table:table-column table:style-name="Table112.B"/>
            <table:table-row>
              <table:table-cell table:style-name="Table112.A1" office:value-type="string">
                <text:p text:style-name="P20"><text:span text:style-name="Source_20_Text"><text:span text:style-name="T3">24</text:span></text:span></text:p>
              </table:table-cell>
              <table:table-cell table:style-name="Table112.B1" office:value-type="string">
                <text:p text:style-name="P21"><text:span text:style-name="Source_20_Text"><text:span text:style-name="T4">{</text:span></text:span></text:p>
              </table:table-cell>
            </table:table-row>
          </table:table>
          <table:table table:name="Table113" table:style-name="Table113">
            <table:table-column table:style-name="Table113.A"/>
            <table:table-column table:style-name="Table113.B"/>
            <table:table-row>
              <table:table-cell table:style-name="Table113.A1" office:value-type="string">
                <text:p text:style-name="P20"><text:span text:style-name="Source_20_Text"><text:span text:style-name="T3">25</text:span></text:span></text:p>
              </table:table-cell>
              <table:table-cell table:style-name="Table113.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ain(String args[])</text:span></text:span></text:p>
              </table:table-cell>
            </table:table-row>
          </table:table>
          <table:table table:name="Table114" table:style-name="Table114">
            <table:table-column table:style-name="Table114.A"/>
            <table:table-column table:style-name="Table114.B"/>
            <table:table-row>
              <table:table-cell table:style-name="Table114.A1" office:value-type="string">
                <text:p text:style-name="P20"><text:span text:style-name="Source_20_Text"><text:span text:style-name="T3">26</text:span></text:span></text:p>
              </table:table-cell>
              <table:table-cell table:style-name="Table114.B1" office:value-type="string">
                <text:p text:style-name="P21"><text:span text:style-name="Source_20_Text"><text:span text:style-name="T2">            </text:span></text:span><text:span text:style-name="Source_20_Text"><text:span text:style-name="T4">{</text:span></text:span></text:p>
              </table:table-cell>
            </table:table-row>
          </table:table>
          <table:table table:name="Table115" table:style-name="Table115">
            <table:table-column table:style-name="Table115.A"/>
            <table:table-column table:style-name="Table115.B"/>
            <table:table-row>
              <table:table-cell table:style-name="Table115.A1" office:value-type="string">
                <text:p text:style-name="P20"><text:span text:style-name="Source_20_Text"><text:span text:style-name="T3">27</text:span></text:span></text:p>
              </table:table-cell>
              <table:table-cell table:style-name="Table115.B1" office:value-type="string">
                <text:p text:style-name="P21"><text:span text:style-name="Source_20_Text"><text:span text:style-name="T2">                        </text:span></text:span><text:span text:style-name="Source_20_Text"><text:span text:style-name="T4">MyThread myThread  =  </text:span></text:span><text:span text:style-name="Source_20_Text"><text:span text:style-name="T5">new</text:span></text:span><text:span text:style-name="T4"> </text:span><text:span text:style-name="Source_20_Text"><text:span text:style-name="T4">MyThread();</text:span></text:span></text:p>
              </table:table-cell>
            </table:table-row>
          </table:table>
          <table:table table:name="Table116" table:style-name="Table116">
            <table:table-column table:style-name="Table116.A"/>
            <table:table-column table:style-name="Table116.B"/>
            <table:table-row>
              <table:table-cell table:style-name="Table116.A1" office:value-type="string">
                <text:p text:style-name="P20"><text:span text:style-name="Source_20_Text"><text:span text:style-name="T3">28</text:span></text:span></text:p>
              </table:table-cell>
              <table:table-cell table:style-name="Table116.B1" office:value-type="string">
                <text:p text:style-name="P21"><text:span text:style-name="Source_20_Text"><text:span text:style-name="T2">                        </text:span></text:span><text:span text:style-name="Source_20_Text"><text:span text:style-name="T4">MyRunnable myRunnable = </text:span></text:span><text:span text:style-name="Source_20_Text"><text:span text:style-name="T5">new</text:span></text:span><text:span text:style-name="T4"> </text:span><text:span text:style-name="Source_20_Text"><text:span text:style-name="T4">MyRunnable();</text:span></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20"><text:span text:style-name="Source_20_Text"><text:span text:style-name="T3">29</text:span></text:span></text:p>
              </table:table-cell>
              <table:table-cell table:style-name="Table117.B1" office:value-type="string">
                <text:p text:style-name="P21"><text:span text:style-name="Source_20_Text"><text:span text:style-name="T2">                        </text:span></text:span><text:span text:style-name="Source_20_Text"><text:span text:style-name="T4">Thread thread  =  </text:span></text:span><text:span text:style-name="Source_20_Text"><text:span text:style-name="T5">new</text:span></text:span><text:span text:style-name="T4"> </text:span><text:span text:style-name="Source_20_Text"><text:span text:style-name="T4">Thread(myRunnable);</text:span></text:span></text:p>
              </table:table-cell>
            </table:table-row>
          </table:table>
          <table:table table:name="Table118" table:style-name="Table118">
            <table:table-column table:style-name="Table118.A"/>
            <table:table-column table:style-name="Table118.B"/>
            <table:table-row>
              <table:table-cell table:style-name="Table118.A1" office:value-type="string">
                <text:p text:style-name="P20"><text:span text:style-name="Source_20_Text"><text:span text:style-name="T3">30</text:span></text:span></text:p>
              </table:table-cell>
              <table:table-cell table:style-name="Table118.B1" office:value-type="string">
                <text:p text:style-name="P21"><text:span text:style-name="Source_20_Text"><text:span text:style-name="T2">                        </text:span></text:span><text:span text:style-name="Source_20_Text"><text:span text:style-name="T4">myThread.start();</text:span></text:span></text:p>
              </table:table-cell>
            </table:table-row>
          </table:table>
          <table:table table:name="Table119" table:style-name="Table119">
            <table:table-column table:style-name="Table119.A"/>
            <table:table-column table:style-name="Table119.B"/>
            <table:table-row>
              <table:table-cell table:style-name="Table119.A1" office:value-type="string">
                <text:p text:style-name="P20"><text:span text:style-name="Source_20_Text"><text:span text:style-name="T3">31</text:span></text:span></text:p>
              </table:table-cell>
              <table:table-cell table:style-name="Table119.B1" office:value-type="string">
                <text:p text:style-name="P21"><text:span text:style-name="Source_20_Text"><text:span text:style-name="T2">                        </text:span></text:span><text:span text:style-name="Source_20_Text"><text:span text:style-name="T4">thread.start();</text:span></text:span></text:p>
              </table:table-cell>
            </table:table-row>
          </table:table>
          <table:table table:name="Table120" table:style-name="Table120">
            <table:table-column table:style-name="Table120.A"/>
            <table:table-column table:style-name="Table120.B"/>
            <table:table-row>
              <table:table-cell table:style-name="Table120.A1" office:value-type="string">
                <text:p text:style-name="P20"><text:span text:style-name="Source_20_Text"><text:span text:style-name="T3">32</text:span></text:span></text:p>
              </table:table-cell>
              <table:table-cell table:style-name="Table120.B1" office:value-type="string">
                <text:p text:style-name="P21"><text:span text:style-name="Source_20_Text"><text:span text:style-name="T2">            </text:span></text:span><text:span text:style-name="Source_20_Text"><text:span text:style-name="T4">}</text:span></text:span></text:p>
              </table:table-cell>
            </table:table-row>
          </table:table>
          <table:table table:name="Table121" table:style-name="Table121">
            <table:table-column table:style-name="Table121.A"/>
            <table:table-column table:style-name="Table121.B"/>
            <table:table-row>
              <table:table-cell table:style-name="Table121.A1" office:value-type="string">
                <text:p text:style-name="P20"><text:span text:style-name="Source_20_Text"><text:span text:style-name="T3">33</text:span></text:span></text:p>
              </table:table-cell>
              <table:table-cell table:style-name="Table121.B1" office:value-type="string">
                <text:p text:style-name="P22"><text:span text:style-name="Source_20_Text"><text:span text:style-name="T4">}</text:span></text:span></text:p>
              </table:table-cell>
            </table:table-row>
          </table:table>
        </text:section>
        <text:list xml:id="list4398150533391557138" text:style-name="L23">
          <text:list-item>
            <text:p text:style-name="P53"><text:bookmark text:name="ans_A_92108"/><draw:control text:anchor-type="as-char" draw:z-index="88" draw:style-name="gr1" draw:text-style-name="P73" svg:width="0.345cm" svg:height="0.345cm" draw:control="control89"/> Prints : MyThread: start() followed by MyRunnable:run()</text:p>
          </text:list-item>
          <text:list-item>
            <text:p text:style-name="P53"><text:bookmark text:name="ans_B_92108"/><draw:control text:anchor-type="as-char" draw:z-index="89" draw:style-name="gr1" draw:text-style-name="P73" svg:width="0.345cm" svg:height="0.345cm" draw:control="control90"/> Prints : MyThread: run() followed by MyRunnable:start()</text:p>
          </text:list-item>
          <text:list-item>
            <text:p text:style-name="P53"><text:bookmark text:name="ans_C_92108"/><draw:control text:anchor-type="as-char" draw:z-index="90" draw:style-name="gr1" draw:text-style-name="P73" svg:width="0.345cm" svg:height="0.345cm" draw:control="control91"/> Prints : MyThread: run() followed by MyRunnable:run()</text:p>
          </text:list-item>
          <text:list-item>
            <text:p text:style-name="P53"><text:bookmark text:name="ans_D_92108"/><draw:control text:anchor-type="as-char" draw:z-index="91" draw:style-name="gr1" draw:text-style-name="P73" svg:width="0.345cm" svg:height="0.345cm" draw:control="control92"/> None of the above</text:p>
          </text:list-item>
        </text:list>
        <text:h text:style-name="P5" text:outline-level="3">2. Following method myEquals(String s1, String s2) should return true if both String objects are equal, even if they contain white spaces at the beginning or at the end (upper and lower case does matter). Otherwise the results should be false. The result will be true as well if both arguments are null. Please provide the proper implementation of myEquals method.</text:h>
        <text:p text:style-name="P10"><text:bookmark text:name="write_the_code_testtab"/></text:p>
        <table:table table:name="Table122" table:style-name="Table122">
          <table:table-column table:style-name="Table122.A"/>
          <table:table-column table:style-name="Table122.B"/>
          <table:table-row>
            <table:table-cell table:style-name="Table122.A1" table:number-columns-spanned="2" office:value-type="string">
              <text:p text:style-name="P24"><draw:control text:anchor-type="as-char" draw:z-index="92" draw:style-name="gr3" draw:text-style-name="P74" svg:width="2.144cm" svg:height="0.689cm" draw:control="control93"/></text:p>
              <text:p text:style-name="P15"><draw:frame draw:style-name="fr3" draw:name="Frame1" text:anchor-type="char" svg:width="45.006cm" draw:z-index="97"><draw:text-box fo:min-height="0.041cm"><text:p text:style-name="P1"/></draw:text-box></draw:frame><draw:frame draw:style-name="fr2" draw:name="Frame2" text:anchor-type="char" svg:x="0cm" svg:width="0.318cm" draw:z-index="99"><draw:text-box fo:min-height="0.041cm"><text:p text:style-name="P2">1</text:p></draw:text-box></draw:frame>public boolean myEquals(String s1, String s2){</text:p>
              <text:p text:style-name="P28"><text:soft-page-break/><text:span text:style-name="T13">if</text:span>((s1==<text:span text:style-name="T13">null</text:span>) &amp;&amp; (s2==<text:span text:style-name="T13">null</text:span>)){</text:p>
              <text:p text:style-name="P30"><text:s text:c="4"/><text:span text:style-name="T14">return true</text:span><text:span text:style-name="T15">;</text:span></text:p>
              <text:p text:style-name="P31">}</text:p>
              <text:p text:style-name="P30"><text:s text:c="2"/><text:span text:style-name="T15">String s11=s1.replaceAll(</text:span><text:span text:style-name="T16">"</text:span><text:span text:style-name="T14">\\</text:span><text:span text:style-name="T16">s+$"</text:span><text:span text:style-name="T15">,</text:span><text:span text:style-name="T16">""</text:span><text:span text:style-name="T15">);</text:span></text:p>
              <text:p text:style-name="P30"><text:s text:c="2"/><text:span text:style-name="T15">String s22=s2.replaceAll(</text:span><text:span text:style-name="T16">"</text:span><text:span text:style-name="T14">\\</text:span><text:span text:style-name="T16">s+$"</text:span><text:span text:style-name="T15">,</text:span><text:span text:style-name="T16">""</text:span><text:span text:style-name="T15">);</text:span></text:p>
              <text:p text:style-name="P31">s11=s11.replaceAll(<text:span text:style-name="T17">"^</text:span><text:span text:style-name="T13">\\</text:span><text:span text:style-name="T17">s+"</text:span>,<text:span text:style-name="T17">""</text:span>);</text:p>
              <text:p text:style-name="P31">s22=s22.replaceAll(<text:span text:style-name="T17">"^</text:span><text:span text:style-name="T13">\\</text:span><text:span text:style-name="T17">s+"</text:span>,<text:span text:style-name="T17">" "</text:span>);</text:p>
              <text:p text:style-name="P31">System.<text:span text:style-name="T18">out</text:span>.println(s11);</text:p>
              <text:p text:style-name="P31">System.<text:span text:style-name="T18">out</text:span>.println(s22);</text:p>
              <text:p text:style-name="P31"><text:span text:style-name="T13">if</text:span>(s11.equals(s22)){</text:p>
              <text:p text:style-name="P30"><text:s text:c="4"/><text:span text:style-name="T14">return true</text:span><text:span text:style-name="T15">;</text:span></text:p>
              <text:p text:style-name="P31">}<text:span text:style-name="T13">else </text:span>{</text:p>
              <text:p text:style-name="P30"><text:s text:c="4"/><text:span text:style-name="T14">return false</text:span><text:span text:style-name="T15">;</text:span></text:p>
              <text:p text:style-name="P29">}</text:p>
              <text:p text:style-name="P15"/>
              <text:p text:style-name="P16"><draw:frame draw:style-name="fr2" draw:name="Frame3" text:anchor-type="char" svg:x="0cm" svg:width="0.318cm" draw:z-index="96"><draw:text-box fo:min-height="0.041cm"><text:p text:style-name="P2">2</text:p></draw:text-box></draw:frame> </text:p>
              <text:p text:style-name="P16"><draw:frame draw:style-name="fr2" draw:name="Frame4" text:anchor-type="char" svg:x="0cm" svg:width="0.318cm" draw:z-index="95"><draw:text-box fo:min-height="0.041cm"><text:p text:style-name="P2">3</text:p></draw:text-box></draw:frame> </text:p>
              <text:p text:style-name="P15"><draw:frame draw:style-name="fr2" draw:name="Frame5" text:anchor-type="char" svg:x="0cm" svg:width="0.318cm" draw:z-index="94"><draw:text-box fo:min-height="0.041cm"><text:p text:style-name="P2">4</text:p></draw:text-box></draw:frame>}</text:p>
            </table:table-cell>
            <table:covered-table-cell/>
          </table:table-row>
          <table:table-row>
            <table:table-cell table:style-name="Table122.A1" office:value-type="string">
              <text:p text:style-name="P25"><text:bookmark text:name="0"/><draw:control text:anchor-type="as-char" draw:z-index="93" draw:style-name="gr3" draw:text-style-name="P75" svg:width="2.091cm" svg:height="1.006cm" draw:control="control94"/></text:p>
            </table:table-cell>
            <table:table-cell table:style-name="Table122.A1" office:value-type="string">
              <text:p text:style-name="P18"/>
            </table:table-cell>
          </table:table-row>
        </table:table>
        <text:h text:style-name="P5" text:outline-level="3">3. Suppose you have a list of Aircrafts: </text:h>
        <text:section text:style-name="Sect2" text:name="highlighter_478589">
          <table:table table:name="Table123" table:style-name="Table123">
            <table:table-column table:style-name="Table123.A"/>
            <table:table-column table:style-name="Table123.B"/>
            <table:table-row>
              <table:table-cell table:style-name="Table123.A1" office:value-type="string">
                <text:p text:style-name="P20"><text:span text:style-name="Source_20_Text"><text:span text:style-name="T3">1</text:span></text:span></text:p>
              </table:table-cell>
              <table:table-cell table:style-name="Table123.B1" office:value-type="string">
                <text:p text:style-name="P21"><text:span text:style-name="Source_20_Text"><text:span text:style-name="T4">List &lt;Aircraft&gt; aircrafts;</text:span></text:span></text:p>
              </table:table-cell>
            </table:table-row>
          </table:table>
        </text:section>
        <text:h text:style-name="P6" text:outline-level="3">has to be implemented in Aircraft object to perform following sort operation properly: </text:h>
        <text:section text:style-name="Sect2" text:name="highlighter_713461">
          <table:table table:name="Table124" table:style-name="Table124">
            <table:table-column table:style-name="Table124.A"/>
            <table:table-column table:style-name="Table124.B"/>
            <table:table-row>
              <table:table-cell table:style-name="Table124.A1" office:value-type="string">
                <text:p text:style-name="P20"><text:span text:style-name="Source_20_Text"><text:span text:style-name="T3">1</text:span></text:span></text:p>
              </table:table-cell>
              <table:table-cell table:style-name="Table124.B1" office:value-type="string">
                <text:p text:style-name="P22"><text:span text:style-name="Source_20_Text"><text:span text:style-name="T4">Collections.sort(aircrafts);</text:span></text:span></text:p>
              </table:table-cell>
            </table:table-row>
          </table:table>
        </text:section>
        <text:list xml:id="list3504829639756750659" text:style-name="L24">
          <text:list-item>
            <text:p text:style-name="P54"><text:bookmark text:name="ans_A_92107"/><draw:control text:anchor-type="as-char" draw:z-index="98" draw:style-name="gr2" draw:text-style-name="P73" svg:width="0.345cm" svg:height="0.345cm" draw:control="control95"/> implement Comparable interface</text:p>
          </text:list-item>
          <text:list-item>
            <text:p text:style-name="P54"><text:bookmark text:name="ans_B_92107"/><draw:control text:anchor-type="as-char" draw:z-index="100" draw:style-name="gr2" draw:text-style-name="P73" svg:width="0.345cm" svg:height="0.345cm" draw:control="control96"/> public boolean equals (Object o);</text:p>
          </text:list-item>
          <text:list-item>
            <text:p text:style-name="P54"><text:bookmark text:name="ans_C_92107"/><draw:control text:anchor-type="as-char" draw:z-index="101" draw:style-name="gr2" draw:text-style-name="P73" svg:width="0.345cm" svg:height="0.345cm" draw:control="control97"/> public boolean equals (Aircraft a);</text:p>
          </text:list-item>
          <text:list-item>
            <text:p text:style-name="P54"><text:bookmark text:name="ans_D_92107"/><draw:control text:anchor-type="as-char" draw:z-index="102" draw:style-name="gr2" draw:text-style-name="P73" svg:width="0.345cm" svg:height="0.345cm" draw:control="control98"/> public int compareTo (Object o);</text:p>
          </text:list-item>
          <text:list-item>
            <text:p text:style-name="P54"><text:bookmark text:name="ans_E_92107"/><draw:control text:anchor-type="as-char" draw:z-index="103" draw:style-name="gr2" draw:text-style-name="P73" svg:width="0.345cm" svg:height="0.345cm" draw:control="control99"/> public int compareTo (Aircraft a);</text:p>
          </text:list-item>
          <text:list-item>
            <text:p text:style-name="P54"><text:bookmark text:name="ans_F_92107"/><draw:control text:anchor-type="as-char" draw:z-index="104" draw:style-name="gr2" draw:text-style-name="P73" svg:width="0.345cm" svg:height="0.345cm" draw:control="control100"/> public int hashCode (Object o);</text:p>
          </text:list-item>
          <text:list-item>
            <text:p text:style-name="P54"><text:bookmark text:name="ans_G_92107"/><draw:control text:anchor-type="as-char" draw:z-index="105" draw:style-name="gr2" draw:text-style-name="P73" svg:width="0.345cm" svg:height="0.345cm" draw:control="control101"/> public int hashCode (Aircraft a);</text:p>
          </text:list-item>
          <text:list-item>
            <text:p text:style-name="P54"><text:bookmark text:name="ans_H_92107"/><draw:control text:anchor-type="as-char" draw:z-index="106" draw:style-name="gr2" draw:text-style-name="P73" svg:width="0.345cm" svg:height="0.345cm" draw:control="control102"/> none of above</text:p>
          </text:list-item>
        </text:list>
        <text:h text:style-name="P5" text:outline-level="3">4. What will be the result of compiling &amp; running following code:</text:h>
        <text:section text:style-name="Sect2" text:name="highlighter_236894">
          <table:table table:name="Table125" table:style-name="Table125">
            <table:table-column table:style-name="Table125.A"/>
            <table:table-column table:style-name="Table125.B"/>
            <table:table-row>
              <table:table-cell table:style-name="Table125.A1" office:value-type="string">
                <text:p text:style-name="P20"><text:span text:style-name="Source_20_Text"><text:span text:style-name="T3">1</text:span></text:span></text:p>
              </table:table-cell>
              <table:table-cell table:style-name="Table125.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Test {</text:span></text:span></text:p>
              </table:table-cell>
            </table:table-row>
          </table:table>
          <table:table table:name="Table126" table:style-name="Table126">
            <table:table-column table:style-name="Table126.A"/>
            <table:table-column table:style-name="Table126.B"/>
            <table:table-row>
              <table:table-cell table:style-name="Table126.A1" office:value-type="string">
                <text:p text:style-name="P20"><text:span text:style-name="Source_20_Text"><text:span text:style-name="T3">2</text:span></text:span></text:p>
              </table:table-cell>
              <table:table-cell table:style-name="Table126.B1" office:value-type="string">
                <text:p text:style-name="P21"><text:span text:style-name="Source_20_Text"><text:span text:style-name="T2">    </text:span></text:span><text:span text:style-name="Source_20_Text"><text:span text:style-name="T5">static</text:span></text:span><text:span text:style-name="T4"> </text:span><text:span text:style-name="Source_20_Text"><text:span text:style-name="T5">int</text:span></text:span><text:span text:style-name="T4"> </text:span><text:span text:style-name="Source_20_Text"><text:span text:style-name="T4">age;</text:span></text:span></text:p>
              </table:table-cell>
            </table:table-row>
          </table:table>
          <table:table table:name="Table127" table:style-name="Table127">
            <table:table-column table:style-name="Table127.A"/>
            <table:table-column table:style-name="Table127.B"/>
            <table:table-row>
              <table:table-cell table:style-name="Table127.A1" office:value-type="string">
                <text:p text:style-name="P20"><text:span text:style-name="Source_20_Text"><text:span text:style-name="T3">3</text:span></text:span></text:p>
              </table:table-cell>
              <table:table-cell table:style-name="Table127.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ain (String args []) {</text:span></text:span></text:p>
              </table:table-cell>
            </table:table-row>
          </table:table>
          <table:table table:name="Table128" table:style-name="Table128">
            <table:table-column table:style-name="Table128.A"/>
            <table:table-column table:style-name="Table128.B"/>
            <table:table-row>
              <table:table-cell table:style-name="Table128.A1" office:value-type="string">
                <text:p text:style-name="P20"><text:span text:style-name="Source_20_Text"><text:span text:style-name="T3">4</text:span></text:span></text:p>
              </table:table-cell>
              <table:table-cell table:style-name="Table128.B1" office:value-type="string">
                <text:p text:style-name="P21"><text:span text:style-name="Source_20_Text"><text:span text:style-name="T2">        </text:span></text:span><text:span text:style-name="Source_20_Text"><text:span text:style-name="T4">age = age + </text:span></text:span><text:span text:style-name="Source_20_Text"><text:span text:style-name="T6">1</text:span></text:span><text:span text:style-name="Source_20_Text"><text:span text:style-name="T4">;</text:span></text:span></text:p>
              </table:table-cell>
            </table:table-row>
          </table:table>
          <table:table table:name="Table129" table:style-name="Table129">
            <table:table-column table:style-name="Table129.A"/>
            <table:table-column table:style-name="Table129.B"/>
            <table:table-row>
              <table:table-cell table:style-name="Table129.A1" office:value-type="string">
                <text:p text:style-name="P20"><text:span text:style-name="Source_20_Text"><text:span text:style-name="T3">5</text:span></text:span></text:p>
              </table:table-cell>
              <table:table-cell table:style-name="Table129.B1" office:value-type="string">
                <text:p text:style-name="P21"><text:span text:style-name="Source_20_Text"><text:span text:style-name="T2">        </text:span></text:span><text:span text:style-name="Source_20_Text"><text:span text:style-name="T4">System.out.println(“The age is “ + age);</text:span></text:span></text:p>
              </table:table-cell>
            </table:table-row>
          </table:table>
          <table:table table:name="Table130" table:style-name="Table130">
            <table:table-column table:style-name="Table130.A"/>
            <table:table-column table:style-name="Table130.B"/>
            <table:table-row>
              <table:table-cell table:style-name="Table130.A1" office:value-type="string">
                <text:p text:style-name="P20"><text:span text:style-name="Source_20_Text"><text:span text:style-name="T3">6</text:span></text:span></text:p>
              </table:table-cell>
              <table:table-cell table:style-name="Table130.B1" office:value-type="string">
                <text:p text:style-name="P21"><text:span text:style-name="Source_20_Text"><text:span text:style-name="T2">    </text:span></text:span><text:span text:style-name="Source_20_Text"><text:span text:style-name="T4">}</text:span></text:span></text:p>
              </table:table-cell>
            </table:table-row>
          </table:table>
          <table:table table:name="Table131" table:style-name="Table131">
            <table:table-column table:style-name="Table131.A"/>
            <table:table-column table:style-name="Table131.B"/>
            <table:table-row>
              <table:table-cell table:style-name="Table131.A1" office:value-type="string">
                <text:p text:style-name="P20"><text:span text:style-name="Source_20_Text"><text:span text:style-name="T3">7</text:span></text:span></text:p>
              </table:table-cell>
              <table:table-cell table:style-name="Table131.B1" office:value-type="string">
                <text:p text:style-name="P22"><text:span text:style-name="Source_20_Text"><text:span text:style-name="T4">}</text:span></text:span></text:p>
              </table:table-cell>
            </table:table-row>
          </table:table>
        </text:section>
        <text:list xml:id="list4487504435277283231" text:style-name="L25">
          <text:list-item>
            <text:p text:style-name="P55"><text:bookmark text:name="ans_B_92103"/><draw:control text:anchor-type="as-char" draw:z-index="107" draw:style-name="gr1" draw:text-style-name="P73" svg:width="0.345cm" svg:height="0.345cm" draw:control="control103"/> Compiles and runs printing out The age is 1</text:p>
          </text:list-item>
          <text:list-item>
            <text:p text:style-name="P55"><text:bookmark text:name="ans_C_92103"/><draw:control text:anchor-type="as-char" draw:z-index="108" draw:style-name="gr1" draw:text-style-name="P73" svg:width="0.345cm" svg:height="0.345cm" draw:control="control104"/> Compiles but generates a runtime error</text:p>
          </text:list-item>
          <text:list-item>
            <text:p text:style-name="P55"><text:bookmark text:name="ans_D_92103"/><text:soft-page-break/><draw:control text:anchor-type="as-char" draw:z-index="109" draw:style-name="gr1" draw:text-style-name="P73" svg:width="0.345cm" svg:height="0.345cm" draw:control="control105"/> Does not compile</text:p>
          </text:list-item>
          <text:list-item>
            <text:p text:style-name="P55"><text:bookmark text:name="ans_E_92103"/><draw:control text:anchor-type="as-char" draw:z-index="110" draw:style-name="gr1" draw:text-style-name="P73" svg:width="0.345cm" svg:height="0.345cm" draw:control="control106"/> Compiles but generates a runtime error</text:p>
          </text:list-item>
          <text:list-item>
            <text:p text:style-name="P55"><text:bookmark text:name="ans_A_92103"/><draw:control text:anchor-type="as-char" draw:z-index="111" draw:style-name="gr1" draw:text-style-name="P73" svg:width="0.345cm" svg:height="0.345cm" draw:control="control107"/> Compiles and runs with no output</text:p>
          </text:list-item>
        </text:list>
        <text:h text:style-name="P5" text:outline-level="3">5. Consider the following program: </text:h>
        <text:section text:style-name="Sect2" text:name="highlighter_26007">
          <table:table table:name="Table132" table:style-name="Table132">
            <table:table-column table:style-name="Table132.A"/>
            <table:table-column table:style-name="Table132.B"/>
            <table:table-row>
              <table:table-cell table:style-name="Table132.A1" office:value-type="string">
                <text:p text:style-name="P20"><text:span text:style-name="Source_20_Text"><text:span text:style-name="T3">1</text:span></text:span></text:p>
              </table:table-cell>
              <table:table-cell table:style-name="Table132.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Test {</text:span></text:span></text:p>
              </table:table-cell>
            </table:table-row>
          </table:table>
          <table:table table:name="Table133" table:style-name="Table133">
            <table:table-column table:style-name="Table133.A"/>
            <table:table-column table:style-name="Table133.B"/>
            <table:table-row>
              <table:table-cell table:style-name="Table133.A1" office:value-type="string">
                <text:p text:style-name="P20"><text:span text:style-name="Source_20_Text"><text:span text:style-name="T3">2</text:span></text:span></text:p>
              </table:table-cell>
              <table:table-cell table:style-name="Table133.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ain (String args []) {</text:span></text:span></text:p>
              </table:table-cell>
            </table:table-row>
          </table:table>
          <table:table table:name="Table134" table:style-name="Table134">
            <table:table-column table:style-name="Table134.A"/>
            <table:table-column table:style-name="Table134.B"/>
            <table:table-row>
              <table:table-cell table:style-name="Table134.A1" office:value-type="string">
                <text:p text:style-name="P20"><text:span text:style-name="Source_20_Text"><text:span text:style-name="T3">3</text:span></text:span></text:p>
              </table:table-cell>
              <table:table-cell table:style-name="Table134.B1" office:value-type="string">
                <text:p text:style-name="P21"><text:span text:style-name="Source_20_Text"><text:span text:style-name="T2">        </text:span></text:span><text:span text:style-name="Source_20_Text"><text:span text:style-name="T5">boolean</text:span></text:span><text:span text:style-name="T4"> </text:span><text:span text:style-name="Source_20_Text"><text:span text:style-name="T4">a = </text:span></text:span><text:span text:style-name="Source_20_Text"><text:span text:style-name="T5">false</text:span></text:span><text:span text:style-name="Source_20_Text"><text:span text:style-name="T4">;</text:span></text:span></text:p>
              </table:table-cell>
            </table:table-row>
          </table:table>
          <table:table table:name="Table135" table:style-name="Table135">
            <table:table-column table:style-name="Table135.A"/>
            <table:table-column table:style-name="Table135.B"/>
            <table:table-row>
              <table:table-cell table:style-name="Table135.A1" office:value-type="string">
                <text:p text:style-name="P20"><text:span text:style-name="Source_20_Text"><text:span text:style-name="T3">4</text:span></text:span></text:p>
              </table:table-cell>
              <table:table-cell table:style-name="Table135.B1" office:value-type="string">
                <text:p text:style-name="P21"><text:span text:style-name="Source_20_Text"><text:span text:style-name="T2">        </text:span></text:span><text:span text:style-name="Source_20_Text"><text:span text:style-name="T5">if</text:span></text:span><text:span text:style-name="T4"> </text:span><text:span text:style-name="Source_20_Text"><text:span text:style-name="T4">(a = </text:span></text:span><text:span text:style-name="Source_20_Text"><text:span text:style-name="T5">true</text:span></text:span><text:span text:style-name="Source_20_Text"><text:span text:style-name="T4">)</text:span></text:span></text:p>
              </table:table-cell>
            </table:table-row>
          </table:table>
          <table:table table:name="Table136" table:style-name="Table136">
            <table:table-column table:style-name="Table136.A"/>
            <table:table-column table:style-name="Table136.B"/>
            <table:table-row>
              <table:table-cell table:style-name="Table136.A1" office:value-type="string">
                <text:p text:style-name="P20"><text:span text:style-name="Source_20_Text"><text:span text:style-name="T3">5</text:span></text:span></text:p>
              </table:table-cell>
              <table:table-cell table:style-name="Table136.B1" office:value-type="string">
                <text:p text:style-name="P21"><text:span text:style-name="Source_20_Text"><text:span text:style-name="T2">            </text:span></text:span><text:span text:style-name="Source_20_Text"><text:span text:style-name="T4">System.out.println(</text:span></text:span><text:span text:style-name="Source_20_Text"><text:span text:style-name="T8">"Hello"</text:span></text:span><text:span text:style-name="Source_20_Text"><text:span text:style-name="T4">);</text:span></text:span></text:p>
              </table:table-cell>
            </table:table-row>
          </table:table>
          <table:table table:name="Table137" table:style-name="Table137">
            <table:table-column table:style-name="Table137.A"/>
            <table:table-column table:style-name="Table137.B"/>
            <table:table-row>
              <table:table-cell table:style-name="Table137.A1" office:value-type="string">
                <text:p text:style-name="P20"><text:span text:style-name="Source_20_Text"><text:span text:style-name="T3">6</text:span></text:span></text:p>
              </table:table-cell>
              <table:table-cell table:style-name="Table137.B1" office:value-type="string">
                <text:p text:style-name="P21"><text:span text:style-name="Source_20_Text"><text:span text:style-name="T2">        </text:span></text:span><text:span text:style-name="Source_20_Text"><text:span text:style-name="T5">else</text:span></text:span></text:p>
              </table:table-cell>
            </table:table-row>
          </table:table>
          <table:table table:name="Table138" table:style-name="Table138">
            <table:table-column table:style-name="Table138.A"/>
            <table:table-column table:style-name="Table138.B"/>
            <table:table-row>
              <table:table-cell table:style-name="Table138.A1" office:value-type="string">
                <text:p text:style-name="P20"><text:span text:style-name="Source_20_Text"><text:span text:style-name="T3">7</text:span></text:span></text:p>
              </table:table-cell>
              <table:table-cell table:style-name="Table138.B1" office:value-type="string">
                <text:p text:style-name="P21"><text:span text:style-name="Source_20_Text"><text:span text:style-name="T2">            </text:span></text:span><text:span text:style-name="Source_20_Text"><text:span text:style-name="T4">System.out.println(</text:span></text:span><text:span text:style-name="Source_20_Text"><text:span text:style-name="T8">"Goodbye"</text:span></text:span><text:span text:style-name="Source_20_Text"><text:span text:style-name="T4">);</text:span></text:span></text:p>
              </table:table-cell>
            </table:table-row>
          </table:table>
          <table:table table:name="Table139" table:style-name="Table139">
            <table:table-column table:style-name="Table139.A"/>
            <table:table-column table:style-name="Table139.B"/>
            <table:table-row>
              <table:table-cell table:style-name="Table139.A1" office:value-type="string">
                <text:p text:style-name="P20"><text:span text:style-name="Source_20_Text"><text:span text:style-name="T3">8</text:span></text:span></text:p>
              </table:table-cell>
              <table:table-cell table:style-name="Table139.B1" office:value-type="string">
                <text:p text:style-name="P21"><text:span text:style-name="Source_20_Text"><text:span text:style-name="T2">    </text:span></text:span><text:span text:style-name="Source_20_Text"><text:span text:style-name="T4">}</text:span></text:span></text:p>
              </table:table-cell>
            </table:table-row>
          </table:table>
          <table:table table:name="Table140" table:style-name="Table140">
            <table:table-column table:style-name="Table140.A"/>
            <table:table-column table:style-name="Table140.B"/>
            <table:table-row>
              <table:table-cell table:style-name="Table140.A1" office:value-type="string">
                <text:p text:style-name="P20"><text:span text:style-name="Source_20_Text"><text:span text:style-name="T3">9</text:span></text:span></text:p>
              </table:table-cell>
              <table:table-cell table:style-name="Table140.B1" office:value-type="string">
                <text:p text:style-name="P21"><text:span text:style-name="Source_20_Text"><text:span text:style-name="T4">}</text:span></text:span></text:p>
              </table:table-cell>
            </table:table-row>
          </table:table>
        </text:section>
        <text:h text:style-name="P6" text:outline-level="3">What is the result:</text:h>
        <text:list xml:id="list189231968290597495" text:style-name="L26">
          <text:list-item>
            <text:p text:style-name="P56"><text:bookmark text:name="ans_C_92104"/><draw:control text:anchor-type="as-char" draw:z-index="112" draw:style-name="gr1" draw:text-style-name="P73" svg:width="0.345cm" svg:height="0.345cm" draw:control="control108"/> Prints out “Hello”</text:p>
          </text:list-item>
          <text:list-item>
            <text:p text:style-name="P56"><text:bookmark text:name="ans_D_92104"/><draw:control text:anchor-type="as-char" draw:z-index="113" draw:style-name="gr1" draw:text-style-name="P73" svg:width="0.345cm" svg:height="0.345cm" draw:control="control109"/> Prints out “Goodbye”</text:p>
          </text:list-item>
          <text:list-item>
            <text:p text:style-name="P56"><text:bookmark text:name="ans_A_92104"/><draw:control text:anchor-type="as-char" draw:z-index="114" draw:style-name="gr1" draw:text-style-name="P73" svg:width="0.345cm" svg:height="0.345cm" draw:control="control110"/> Program produces no output but terminates correctly.</text:p>
          </text:list-item>
          <text:list-item>
            <text:p text:style-name="P56"><text:bookmark text:name="ans_B_92104"/><draw:control text:anchor-type="as-char" draw:z-index="115" draw:style-name="gr1" draw:text-style-name="P73" svg:width="0.345cm" svg:height="0.345cm" draw:control="control111"/> Program does not terminate.</text:p>
          </text:list-item>
        </text:list>
        <text:h text:style-name="P5" text:outline-level="3">6. Given the following code what is the effect of a being 5: </text:h>
        <text:section text:style-name="Sect2" text:name="highlighter_556062">
          <table:table table:name="Table141" table:style-name="Table141">
            <table:table-column table:style-name="Table141.A"/>
            <table:table-column table:style-name="Table141.B"/>
            <table:table-row>
              <table:table-cell table:style-name="Table141.A1" office:value-type="string">
                <text:p text:style-name="P20"><text:span text:style-name="Source_20_Text"><text:span text:style-name="T3">01</text:span></text:span></text:p>
              </table:table-cell>
              <table:table-cell table:style-name="Table141.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Test {</text:span></text:span></text:p>
              </table:table-cell>
            </table:table-row>
          </table:table>
          <table:table table:name="Table142" table:style-name="Table142">
            <table:table-column table:style-name="Table142.A"/>
            <table:table-column table:style-name="Table142.B"/>
            <table:table-row>
              <table:table-cell table:style-name="Table142.A1" office:value-type="string">
                <text:p text:style-name="P20"><text:span text:style-name="Source_20_Text"><text:span text:style-name="T3">02</text:span></text:span></text:p>
              </table:table-cell>
              <table:table-cell table:style-name="Table142.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void</text:span></text:span><text:span text:style-name="T4"> </text:span><text:span text:style-name="Source_20_Text"><text:span text:style-name="T4">add(</text:span></text:span><text:span text:style-name="Source_20_Text"><text:span text:style-name="T5">int</text:span></text:span><text:span text:style-name="T4"> </text:span><text:span text:style-name="Source_20_Text"><text:span text:style-name="T4">a) {</text:span></text:span></text:p>
              </table:table-cell>
            </table:table-row>
          </table:table>
          <table:table table:name="Table143" table:style-name="Table143">
            <table:table-column table:style-name="Table143.A"/>
            <table:table-column table:style-name="Table143.B"/>
            <table:table-row>
              <table:table-cell table:style-name="Table143.A1" office:value-type="string">
                <text:p text:style-name="P20"><text:span text:style-name="Source_20_Text"><text:span text:style-name="T3">03</text:span></text:span></text:p>
              </table:table-cell>
              <table:table-cell table:style-name="Table143.B1" office:value-type="string">
                <text:p text:style-name="P21"><text:span text:style-name="Source_20_Text"><text:span text:style-name="T2">        </text:span></text:span><text:span text:style-name="Source_20_Text"><text:span text:style-name="T4">loop: </text:span></text:span><text:span text:style-name="Source_20_Text"><text:span text:style-name="T5">for</text:span></text:span><text:span text:style-name="T4"> </text:span><text:span text:style-name="Source_20_Text"><text:span text:style-name="T4">(</text:span></text:span><text:span text:style-name="Source_20_Text"><text:span text:style-name="T5">int</text:span></text:span><text:span text:style-name="T4"> </text:span><text:span text:style-name="Source_20_Text"><text:span text:style-name="T4">i = </text:span></text:span><text:span text:style-name="Source_20_Text"><text:span text:style-name="T6">1</text:span></text:span><text:span text:style-name="Source_20_Text"><text:span text:style-name="T4">; i &lt; </text:span></text:span><text:span text:style-name="Source_20_Text"><text:span text:style-name="T6">3</text:span></text:span><text:span text:style-name="Source_20_Text"><text:span text:style-name="T4">; i++){</text:span></text:span></text:p>
              </table:table-cell>
            </table:table-row>
          </table:table>
          <table:table table:name="Table144" table:style-name="Table144">
            <table:table-column table:style-name="Table144.A"/>
            <table:table-column table:style-name="Table144.B"/>
            <table:table-row>
              <table:table-cell table:style-name="Table144.A1" office:value-type="string">
                <text:p text:style-name="P20"><text:span text:style-name="Source_20_Text"><text:span text:style-name="T3">04</text:span></text:span></text:p>
              </table:table-cell>
              <table:table-cell table:style-name="Table144.B1" office:value-type="string">
                <text:p text:style-name="P21"><text:span text:style-name="Source_20_Text"><text:span text:style-name="T2">            </text:span></text:span><text:span text:style-name="Source_20_Text"><text:span text:style-name="T5">for</text:span></text:span><text:span text:style-name="T4"> </text:span><text:span text:style-name="Source_20_Text"><text:span text:style-name="T4">(</text:span></text:span><text:span text:style-name="Source_20_Text"><text:span text:style-name="T5">int</text:span></text:span><text:span text:style-name="T4"> </text:span><text:span text:style-name="Source_20_Text"><text:span text:style-name="T4">j = </text:span></text:span><text:span text:style-name="Source_20_Text"><text:span text:style-name="T6">1</text:span></text:span><text:span text:style-name="Source_20_Text"><text:span text:style-name="T4">; j &lt; </text:span></text:span><text:span text:style-name="Source_20_Text"><text:span text:style-name="T6">3</text:span></text:span><text:span text:style-name="Source_20_Text"><text:span text:style-name="T4">; j++) {</text:span></text:span></text:p>
              </table:table-cell>
            </table:table-row>
          </table:table>
          <table:table table:name="Table145" table:style-name="Table145">
            <table:table-column table:style-name="Table145.A"/>
            <table:table-column table:style-name="Table145.B"/>
            <table:table-row>
              <table:table-cell table:style-name="Table145.A1" office:value-type="string">
                <text:p text:style-name="P20"><text:span text:style-name="Source_20_Text"><text:span text:style-name="T3">05</text:span></text:span></text:p>
              </table:table-cell>
              <table:table-cell table:style-name="Table145.B1" office:value-type="string">
                <text:p text:style-name="P21"><text:span text:style-name="Source_20_Text"><text:span text:style-name="T2">                </text:span></text:span><text:span text:style-name="Source_20_Text"><text:span text:style-name="T5">if</text:span></text:span><text:span text:style-name="T4"> </text:span><text:span text:style-name="Source_20_Text"><text:span text:style-name="T4">(a == </text:span></text:span><text:span text:style-name="Source_20_Text"><text:span text:style-name="T6">5</text:span></text:span><text:span text:style-name="Source_20_Text"><text:span text:style-name="T4">) {</text:span></text:span></text:p>
              </table:table-cell>
            </table:table-row>
          </table:table>
          <table:table table:name="Table146" table:style-name="Table146">
            <table:table-column table:style-name="Table146.A"/>
            <table:table-column table:style-name="Table146.B"/>
            <table:table-row>
              <table:table-cell table:style-name="Table146.A1" office:value-type="string">
                <text:p text:style-name="P20"><text:span text:style-name="Source_20_Text"><text:span text:style-name="T3">06</text:span></text:span></text:p>
              </table:table-cell>
              <table:table-cell table:style-name="Table146.B1" office:value-type="string">
                <text:p text:style-name="P21"><text:span text:style-name="Source_20_Text"><text:span text:style-name="T2">                    </text:span></text:span><text:span text:style-name="Source_20_Text"><text:span text:style-name="T5">break</text:span></text:span><text:span text:style-name="T4"> </text:span><text:span text:style-name="Source_20_Text"><text:span text:style-name="T4">loop;</text:span></text:span></text:p>
              </table:table-cell>
            </table:table-row>
          </table:table>
          <table:table table:name="Table147" table:style-name="Table147">
            <table:table-column table:style-name="Table147.A"/>
            <table:table-column table:style-name="Table147.B"/>
            <table:table-row>
              <table:table-cell table:style-name="Table147.A1" office:value-type="string">
                <text:p text:style-name="P20"><text:span text:style-name="Source_20_Text"><text:span text:style-name="T3">07</text:span></text:span></text:p>
              </table:table-cell>
              <table:table-cell table:style-name="Table147.B1" office:value-type="string">
                <text:p text:style-name="P21"><text:span text:style-name="Source_20_Text"><text:span text:style-name="T2">                </text:span></text:span><text:span text:style-name="Source_20_Text"><text:span text:style-name="T4">}</text:span></text:span></text:p>
              </table:table-cell>
            </table:table-row>
          </table:table>
          <table:table table:name="Table148" table:style-name="Table148">
            <table:table-column table:style-name="Table148.A"/>
            <table:table-column table:style-name="Table148.B"/>
            <table:table-row>
              <table:table-cell table:style-name="Table148.A1" office:value-type="string">
                <text:p text:style-name="P20"><text:span text:style-name="Source_20_Text"><text:span text:style-name="T3">08</text:span></text:span></text:p>
              </table:table-cell>
              <table:table-cell table:style-name="Table148.B1" office:value-type="string">
                <text:p text:style-name="P21"><text:span text:style-name="Source_20_Text"><text:span text:style-name="T2">                </text:span></text:span><text:span text:style-name="Source_20_Text"><text:span text:style-name="T4">System.out.println(i * j);</text:span></text:span></text:p>
              </table:table-cell>
            </table:table-row>
          </table:table>
          <table:table table:name="Table149" table:style-name="Table149">
            <table:table-column table:style-name="Table149.A"/>
            <table:table-column table:style-name="Table149.B"/>
            <table:table-row>
              <table:table-cell table:style-name="Table149.A1" office:value-type="string">
                <text:p text:style-name="P20"><text:span text:style-name="Source_20_Text"><text:span text:style-name="T3">09</text:span></text:span></text:p>
              </table:table-cell>
              <table:table-cell table:style-name="Table149.B1" office:value-type="string">
                <text:p text:style-name="P21"><text:span text:style-name="Source_20_Text"><text:span text:style-name="T2">            </text:span></text:span><text:span text:style-name="Source_20_Text"><text:span text:style-name="T4">}</text:span></text:span></text:p>
              </table:table-cell>
            </table:table-row>
          </table:table>
          <table:table table:name="Table150" table:style-name="Table150">
            <table:table-column table:style-name="Table150.A"/>
            <table:table-column table:style-name="Table150.B"/>
            <table:table-row>
              <table:table-cell table:style-name="Table150.A1" office:value-type="string">
                <text:p text:style-name="P20"><text:span text:style-name="Source_20_Text"><text:span text:style-name="T3">10</text:span></text:span></text:p>
              </table:table-cell>
              <table:table-cell table:style-name="Table150.B1" office:value-type="string">
                <text:p text:style-name="P21"><text:span text:style-name="Source_20_Text"><text:span text:style-name="T2">        </text:span></text:span><text:span text:style-name="Source_20_Text"><text:span text:style-name="T4">}</text:span></text:span></text:p>
              </table:table-cell>
            </table:table-row>
          </table:table>
          <table:table table:name="Table151" table:style-name="Table151">
            <table:table-column table:style-name="Table151.A"/>
            <table:table-column table:style-name="Table151.B"/>
            <table:table-row>
              <table:table-cell table:style-name="Table151.A1" office:value-type="string">
                <text:p text:style-name="P20"><text:span text:style-name="Source_20_Text"><text:span text:style-name="T3">11</text:span></text:span></text:p>
              </table:table-cell>
              <table:table-cell table:style-name="Table151.B1" office:value-type="string">
                <text:p text:style-name="P21"><text:span text:style-name="Source_20_Text"><text:span text:style-name="T2">    </text:span></text:span><text:span text:style-name="Source_20_Text"><text:span text:style-name="T4">}</text:span></text:span></text:p>
              </table:table-cell>
            </table:table-row>
          </table:table>
          <table:table table:name="Table152" table:style-name="Table152">
            <table:table-column table:style-name="Table152.A"/>
            <table:table-column table:style-name="Table152.B"/>
            <table:table-row>
              <table:table-cell table:style-name="Table152.A1" office:value-type="string">
                <text:p text:style-name="P20"><text:span text:style-name="Source_20_Text"><text:span text:style-name="T3">12</text:span></text:span></text:p>
              </table:table-cell>
              <table:table-cell table:style-name="Table152.B1" office:value-type="string">
                <text:p text:style-name="P22"><text:span text:style-name="Source_20_Text"><text:span text:style-name="T4">}</text:span></text:span></text:p>
              </table:table-cell>
            </table:table-row>
          </table:table>
        </text:section>
        <text:list xml:id="list608166375316890073" text:style-name="L27">
          <text:list-item>
            <text:p text:style-name="P57"><text:bookmark text:name="ans_D_92100"/><draw:control text:anchor-type="as-char" draw:z-index="116" draw:style-name="gr1" draw:text-style-name="P73" svg:width="0.345cm" svg:height="0.345cm" draw:control="control112"/> Produces no output</text:p>
          </text:list-item>
          <text:list-item>
            <text:p text:style-name="P57"><text:bookmark text:name="ans_A_92100"/><draw:control text:anchor-type="as-char" draw:z-index="117" draw:style-name="gr1" draw:text-style-name="P73" svg:width="0.345cm" svg:height="0.345cm" draw:control="control113"/> Generate a runtime error</text:p>
          </text:list-item>
          <text:list-item>
            <text:p text:style-name="P57"><text:bookmark text:name="ans_B_92100"/><draw:control text:anchor-type="as-char" draw:z-index="118" draw:style-name="gr1" draw:text-style-name="P73" svg:width="0.345cm" svg:height="0.345cm" draw:control="control114"/> Throw an ArrayIndexOutOfBoundsException</text:p>
          </text:list-item>
          <text:list-item>
            <text:p text:style-name="P57"><text:bookmark text:name="ans_C_92100"/><draw:control text:anchor-type="as-char" draw:z-index="119" draw:style-name="gr1" draw:text-style-name="P73" svg:width="0.345cm" svg:height="0.345cm" draw:control="control115"/> Print the values: 1, 2, 2, 4</text:p>
          </text:list-item>
        </text:list>
        <text:h text:style-name="P5" text:outline-level="3"><text:soft-page-break/>7. Suppose your task is to cause a deadlock. What is the lowest number of threads you need to create to achieve it?</text:h>
        <text:list xml:id="list2857195570102614612" text:style-name="L28">
          <text:list-item>
            <text:p text:style-name="P58"><text:bookmark text:name="ans_A_92106"/><draw:control text:anchor-type="as-char" draw:z-index="120" draw:style-name="gr1" draw:text-style-name="P73" svg:width="0.345cm" svg:height="0.345cm" draw:control="control116"/> 1</text:p>
          </text:list-item>
          <text:list-item>
            <text:p text:style-name="P58"><text:bookmark text:name="ans_B_92106"/><draw:control text:anchor-type="as-char" draw:z-index="121" draw:style-name="gr1" draw:text-style-name="P73" svg:width="0.345cm" svg:height="0.345cm" draw:control="control117"/> 2</text:p>
          </text:list-item>
          <text:list-item>
            <text:p text:style-name="P58"><text:bookmark text:name="ans_C_92106"/><draw:control text:anchor-type="as-char" draw:z-index="122" draw:style-name="gr1" draw:text-style-name="P73" svg:width="0.345cm" svg:height="0.345cm" draw:control="control118"/> 3</text:p>
          </text:list-item>
          <text:list-item>
            <text:p text:style-name="P58"><text:bookmark text:name="ans_D_92106"/><draw:control text:anchor-type="as-char" draw:z-index="123" draw:style-name="gr1" draw:text-style-name="P73" svg:width="0.345cm" svg:height="0.345cm" draw:control="control119"/> depends on CPU architecture</text:p>
          </text:list-item>
        </text:list>
        <text:h text:style-name="P5" text:outline-level="3">8. The following code will give </text:h>
        <text:section text:style-name="Sect2" text:name="highlighter_928488">
          <table:table table:name="Table153" table:style-name="Table153">
            <table:table-column table:style-name="Table153.A"/>
            <table:table-column table:style-name="Table153.B"/>
            <table:table-row>
              <table:table-cell table:style-name="Table153.A1" office:value-type="string">
                <text:p text:style-name="P20"><text:span text:style-name="Source_20_Text"><text:span text:style-name="T3">01</text:span></text:span></text:p>
              </table:table-cell>
              <table:table-cell table:style-name="Table153.B1" office:value-type="string">
                <text:p text:style-name="P21"><text:span text:style-name="Source_20_Text"><text:span text:style-name="T5">public</text:span></text:span><text:span text:style-name="T4"> </text:span><text:span text:style-name="Source_20_Text"><text:span text:style-name="T5">class</text:span></text:span><text:span text:style-name="T4"> </text:span><text:span text:style-name="Source_20_Text"><text:span text:style-name="T4">Static</text:span></text:span></text:p>
              </table:table-cell>
            </table:table-row>
          </table:table>
          <table:table table:name="Table154" table:style-name="Table154">
            <table:table-column table:style-name="Table154.A"/>
            <table:table-column table:style-name="Table154.B"/>
            <table:table-row>
              <table:table-cell table:style-name="Table154.A1" office:value-type="string">
                <text:p text:style-name="P20"><text:span text:style-name="Source_20_Text"><text:span text:style-name="T3">02</text:span></text:span></text:p>
              </table:table-cell>
              <table:table-cell table:style-name="Table154.B1" office:value-type="string">
                <text:p text:style-name="P21"><text:span text:style-name="Source_20_Text"><text:span text:style-name="T4">{ </text:span></text:span></text:p>
              </table:table-cell>
            </table:table-row>
          </table:table>
          <table:table table:name="Table155" table:style-name="Table155">
            <table:table-column table:style-name="Table155.A"/>
            <table:table-column table:style-name="Table155.B"/>
            <table:table-row>
              <table:table-cell table:style-name="Table155.A1" office:value-type="string">
                <text:p text:style-name="P20"><text:span text:style-name="Source_20_Text"><text:span text:style-name="T3">03</text:span></text:span></text:p>
              </table:table-cell>
              <table:table-cell table:style-name="Table155.B1" office:value-type="string">
                <text:p text:style-name="P21"><text:span text:style-name="Source_20_Text"><text:span text:style-name="T2">      </text:span></text:span><text:span text:style-name="Source_20_Text"><text:span text:style-name="T5">static</text:span></text:span></text:p>
              </table:table-cell>
            </table:table-row>
          </table:table>
          <table:table table:name="Table156" table:style-name="Table156">
            <table:table-column table:style-name="Table156.A"/>
            <table:table-column table:style-name="Table156.B"/>
            <table:table-row>
              <table:table-cell table:style-name="Table156.A1" office:value-type="string">
                <text:p text:style-name="P20"><text:span text:style-name="Source_20_Text"><text:span text:style-name="T3">04</text:span></text:span></text:p>
              </table:table-cell>
              <table:table-cell table:style-name="Table156.B1" office:value-type="string">
                <text:p text:style-name="P21"><text:span text:style-name="Source_20_Text"><text:span text:style-name="T2">      </text:span></text:span><text:span text:style-name="Source_20_Text"><text:span text:style-name="T4">{ </text:span></text:span></text:p>
              </table:table-cell>
            </table:table-row>
          </table:table>
          <table:table table:name="Table157" table:style-name="Table157">
            <table:table-column table:style-name="Table157.A"/>
            <table:table-column table:style-name="Table157.B"/>
            <table:table-row>
              <table:table-cell table:style-name="Table157.A1" office:value-type="string">
                <text:p text:style-name="P20"><text:span text:style-name="Source_20_Text"><text:span text:style-name="T3">05</text:span></text:span></text:p>
              </table:table-cell>
              <table:table-cell table:style-name="Table157.B1" office:value-type="string">
                <text:p text:style-name="P21"><text:span text:style-name="Source_20_Text"><text:span text:style-name="T2">            </text:span></text:span><text:span text:style-name="Source_20_Text"><text:span text:style-name="T5">int</text:span></text:span><text:span text:style-name="T4"> </text:span><text:span text:style-name="Source_20_Text"><text:span text:style-name="T4">x = </text:span></text:span><text:span text:style-name="Source_20_Text"><text:span text:style-name="T6">5</text:span></text:span><text:span text:style-name="Source_20_Text"><text:span text:style-name="T4">; </text:span></text:span></text:p>
              </table:table-cell>
            </table:table-row>
          </table:table>
          <table:table table:name="Table158" table:style-name="Table158">
            <table:table-column table:style-name="Table158.A"/>
            <table:table-column table:style-name="Table158.B"/>
            <table:table-row>
              <table:table-cell table:style-name="Table158.A1" office:value-type="string">
                <text:p text:style-name="P20"><text:span text:style-name="Source_20_Text"><text:span text:style-name="T3">06</text:span></text:span></text:p>
              </table:table-cell>
              <table:table-cell table:style-name="Table158.B1" office:value-type="string">
                <text:p text:style-name="P21"><text:span text:style-name="Source_20_Text"><text:span text:style-name="T2">      </text:span></text:span><text:span text:style-name="Source_20_Text"><text:span text:style-name="T4">} </text:span></text:span></text:p>
              </table:table-cell>
            </table:table-row>
          </table:table>
          <table:table table:name="Table159" table:style-name="Table159">
            <table:table-column table:style-name="Table159.A"/>
            <table:table-column table:style-name="Table159.B"/>
            <table:table-row>
              <table:table-cell table:style-name="Table159.A1" office:value-type="string">
                <text:p text:style-name="P20"><text:span text:style-name="Source_20_Text"><text:span text:style-name="T3">07</text:span></text:span></text:p>
              </table:table-cell>
              <table:table-cell table:style-name="Table159.B1" office:value-type="string">
                <text:p text:style-name="P21"><text:span text:style-name="Source_20_Text"><text:span text:style-name="T2">      </text:span></text:span><text:span text:style-name="Source_20_Text"><text:span text:style-name="T5">static</text:span></text:span><text:span text:style-name="T4"> </text:span><text:span text:style-name="Source_20_Text"><text:span text:style-name="T5">int</text:span></text:span><text:span text:style-name="T4"> </text:span><text:span text:style-name="Source_20_Text"><text:span text:style-name="T4">x,y; </text:span></text:span></text:p>
              </table:table-cell>
            </table:table-row>
          </table:table>
          <table:table table:name="Table160" table:style-name="Table160">
            <table:table-column table:style-name="Table160.A"/>
            <table:table-column table:style-name="Table160.B"/>
            <table:table-row>
              <table:table-cell table:style-name="Table160.A1" office:value-type="string">
                <text:p text:style-name="P20"><text:span text:style-name="Source_20_Text"><text:span text:style-name="T3">08</text:span></text:span></text:p>
              </table:table-cell>
              <table:table-cell table:style-name="Table160.B1" office:value-type="string">
                <text:p text:style-name="P21"><text:span text:style-name="Source_20_Text"><text:span text:style-name="T2">      </text:span></text:span><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ain(String args[]) </text:span></text:span></text:p>
              </table:table-cell>
            </table:table-row>
          </table:table>
          <table:table table:name="Table161" table:style-name="Table161">
            <table:table-column table:style-name="Table161.A"/>
            <table:table-column table:style-name="Table161.B"/>
            <table:table-row>
              <table:table-cell table:style-name="Table161.A1" office:value-type="string">
                <text:p text:style-name="P20"><text:span text:style-name="Source_20_Text"><text:span text:style-name="T3">09</text:span></text:span></text:p>
              </table:table-cell>
              <table:table-cell table:style-name="Table161.B1" office:value-type="string">
                <text:p text:style-name="P21"><text:span text:style-name="Source_20_Text"><text:span text:style-name="T2">      </text:span></text:span><text:span text:style-name="Source_20_Text"><text:span text:style-name="T4">{ </text:span></text:span></text:p>
              </table:table-cell>
            </table:table-row>
          </table:table>
          <table:table table:name="Table162" table:style-name="Table162">
            <table:table-column table:style-name="Table162.A"/>
            <table:table-column table:style-name="Table162.B"/>
            <table:table-row>
              <table:table-cell table:style-name="Table162.A1" office:value-type="string">
                <text:p text:style-name="P20"><text:span text:style-name="Source_20_Text"><text:span text:style-name="T3">10</text:span></text:span></text:p>
              </table:table-cell>
              <table:table-cell table:style-name="Table162.B1" office:value-type="string">
                <text:p text:style-name="P21"><text:span text:style-name="Source_20_Text"><text:span text:style-name="T2">            </text:span></text:span><text:span text:style-name="Source_20_Text"><text:span text:style-name="T4">x--; myMethod(); </text:span></text:span></text:p>
              </table:table-cell>
            </table:table-row>
          </table:table>
          <table:table table:name="Table163" table:style-name="Table163">
            <table:table-column table:style-name="Table163.A"/>
            <table:table-column table:style-name="Table163.B"/>
            <table:table-row>
              <table:table-cell table:style-name="Table163.A1" office:value-type="string">
                <text:p text:style-name="P20"><text:span text:style-name="Source_20_Text"><text:span text:style-name="T3">11</text:span></text:span></text:p>
              </table:table-cell>
              <table:table-cell table:style-name="Table163.B1" office:value-type="string">
                <text:p text:style-name="P21"><text:span text:style-name="Source_20_Text"><text:span text:style-name="T2">            </text:span></text:span><text:span text:style-name="Source_20_Text"><text:span text:style-name="T4">System.out.println(x + y + ++x); </text:span></text:span></text:p>
              </table:table-cell>
            </table:table-row>
          </table:table>
          <table:table table:name="Table164" table:style-name="Table164">
            <table:table-column table:style-name="Table164.A"/>
            <table:table-column table:style-name="Table164.B"/>
            <table:table-row>
              <table:table-cell table:style-name="Table164.A1" office:value-type="string">
                <text:p text:style-name="P20"><text:span text:style-name="Source_20_Text"><text:span text:style-name="T3">12</text:span></text:span></text:p>
              </table:table-cell>
              <table:table-cell table:style-name="Table164.B1" office:value-type="string">
                <text:p text:style-name="P21"><text:span text:style-name="Source_20_Text"><text:span text:style-name="T2">      </text:span></text:span><text:span text:style-name="Source_20_Text"><text:span text:style-name="T4">} </text:span></text:span></text:p>
              </table:table-cell>
            </table:table-row>
          </table:table>
          <table:table table:name="Table165" table:style-name="Table165">
            <table:table-column table:style-name="Table165.A"/>
            <table:table-column table:style-name="Table165.B"/>
            <table:table-row>
              <table:table-cell table:style-name="Table165.A1" office:value-type="string">
                <text:p text:style-name="P20"><text:span text:style-name="Source_20_Text"><text:span text:style-name="T3">13</text:span></text:span></text:p>
              </table:table-cell>
              <table:table-cell table:style-name="Table165.B1" office:value-type="string">
                <text:p text:style-name="P21"><text:span text:style-name="Source_20_Text"><text:span text:style-name="T5">public</text:span></text:span><text:span text:style-name="T4"> </text:span><text:span text:style-name="Source_20_Text"><text:span text:style-name="T5">static</text:span></text:span><text:span text:style-name="T4"> </text:span><text:span text:style-name="Source_20_Text"><text:span text:style-name="T5">void</text:span></text:span><text:span text:style-name="T4"> </text:span><text:span text:style-name="Source_20_Text"><text:span text:style-name="T4">myMethod() </text:span></text:span></text:p>
              </table:table-cell>
            </table:table-row>
          </table:table>
          <table:table table:name="Table166" table:style-name="Table166">
            <table:table-column table:style-name="Table166.A"/>
            <table:table-column table:style-name="Table166.B"/>
            <table:table-row>
              <table:table-cell table:style-name="Table166.A1" office:value-type="string">
                <text:p text:style-name="P20"><text:span text:style-name="Source_20_Text"><text:span text:style-name="T3">14</text:span></text:span></text:p>
              </table:table-cell>
              <table:table-cell table:style-name="Table166.B1" office:value-type="string">
                <text:p text:style-name="P21"><text:span text:style-name="Source_20_Text"><text:span text:style-name="T2">      </text:span></text:span><text:span text:style-name="Source_20_Text"><text:span text:style-name="T4">{ </text:span></text:span></text:p>
              </table:table-cell>
            </table:table-row>
          </table:table>
          <table:table table:name="Table167" table:style-name="Table167">
            <table:table-column table:style-name="Table167.A"/>
            <table:table-column table:style-name="Table167.B"/>
            <table:table-row>
              <table:table-cell table:style-name="Table167.A1" office:value-type="string">
                <text:p text:style-name="P20"><text:span text:style-name="Source_20_Text"><text:span text:style-name="T3">15</text:span></text:span></text:p>
              </table:table-cell>
              <table:table-cell table:style-name="Table167.B1" office:value-type="string">
                <text:p text:style-name="P21"><text:span text:style-name="Source_20_Text"><text:span text:style-name="T2">             </text:span></text:span><text:span text:style-name="Source_20_Text"><text:span text:style-name="T4">y = x++ + ++x; </text:span></text:span></text:p>
              </table:table-cell>
            </table:table-row>
          </table:table>
          <table:table table:name="Table168" table:style-name="Table168">
            <table:table-column table:style-name="Table168.A"/>
            <table:table-column table:style-name="Table168.B"/>
            <table:table-row>
              <table:table-cell table:style-name="Table168.A1" office:value-type="string">
                <text:p text:style-name="P20"><text:span text:style-name="Source_20_Text"><text:span text:style-name="T3">16</text:span></text:span></text:p>
              </table:table-cell>
              <table:table-cell table:style-name="Table168.B1" office:value-type="string">
                <text:p text:style-name="P21"><text:span text:style-name="Source_20_Text"><text:span text:style-name="T2">      </text:span></text:span><text:span text:style-name="Source_20_Text"><text:span text:style-name="T4">}</text:span></text:span></text:p>
              </table:table-cell>
            </table:table-row>
          </table:table>
          <table:table table:name="Table169" table:style-name="Table169">
            <table:table-column table:style-name="Table169.A"/>
            <table:table-column table:style-name="Table169.B"/>
            <table:table-row>
              <table:table-cell table:style-name="Table169.A1" office:value-type="string">
                <text:p text:style-name="P20"><text:span text:style-name="Source_20_Text"><text:span text:style-name="T3">17</text:span></text:span></text:p>
              </table:table-cell>
              <table:table-cell table:style-name="Table169.B1" office:value-type="string">
                <text:p text:style-name="P22"><text:span text:style-name="Source_20_Text"><text:span text:style-name="T4">}</text:span></text:span></text:p>
              </table:table-cell>
            </table:table-row>
          </table:table>
        </text:section>
        <text:list xml:id="list1573260330008223935" text:style-name="L29">
          <text:list-item>
            <text:p text:style-name="P59"><text:bookmark text:name="ans_E_92105"/><draw:control text:anchor-type="as-char" draw:z-index="124" draw:style-name="gr1" draw:text-style-name="P73" svg:width="0.345cm" svg:height="0.345cm" draw:control="control120"/> prints : 7</text:p>
          </text:list-item>
          <text:list-item>
            <text:p text:style-name="P59"><text:bookmark text:name="ans_F_92105"/><draw:control text:anchor-type="as-char" draw:z-index="125" draw:style-name="gr1" draw:text-style-name="P73" svg:width="0.345cm" svg:height="0.345cm" draw:control="control121"/> prints : 8</text:p>
          </text:list-item>
          <text:list-item>
            <text:p text:style-name="P59"><text:bookmark text:name="ans_A_92105"/><draw:control text:anchor-type="as-char" draw:z-index="126" draw:style-name="gr1" draw:text-style-name="P73" svg:width="0.345cm" svg:height="0.345cm" draw:control="control122"/> Compilation error</text:p>
          </text:list-item>
          <text:list-item>
            <text:p text:style-name="P59"><text:bookmark text:name="ans_B_92105"/><draw:control text:anchor-type="as-char" draw:z-index="127" draw:style-name="gr1" draw:text-style-name="P73" svg:width="0.345cm" svg:height="0.345cm" draw:control="control123"/> prints : 1</text:p>
          </text:list-item>
          <text:list-item>
            <text:p text:style-name="P59"><text:bookmark text:name="ans_C_92105"/><draw:control text:anchor-type="as-char" draw:z-index="128" draw:style-name="gr1" draw:text-style-name="P73" svg:width="0.345cm" svg:height="0.345cm" draw:control="control124"/> prints : 2</text:p>
          </text:list-item>
          <text:list-item>
            <text:p text:style-name="P59"><text:bookmark text:name="ans_D_92105"/><draw:control text:anchor-type="as-char" draw:z-index="129" draw:style-name="gr1" draw:text-style-name="P73" svg:width="0.345cm" svg:height="0.345cm" draw:control="control125"/> prints : 3</text:p>
          </text:list-item>
        </text:list>
        <text:h text:style-name="P5" text:outline-level="3">9. Which of the following is thread safe:</text:h>
        <text:list xml:id="list3844543323557150336" text:style-name="L30">
          <text:list-item>
            <text:p text:style-name="P60"><text:bookmark text:name="ans_A_92099"/><draw:control text:anchor-type="as-char" draw:z-index="130" draw:style-name="gr2" draw:text-style-name="P73" svg:width="0.345cm" svg:height="0.345cm" draw:control="control126"/> StringBuffer</text:p>
          </text:list-item>
          <text:list-item>
            <text:p text:style-name="P60"><text:bookmark text:name="ans_B_92099"/><draw:control text:anchor-type="as-char" draw:z-index="131" draw:style-name="gr2" draw:text-style-name="P73" svg:width="0.345cm" svg:height="0.345cm" draw:control="control127"/> StringBuilder</text:p>
          </text:list-item>
          <text:list-item>
            <text:p text:style-name="P60"><text:bookmark text:name="ans_C_92099"/><draw:control text:anchor-type="as-char" draw:z-index="132" draw:style-name="gr2" draw:text-style-name="P73" svg:width="0.345cm" svg:height="0.345cm" draw:control="control128"/> none</text:p>
          </text:list-item>
        </text:list>
        <text:h text:style-name="P5" text:outline-level="3"><text:soft-page-break/>10. Which of these is the correct format to use to create the literal char value a?</text:h>
        <text:list xml:id="list7442445551795087278" text:style-name="L31">
          <text:list-item>
            <text:p text:style-name="P61"><text:bookmark text:name="ans_A_92102"/><draw:control text:anchor-type="as-char" draw:z-index="133" draw:style-name="gr1" draw:text-style-name="P73" svg:width="0.345cm" svg:height="0.345cm" draw:control="control129"/> 'a'</text:p>
          </text:list-item>
          <text:list-item>
            <text:p text:style-name="P61"><text:bookmark text:name="ans_B_92102"/><draw:control text:anchor-type="as-char" draw:z-index="134" draw:style-name="gr1" draw:text-style-name="P73" svg:width="0.345cm" svg:height="0.345cm" draw:control="control130"/> "a"</text:p>
          </text:list-item>
          <text:list-item>
            <text:p text:style-name="P61"><text:bookmark text:name="ans_C_92102"/><draw:control text:anchor-type="as-char" draw:z-index="135" draw:style-name="gr1" draw:text-style-name="P73" svg:width="0.345cm" svg:height="0.345cm" draw:control="control131"/> new Character(a)</text:p>
          </text:list-item>
          <text:list-item>
            <text:p text:style-name="P61"><text:bookmark text:name="ans_D_92102"/><draw:control text:anchor-type="as-char" draw:z-index="136" draw:style-name="gr1" draw:text-style-name="P73" svg:width="0.345cm" svg:height="0.345cm" draw:control="control132"/> \000a</text:p>
          </text:list-item>
        </text:list>
      </text:section>
      <text:p text:style-name="P9">Attention!</text:p>
      <text:p text:style-name="P13"><text:span text:style-name="Strong_20_Emphasis"><text:span text:style-name="T12">Before finishing the quiz please make sure to answer all questions.</text:span></text:span></text:p>
      <text:p text:style-name="P8"><text:span text:style-name="Strong_20_Emphasis"><text:span text:style-name="T12">Test3</text:span></text:span></text:p>
      <text:p text:style-name="P8"><text:span text:style-name="Strong_20_Emphasis"><text:span text:style-name="T12"/></text:span></text:p>
      <text:h text:style-name="P12" text:outline-level="2"><text:span text:style-name="Strong_20_Emphasis"><text:span text:style-name="T9">Quiz</text:span></text:span></text:h>
      <text:list xml:id="list4621983162894341693" text:style-name="L32">
        <text:list-item>
          <text:p text:style-name="P72"><text:span text:style-name="T1">Java Set AFD AFN</text:span>Set</text:p>
        </text:list-item>
        <text:list-item>
          <text:p text:style-name="P72"><text:span text:style-name="T1">Java EE Competence Test (AF/P)</text:span>Quiz name</text:p>
        </text:list-item>
        <text:list-item>
          <text:p text:style-name="P72"><text:span text:style-name="T1">3/4</text:span>Progress</text:p>
        </text:list-item>
        <text:list-item>
          <text:p text:style-name="P72"><text:span text:style-name="T1">Test for recruitment purposes checking knowledge related to Java EE.</text:span>Description</text:p>
        </text:list-item>
      </text:list>
      <text:section text:style-name="Sect1" text:name="Section2">
        <text:h text:style-name="P5" text:outline-level="3"><text:bookmark text:name="answers1"/>1. Please choose all cases when you should use stateful session bean:</text:h>
        <text:list xml:id="list3995377595693350438" text:style-name="L33">
          <text:list-item>
            <text:p text:style-name="P62"><text:bookmark text:name="ans_A_92110"/><draw:control text:anchor-type="as-char" draw:z-index="138" draw:style-name="gr2" draw:text-style-name="P73" svg:width="0.345cm" svg:height="0.345cm" draw:control="control133"/> The bean’s state represents the interaction between the bean and a specific client.</text:p>
          </text:list-item>
          <text:list-item>
            <text:p text:style-name="P62"><text:bookmark text:name="ans_C_92110"/><draw:control text:anchor-type="as-char" draw:z-index="139" draw:style-name="gr2" draw:text-style-name="P73" svg:width="0.345cm" svg:height="0.345cm" draw:control="control134"/> State needs to be shared across the application.</text:p>
          </text:list-item>
          <text:list-item>
            <text:p text:style-name="P62"><text:bookmark text:name="ans_F_92110"/><draw:control text:anchor-type="as-char" draw:z-index="140" draw:style-name="gr2" draw:text-style-name="P73" svg:width="0.345cm" svg:height="0.345cm" draw:control="control135"/> Behind the scenes, the bean manages the work flow of several enterprise beans.</text:p>
          </text:list-item>
          <text:list-item>
            <text:p text:style-name="P62"><text:bookmark text:name="ans_B_92110"/><draw:control text:anchor-type="as-char" draw:z-index="141" draw:style-name="gr2" draw:text-style-name="P73" svg:width="0.345cm" svg:height="0.345cm" draw:control="control136"/> The bean’s state has no data for a specific client.</text:p>
          </text:list-item>
          <text:list-item>
            <text:p text:style-name="P62"><text:bookmark text:name="ans_G_92110"/><draw:control text:anchor-type="as-char" draw:z-index="142" draw:style-name="gr2" draw:text-style-name="P73" svg:width="0.345cm" svg:height="0.345cm" draw:control="control137"/> The application needs an enterprise bean to perform tasks upon application startup and shutdown.</text:p>
          </text:list-item>
          <text:list-item>
            <text:p text:style-name="P62"><text:bookmark text:name="ans_E_92110"/><draw:control text:anchor-type="as-char" draw:z-index="143" draw:style-name="gr2" draw:text-style-name="P73" svg:width="0.345cm" svg:height="0.345cm" draw:control="control138"/> The bean implements a web service.</text:p>
          </text:list-item>
          <text:list-item>
            <text:p text:style-name="P62"><text:bookmark text:name="ans_D_92110"/><draw:control text:anchor-type="as-char" draw:z-index="144" draw:style-name="gr2" draw:text-style-name="P73" svg:width="0.345cm" svg:height="0.345cm" draw:control="control139"/> The bean needs to hold information about the client across method invocations.</text:p>
          </text:list-item>
        </text:list>
        <text:h text:style-name="P5" text:outline-level="3">2. Select all valid Hibernate entity lifecycle's states:</text:h>
        <text:list xml:id="list1360974340017104723" text:style-name="L34">
          <text:list-item>
            <text:p text:style-name="P63"><text:bookmark text:name="ans_E_92114"/><draw:control text:anchor-type="as-char" draw:z-index="145" draw:style-name="gr2" draw:text-style-name="P73" svg:width="0.345cm" svg:height="0.345cm" draw:control="control140"/> Updated</text:p>
          </text:list-item>
          <text:list-item>
            <text:p text:style-name="P63"><text:bookmark text:name="ans_C_92114"/><draw:control text:anchor-type="as-char" draw:z-index="146" draw:style-name="gr2" draw:text-style-name="P73" svg:width="0.345cm" svg:height="0.345cm" draw:control="control141"/> Persistent</text:p>
          </text:list-item>
          <text:list-item>
            <text:p text:style-name="P63"><text:bookmark text:name="ans_B_92114"/><draw:control text:anchor-type="as-char" draw:z-index="147" draw:style-name="gr2" draw:text-style-name="P73" svg:width="0.345cm" svg:height="0.345cm" draw:control="control142"/> Transient</text:p>
          </text:list-item>
          <text:list-item>
            <text:p text:style-name="P63"><text:bookmark text:name="ans_D_92114"/><draw:control text:anchor-type="as-char" draw:z-index="148" draw:style-name="gr2" draw:text-style-name="P73" svg:width="0.345cm" svg:height="0.345cm" draw:control="control143"/> Deatached</text:p>
          </text:list-item>
          <text:list-item>
            <text:p text:style-name="P63"><text:bookmark text:name="ans_A_92114"/><draw:control text:anchor-type="as-char" draw:z-index="149" draw:style-name="gr2" draw:text-style-name="P73" svg:width="0.345cm" svg:height="0.345cm" draw:control="control144"/> Saved</text:p>
          </text:list-item>
        </text:list>
        <text:h text:style-name="P5" text:outline-level="3"><text:soft-page-break/>3. What is lazy initialization in Hibernate? </text:h>
        <text:list xml:id="list4190444261350967822" text:style-name="L35">
          <text:list-item>
            <text:p text:style-name="P64"><text:bookmark text:name="ans_B_92115"/><draw:control text:anchor-type="as-char" draw:z-index="150" draw:style-name="gr1" draw:text-style-name="P73" svg:width="0.345cm" svg:height="0.345cm" draw:control="control145"/> Fetch all the values from the Persistent storage and cache it</text:p>
          </text:list-item>
          <text:list-item>
            <text:p text:style-name="P64"><text:bookmark text:name="ans_D_92115"/><draw:control text:anchor-type="as-char" draw:z-index="151" draw:style-name="gr1" draw:text-style-name="P73" svg:width="0.345cm" svg:height="0.345cm" draw:control="control146"/> Delaying of the object saving to database</text:p>
          </text:list-item>
          <text:list-item>
            <text:p text:style-name="P64"><text:bookmark text:name="ans_A_92115"/><draw:control text:anchor-type="as-char" draw:z-index="152" draw:style-name="gr1" draw:text-style-name="P73" svg:width="0.345cm" svg:height="0.345cm" draw:control="control147"/> Loading only one object of given class at the same time</text:p>
          </text:list-item>
          <text:list-item>
            <text:p text:style-name="P64"><text:bookmark text:name="ans_C_92115"/><draw:control text:anchor-type="as-char" draw:z-index="153" draw:style-name="gr1" draw:text-style-name="P73" svg:width="0.345cm" svg:height="0.345cm" draw:control="control148"/> Fetching and loading the data, only when it is needed</text:p>
          </text:list-item>
        </text:list>
        <text:h text:style-name="P5" text:outline-level="3">4. Please choose all correct statements regarding passing parameters by remote and local calls:</text:h>
        <text:list xml:id="list8681038415439551822" text:style-name="L36">
          <text:list-item>
            <text:p text:style-name="P65"><text:bookmark text:name="ans_A_92111"/><draw:control text:anchor-type="as-char" draw:z-index="154" draw:style-name="gr2" draw:text-style-name="P73" svg:width="0.345cm" svg:height="0.345cm" draw:control="control149"/> With remote calls, the client and the bean operate on different copies of a parameter object</text:p>
          </text:list-item>
          <text:list-item>
            <text:p text:style-name="P65"><text:bookmark text:name="ans_C_92111"/><draw:control text:anchor-type="as-char" draw:z-index="155" draw:style-name="gr2" draw:text-style-name="P73" svg:width="0.345cm" svg:height="0.345cm" draw:control="control150"/> With local calls, the client and the bean operate on different copies of a parameter object</text:p>
          </text:list-item>
          <text:list-item>
            <text:p text:style-name="P65"><text:bookmark text:name="ans_D_92111"/><draw:control text:anchor-type="as-char" draw:z-index="156" draw:style-name="gr2" draw:text-style-name="P73" svg:width="0.345cm" svg:height="0.345cm" draw:control="control151"/> With local calls, both the client and the bean can modify the same parameter object</text:p>
          </text:list-item>
          <text:list-item>
            <text:p text:style-name="P65"><text:bookmark text:name="ans_B_92111"/><draw:control text:anchor-type="as-char" draw:z-index="157" draw:style-name="gr2" draw:text-style-name="P73" svg:width="0.345cm" svg:height="0.345cm" draw:control="control152"/> With remote calls, both the client and the bean can modify the same parameter object</text:p>
          </text:list-item>
        </text:list>
        <text:h text:style-name="P5" text:outline-level="3">5. What are the different types of dependency injection in Spring framework? [select two]</text:h>
        <text:list xml:id="list2955258562526723605" text:style-name="L37">
          <text:list-item>
            <text:p text:style-name="P66"><text:bookmark text:name="ans_A_92113"/><draw:control text:anchor-type="as-char" draw:z-index="158" draw:style-name="gr2" draw:text-style-name="P73" svg:width="0.345cm" svg:height="0.345cm" draw:control="control153"/> Constructor-based dependency injection</text:p>
          </text:list-item>
          <text:list-item>
            <text:p text:style-name="P66"><text:bookmark text:name="ans_D_92113"/><draw:control text:anchor-type="as-char" draw:z-index="159" draw:style-name="gr2" draw:text-style-name="P73" svg:width="0.345cm" svg:height="0.345cm" draw:control="control154"/> Configuration-based dependency injection</text:p>
          </text:list-item>
          <text:list-item>
            <text:p text:style-name="P66"><text:bookmark text:name="ans_C_92113"/><draw:control text:anchor-type="as-char" draw:z-index="160" draw:style-name="gr2" draw:text-style-name="P73" svg:width="0.345cm" svg:height="0.345cm" draw:control="control155"/> Method-based dependency injection</text:p>
          </text:list-item>
          <text:list-item>
            <text:p text:style-name="P66"><text:bookmark text:name="ans_B_92113"/><draw:control text:anchor-type="as-char" draw:z-index="161" draw:style-name="gr2" draw:text-style-name="P73" svg:width="0.345cm" svg:height="0.345cm" draw:control="control156"/> Setter-based dependency injection</text:p>
          </text:list-item>
        </text:list>
        <text:h text:style-name="P5" text:outline-level="3">6. Please choose all valid types of session beans:</text:h>
        <text:list xml:id="list5835885528700358575" text:style-name="L38">
          <text:list-item>
            <text:p text:style-name="P67"><text:bookmark text:name="ans_F_92109"/><draw:control text:anchor-type="as-char" draw:z-index="162" draw:style-name="gr2" draw:text-style-name="P73" svg:width="0.345cm" svg:height="0.345cm" draw:control="control157"/> interceptor</text:p>
          </text:list-item>
          <text:list-item>
            <text:p text:style-name="P67"><text:bookmark text:name="ans_E_92109"/><draw:control text:anchor-type="as-char" draw:z-index="163" draw:style-name="gr2" draw:text-style-name="P73" svg:width="0.345cm" svg:height="0.345cm" draw:control="control158"/> timer</text:p>
          </text:list-item>
          <text:list-item>
            <text:p text:style-name="P67"><text:bookmark text:name="ans_D_92109"/><draw:control text:anchor-type="as-char" draw:z-index="164" draw:style-name="gr2" draw:text-style-name="P73" svg:width="0.345cm" svg:height="0.345cm" draw:control="control159"/> singleton</text:p>
          </text:list-item>
          <text:list-item>
            <text:p text:style-name="P67"><text:bookmark text:name="ans_C_92109"/><draw:control text:anchor-type="as-char" draw:z-index="165" draw:style-name="gr2" draw:text-style-name="P73" svg:width="0.345cm" svg:height="0.345cm" draw:control="control160"/> stateless</text:p>
          </text:list-item>
          <text:list-item>
            <text:p text:style-name="P67"><text:bookmark text:name="ans_A_92109"/><draw:control text:anchor-type="as-char" draw:z-index="166" draw:style-name="gr2" draw:text-style-name="P73" svg:width="0.345cm" svg:height="0.345cm" draw:control="control161"/> stateful</text:p>
          </text:list-item>
          <text:list-item>
            <text:p text:style-name="P67"><text:bookmark text:name="ans_B_92109"/><draw:control text:anchor-type="as-char" draw:z-index="167" draw:style-name="gr2" draw:text-style-name="P73" svg:width="0.345cm" svg:height="0.345cm" draw:control="control162"/> statemore</text:p>
          </text:list-item>
        </text:list>
        <text:h text:style-name="P5" text:outline-level="3">7. Select all valid SOLID principles:</text:h>
        <text:list xml:id="list723443227107928937" text:style-name="L39">
          <text:list-item>
            <text:p text:style-name="P68"><text:bookmark text:name="ans_A_92112"/><draw:control text:anchor-type="as-char" draw:z-index="168" draw:style-name="gr2" draw:text-style-name="P73" svg:width="0.345cm" svg:height="0.345cm" draw:control="control163"/> Object-oriented programming principle</text:p>
          </text:list-item>
          <text:list-item>
            <text:p text:style-name="P68"><text:bookmark text:name="ans_C_92112"/><draw:control text:anchor-type="as-char" draw:z-index="169" draw:style-name="gr2" draw:text-style-name="P73" svg:width="0.345cm" svg:height="0.345cm" draw:control="control164"/> Design then develop principle</text:p>
          </text:list-item>
          <text:list-item>
            <text:p text:style-name="P68"><text:bookmark text:name="ans_D_92112"/><draw:control text:anchor-type="as-char" draw:z-index="170" draw:style-name="gr2" draw:text-style-name="P73" svg:width="0.345cm" svg:height="0.345cm" draw:control="control165"/> Inheritance over over composition principle</text:p>
          </text:list-item>
          <text:list-item>
            <text:p text:style-name="P68"><text:bookmark text:name="ans_F_92112"/><draw:control text:anchor-type="as-char" draw:z-index="171" draw:style-name="gr2" draw:text-style-name="P73" svg:width="0.345cm" svg:height="0.345cm" draw:control="control166"/> Interface segregation principle</text:p>
          </text:list-item>
          <text:list-item>
            <text:p text:style-name="P68"><text:bookmark text:name="ans_E_92112"/><draw:control text:anchor-type="as-char" draw:z-index="172" draw:style-name="gr2" draw:text-style-name="P73" svg:width="0.345cm" svg:height="0.345cm" draw:control="control167"/> Dependency inversion principle</text:p>
          </text:list-item>
          <text:list-item>
            <text:p text:style-name="P68"><text:bookmark text:name="ans_B_92112"/><draw:control text:anchor-type="as-char" draw:z-index="173" draw:style-name="gr2" draw:text-style-name="P73" svg:width="0.345cm" svg:height="0.345cm" draw:control="control168"/> Open/closed principle</text:p>
          </text:list-item>
        </text:list>
      </text:section>
      <text:p text:style-name="P9">Attention!</text:p>
      <text:p text:style-name="P13"><text:span text:style-name="Strong_20_Emphasis"><text:span text:style-name="T12">Before finishing the quiz please make sure to answer all questions.</text:span></text:span></text:p>
      <text:p text:style-name="P8"><text:soft-page-break/><text:span text:style-name="Strong_20_Emphasis"><text:span text:style-name="T12">TEST 4</text:span></text:span></text:p>
      <text:h text:style-name="P26" text:outline-level="3"><text:bookmark text:name="answers2"/>1. What is this article about?</text:h>
      <text:section text:style-name="Sect1" text:name="Section3">
        <text:h text:style-name="P7" text:outline-level="3">2. Which kinds of security systems were presented in the article?</text:h>
        <text:h text:style-name="P7" text:outline-level="3">3. How can the attacker be identified?</text:h>
        <text:h text:style-name="P7" text:outline-level="3">4. Develop the shortcuts:</text:h>
        <text:p text:style-name="P10"><text:bookmark text:name="tableQuestion"/></text:p>
        <table:table table:name="Table170" table:style-name="Table170">
          <table:table-column table:style-name="Table170.A"/>
          <table:table-column table:style-name="Table170.B"/>
          <table:table-row>
            <table:table-cell table:style-name="Table170.A1" office:value-type="string">
              <text:p text:style-name="P18"/>
            </table:table-cell>
            <table:table-cell table:style-name="Table170.A1" office:value-type="string">
              <text:p text:style-name="P18"/>
            </table:table-cell>
          </table:table-row>
          <table:table-row>
            <table:table-cell table:style-name="Table170.A1" office:value-type="string">
              <text:p text:style-name="P18"/>
            </table:table-cell>
            <table:table-cell table:style-name="Table170.A1" office:value-type="string">
              <text:p text:style-name="P18"/>
            </table:table-cell>
          </table:table-row>
          <table:table-row>
            <table:table-cell table:style-name="Table170.A1" office:value-type="string">
              <text:p text:style-name="P18"/>
            </table:table-cell>
            <table:table-cell table:style-name="Table170.A1" office:value-type="string">
              <text:p text:style-name="P19"/>
            </table:table-cell>
          </table:table-row>
        </table:table>
      </text:section>
      <text:p text:style-name="P23"><text:span text:style-name="Strong_20_Emphasis"><text:span text:style-name="T11">Attention!</text:span></text:span></text:p>
      <text:p text:style-name="P11"><text:span text:style-name="Strong_20_Emphasis"><text:span text:style-name="T10">Before finishing the quiz please make sure to answer all questions.</text:span></text:span></text:p>
      <text:p text:style-name="P8"><text:span text:style-name="Strong_20_Emphasis"><text:span text:style-name="T1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Open Sans" svg:font-family="'Open Sans', 'Helvetica Neue', Helvetica, Arial, sans-serif"/>
    <style:font-face style:name="OpenSymbol" svg:font-family="OpenSymbol"/>
    <style:font-face style:name="Tahoma" svg:font-family="Tahoma"/>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 Ru</meta:initial-creator>
    <meta:creation-date>2019-03-14T15:59:11.68</meta:creation-date>
    <dc:date>2019-03-22T23:24:04.29</dc:date>
    <dc:creator>Ol Ru</dc:creator>
    <meta:editing-duration>PT8H54M46S</meta:editing-duration>
    <meta:editing-cycles>13</meta:editing-cycles>
    <meta:generator>OpenOffice/4.1.5$Win32 OpenOffice.org_project/415m1$Build-9789</meta:generator>
    <meta:document-statistic meta:table-count="170" meta:image-count="0" meta:object-count="0" meta:page-count="14" meta:paragraph-count="599" meta:word-count="2376" meta:character-count="13965"/>
  </office:meta>
</office:document-meta>
</file>